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 style:data-style-name="N11"/>
  </office:automatic-styles>
  <office:body>
    <office:spreadsheet>
      <table:table table:name="30" table:style-name="ta1">
        <table:table-column table:style-name="co1" table:number-columns-repeated="25" table:default-cell-style-name="Default"/>
        <table:table-row table:style-name="ro1">
          <table:table-cell office:value-type="float" office:value="0.0434474" calcext:value-type="float">
            <text:p>0.0434474</text:p>
          </table:table-cell>
          <table:table-cell office:value-type="float" office:value="0.0443878" calcext:value-type="float">
            <text:p>0.0443878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459416" calcext:value-type="float">
            <text:p>0.0459416</text:p>
          </table:table-cell>
          <table:table-cell office:value-type="float" office:value="0.0404601" calcext:value-type="float">
            <text:p>0.0404601</text:p>
          </table:table-cell>
          <table:table-cell office:value-type="float" office:value="0.147061" calcext:value-type="float">
            <text:p>0.147061</text:p>
          </table:table-cell>
          <table:table-cell office:value-type="float" office:value="0.0419419" calcext:value-type="float">
            <text:p>0.0419419</text:p>
          </table:table-cell>
          <table:table-cell office:value-type="float" office:value="0.036061" calcext:value-type="float">
            <text:p>0.036061</text:p>
          </table:table-cell>
          <table:table-cell office:value-type="float" office:value="0.0304232" calcext:value-type="float">
            <text:p>0.0304232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92882" calcext:value-type="float">
            <text:p>0.0392882</text:p>
          </table:table-cell>
          <table:table-cell office:value-type="float" office:value="0.0437241" calcext:value-type="float">
            <text:p>0.0437241</text:p>
          </table:table-cell>
          <table:table-cell office:value-type="float" office:value="0.0382009" calcext:value-type="float">
            <text:p>0.0382009</text:p>
          </table:table-cell>
          <table:table-cell office:value-type="float" office:value="0.0427806" calcext:value-type="float">
            <text:p>0.0427806</text:p>
          </table:table-cell>
          <table:table-cell office:value-type="float" office:value="0.0368065" calcext:value-type="float">
            <text:p>0.0368065</text:p>
          </table:table-cell>
          <table:table-cell office:value-type="float" office:value="0.0417434" calcext:value-type="float">
            <text:p>0.0417434</text:p>
          </table:table-cell>
          <table:table-cell office:value-type="float" office:value="0.0356452" calcext:value-type="float">
            <text:p>0.0356452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0.0357995" calcext:value-type="float">
            <text:p>0.0357995</text:p>
          </table:table-cell>
          <table:table-cell office:value-type="float" office:value="0.0297533" calcext:value-type="float">
            <text:p>0.0297533</text:p>
          </table:table-cell>
          <table:table-cell office:value-type="float" office:value="0.0445795" calcext:value-type="float">
            <text:p>0.0445795</text:p>
          </table:table-cell>
          <table:table-cell office:value-type="float" office:value="0.0387167" calcext:value-type="float">
            <text:p>0.0387167</text:p>
          </table:table-cell>
          <table:table-cell office:value-type="float" office:value="0.0327772" calcext:value-type="float">
            <text:p>0.0327772</text:p>
          </table:table-cell>
          <table:table-cell office:value-type="float" office:value="0.0373792" calcext:value-type="float">
            <text:p>0.0373792</text:p>
          </table:table-cell>
          <table:table-cell office:value-type="float" office:value="0.0419982" calcext:value-type="float">
            <text:p>0.0419982</text:p>
          </table:table-cell>
        </table:table-row>
        <table:table-row table:style-name="ro1">
          <table:table-cell office:value-type="float" office:value="0.0364911" calcext:value-type="float">
            <text:p>0.0364911</text:p>
          </table:table-cell>
          <table:table-cell office:value-type="float" office:value="0.0425922" calcext:value-type="float">
            <text:p>0.0425922</text:p>
          </table:table-cell>
          <table:table-cell office:value-type="float" office:value="0.0368107" calcext:value-type="float">
            <text:p>0.0368107</text:p>
          </table:table-cell>
          <table:table-cell office:value-type="float" office:value="0.031367" calcext:value-type="float">
            <text:p>0.031367</text:p>
          </table:table-cell>
          <table:table-cell office:value-type="float" office:value="0.0467731" calcext:value-type="float">
            <text:p>0.0467731</text:p>
          </table:table-cell>
          <table:table-cell office:value-type="float" office:value="0.0416757" calcext:value-type="float">
            <text:p>0.0416757</text:p>
          </table:table-cell>
          <table:table-cell office:value-type="float" office:value="0.0363273" calcext:value-type="float">
            <text:p>0.0363273</text:p>
          </table:table-cell>
          <table:table-cell office:value-type="float" office:value="0.031218" calcext:value-type="float">
            <text:p>0.031218</text:p>
          </table:table-cell>
          <table:table-cell office:value-type="float" office:value="0.0359459" calcext:value-type="float">
            <text:p>0.0359459</text:p>
          </table:table-cell>
          <table:table-cell office:value-type="float" office:value="0.041019" calcext:value-type="float">
            <text:p>0.041019</text:p>
          </table:table-cell>
          <table:table-cell office:value-type="float" office:value="0.0358039" calcext:value-type="float">
            <text:p>0.0358039</text:p>
          </table:table-cell>
          <table:table-cell office:value-type="float" office:value="0.037122" calcext:value-type="float">
            <text:p>0.037122</text:p>
          </table:table-cell>
          <table:table-cell office:value-type="float" office:value="0.0349478" calcext:value-type="float">
            <text:p>0.0349478</text:p>
          </table:table-cell>
          <table:table-cell office:value-type="float" office:value="0.0295535" calcext:value-type="float">
            <text:p>0.0295535</text:p>
          </table:table-cell>
          <table:table-cell office:value-type="float" office:value="0.0412324" calcext:value-type="float">
            <text:p>0.0412324</text:p>
          </table:table-cell>
          <table:table-cell office:value-type="float" office:value="0.0385935" calcext:value-type="float">
            <text:p>0.0385935</text:p>
          </table:table-cell>
          <table:table-cell office:value-type="float" office:value="0.0330798" calcext:value-type="float">
            <text:p>0.0330798</text:p>
          </table:table-cell>
          <table:table-cell office:value-type="float" office:value="0.037894" calcext:value-type="float">
            <text:p>0.037894</text:p>
          </table:table-cell>
          <table:table-cell office:value-type="float" office:value="0.0427745" calcext:value-type="float">
            <text:p>0.0427745</text:p>
          </table:table-cell>
          <table:table-cell office:value-type="float" office:value="0.0373675" calcext:value-type="float">
            <text:p>0.0373675</text:p>
          </table:table-cell>
          <table:table-cell office:value-type="float" office:value="0.0417833" calcext:value-type="float">
            <text:p>0.0417833</text:p>
          </table:table-cell>
          <table:table-cell office:value-type="float" office:value="0.0362727" calcext:value-type="float">
            <text:p>0.0362727</text:p>
          </table:table-cell>
          <table:table-cell office:value-type="float" office:value="0.0305408" calcext:value-type="float">
            <text:p>0.0305408</text:p>
          </table:table-cell>
          <table:table-cell office:value-type="float" office:value="0.0452557" calcext:value-type="float">
            <text:p>0.0452557</text:p>
          </table:table-cell>
          <table:table-cell office:value-type="float" office:value="0.03985" calcext:value-type="float">
            <text:p>0.03985</text:p>
          </table:table-cell>
        </table:table-row>
        <table:table-row table:style-name="ro1">
          <table:table-cell office:value-type="float" office:value="0.0340061" calcext:value-type="float">
            <text:p>0.0340061</text:p>
          </table:table-cell>
          <table:table-cell office:value-type="float" office:value="0.122016" calcext:value-type="float">
            <text:p>0.122016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0447404" calcext:value-type="float">
            <text:p>0.0447404</text:p>
          </table:table-cell>
          <table:table-cell office:value-type="float" office:value="0.0391643" calcext:value-type="float">
            <text:p>0.0391643</text:p>
          </table:table-cell>
          <table:table-cell office:value-type="float" office:value="0.0435959" calcext:value-type="float">
            <text:p>0.0435959</text:p>
          </table:table-cell>
          <table:table-cell office:value-type="float" office:value="0.137089" calcext:value-type="float">
            <text:p>0.137089</text:p>
          </table:table-cell>
          <table:table-cell office:value-type="float" office:value="0.0510097" calcext:value-type="float">
            <text:p>0.0510097</text:p>
          </table:table-cell>
          <table:table-cell office:value-type="float" office:value="0.0354357" calcext:value-type="float">
            <text:p>0.0354357</text:p>
          </table:table-cell>
          <table:table-cell office:value-type="float" office:value="0.0296674" calcext:value-type="float">
            <text:p>0.0296674</text:p>
          </table:table-cell>
          <table:table-cell office:value-type="float" office:value="0.0440952" calcext:value-type="float">
            <text:p>0.0440952</text:p>
          </table:table-cell>
          <table:table-cell office:value-type="float" office:value="0.0386969" calcext:value-type="float">
            <text:p>0.0386969</text:p>
          </table:table-cell>
          <table:table-cell office:value-type="float" office:value="0.0330047" calcext:value-type="float">
            <text:p>0.0330047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0.0443491" calcext:value-type="float">
            <text:p>0.0443491</text:p>
          </table:table-cell>
          <table:table-cell office:value-type="float" office:value="0.0385708" calcext:value-type="float">
            <text:p>0.0385708</text:p>
          </table:table-cell>
          <table:table-cell office:value-type="float" office:value="0.043706" calcext:value-type="float">
            <text:p>0.043706</text:p>
          </table:table-cell>
          <table:table-cell office:value-type="float" office:value="0.038478" calcext:value-type="float">
            <text:p>0.038478</text:p>
          </table:table-cell>
          <table:table-cell office:value-type="float" office:value="0.0330345" calcext:value-type="float">
            <text:p>0.0330345</text:p>
          </table:table-cell>
          <table:table-cell office:value-type="float" office:value="0.0437423" calcext:value-type="float">
            <text:p>0.0437423</text:p>
          </table:table-cell>
          <table:table-cell office:value-type="float" office:value="0.0418337" calcext:value-type="float">
            <text:p>0.0418337</text:p>
          </table:table-cell>
          <table:table-cell office:value-type="float" office:value="0.0360458" calcext:value-type="float">
            <text:p>0.0360458</text:p>
          </table:table-cell>
          <table:table-cell office:value-type="float" office:value="0.0459985" calcext:value-type="float">
            <text:p>0.0459985</text:p>
          </table:table-cell>
          <table:table-cell office:value-type="float" office:value="0.0348986" calcext:value-type="float">
            <text:p>0.0348986</text:p>
          </table:table-cell>
          <table:table-cell office:value-type="float" office:value="0.0396106" calcext:value-type="float">
            <text:p>0.0396106</text:p>
          </table:table-cell>
        </table:table-row>
        <table:table-row table:style-name="ro1">
          <table:table-cell office:value-type="float" office:value="0.143148" calcext:value-type="float">
            <text:p>0.143148</text:p>
          </table:table-cell>
          <table:table-cell office:value-type="float" office:value="0.0450753" calcext:value-type="float">
            <text:p>0.0450753</text:p>
          </table:table-cell>
          <table:table-cell office:value-type="float" office:value="0.0296396" calcext:value-type="float">
            <text:p>0.0296396</text:p>
          </table:table-cell>
          <table:table-cell office:value-type="float" office:value="0.0438333" calcext:value-type="float">
            <text:p>0.0438333</text:p>
          </table:table-cell>
          <table:table-cell office:value-type="float" office:value="0.0381445" calcext:value-type="float">
            <text:p>0.0381445</text:p>
          </table:table-cell>
          <table:table-cell office:value-type="float" office:value="0.032306" calcext:value-type="float">
            <text:p>0.032306</text:p>
          </table:table-cell>
          <table:table-cell office:value-type="float" office:value="0.0372096" calcext:value-type="float">
            <text:p>0.0372096</text:p>
          </table:table-cell>
          <table:table-cell office:value-type="float" office:value="0.0422455" calcext:value-type="float">
            <text:p>0.0422455</text:p>
          </table:table-cell>
          <table:table-cell office:value-type="float" office:value="0.0366439" calcext:value-type="float">
            <text:p>0.0366439</text:p>
          </table:table-cell>
          <table:table-cell office:value-type="float" office:value="0.14356" calcext:value-type="float">
            <text:p>0.14356</text:p>
          </table:table-cell>
          <table:table-cell office:value-type="float" office:value="0.138053" calcext:value-type="float">
            <text:p>0.138053</text:p>
          </table:table-cell>
          <table:table-cell office:value-type="float" office:value="0.0522783" calcext:value-type="float">
            <text:p>0.0522783</text:p>
          </table:table-cell>
          <table:table-cell office:value-type="float" office:value="0.0461419" calcext:value-type="float">
            <text:p>0.0461419</text:p>
          </table:table-cell>
          <table:table-cell office:value-type="float" office:value="0.0409067" calcext:value-type="float">
            <text:p>0.0409067</text:p>
          </table:table-cell>
          <table:table-cell office:value-type="float" office:value="0.0352114" calcext:value-type="float">
            <text:p>0.0352114</text:p>
          </table:table-cell>
          <table:table-cell office:value-type="float" office:value="0.0399901" calcext:value-type="float">
            <text:p>0.0399901</text:p>
          </table:table-cell>
          <table:table-cell office:value-type="float" office:value="0.034876" calcext:value-type="float">
            <text:p>0.034876</text:p>
          </table:table-cell>
          <table:table-cell office:value-type="float" office:value="0.0364369" calcext:value-type="float">
            <text:p>0.0364369</text:p>
          </table:table-cell>
          <table:table-cell office:value-type="float" office:value="0.0337148" calcext:value-type="float">
            <text:p>0.0337148</text:p>
          </table:table-cell>
          <table:table-cell office:value-type="float" office:value="0.0390467" calcext:value-type="float">
            <text:p>0.0390467</text:p>
          </table:table-cell>
          <table:table-cell office:value-type="float" office:value="0.039797" calcext:value-type="float">
            <text:p>0.039797</text:p>
          </table:table-cell>
          <table:table-cell office:value-type="float" office:value="0.0383781" calcext:value-type="float">
            <text:p>0.0383781</text:p>
          </table:table-cell>
          <table:table-cell office:value-type="float" office:value="0.0428628" calcext:value-type="float">
            <text:p>0.0428628</text:p>
          </table:table-cell>
          <table:table-cell office:value-type="float" office:value="0.0432568" calcext:value-type="float">
            <text:p>0.0432568</text:p>
          </table:table-cell>
          <table:table-cell office:value-type="float" office:value="0.0376664" calcext:value-type="float">
            <text:p>0.0376664</text:p>
          </table:table-cell>
        </table:table-row>
        <table:table-row table:style-name="ro1">
          <table:table-cell office:value-type="float" office:value="0.0388496" calcext:value-type="float">
            <text:p>0.0388496</text:p>
          </table:table-cell>
          <table:table-cell office:value-type="float" office:value="0.0370868" calcext:value-type="float">
            <text:p>0.0370868</text:p>
          </table:table-cell>
          <table:table-cell office:value-type="float" office:value="0.031504" calcext:value-type="float">
            <text:p>0.031504</text:p>
          </table:table-cell>
          <table:table-cell office:value-type="float" office:value="0.0461202" calcext:value-type="float">
            <text:p>0.0461202</text:p>
          </table:table-cell>
          <table:table-cell office:value-type="float" office:value="0.0409543" calcext:value-type="float">
            <text:p>0.0409543</text:p>
          </table:table-cell>
          <table:table-cell office:value-type="float" office:value="0.0354034" calcext:value-type="float">
            <text:p>0.0354034</text:p>
          </table:table-cell>
          <table:table-cell office:value-type="float" office:value="0.121435" calcext:value-type="float">
            <text:p>0.121435</text:p>
          </table:table-cell>
          <table:table-cell office:value-type="float" office:value="0.035183" calcext:value-type="float">
            <text:p>0.035183</text:p>
          </table:table-cell>
          <table:table-cell office:value-type="float" office:value="0.0397701" calcext:value-type="float">
            <text:p>0.0397701</text:p>
          </table:table-cell>
          <table:table-cell office:value-type="float" office:value="0.0452366" calcext:value-type="float">
            <text:p>0.0452366</text:p>
          </table:table-cell>
          <table:table-cell office:value-type="float" office:value="0.0359654" calcext:value-type="float">
            <text:p>0.0359654</text:p>
          </table:table-cell>
          <table:table-cell office:value-type="float" office:value="0.0346055" calcext:value-type="float">
            <text:p>0.0346055</text:p>
          </table:table-cell>
          <table:table-cell office:value-type="float" office:value="0.0388387" calcext:value-type="float">
            <text:p>0.0388387</text:p>
          </table:table-cell>
          <table:table-cell office:value-type="float" office:value="0.0333749" calcext:value-type="float">
            <text:p>0.0333749</text:p>
          </table:table-cell>
          <table:table-cell office:value-type="float" office:value="0.0375956" calcext:value-type="float">
            <text:p>0.0375956</text:p>
          </table:table-cell>
          <table:table-cell office:value-type="float" office:value="0.042948" calcext:value-type="float">
            <text:p>0.042948</text:p>
          </table:table-cell>
          <table:table-cell office:value-type="float" office:value="0.0479936" calcext:value-type="float">
            <text:p>0.0479936</text:p>
          </table:table-cell>
          <table:table-cell office:value-type="float" office:value="0.0326526" calcext:value-type="float">
            <text:p>0.0326526</text:p>
          </table:table-cell>
          <table:table-cell office:value-type="float" office:value="0.0469964" calcext:value-type="float">
            <text:p>0.0469964</text:p>
          </table:table-cell>
          <table:table-cell office:value-type="float" office:value="0.0417458" calcext:value-type="float">
            <text:p>0.0417458</text:p>
          </table:table-cell>
          <table:table-cell office:value-type="float" office:value="0.0364157" calcext:value-type="float">
            <text:p>0.0364157</text:p>
          </table:table-cell>
          <table:table-cell office:value-type="float" office:value="0.0377948" calcext:value-type="float">
            <text:p>0.0377948</text:p>
          </table:table-cell>
          <table:table-cell office:value-type="float" office:value="0.0423224" calcext:value-type="float">
            <text:p>0.0423224</text:p>
          </table:table-cell>
          <table:table-cell office:value-type="float" office:value="0.0370421" calcext:value-type="float">
            <text:p>0.0370421</text:p>
          </table:table-cell>
          <table:table-cell office:value-type="float" office:value="0.0419238" calcext:value-type="float">
            <text:p>0.0419238</text:p>
          </table:table-cell>
        </table:table-row>
        <table:table-row table:style-name="ro1">
          <table:table-cell office:value-type="float" office:value="0.0364641" calcext:value-type="float">
            <text:p>0.0364641</text:p>
          </table:table-cell>
          <table:table-cell office:value-type="float" office:value="0.0411208" calcext:value-type="float">
            <text:p>0.0411208</text:p>
          </table:table-cell>
          <table:table-cell office:value-type="float" office:value="0.0463772" calcext:value-type="float">
            <text:p>0.0463772</text:p>
          </table:table-cell>
          <table:table-cell office:value-type="float" office:value="0.0412471" calcext:value-type="float">
            <text:p>0.0412471</text:p>
          </table:table-cell>
          <table:table-cell office:value-type="float" office:value="0.0360747" calcext:value-type="float">
            <text:p>0.0360747</text:p>
          </table:table-cell>
          <table:table-cell office:value-type="float" office:value="0.0410679" calcext:value-type="float">
            <text:p>0.0410679</text:p>
          </table:table-cell>
          <table:table-cell office:value-type="float" office:value="0.0431104" calcext:value-type="float">
            <text:p>0.0431104</text:p>
          </table:table-cell>
          <table:table-cell office:value-type="float" office:value="0.0406858" calcext:value-type="float">
            <text:p>0.0406858</text:p>
          </table:table-cell>
          <table:table-cell office:value-type="float" office:value="0.0355173" calcext:value-type="float">
            <text:p>0.0355173</text:p>
          </table:table-cell>
          <table:table-cell office:value-type="float" office:value="0.040012" calcext:value-type="float">
            <text:p>0.040012</text:p>
          </table:table-cell>
          <table:table-cell office:value-type="float" office:value="0.0340948" calcext:value-type="float">
            <text:p>0.0340948</text:p>
          </table:table-cell>
          <table:table-cell office:value-type="float" office:value="0.0389556" calcext:value-type="float">
            <text:p>0.0389556</text:p>
          </table:table-cell>
          <table:table-cell office:value-type="float" office:value="0.0439336" calcext:value-type="float">
            <text:p>0.0439336</text:p>
          </table:table-cell>
          <table:table-cell office:value-type="float" office:value="0.0389125" calcext:value-type="float">
            <text:p>0.0389125</text:p>
          </table:table-cell>
          <table:table-cell office:value-type="float" office:value="0.0331548" calcext:value-type="float">
            <text:p>0.0331548</text:p>
          </table:table-cell>
          <table:table-cell office:value-type="float" office:value="0.0473623" calcext:value-type="float">
            <text:p>0.0473623</text:p>
          </table:table-cell>
          <table:table-cell office:value-type="float" office:value="0.0319477" calcext:value-type="float">
            <text:p>0.0319477</text:p>
          </table:table-cell>
          <table:table-cell office:value-type="float" office:value="0.0363337" calcext:value-type="float">
            <text:p>0.0363337</text:p>
          </table:table-cell>
          <table:table-cell office:value-type="float" office:value="0.0418385" calcext:value-type="float">
            <text:p>0.0418385</text:p>
          </table:table-cell>
          <table:table-cell office:value-type="float" office:value="0.0367765" calcext:value-type="float">
            <text:p>0.0367765</text:p>
          </table:table-cell>
          <table:table-cell office:value-type="float" office:value="0.0314738" calcext:value-type="float">
            <text:p>0.0314738</text:p>
          </table:table-cell>
          <table:table-cell office:value-type="float" office:value="0.0360807" calcext:value-type="float">
            <text:p>0.0360807</text:p>
          </table:table-cell>
          <table:table-cell office:value-type="float" office:value="0.0411508" calcext:value-type="float">
            <text:p>0.0411508</text:p>
          </table:table-cell>
          <table:table-cell office:value-type="float" office:value="0.0351706" calcext:value-type="float">
            <text:p>0.0351706</text:p>
          </table:table-cell>
          <table:table-cell office:value-type="float" office:value="0.0401201" calcext:value-type="float">
            <text:p>0.0401201</text:p>
          </table:table-cell>
        </table:table-row>
        <table:table-row table:style-name="ro1">
          <table:table-cell office:value-type="float" office:value="0.0348005" calcext:value-type="float">
            <text:p>0.0348005</text:p>
          </table:table-cell>
          <table:table-cell office:value-type="float" office:value="0.0397837" calcext:value-type="float">
            <text:p>0.0397837</text:p>
          </table:table-cell>
          <table:table-cell office:value-type="float" office:value="0.0445529" calcext:value-type="float">
            <text:p>0.0445529</text:p>
          </table:table-cell>
          <table:table-cell office:value-type="float" office:value="0.0391597" calcext:value-type="float">
            <text:p>0.0391597</text:p>
          </table:table-cell>
          <table:table-cell office:value-type="float" office:value="0.033312" calcext:value-type="float">
            <text:p>0.033312</text:p>
          </table:table-cell>
          <table:table-cell office:value-type="float" office:value="0.0382189" calcext:value-type="float">
            <text:p>0.0382189</text:p>
          </table:table-cell>
          <table:table-cell office:value-type="float" office:value="0.0330241" calcext:value-type="float">
            <text:p>0.0330241</text:p>
          </table:table-cell>
          <table:table-cell office:value-type="float" office:value="0.0379314" calcext:value-type="float">
            <text:p>0.0379314</text:p>
          </table:table-cell>
          <table:table-cell office:value-type="float" office:value="0.0432072" calcext:value-type="float">
            <text:p>0.0432072</text:p>
          </table:table-cell>
          <table:table-cell office:value-type="float" office:value="0.0374318" calcext:value-type="float">
            <text:p>0.0374318</text:p>
          </table:table-cell>
          <table:table-cell office:value-type="float" office:value="0.0316423" calcext:value-type="float">
            <text:p>0.0316423</text:p>
          </table:table-cell>
          <table:table-cell office:value-type="float" office:value="0.0367197" calcext:value-type="float">
            <text:p>0.0367197</text:p>
          </table:table-cell>
          <table:table-cell office:value-type="float" office:value="0.0411482" calcext:value-type="float">
            <text:p>0.0411482</text:p>
          </table:table-cell>
          <table:table-cell office:value-type="float" office:value="0.0358021" calcext:value-type="float">
            <text:p>0.0358021</text:p>
          </table:table-cell>
          <table:table-cell office:value-type="float" office:value="0.0359581" calcext:value-type="float">
            <text:p>0.0359581</text:p>
          </table:table-cell>
          <table:table-cell office:value-type="float" office:value="0.035702" calcext:value-type="float">
            <text:p>0.035702</text:p>
          </table:table-cell>
          <table:table-cell office:value-type="float" office:value="0.0405953" calcext:value-type="float">
            <text:p>0.0405953</text:p>
          </table:table-cell>
          <table:table-cell office:value-type="float" office:value="0.0518245" calcext:value-type="float">
            <text:p>0.0518245</text:p>
          </table:table-cell>
          <table:table-cell office:value-type="float" office:value="0.0415422" calcext:value-type="float">
            <text:p>0.0415422</text:p>
          </table:table-cell>
          <table:table-cell office:value-type="float" office:value="0.0461867" calcext:value-type="float">
            <text:p>0.0461867</text:p>
          </table:table-cell>
          <table:table-cell office:value-type="float" office:value="0.0378527" calcext:value-type="float">
            <text:p>0.0378527</text:p>
          </table:table-cell>
          <table:table-cell office:value-type="float" office:value="0.0402621" calcext:value-type="float">
            <text:p>0.0402621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347236" calcext:value-type="float">
            <text:p>0.0347236</text:p>
          </table:table-cell>
          <table:table-cell office:value-type="float" office:value="0.0391276" calcext:value-type="float">
            <text:p>0.0391276</text:p>
          </table:table-cell>
        </table:table-row>
        <table:table-row table:style-name="ro1">
          <table:table-cell office:value-type="float" office:value="0.0353942" calcext:value-type="float">
            <text:p>0.0353942</text:p>
          </table:table-cell>
          <table:table-cell office:value-type="float" office:value="0.038776" calcext:value-type="float">
            <text:p>0.038776</text:p>
          </table:table-cell>
          <table:table-cell office:value-type="float" office:value="0.0347466" calcext:value-type="float">
            <text:p>0.0347466</text:p>
          </table:table-cell>
          <table:table-cell office:value-type="float" office:value="0.0431528" calcext:value-type="float">
            <text:p>0.0431528</text:p>
          </table:table-cell>
          <table:table-cell office:value-type="float" office:value="0.0385997" calcext:value-type="float">
            <text:p>0.0385997</text:p>
          </table:table-cell>
          <table:table-cell office:value-type="float" office:value="0.0327805" calcext:value-type="float">
            <text:p>0.0327805</text:p>
          </table:table-cell>
          <table:table-cell office:value-type="float" office:value="0.0383622" calcext:value-type="float">
            <text:p>0.0383622</text:p>
          </table:table-cell>
          <table:table-cell office:value-type="float" office:value="0.0436736" calcext:value-type="float">
            <text:p>0.0436736</text:p>
          </table:table-cell>
          <table:table-cell office:value-type="float" office:value="0.0386818" calcext:value-type="float">
            <text:p>0.0386818</text:p>
          </table:table-cell>
          <table:table-cell office:value-type="float" office:value="0.033509" calcext:value-type="float">
            <text:p>0.033509</text:p>
          </table:table-cell>
          <table:table-cell office:value-type="float" office:value="0.0436483" calcext:value-type="float">
            <text:p>0.0436483</text:p>
          </table:table-cell>
          <table:table-cell office:value-type="float" office:value="0.0329443" calcext:value-type="float">
            <text:p>0.0329443</text:p>
          </table:table-cell>
          <table:table-cell office:value-type="float" office:value="0.047518" calcext:value-type="float">
            <text:p>0.047518</text:p>
          </table:table-cell>
          <table:table-cell office:value-type="float" office:value="0.0386798" calcext:value-type="float">
            <text:p>0.0386798</text:p>
          </table:table-cell>
          <table:table-cell office:value-type="float" office:value="0.036263" calcext:value-type="float">
            <text:p>0.036263</text:p>
          </table:table-cell>
          <table:table-cell office:value-type="float" office:value="0.040742" calcext:value-type="float">
            <text:p>0.040742</text:p>
          </table:table-cell>
          <table:table-cell office:value-type="float" office:value="0.0352678" calcext:value-type="float">
            <text:p>0.0352678</text:p>
          </table:table-cell>
          <table:table-cell office:value-type="float" office:value="0.0400365" calcext:value-type="float">
            <text:p>0.0400365</text:p>
          </table:table-cell>
          <table:table-cell office:value-type="float" office:value="0.0450768" calcext:value-type="float">
            <text:p>0.0450768</text:p>
          </table:table-cell>
          <table:table-cell office:value-type="float" office:value="0.0406334" calcext:value-type="float">
            <text:p>0.0406334</text:p>
          </table:table-cell>
          <table:table-cell office:value-type="float" office:value="0.0365407" calcext:value-type="float">
            <text:p>0.0365407</text:p>
          </table:table-cell>
          <table:table-cell office:value-type="float" office:value="0.0311996" calcext:value-type="float">
            <text:p>0.0311996</text:p>
          </table:table-cell>
          <table:table-cell office:value-type="float" office:value="0.0460615" calcext:value-type="float">
            <text:p>0.0460615</text:p>
          </table:table-cell>
          <table:table-cell office:value-type="float" office:value="0.0417858" calcext:value-type="float">
            <text:p>0.0417858</text:p>
          </table:table-cell>
          <table:table-cell office:value-type="float" office:value="0.0364507" calcext:value-type="float">
            <text:p>0.0364507</text:p>
          </table:table-cell>
        </table:table-row>
        <table:table-row table:style-name="ro1">
          <table:table-cell office:value-type="float" office:value="0.0407123" calcext:value-type="float">
            <text:p>0.0407123</text:p>
          </table:table-cell>
          <table:table-cell office:value-type="float" office:value="0.0350562" calcext:value-type="float">
            <text:p>0.0350562</text:p>
          </table:table-cell>
          <table:table-cell office:value-type="float" office:value="0.0397567" calcext:value-type="float">
            <text:p>0.0397567</text:p>
          </table:table-cell>
          <table:table-cell office:value-type="float" office:value="0.045136" calcext:value-type="float">
            <text:p>0.045136</text:p>
          </table:table-cell>
          <table:table-cell office:value-type="float" office:value="0.0370326" calcext:value-type="float">
            <text:p>0.0370326</text:p>
          </table:table-cell>
          <table:table-cell office:value-type="float" office:value="0.0347585" calcext:value-type="float">
            <text:p>0.0347585</text:p>
          </table:table-cell>
          <table:table-cell office:value-type="float" office:value="0.0290057" calcext:value-type="float">
            <text:p>0.0290057</text:p>
          </table:table-cell>
          <table:table-cell office:value-type="float" office:value="0.0410534" calcext:value-type="float">
            <text:p>0.0410534</text:p>
          </table:table-cell>
          <table:table-cell office:value-type="float" office:value="0.0406644" calcext:value-type="float">
            <text:p>0.0406644</text:p>
          </table:table-cell>
          <table:table-cell office:value-type="float" office:value="0.0356281" calcext:value-type="float">
            <text:p>0.0356281</text:p>
          </table:table-cell>
          <table:table-cell office:value-type="float" office:value="0.0368975" calcext:value-type="float">
            <text:p>0.0368975</text:p>
          </table:table-cell>
          <table:table-cell office:value-type="float" office:value="0.0474397" calcext:value-type="float">
            <text:p>0.0474397</text:p>
          </table:table-cell>
          <table:table-cell office:value-type="float" office:value="0.0423263" calcext:value-type="float">
            <text:p>0.0423263</text:p>
          </table:table-cell>
          <table:table-cell office:value-type="float" office:value="0.0333416" calcext:value-type="float">
            <text:p>0.0333416</text:p>
          </table:table-cell>
          <table:table-cell office:value-type="float" office:value="0.0426003" calcext:value-type="float">
            <text:p>0.0426003</text:p>
          </table:table-cell>
          <table:table-cell office:value-type="float" office:value="0.0374334" calcext:value-type="float">
            <text:p>0.0374334</text:p>
          </table:table-cell>
          <table:table-cell office:value-type="float" office:value="0.0425867" calcext:value-type="float">
            <text:p>0.0425867</text:p>
          </table:table-cell>
          <table:table-cell office:value-type="float" office:value="0.0487668" calcext:value-type="float">
            <text:p>0.0487668</text:p>
          </table:table-cell>
          <table:table-cell office:value-type="float" office:value="0.0435225" calcext:value-type="float">
            <text:p>0.0435225</text:p>
          </table:table-cell>
          <table:table-cell office:value-type="float" office:value="0.0384283" calcext:value-type="float">
            <text:p>0.0384283</text:p>
          </table:table-cell>
          <table:table-cell office:value-type="float" office:value="0.0331096" calcext:value-type="float">
            <text:p>0.0331096</text:p>
          </table:table-cell>
          <table:table-cell office:value-type="float" office:value="0.0476511" calcext:value-type="float">
            <text:p>0.0476511</text:p>
          </table:table-cell>
          <table:table-cell office:value-type="float" office:value="0.042104" calcext:value-type="float">
            <text:p>0.042104</text:p>
          </table:table-cell>
          <table:table-cell office:value-type="float" office:value="0.0366714" calcext:value-type="float">
            <text:p>0.0366714</text:p>
          </table:table-cell>
          <table:table-cell office:value-type="float" office:value="0.0415107" calcext:value-type="float">
            <text:p>0.0415107</text:p>
          </table:table-cell>
        </table:table-row>
        <table:table-row table:style-name="ro1">
          <table:table-cell office:value-type="float" office:value="0.0360202" calcext:value-type="float">
            <text:p>0.0360202</text:p>
          </table:table-cell>
          <table:table-cell office:value-type="float" office:value="0.0412147" calcext:value-type="float">
            <text:p>0.0412147</text:p>
          </table:table-cell>
          <table:table-cell office:value-type="float" office:value="0.0355615" calcext:value-type="float">
            <text:p>0.0355615</text:p>
          </table:table-cell>
          <table:table-cell office:value-type="float" office:value="0.0422907" calcext:value-type="float">
            <text:p>0.0422907</text:p>
          </table:table-cell>
          <table:table-cell office:value-type="float" office:value="0.0370532" calcext:value-type="float">
            <text:p>0.0370532</text:p>
          </table:table-cell>
          <table:table-cell office:value-type="float" office:value="0.0433721" calcext:value-type="float">
            <text:p>0.0433721</text:p>
          </table:table-cell>
          <table:table-cell office:value-type="float" office:value="0.0383866" calcext:value-type="float">
            <text:p>0.0383866</text:p>
          </table:table-cell>
          <table:table-cell office:value-type="float" office:value="0.033072" calcext:value-type="float">
            <text:p>0.033072</text:p>
          </table:table-cell>
          <table:table-cell office:value-type="float" office:value="0.0382935" calcext:value-type="float">
            <text:p>0.0382935</text:p>
          </table:table-cell>
          <table:table-cell office:value-type="float" office:value="0.0436519" calcext:value-type="float">
            <text:p>0.0436519</text:p>
          </table:table-cell>
          <table:table-cell office:value-type="float" office:value="0.0378739" calcext:value-type="float">
            <text:p>0.0378739</text:p>
          </table:table-cell>
          <table:table-cell office:value-type="float" office:value="0.0323912" calcext:value-type="float">
            <text:p>0.0323912</text:p>
          </table:table-cell>
          <table:table-cell office:value-type="float" office:value="0.0477179" calcext:value-type="float">
            <text:p>0.0477179</text:p>
          </table:table-cell>
          <table:table-cell office:value-type="float" office:value="0.0427001" calcext:value-type="float">
            <text:p>0.0427001</text:p>
          </table:table-cell>
          <table:table-cell office:value-type="float" office:value="0.0374934" calcext:value-type="float">
            <text:p>0.0374934</text:p>
          </table:table-cell>
          <table:table-cell office:value-type="float" office:value="0.0320925" calcext:value-type="float">
            <text:p>0.0320925</text:p>
          </table:table-cell>
          <table:table-cell office:value-type="float" office:value="0.0474195" calcext:value-type="float">
            <text:p>0.0474195</text:p>
          </table:table-cell>
          <table:table-cell office:value-type="float" office:value="0.042777" calcext:value-type="float">
            <text:p>0.042777</text:p>
          </table:table-cell>
          <table:table-cell office:value-type="float" office:value="0.038881" calcext:value-type="float">
            <text:p>0.038881</text:p>
          </table:table-cell>
          <table:table-cell office:value-type="float" office:value="0.0445963" calcext:value-type="float">
            <text:p>0.0445963</text:p>
          </table:table-cell>
          <table:table-cell office:value-type="float" office:value="0.0364517" calcext:value-type="float">
            <text:p>0.0364517</text:p>
          </table:table-cell>
          <table:table-cell office:value-type="float" office:value="0.0353561" calcext:value-type="float">
            <text:p>0.0353561</text:p>
          </table:table-cell>
          <table:table-cell office:value-type="float" office:value="0.0302467" calcext:value-type="float">
            <text:p>0.0302467</text:p>
          </table:table-cell>
          <table:table-cell office:value-type="float" office:value="0.044762" calcext:value-type="float">
            <text:p>0.044762</text:p>
          </table:table-cell>
          <table:table-cell office:value-type="float" office:value="0.0398995" calcext:value-type="float">
            <text:p>0.0398995</text:p>
          </table:table-cell>
        </table:table-row>
        <table:table-row table:style-name="ro1">
          <table:table-cell office:value-type="float" office:value="0.0308175" calcext:value-type="float">
            <text:p>0.0308175</text:p>
          </table:table-cell>
          <table:table-cell office:value-type="float" office:value="0.039398" calcext:value-type="float">
            <text:p>0.039398</text:p>
          </table:table-cell>
          <table:table-cell office:value-type="float" office:value="0.0463287" calcext:value-type="float">
            <text:p>0.0463287</text:p>
          </table:table-cell>
          <table:table-cell office:value-type="float" office:value="0.0384803" calcext:value-type="float">
            <text:p>0.0384803</text:p>
          </table:table-cell>
          <table:table-cell office:value-type="float" office:value="0.0403856" calcext:value-type="float">
            <text:p>0.0403856</text:p>
          </table:table-cell>
          <table:table-cell office:value-type="float" office:value="0.0407756" calcext:value-type="float">
            <text:p>0.0407756</text:p>
          </table:table-cell>
          <table:table-cell office:value-type="float" office:value="0.0442063" calcext:value-type="float">
            <text:p>0.0442063</text:p>
          </table:table-cell>
          <table:table-cell office:value-type="float" office:value="0.0340871" calcext:value-type="float">
            <text:p>0.0340871</text:p>
          </table:table-cell>
          <table:table-cell office:value-type="float" office:value="0.0405296" calcext:value-type="float">
            <text:p>0.0405296</text:p>
          </table:table-cell>
          <table:table-cell office:value-type="float" office:value="0.0356586" calcext:value-type="float">
            <text:p>0.0356586</text:p>
          </table:table-cell>
          <table:table-cell office:value-type="float" office:value="0.0403912" calcext:value-type="float">
            <text:p>0.0403912</text:p>
          </table:table-cell>
          <table:table-cell office:value-type="float" office:value="0.0350321" calcext:value-type="float">
            <text:p>0.0350321</text:p>
          </table:table-cell>
          <table:table-cell office:value-type="float" office:value="0.0402231" calcext:value-type="float">
            <text:p>0.0402231</text:p>
          </table:table-cell>
          <table:table-cell office:value-type="float" office:value="0.0350384" calcext:value-type="float">
            <text:p>0.0350384</text:p>
          </table:table-cell>
          <table:table-cell office:value-type="float" office:value="0.0297679" calcext:value-type="float">
            <text:p>0.0297679</text:p>
          </table:table-cell>
          <table:table-cell office:value-type="float" office:value="0.0441934" calcext:value-type="float">
            <text:p>0.0441934</text:p>
          </table:table-cell>
          <table:table-cell office:value-type="float" office:value="0.0402463" calcext:value-type="float">
            <text:p>0.0402463</text:p>
          </table:table-cell>
          <table:table-cell office:value-type="float" office:value="0.034767" calcext:value-type="float">
            <text:p>0.034767</text:p>
          </table:table-cell>
          <table:table-cell office:value-type="float" office:value="0.0412321" calcext:value-type="float">
            <text:p>0.0412321</text:p>
          </table:table-cell>
          <table:table-cell office:value-type="float" office:value="0.0373087" calcext:value-type="float">
            <text:p>0.0373087</text:p>
          </table:table-cell>
          <table:table-cell office:value-type="float" office:value="0.0427763" calcext:value-type="float">
            <text:p>0.0427763</text:p>
          </table:table-cell>
          <table:table-cell office:value-type="float" office:value="0.0378493" calcext:value-type="float">
            <text:p>0.0378493</text:p>
          </table:table-cell>
          <table:table-cell office:value-type="float" office:value="0.0527733" calcext:value-type="float">
            <text:p>0.0527733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0.0325133" calcext:value-type="float">
            <text:p>0.0325133</text:p>
          </table:table-cell>
        </table:table-row>
        <table:table-row table:style-name="ro1">
          <table:table-cell office:value-type="float" office:value="0.0374716" calcext:value-type="float">
            <text:p>0.0374716</text:p>
          </table:table-cell>
          <table:table-cell office:value-type="float" office:value="0.0436911" calcext:value-type="float">
            <text:p>0.0436911</text:p>
          </table:table-cell>
          <table:table-cell office:value-type="float" office:value="0.0386614" calcext:value-type="float">
            <text:p>0.0386614</text:p>
          </table:table-cell>
          <table:table-cell office:value-type="float" office:value="0.0332871" calcext:value-type="float">
            <text:p>0.0332871</text:p>
          </table:table-cell>
          <table:table-cell office:value-type="float" office:value="0.0381545" calcext:value-type="float">
            <text:p>0.0381545</text:p>
          </table:table-cell>
          <table:table-cell office:value-type="float" office:value="0.0443141" calcext:value-type="float">
            <text:p>0.0443141</text:p>
          </table:table-cell>
          <table:table-cell office:value-type="float" office:value="0.0398213" calcext:value-type="float">
            <text:p>0.0398213</text:p>
          </table:table-cell>
          <table:table-cell office:value-type="float" office:value="0.0354134" calcext:value-type="float">
            <text:p>0.0354134</text:p>
          </table:table-cell>
          <table:table-cell office:value-type="float" office:value="0.0355203" calcext:value-type="float">
            <text:p>0.0355203</text:p>
          </table:table-cell>
          <table:table-cell office:value-type="float" office:value="0.132623" calcext:value-type="float">
            <text:p>0.132623</text:p>
          </table:table-cell>
          <table:table-cell office:value-type="float" office:value="0.119261" calcext:value-type="float">
            <text:p>0.119261</text:p>
          </table:table-cell>
          <table:table-cell office:value-type="float" office:value="0.0547443" calcext:value-type="float">
            <text:p>0.0547443</text:p>
          </table:table-cell>
          <table:table-cell office:value-type="float" office:value="0.0410307" calcext:value-type="float">
            <text:p>0.0410307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321632" calcext:value-type="float">
            <text:p>0.0321632</text:p>
          </table:table-cell>
          <table:table-cell office:value-type="float" office:value="0.0470182" calcext:value-type="float">
            <text:p>0.0470182</text:p>
          </table:table-cell>
          <table:table-cell office:value-type="float" office:value="0.0418161" calcext:value-type="float">
            <text:p>0.0418161</text:p>
          </table:table-cell>
          <table:table-cell office:value-type="float" office:value="0.0361906" calcext:value-type="float">
            <text:p>0.0361906</text:p>
          </table:table-cell>
          <table:table-cell office:value-type="float" office:value="0.0412079" calcext:value-type="float">
            <text:p>0.0412079</text:p>
          </table:table-cell>
          <table:table-cell office:value-type="float" office:value="0.0331056" calcext:value-type="float">
            <text:p>0.0331056</text:p>
          </table:table-cell>
          <table:table-cell office:value-type="float" office:value="0.0419586" calcext:value-type="float">
            <text:p>0.0419586</text:p>
          </table:table-cell>
          <table:table-cell office:value-type="float" office:value="0.0487875" calcext:value-type="float">
            <text:p>0.0487875</text:p>
          </table:table-cell>
          <table:table-cell office:value-type="float" office:value="0.0384482" calcext:value-type="float">
            <text:p>0.0384482</text:p>
          </table:table-cell>
          <table:table-cell office:value-type="float" office:value="0.0404639" calcext:value-type="float">
            <text:p>0.0404639</text:p>
          </table:table-cell>
          <table:table-cell office:value-type="float" office:value="0.0418014" calcext:value-type="float">
            <text:p>0.0418014</text:p>
          </table:table-cell>
        </table:table-row>
        <table:table-row table:style-name="ro1">
          <table:table-cell office:value-type="float" office:value="0.0297509" calcext:value-type="float">
            <text:p>0.0297509</text:p>
          </table:table-cell>
          <table:table-cell office:value-type="float" office:value="0.0446309" calcext:value-type="float">
            <text:p>0.0446309</text:p>
          </table:table-cell>
          <table:table-cell office:value-type="float" office:value="0.0394543" calcext:value-type="float">
            <text:p>0.0394543</text:p>
          </table:table-cell>
          <table:table-cell office:value-type="float" office:value="0.0302909" calcext:value-type="float">
            <text:p>0.030290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.0328427" calcext:value-type="float">
            <text:p>0.0328427</text:p>
          </table:table-cell>
          <table:table-cell office:value-type="float" office:value="0.034281" calcext:value-type="float">
            <text:p>0.034281</text:p>
          </table:table-cell>
          <table:table-cell office:value-type="float" office:value="0.040238" calcext:value-type="float">
            <text:p>0.040238</text:p>
          </table:table-cell>
          <table:table-cell office:value-type="float" office:value="0.0650164" calcext:value-type="float">
            <text:p>0.0650164</text:p>
          </table:table-cell>
          <table:table-cell office:value-type="float" office:value="0.121521" calcext:value-type="float">
            <text:p>0.121521</text:p>
          </table:table-cell>
          <table:table-cell office:value-type="float" office:value="0.0660795" calcext:value-type="float">
            <text:p>0.0660795</text:p>
          </table:table-cell>
          <table:table-cell office:value-type="float" office:value="0.050023" calcext:value-type="float">
            <text:p>0.050023</text:p>
          </table:table-cell>
          <table:table-cell office:value-type="float" office:value="0.0650578" calcext:value-type="float">
            <text:p>0.0650578</text:p>
          </table:table-cell>
          <table:table-cell office:value-type="float" office:value="0.222446" calcext:value-type="float">
            <text:p>0.222446</text:p>
          </table:table-cell>
          <table:table-cell office:value-type="float" office:value="0.267681" calcext:value-type="float">
            <text:p>0.267681</text:p>
          </table:table-cell>
          <table:table-cell office:value-type="float" office:value="0.0965594" calcext:value-type="float">
            <text:p>0.0965594</text:p>
          </table:table-cell>
          <table:table-cell office:value-type="float" office:value="0.0698172" calcext:value-type="float">
            <text:p>0.0698172</text:p>
          </table:table-cell>
          <table:table-cell office:value-type="float" office:value="0.0553018" calcext:value-type="float">
            <text:p>0.0553018</text:p>
          </table:table-cell>
          <table:table-cell office:value-type="float" office:value="0.0399475" calcext:value-type="float">
            <text:p>0.0399475</text:p>
          </table:table-cell>
          <table:table-cell office:value-type="float" office:value="0.0349812" calcext:value-type="float">
            <text:p>0.0349812</text:p>
          </table:table-cell>
          <table:table-cell office:value-type="float" office:value="0.233277" calcext:value-type="float">
            <text:p>0.233277</text:p>
          </table:table-cell>
          <table:table-cell office:value-type="float" office:value="0.268651" calcext:value-type="float">
            <text:p>0.268651</text:p>
          </table:table-cell>
          <table:table-cell office:value-type="float" office:value="0.0439396" calcext:value-type="float">
            <text:p>0.0439396</text:p>
          </table:table-cell>
          <table:table-cell office:value-type="float" office:value="0.0386816" calcext:value-type="float">
            <text:p>0.0386816</text:p>
          </table:table-cell>
          <table:table-cell office:value-type="float" office:value="0.0337762" calcext:value-type="float">
            <text:p>0.0337762</text:p>
          </table:table-cell>
        </table:table-row>
        <table:table-row table:style-name="ro1">
          <table:table-cell office:value-type="float" office:value="0.0450077" calcext:value-type="float">
            <text:p>0.0450077</text:p>
          </table:table-cell>
          <table:table-cell office:value-type="float" office:value="0.033674" calcext:value-type="float">
            <text:p>0.033674</text:p>
          </table:table-cell>
          <table:table-cell office:value-type="float" office:value="0.0386763" calcext:value-type="float">
            <text:p>0.0386763</text:p>
          </table:table-cell>
          <table:table-cell office:value-type="float" office:value="0.0432649" calcext:value-type="float">
            <text:p>0.0432649</text:p>
          </table:table-cell>
          <table:table-cell office:value-type="float" office:value="0.129782" calcext:value-type="float">
            <text:p>0.129782</text:p>
          </table:table-cell>
          <table:table-cell office:value-type="float" office:value="0.114388" calcext:value-type="float">
            <text:p>0.114388</text:p>
          </table:table-cell>
          <table:table-cell office:value-type="float" office:value="0.0476641" calcext:value-type="float">
            <text:p>0.0476641</text:p>
          </table:table-cell>
          <table:table-cell office:value-type="float" office:value="0.0430089" calcext:value-type="float">
            <text:p>0.0430089</text:p>
          </table:table-cell>
          <table:table-cell office:value-type="float" office:value="0.0348411" calcext:value-type="float">
            <text:p>0.0348411</text:p>
          </table:table-cell>
          <table:table-cell office:value-type="float" office:value="0.552569" calcext:value-type="float">
            <text:p>0.552569</text:p>
          </table:table-cell>
          <table:table-cell office:value-type="float" office:value="0.0399323" calcext:value-type="float">
            <text:p>0.0399323</text:p>
          </table:table-cell>
          <table:table-cell office:value-type="float" office:value="0.249422" calcext:value-type="float">
            <text:p>0.249422</text:p>
          </table:table-cell>
          <table:table-cell office:value-type="float" office:value="0.303642" calcext:value-type="float">
            <text:p>0.303642</text:p>
          </table:table-cell>
          <table:table-cell office:value-type="float" office:value="0.0444135" calcext:value-type="float">
            <text:p>0.0444135</text:p>
          </table:table-cell>
          <table:table-cell office:value-type="float" office:value="0.121148" calcext:value-type="float">
            <text:p>0.121148</text:p>
          </table:table-cell>
          <table:table-cell office:value-type="float" office:value="0.105055" calcext:value-type="float">
            <text:p>0.105055</text:p>
          </table:table-cell>
          <table:table-cell office:value-type="float" office:value="0.0407748" calcext:value-type="float">
            <text:p>0.0407748</text:p>
          </table:table-cell>
          <table:table-cell office:value-type="float" office:value="0.0296675" calcext:value-type="float">
            <text:p>0.0296675</text:p>
          </table:table-cell>
          <table:table-cell office:value-type="float" office:value="0.0418163" calcext:value-type="float">
            <text:p>0.0418163</text:p>
          </table:table-cell>
          <table:table-cell office:value-type="float" office:value="0.0355581" calcext:value-type="float">
            <text:p>0.0355581</text:p>
          </table:table-cell>
          <table:table-cell office:value-type="float" office:value="0.0308287" calcext:value-type="float">
            <text:p>0.0308287</text:p>
          </table:table-cell>
          <table:table-cell office:value-type="float" office:value="0.0451703" calcext:value-type="float">
            <text:p>0.0451703</text:p>
          </table:table-cell>
          <table:table-cell office:value-type="float" office:value="0.121609" calcext:value-type="float">
            <text:p>0.121609</text:p>
          </table:table-cell>
          <table:table-cell office:value-type="float" office:value="0.0397517" calcext:value-type="float">
            <text:p>0.0397517</text:p>
          </table:table-cell>
          <table:table-cell office:value-type="float" office:value="0.0445729" calcext:value-type="float">
            <text:p>0.0445729</text:p>
          </table:table-cell>
        </table:table-row>
        <table:table-row table:style-name="ro1">
          <table:table-cell office:value-type="float" office:value="0.0397753" calcext:value-type="float">
            <text:p>0.0397753</text:p>
          </table:table-cell>
          <table:table-cell office:value-type="float" office:value="0.0348618" calcext:value-type="float">
            <text:p>0.0348618</text:p>
          </table:table-cell>
          <table:table-cell office:value-type="float" office:value="0.0396649" calcext:value-type="float">
            <text:p>0.0396649</text:p>
          </table:table-cell>
          <table:table-cell office:value-type="float" office:value="0.0337984" calcext:value-type="float">
            <text:p>0.0337984</text:p>
          </table:table-cell>
          <table:table-cell office:value-type="float" office:value="0.0389989" calcext:value-type="float">
            <text:p>0.0389989</text:p>
          </table:table-cell>
          <table:table-cell office:value-type="float" office:value="0.0440999" calcext:value-type="float">
            <text:p>0.0440999</text:p>
          </table:table-cell>
          <table:table-cell office:value-type="float" office:value="0.0350911" calcext:value-type="float">
            <text:p>0.0350911</text:p>
          </table:table-cell>
          <table:table-cell office:value-type="float" office:value="0.0335097" calcext:value-type="float">
            <text:p>0.0335097</text:p>
          </table:table-cell>
          <table:table-cell office:value-type="float" office:value="0.0389398" calcext:value-type="float">
            <text:p>0.0389398</text:p>
          </table:table-cell>
          <table:table-cell office:value-type="float" office:value="0.0402148" calcext:value-type="float">
            <text:p>0.0402148</text:p>
          </table:table-cell>
          <table:table-cell office:value-type="float" office:value="0.0285354" calcext:value-type="float">
            <text:p>0.0285354</text:p>
          </table:table-cell>
          <table:table-cell office:value-type="float" office:value="0.0434014" calcext:value-type="float">
            <text:p>0.0434014</text:p>
          </table:table-cell>
          <table:table-cell office:value-type="float" office:value="0.0389515" calcext:value-type="float">
            <text:p>0.0389515</text:p>
          </table:table-cell>
          <table:table-cell office:value-type="float" office:value="0.0339167" calcext:value-type="float">
            <text:p>0.0339167</text:p>
          </table:table-cell>
          <table:table-cell office:value-type="float" office:value="0.0383849" calcext:value-type="float">
            <text:p>0.0383849</text:p>
          </table:table-cell>
          <table:table-cell office:value-type="float" office:value="0.0431673" calcext:value-type="float">
            <text:p>0.0431673</text:p>
          </table:table-cell>
          <table:table-cell office:value-type="float" office:value="0.0378486" calcext:value-type="float">
            <text:p>0.0378486</text:p>
          </table:table-cell>
          <table:table-cell office:value-type="float" office:value="0.0430549" calcext:value-type="float">
            <text:p>0.0430549</text:p>
          </table:table-cell>
          <table:table-cell office:value-type="float" office:value="0.0385215" calcext:value-type="float">
            <text:p>0.0385215</text:p>
          </table:table-cell>
          <table:table-cell office:value-type="float" office:value="0.0328683" calcext:value-type="float">
            <text:p>0.0328683</text:p>
          </table:table-cell>
          <table:table-cell office:value-type="float" office:value="0.0383241" calcext:value-type="float">
            <text:p>0.0383241</text:p>
          </table:table-cell>
          <table:table-cell office:value-type="float" office:value="0.0434624" calcext:value-type="float">
            <text:p>0.0434624</text:p>
          </table:table-cell>
          <table:table-cell office:value-type="float" office:value="0.0388314" calcext:value-type="float">
            <text:p>0.0388314</text:p>
          </table:table-cell>
          <table:table-cell office:value-type="float" office:value="0.0332891" calcext:value-type="float">
            <text:p>0.0332891</text:p>
          </table:table-cell>
          <table:table-cell office:value-type="float" office:value="0.0386525" calcext:value-type="float">
            <text:p>0.0386525</text:p>
          </table:table-cell>
        </table:table-row>
        <table:table-row table:style-name="ro1">
          <table:table-cell office:value-type="float" office:value="0.0433811" calcext:value-type="float">
            <text:p>0.0433811</text:p>
          </table:table-cell>
          <table:table-cell office:value-type="float" office:value="0.0381941" calcext:value-type="float">
            <text:p>0.0381941</text:p>
          </table:table-cell>
          <table:table-cell office:value-type="float" office:value="0.0483446" calcext:value-type="float">
            <text:p>0.0483446</text:p>
          </table:table-cell>
          <table:table-cell office:value-type="float" office:value="0.0326218" calcext:value-type="float">
            <text:p>0.0326218</text:p>
          </table:table-cell>
          <table:table-cell office:value-type="float" office:value="0.0476559" calcext:value-type="float">
            <text:p>0.0476559</text:p>
          </table:table-cell>
          <table:table-cell office:value-type="float" office:value="0.0317366" calcext:value-type="float">
            <text:p>0.0317366</text:p>
          </table:table-cell>
          <table:table-cell office:value-type="float" office:value="0.0468859" calcext:value-type="float">
            <text:p>0.0468859</text:p>
          </table:table-cell>
          <table:table-cell office:value-type="float" office:value="0.0427596" calcext:value-type="float">
            <text:p>0.0427596</text:p>
          </table:table-cell>
          <table:table-cell office:value-type="float" office:value="0.0377512" calcext:value-type="float">
            <text:p>0.0377512</text:p>
          </table:table-cell>
          <table:table-cell office:value-type="float" office:value="0.0322481" calcext:value-type="float">
            <text:p>0.0322481</text:p>
          </table:table-cell>
          <table:table-cell office:value-type="float" office:value="0.0378079" calcext:value-type="float">
            <text:p>0.0378079</text:p>
          </table:table-cell>
          <table:table-cell office:value-type="float" office:value="0.0435867" calcext:value-type="float">
            <text:p>0.0435867</text:p>
          </table:table-cell>
          <table:table-cell office:value-type="float" office:value="0.0388976" calcext:value-type="float">
            <text:p>0.0388976</text:p>
          </table:table-cell>
          <table:table-cell office:value-type="float" office:value="0.0345462" calcext:value-type="float">
            <text:p>0.0345462</text:p>
          </table:table-cell>
          <table:table-cell office:value-type="float" office:value="0.0398431" calcext:value-type="float">
            <text:p>0.0398431</text:p>
          </table:table-cell>
          <table:table-cell office:value-type="float" office:value="0.0353409" calcext:value-type="float">
            <text:p>0.0353409</text:p>
          </table:table-cell>
          <table:table-cell office:value-type="float" office:value="0.0397708" calcext:value-type="float">
            <text:p>0.0397708</text:p>
          </table:table-cell>
          <table:table-cell office:value-type="float" office:value="0.0450469" calcext:value-type="float">
            <text:p>0.0450469</text:p>
          </table:table-cell>
          <table:table-cell office:value-type="float" office:value="0.0400643" calcext:value-type="float">
            <text:p>0.0400643</text:p>
          </table:table-cell>
          <table:table-cell office:value-type="float" office:value="0.0348139" calcext:value-type="float">
            <text:p>0.0348139</text:p>
          </table:table-cell>
          <table:table-cell office:value-type="float" office:value="0.0404529" calcext:value-type="float">
            <text:p>0.0404529</text:p>
          </table:table-cell>
          <table:table-cell office:value-type="float" office:value="0.0457034" calcext:value-type="float">
            <text:p>0.0457034</text:p>
          </table:table-cell>
          <table:table-cell office:value-type="float" office:value="0.0406662" calcext:value-type="float">
            <text:p>0.0406662</text:p>
          </table:table-cell>
          <table:table-cell office:value-type="float" office:value="0.0356193" calcext:value-type="float">
            <text:p>0.0356193</text:p>
          </table:table-cell>
          <table:table-cell office:value-type="float" office:value="0.0459752" calcext:value-type="float">
            <text:p>0.0459752</text:p>
          </table:table-cell>
        </table:table-row>
        <table:table-row table:style-name="ro1">
          <table:table-cell office:value-type="float" office:value="0.0349793" calcext:value-type="float">
            <text:p>0.0349793</text:p>
          </table:table-cell>
          <table:table-cell office:value-type="float" office:value="0.0400187" calcext:value-type="float">
            <text:p>0.0400187</text:p>
          </table:table-cell>
          <table:table-cell office:value-type="float" office:value="0.0412275" calcext:value-type="float">
            <text:p>0.0412275</text:p>
          </table:table-cell>
          <table:table-cell office:value-type="float" office:value="0.120378" calcext:value-type="float">
            <text:p>0.120378</text:p>
          </table:table-cell>
          <table:table-cell office:value-type="float" office:value="0.0388988" calcext:value-type="float">
            <text:p>0.0388988</text:p>
          </table:table-cell>
          <table:table-cell office:value-type="float" office:value="0.0339868" calcext:value-type="float">
            <text:p>0.0339868</text:p>
          </table:table-cell>
          <table:table-cell office:value-type="float" office:value="0.0394242" calcext:value-type="float">
            <text:p>0.0394242</text:p>
          </table:table-cell>
          <table:table-cell office:value-type="float" office:value="0.0346548" calcext:value-type="float">
            <text:p>0.0346548</text:p>
          </table:table-cell>
          <table:table-cell office:value-type="float" office:value="0.0397761" calcext:value-type="float">
            <text:p>0.0397761</text:p>
          </table:table-cell>
          <table:table-cell office:value-type="float" office:value="0.0441698" calcext:value-type="float">
            <text:p>0.0441698</text:p>
          </table:table-cell>
          <table:table-cell office:value-type="float" office:value="0.0390481" calcext:value-type="float">
            <text:p>0.0390481</text:p>
          </table:table-cell>
          <table:table-cell office:value-type="float" office:value="0.0333604" calcext:value-type="float">
            <text:p>0.0333604</text:p>
          </table:table-cell>
          <table:table-cell office:value-type="float" office:value="0.0385116" calcext:value-type="float">
            <text:p>0.0385116</text:p>
          </table:table-cell>
          <table:table-cell office:value-type="float" office:value="0.0438635" calcext:value-type="float">
            <text:p>0.0438635</text:p>
          </table:table-cell>
          <table:table-cell office:value-type="float" office:value="0.0383738" calcext:value-type="float">
            <text:p>0.0383738</text:p>
          </table:table-cell>
          <table:table-cell office:value-type="float" office:value="0.0437553" calcext:value-type="float">
            <text:p>0.0437553</text:p>
          </table:table-cell>
          <table:table-cell office:value-type="float" office:value="0.0389176" calcext:value-type="float">
            <text:p>0.0389176</text:p>
          </table:table-cell>
          <table:table-cell office:value-type="float" office:value="0.0412678" calcext:value-type="float">
            <text:p>0.0412678</text:p>
          </table:table-cell>
          <table:table-cell office:value-type="float" office:value="0.040135" calcext:value-type="float">
            <text:p>0.040135</text:p>
          </table:table-cell>
          <table:table-cell office:value-type="float" office:value="0.0446332" calcext:value-type="float">
            <text:p>0.0446332</text:p>
          </table:table-cell>
          <table:table-cell office:value-type="float" office:value="0.0402991" calcext:value-type="float">
            <text:p>0.0402991</text:p>
          </table:table-cell>
          <table:table-cell office:value-type="float" office:value="0.0325981" calcext:value-type="float">
            <text:p>0.0325981</text:p>
          </table:table-cell>
          <table:table-cell office:value-type="float" office:value="0.0398688" calcext:value-type="float">
            <text:p>0.0398688</text:p>
          </table:table-cell>
          <table:table-cell office:value-type="float" office:value="0.0452552" calcext:value-type="float">
            <text:p>0.0452552</text:p>
          </table:table-cell>
          <table:table-cell office:value-type="float" office:value="0.0395547" calcext:value-type="float">
            <text:p>0.0395547</text:p>
          </table:table-cell>
        </table:table-row>
        <table:table-row table:style-name="ro1">
          <table:table-cell office:value-type="float" office:value="0.135962" calcext:value-type="float">
            <text:p>0.135962</text:p>
          </table:table-cell>
          <table:table-cell office:value-type="float" office:value="0.120994" calcext:value-type="float">
            <text:p>0.120994</text:p>
          </table:table-cell>
          <table:table-cell office:value-type="float" office:value="0.0494138" calcext:value-type="float">
            <text:p>0.0494138</text:p>
          </table:table-cell>
          <table:table-cell office:value-type="float" office:value="0.044546" calcext:value-type="float">
            <text:p>0.044546</text:p>
          </table:table-cell>
          <table:table-cell office:value-type="float" office:value="0.0358559" calcext:value-type="float">
            <text:p>0.0358559</text:p>
          </table:table-cell>
          <table:table-cell office:value-type="float" office:value="0.0350405" calcext:value-type="float">
            <text:p>0.0350405</text:p>
          </table:table-cell>
          <table:table-cell office:value-type="float" office:value="0.0308068" calcext:value-type="float">
            <text:p>0.0308068</text:p>
          </table:table-cell>
          <table:table-cell office:value-type="float" office:value="0.0456674" calcext:value-type="float">
            <text:p>0.0456674</text:p>
          </table:table-cell>
          <table:table-cell office:value-type="float" office:value="0.04031" calcext:value-type="float">
            <text:p>0.04031</text:p>
          </table:table-cell>
          <table:table-cell office:value-type="float" office:value="0.0350416" calcext:value-type="float">
            <text:p>0.0350416</text:p>
          </table:table-cell>
          <table:table-cell office:value-type="float" office:value="0.0398143" calcext:value-type="float">
            <text:p>0.0398143</text:p>
          </table:table-cell>
          <table:table-cell office:value-type="float" office:value="0.0343639" calcext:value-type="float">
            <text:p>0.0343639</text:p>
          </table:table-cell>
          <table:table-cell office:value-type="float" office:value="0.0436484" calcext:value-type="float">
            <text:p>0.0436484</text:p>
          </table:table-cell>
          <table:table-cell office:value-type="float" office:value="0.0399357" calcext:value-type="float">
            <text:p>0.0399357</text:p>
          </table:table-cell>
          <table:table-cell office:value-type="float" office:value="0.0357041" calcext:value-type="float">
            <text:p>0.0357041</text:p>
          </table:table-cell>
          <table:table-cell office:value-type="float" office:value="0.050395" calcext:value-type="float">
            <text:p>0.050395</text:p>
          </table:table-cell>
          <table:table-cell office:value-type="float" office:value="0.0456912" calcext:value-type="float">
            <text:p>0.0456912</text:p>
          </table:table-cell>
          <table:table-cell office:value-type="float" office:value="0.050673" calcext:value-type="float">
            <text:p>0.050673</text:p>
          </table:table-cell>
          <table:table-cell office:value-type="float" office:value="0.110401" calcext:value-type="float">
            <text:p>0.110401</text:p>
          </table:table-cell>
          <table:table-cell office:value-type="float" office:value="0.0499909" calcext:value-type="float">
            <text:p>0.0499909</text:p>
          </table:table-cell>
          <table:table-cell office:value-type="float" office:value="0.0454361" calcext:value-type="float">
            <text:p>0.0454361</text:p>
          </table:table-cell>
          <table:table-cell office:value-type="float" office:value="0.0304281" calcext:value-type="float">
            <text:p>0.0304281</text:p>
          </table:table-cell>
          <table:table-cell office:value-type="float" office:value="0.0450894" calcext:value-type="float">
            <text:p>0.0450894</text:p>
          </table:table-cell>
          <table:table-cell office:value-type="float" office:value="0.040567" calcext:value-type="float">
            <text:p>0.040567</text:p>
          </table:table-cell>
          <table:table-cell office:value-type="float" office:value="0.0318072" calcext:value-type="float">
            <text:p>0.0318072</text:p>
          </table:table-cell>
        </table:table-row>
        <table:table-row table:style-name="ro1">
          <table:table-cell office:value-type="float" office:value="0.143027" calcext:value-type="float">
            <text:p>0.143027</text:p>
          </table:table-cell>
          <table:table-cell office:value-type="float" office:value="0.0562177" calcext:value-type="float">
            <text:p>0.0562177</text:p>
          </table:table-cell>
          <table:table-cell office:value-type="float" office:value="0.0416375" calcext:value-type="float">
            <text:p>0.0416375</text:p>
          </table:table-cell>
          <table:table-cell office:value-type="float" office:value="0.0421699" calcext:value-type="float">
            <text:p>0.0421699</text:p>
          </table:table-cell>
          <table:table-cell office:value-type="float" office:value="0.0424895" calcext:value-type="float">
            <text:p>0.0424895</text:p>
          </table:table-cell>
          <table:table-cell office:value-type="float" office:value="0.0371019" calcext:value-type="float">
            <text:p>0.0371019</text:p>
          </table:table-cell>
          <table:table-cell office:value-type="float" office:value="0.0391122" calcext:value-type="float">
            <text:p>0.0391122</text:p>
          </table:table-cell>
          <table:table-cell office:value-type="float" office:value="0.0475963" calcext:value-type="float">
            <text:p>0.0475963</text:p>
          </table:table-cell>
          <table:table-cell office:value-type="float" office:value="0.0424787" calcext:value-type="float">
            <text:p>0.0424787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0.0332813" calcext:value-type="float">
            <text:p>0.0332813</text:p>
          </table:table-cell>
          <table:table-cell office:value-type="float" office:value="0.0380745" calcext:value-type="float">
            <text:p>0.0380745</text:p>
          </table:table-cell>
          <table:table-cell office:value-type="float" office:value="0.0446249" calcext:value-type="float">
            <text:p>0.0446249</text:p>
          </table:table-cell>
          <table:table-cell office:value-type="float" office:value="0.0415353" calcext:value-type="float">
            <text:p>0.0415353</text:p>
          </table:table-cell>
          <table:table-cell office:value-type="float" office:value="0.0366445" calcext:value-type="float">
            <text:p>0.0366445</text:p>
          </table:table-cell>
          <table:table-cell office:value-type="float" office:value="0.0312175" calcext:value-type="float">
            <text:p>0.0312175</text:p>
          </table:table-cell>
          <table:table-cell office:value-type="float" office:value="0.0368298" calcext:value-type="float">
            <text:p>0.0368298</text:p>
          </table:table-cell>
          <table:table-cell office:value-type="float" office:value="0.0420736" calcext:value-type="float">
            <text:p>0.0420736</text:p>
          </table:table-cell>
          <table:table-cell office:value-type="float" office:value="0.0472671" calcext:value-type="float">
            <text:p>0.0472671</text:p>
          </table:table-cell>
          <table:table-cell office:value-type="float" office:value="0.0422957" calcext:value-type="float">
            <text:p>0.0422957</text:p>
          </table:table-cell>
          <table:table-cell office:value-type="float" office:value="0.0369683" calcext:value-type="float">
            <text:p>0.0369683</text:p>
          </table:table-cell>
          <table:table-cell office:value-type="float" office:value="0.0314028" calcext:value-type="float">
            <text:p>0.0314028</text:p>
          </table:table-cell>
          <table:table-cell office:value-type="float" office:value="0.0362567" calcext:value-type="float">
            <text:p>0.0362567</text:p>
          </table:table-cell>
          <table:table-cell office:value-type="float" office:value="0.0329073" calcext:value-type="float">
            <text:p>0.0329073</text:p>
          </table:table-cell>
          <table:table-cell office:value-type="float" office:value="0.0353217" calcext:value-type="float">
            <text:p>0.0353217</text:p>
          </table:table-cell>
        </table:table-row>
        <table:table-row table:style-name="ro1">
          <table:table-cell office:value-type="float" office:value="0.0439885" calcext:value-type="float">
            <text:p>0.0439885</text:p>
          </table:table-cell>
          <table:table-cell office:value-type="float" office:value="0.0395192" calcext:value-type="float">
            <text:p>0.0395192</text:p>
          </table:table-cell>
          <table:table-cell office:value-type="float" office:value="0.0345305" calcext:value-type="float">
            <text:p>0.0345305</text:p>
          </table:table-cell>
          <table:table-cell office:value-type="float" office:value="0.0396897" calcext:value-type="float">
            <text:p>0.0396897</text:p>
          </table:table-cell>
          <table:table-cell office:value-type="float" office:value="0.0346158" calcext:value-type="float">
            <text:p>0.0346158</text:p>
          </table:table-cell>
          <table:table-cell office:value-type="float" office:value="0.0390055" calcext:value-type="float">
            <text:p>0.0390055</text:p>
          </table:table-cell>
          <table:table-cell office:value-type="float" office:value="0.0439594" calcext:value-type="float">
            <text:p>0.0439594</text:p>
          </table:table-cell>
          <table:table-cell office:value-type="float" office:value="0.0387732" calcext:value-type="float">
            <text:p>0.0387732</text:p>
          </table:table-cell>
          <table:table-cell office:value-type="float" office:value="0.0329881" calcext:value-type="float">
            <text:p>0.0329881</text:p>
          </table:table-cell>
          <table:table-cell office:value-type="float" office:value="0.0382423" calcext:value-type="float">
            <text:p>0.0382423</text:p>
          </table:table-cell>
          <table:table-cell office:value-type="float" office:value="0.041128" calcext:value-type="float">
            <text:p>0.041128</text:p>
          </table:table-cell>
          <table:table-cell office:value-type="float" office:value="0.0388348" calcext:value-type="float">
            <text:p>0.0388348</text:p>
          </table:table-cell>
          <table:table-cell office:value-type="float" office:value="0.0446956" calcext:value-type="float">
            <text:p>0.0446956</text:p>
          </table:table-cell>
          <table:table-cell office:value-type="float" office:value="0.0394686" calcext:value-type="float">
            <text:p>0.0394686</text:p>
          </table:table-cell>
          <table:table-cell office:value-type="float" office:value="0.0443354" calcext:value-type="float">
            <text:p>0.0443354</text:p>
          </table:table-cell>
          <table:table-cell office:value-type="float" office:value="0.0292511" calcext:value-type="float">
            <text:p>0.0292511</text:p>
          </table:table-cell>
          <table:table-cell office:value-type="float" office:value="0.0438327" calcext:value-type="float">
            <text:p>0.0438327</text:p>
          </table:table-cell>
          <table:table-cell office:value-type="float" office:value="0.0387428" calcext:value-type="float">
            <text:p>0.0387428</text:p>
          </table:table-cell>
          <table:table-cell office:value-type="float" office:value="0.0307632" calcext:value-type="float">
            <text:p>0.0307632</text:p>
          </table:table-cell>
          <table:table-cell office:value-type="float" office:value="0.0384007" calcext:value-type="float">
            <text:p>0.0384007</text:p>
          </table:table-cell>
          <table:table-cell office:value-type="float" office:value="0.0440469" calcext:value-type="float">
            <text:p>0.0440469</text:p>
          </table:table-cell>
          <table:table-cell office:value-type="float" office:value="0.0343121" calcext:value-type="float">
            <text:p>0.0343121</text:p>
          </table:table-cell>
          <table:table-cell office:value-type="float" office:value="0.0450256" calcext:value-type="float">
            <text:p>0.0450256</text:p>
          </table:table-cell>
          <table:table-cell office:value-type="float" office:value="0.0400334" calcext:value-type="float">
            <text:p>0.0400334</text:p>
          </table:table-cell>
          <table:table-cell office:value-type="float" office:value="0.0416973" calcext:value-type="float">
            <text:p>0.0416973</text:p>
          </table:table-cell>
        </table:table-row>
        <table:table-row table:style-name="ro1">
          <table:table-cell office:value-type="float" office:value="0.0501458" calcext:value-type="float">
            <text:p>0.0501458</text:p>
          </table:table-cell>
          <table:table-cell office:value-type="float" office:value="0.0442371" calcext:value-type="float">
            <text:p>0.0442371</text:p>
          </table:table-cell>
          <table:table-cell office:value-type="float" office:value="0.0389478" calcext:value-type="float">
            <text:p>0.0389478</text:p>
          </table:table-cell>
          <table:table-cell office:value-type="float" office:value="0.0336911" calcext:value-type="float">
            <text:p>0.0336911</text:p>
          </table:table-cell>
          <table:table-cell office:value-type="float" office:value="0.0385439" calcext:value-type="float">
            <text:p>0.0385439</text:p>
          </table:table-cell>
          <table:table-cell office:value-type="float" office:value="0.0328769" calcext:value-type="float">
            <text:p>0.0328769</text:p>
          </table:table-cell>
          <table:table-cell office:value-type="float" office:value="0.0491307" calcext:value-type="float">
            <text:p>0.0491307</text:p>
          </table:table-cell>
          <table:table-cell office:value-type="float" office:value="0.0451995" calcext:value-type="float">
            <text:p>0.0451995</text:p>
          </table:table-cell>
          <table:table-cell office:value-type="float" office:value="0.0416658" calcext:value-type="float">
            <text:p>0.0416658</text:p>
          </table:table-cell>
          <table:table-cell office:value-type="float" office:value="0.0478541" calcext:value-type="float">
            <text:p>0.0478541</text:p>
          </table:table-cell>
          <table:table-cell office:value-type="float" office:value="0.0332337" calcext:value-type="float">
            <text:p>0.0332337</text:p>
          </table:table-cell>
          <table:table-cell office:value-type="float" office:value="0.0696707" calcext:value-type="float">
            <text:p>0.0696707</text:p>
          </table:table-cell>
          <table:table-cell office:value-type="float" office:value="0.0763459" calcext:value-type="float">
            <text:p>0.0763459</text:p>
          </table:table-cell>
          <table:table-cell office:value-type="float" office:value="0.0825673" calcext:value-type="float">
            <text:p>0.0825673</text:p>
          </table:table-cell>
          <table:table-cell office:value-type="float" office:value="0.068021" calcext:value-type="float">
            <text:p>0.068021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0.0477852" calcext:value-type="float">
            <text:p>0.0477852</text:p>
          </table:table-cell>
          <table:table-cell office:value-type="float" office:value="0.0328886" calcext:value-type="float">
            <text:p>0.0328886</text:p>
          </table:table-cell>
          <table:table-cell office:value-type="float" office:value="0.0476369" calcext:value-type="float">
            <text:p>0.0476369</text:p>
          </table:table-cell>
          <table:table-cell office:value-type="float" office:value="0.0426982" calcext:value-type="float">
            <text:p>0.0426982</text:p>
          </table:table-cell>
          <table:table-cell office:value-type="float" office:value="0.037465" calcext:value-type="float">
            <text:p>0.037465</text:p>
          </table:table-cell>
          <table:table-cell office:value-type="float" office:value="0.0429188" calcext:value-type="float">
            <text:p>0.0429188</text:p>
          </table:table-cell>
          <table:table-cell office:value-type="float" office:value="0.0380785" calcext:value-type="float">
            <text:p>0.038078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76855" calcext:value-type="float">
            <text:p>0.0376855</text:p>
          </table:table-cell>
        </table:table-row>
        <table:table-row table:style-name="ro1">
          <table:table-cell office:value-type="float" office:value="0.0437355" calcext:value-type="float">
            <text:p>0.0437355</text:p>
          </table:table-cell>
          <table:table-cell office:value-type="float" office:value="0.0399645" calcext:value-type="float">
            <text:p>0.0399645</text:p>
          </table:table-cell>
          <table:table-cell office:value-type="float" office:value="0.0353488" calcext:value-type="float">
            <text:p>0.0353488</text:p>
          </table:table-cell>
          <table:table-cell office:value-type="float" office:value="0.0304145" calcext:value-type="float">
            <text:p>0.0304145</text:p>
          </table:table-cell>
          <table:table-cell office:value-type="float" office:value="0.0452228" calcext:value-type="float">
            <text:p>0.0452228</text:p>
          </table:table-cell>
          <table:table-cell office:value-type="float" office:value="0.142192" calcext:value-type="float">
            <text:p>0.142192</text:p>
          </table:table-cell>
          <table:table-cell office:value-type="float" office:value="0.137291" calcext:value-type="float">
            <text:p>0.137291</text:p>
          </table:table-cell>
          <table:table-cell office:value-type="float" office:value="0.051973" calcext:value-type="float">
            <text:p>0.051973</text:p>
          </table:table-cell>
          <table:table-cell office:value-type="float" office:value="0.0416043" calcext:value-type="float">
            <text:p>0.0416043</text:p>
          </table:table-cell>
          <table:table-cell office:value-type="float" office:value="0.0419904" calcext:value-type="float">
            <text:p>0.0419904</text:p>
          </table:table-cell>
          <table:table-cell office:value-type="float" office:value="0.0372696" calcext:value-type="float">
            <text:p>0.0372696</text:p>
          </table:table-cell>
          <table:table-cell office:value-type="float" office:value="0.0421323" calcext:value-type="float">
            <text:p>0.0421323</text:p>
          </table:table-cell>
          <table:table-cell office:value-type="float" office:value="0.0369383" calcext:value-type="float">
            <text:p>0.0369383</text:p>
          </table:table-cell>
          <table:table-cell office:value-type="float" office:value="0.0416985" calcext:value-type="float">
            <text:p>0.0416985</text:p>
          </table:table-cell>
          <table:table-cell office:value-type="float" office:value="0.0362704" calcext:value-type="float">
            <text:p>0.0362704</text:p>
          </table:table-cell>
          <table:table-cell office:value-type="float" office:value="0.0310712" calcext:value-type="float">
            <text:p>0.0310712</text:p>
          </table:table-cell>
          <table:table-cell office:value-type="float" office:value="0.0459476" calcext:value-type="float">
            <text:p>0.0459476</text:p>
          </table:table-cell>
          <table:table-cell office:value-type="float" office:value="0.0412951" calcext:value-type="float">
            <text:p>0.0412951</text:p>
          </table:table-cell>
          <table:table-cell office:value-type="float" office:value="0.0330606" calcext:value-type="float">
            <text:p>0.0330606</text:p>
          </table:table-cell>
          <table:table-cell office:value-type="float" office:value="0.0415117" calcext:value-type="float">
            <text:p>0.0415117</text:p>
          </table:table-cell>
          <table:table-cell office:value-type="float" office:value="0.0370189" calcext:value-type="float">
            <text:p>0.0370189</text:p>
          </table:table-cell>
          <table:table-cell office:value-type="float" office:value="0.0427987" calcext:value-type="float">
            <text:p>0.0427987</text:p>
          </table:table-cell>
          <table:table-cell office:value-type="float" office:value="0.0473744" calcext:value-type="float">
            <text:p>0.0473744</text:p>
          </table:table-cell>
          <table:table-cell office:value-type="float" office:value="0.0424118" calcext:value-type="float">
            <text:p>0.0424118</text:p>
          </table:table-cell>
          <table:table-cell office:value-type="float" office:value="0.0377311" calcext:value-type="float">
            <text:p>0.0377311</text:p>
          </table:table-cell>
        </table:table-row>
        <table:table-row table:style-name="ro1">
          <table:table-cell office:value-type="float" office:value="0.0326346" calcext:value-type="float">
            <text:p>0.0326346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0.0428498" calcext:value-type="float">
            <text:p>0.0428498</text:p>
          </table:table-cell>
          <table:table-cell office:value-type="float" office:value="0.0378664" calcext:value-type="float">
            <text:p>0.0378664</text:p>
          </table:table-cell>
          <table:table-cell office:value-type="float" office:value="0.0437354" calcext:value-type="float">
            <text:p>0.0437354</text:p>
          </table:table-cell>
          <table:table-cell office:value-type="float" office:value="0.0391402" calcext:value-type="float">
            <text:p>0.0391402</text:p>
          </table:table-cell>
          <table:table-cell office:value-type="float" office:value="0.0341537" calcext:value-type="float">
            <text:p>0.0341537</text:p>
          </table:table-cell>
          <table:table-cell office:value-type="float" office:value="0.0401282" calcext:value-type="float">
            <text:p>0.0401282</text:p>
          </table:table-cell>
          <table:table-cell office:value-type="float" office:value="0.0455339" calcext:value-type="float">
            <text:p>0.0455339</text:p>
          </table:table-cell>
          <table:table-cell office:value-type="float" office:value="0.0401444" calcext:value-type="float">
            <text:p>0.0401444</text:p>
          </table:table-cell>
          <table:table-cell office:value-type="float" office:value="0.045668" calcext:value-type="float">
            <text:p>0.045668</text:p>
          </table:table-cell>
          <table:table-cell office:value-type="float" office:value="0.0401171" calcext:value-type="float">
            <text:p>0.0401171</text:p>
          </table:table-cell>
          <table:table-cell office:value-type="float" office:value="0.035108" calcext:value-type="float">
            <text:p>0.035108</text:p>
          </table:table-cell>
          <table:table-cell office:value-type="float" office:value="0.0401929" calcext:value-type="float">
            <text:p>0.0401929</text:p>
          </table:table-cell>
          <table:table-cell office:value-type="float" office:value="0.0459371" calcext:value-type="float">
            <text:p>0.0459371</text:p>
          </table:table-cell>
          <table:table-cell office:value-type="float" office:value="0.0406334" calcext:value-type="float">
            <text:p>0.0406334</text:p>
          </table:table-cell>
          <table:table-cell office:value-type="float" office:value="0.0461722" calcext:value-type="float">
            <text:p>0.0461722</text:p>
          </table:table-cell>
          <table:table-cell office:value-type="float" office:value="0.0440284" calcext:value-type="float">
            <text:p>0.0440284</text:p>
          </table:table-cell>
          <table:table-cell office:value-type="float" office:value="0.0363256" calcext:value-type="float">
            <text:p>0.0363256</text:p>
          </table:table-cell>
          <table:table-cell office:value-type="float" office:value="0.031386" calcext:value-type="float">
            <text:p>0.031386</text:p>
          </table:table-cell>
          <table:table-cell office:value-type="float" office:value="0.0466662" calcext:value-type="float">
            <text:p>0.0466662</text:p>
          </table:table-cell>
          <table:table-cell office:value-type="float" office:value="0.041529" calcext:value-type="float">
            <text:p>0.041529</text:p>
          </table:table-cell>
          <table:table-cell office:value-type="float" office:value="0.03666" calcext:value-type="float">
            <text:p>0.03666</text:p>
          </table:table-cell>
          <table:table-cell office:value-type="float" office:value="0.041699" calcext:value-type="float">
            <text:p>0.041699</text:p>
          </table:table-cell>
          <table:table-cell office:value-type="float" office:value="0.0358564" calcext:value-type="float">
            <text:p>0.0358564</text:p>
          </table:table-cell>
        </table:table-row>
        <table:table-row table:style-name="ro1">
          <table:table-cell office:value-type="float" office:value="0.0312485" calcext:value-type="float">
            <text:p>0.0312485</text:p>
          </table:table-cell>
          <table:table-cell office:value-type="float" office:value="0.045706" calcext:value-type="float">
            <text:p>0.045706</text:p>
          </table:table-cell>
          <table:table-cell office:value-type="float" office:value="0.0402907" calcext:value-type="float">
            <text:p>0.0402907</text:p>
          </table:table-cell>
          <table:table-cell office:value-type="float" office:value="0.0349959" calcext:value-type="float">
            <text:p>0.0349959</text:p>
          </table:table-cell>
          <table:table-cell office:value-type="float" office:value="0.0406111" calcext:value-type="float">
            <text:p>0.0406111</text:p>
          </table:table-cell>
          <table:table-cell office:value-type="float" office:value="0.0362317" calcext:value-type="float">
            <text:p>0.0362317</text:p>
          </table:table-cell>
          <table:table-cell office:value-type="float" office:value="0.0418284" calcext:value-type="float">
            <text:p>0.0418284</text:p>
          </table:table-cell>
          <table:table-cell office:value-type="float" office:value="0.0366083" calcext:value-type="float">
            <text:p>0.0366083</text:p>
          </table:table-cell>
          <table:table-cell office:value-type="float" office:value="0.0417549" calcext:value-type="float">
            <text:p>0.0417549</text:p>
          </table:table-cell>
          <table:table-cell office:value-type="float" office:value="0.0371986" calcext:value-type="float">
            <text:p>0.0371986</text:p>
          </table:table-cell>
          <table:table-cell office:value-type="float" office:value="0.0323624" calcext:value-type="float">
            <text:p>0.0323624</text:p>
          </table:table-cell>
          <table:table-cell office:value-type="float" office:value="0.0376588" calcext:value-type="float">
            <text:p>0.0376588</text:p>
          </table:table-cell>
          <table:table-cell office:value-type="float" office:value="0.0422775" calcext:value-type="float">
            <text:p>0.0422775</text:p>
          </table:table-cell>
          <table:table-cell office:value-type="float" office:value="0.0376989" calcext:value-type="float">
            <text:p>0.0376989</text:p>
          </table:table-cell>
          <table:table-cell office:value-type="float" office:value="0.0325322" calcext:value-type="float">
            <text:p>0.0325322</text:p>
          </table:table-cell>
          <table:table-cell office:value-type="float" office:value="0.0379515" calcext:value-type="float">
            <text:p>0.0379515</text:p>
          </table:table-cell>
          <table:table-cell office:value-type="float" office:value="0.0438401" calcext:value-type="float">
            <text:p>0.0438401</text:p>
          </table:table-cell>
          <table:table-cell office:value-type="float" office:value="0.0394495" calcext:value-type="float">
            <text:p>0.0394495</text:p>
          </table:table-cell>
          <table:table-cell office:value-type="float" office:value="0.044537" calcext:value-type="float">
            <text:p>0.044537</text:p>
          </table:table-cell>
          <table:table-cell office:value-type="float" office:value="0.0399958" calcext:value-type="float">
            <text:p>0.0399958</text:p>
          </table:table-cell>
          <table:table-cell office:value-type="float" office:value="0.0347745" calcext:value-type="float">
            <text:p>0.0347745</text:p>
          </table:table-cell>
          <table:table-cell office:value-type="float" office:value="0.0398017" calcext:value-type="float">
            <text:p>0.0398017</text:p>
          </table:table-cell>
          <table:table-cell office:value-type="float" office:value="0.0446706" calcext:value-type="float">
            <text:p>0.0446706</text:p>
          </table:table-cell>
          <table:table-cell office:value-type="float" office:value="0.0500329" calcext:value-type="float">
            <text:p>0.0500329</text:p>
          </table:table-cell>
          <table:table-cell office:value-type="float" office:value="0.0449617" calcext:value-type="float">
            <text:p>0.0449617</text:p>
          </table:table-cell>
        </table:table-row>
        <table:table-row table:style-name="ro1">
          <table:table-cell office:value-type="float" office:value="0.039474" calcext:value-type="float">
            <text:p>0.039474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0397731" calcext:value-type="float">
            <text:p>0.0397731</text:p>
          </table:table-cell>
          <table:table-cell office:value-type="float" office:value="0.0448941" calcext:value-type="float">
            <text:p>0.0448941</text:p>
          </table:table-cell>
          <table:table-cell office:value-type="float" office:value="0.0408821" calcext:value-type="float">
            <text:p>0.0408821</text:p>
          </table:table-cell>
          <table:table-cell office:value-type="float" office:value="0.0354301" calcext:value-type="float">
            <text:p>0.0354301</text:p>
          </table:table-cell>
          <table:table-cell office:value-type="float" office:value="0.0410698" calcext:value-type="float">
            <text:p>0.0410698</text:p>
          </table:table-cell>
          <table:table-cell office:value-type="float" office:value="0.0366206" calcext:value-type="float">
            <text:p>0.0366206</text:p>
          </table:table-cell>
          <table:table-cell office:value-type="float" office:value="0.0312623" calcext:value-type="float">
            <text:p>0.0312623</text:p>
          </table:table-cell>
          <table:table-cell office:value-type="float" office:value="0.0362008" calcext:value-type="float">
            <text:p>0.0362008</text:p>
          </table:table-cell>
          <table:table-cell office:value-type="float" office:value="0.0413298" calcext:value-type="float">
            <text:p>0.0413298</text:p>
          </table:table-cell>
          <table:table-cell office:value-type="float" office:value="0.0357704" calcext:value-type="float">
            <text:p>0.0357704</text:p>
          </table:table-cell>
          <table:table-cell office:value-type="float" office:value="0.327341" calcext:value-type="float">
            <text:p>0.327341</text:p>
          </table:table-cell>
          <table:table-cell office:value-type="float" office:value="0.0416896" calcext:value-type="float">
            <text:p>0.0416896</text:p>
          </table:table-cell>
          <table:table-cell office:value-type="float" office:value="0.0367981" calcext:value-type="float">
            <text:p>0.0367981</text:p>
          </table:table-cell>
          <table:table-cell office:value-type="float" office:value="0.0317546" calcext:value-type="float">
            <text:p>0.0317546</text:p>
          </table:table-cell>
          <table:table-cell office:value-type="float" office:value="0.0376316" calcext:value-type="float">
            <text:p>0.0376316</text:p>
          </table:table-cell>
          <table:table-cell office:value-type="float" office:value="0.124005" calcext:value-type="float">
            <text:p>0.124005</text:p>
          </table:table-cell>
          <table:table-cell office:value-type="float" office:value="0.0432313" calcext:value-type="float">
            <text:p>0.0432313</text:p>
          </table:table-cell>
          <table:table-cell office:value-type="float" office:value="0.0381532" calcext:value-type="float">
            <text:p>0.0381532</text:p>
          </table:table-cell>
          <table:table-cell office:value-type="float" office:value="0.247009" calcext:value-type="float">
            <text:p>0.247009</text:p>
          </table:table-cell>
          <table:table-cell office:value-type="float" office:value="0.281982" calcext:value-type="float">
            <text:p>0.281982</text:p>
          </table:table-cell>
          <table:table-cell office:value-type="float" office:value="0.0380625" calcext:value-type="float">
            <text:p>0.0380625</text:p>
          </table:table-cell>
          <table:table-cell office:value-type="float" office:value="0.040005" calcext:value-type="float">
            <text:p>0.040005</text:p>
          </table:table-cell>
          <table:table-cell office:value-type="float" office:value="0.0483787" calcext:value-type="float">
            <text:p>0.0483787</text:p>
          </table:table-cell>
        </table:table-row>
        <table:table-row table:style-name="ro1">
          <table:table-cell office:value-type="float" office:value="0.0389472" calcext:value-type="float">
            <text:p>0.0389472</text:p>
          </table:table-cell>
          <table:table-cell office:value-type="float" office:value="0.0380726" calcext:value-type="float">
            <text:p>0.0380726</text:p>
          </table:table-cell>
          <table:table-cell office:value-type="float" office:value="0.0433577" calcext:value-type="float">
            <text:p>0.0433577</text:p>
          </table:table-cell>
          <table:table-cell office:value-type="float" office:value="0.0366938" calcext:value-type="float">
            <text:p>0.0366938</text:p>
          </table:table-cell>
          <table:table-cell office:value-type="float" office:value="0.0359704" calcext:value-type="float">
            <text:p>0.0359704</text:p>
          </table:table-cell>
          <table:table-cell office:value-type="float" office:value="0.0412397" calcext:value-type="float">
            <text:p>0.0412397</text:p>
          </table:table-cell>
          <table:table-cell office:value-type="float" office:value="0.0374776" calcext:value-type="float">
            <text:p>0.0374776</text:p>
          </table:table-cell>
          <table:table-cell office:value-type="float" office:value="0.0423822" calcext:value-type="float">
            <text:p>0.0423822</text:p>
          </table:table-cell>
          <table:table-cell office:value-type="float" office:value="0.0374522" calcext:value-type="float">
            <text:p>0.0374522</text:p>
          </table:table-cell>
          <table:table-cell office:value-type="float" office:value="0.0326748" calcext:value-type="float">
            <text:p>0.0326748</text:p>
          </table:table-cell>
          <table:table-cell office:value-type="float" office:value="0.0370574" calcext:value-type="float">
            <text:p>0.0370574</text:p>
          </table:table-cell>
          <table:table-cell office:value-type="float" office:value="0.0321396" calcext:value-type="float">
            <text:p>0.0321396</text:p>
          </table:table-cell>
          <table:table-cell office:value-type="float" office:value="0.0370089" calcext:value-type="float">
            <text:p>0.0370089</text:p>
          </table:table-cell>
          <table:table-cell office:value-type="float" office:value="0.0425991" calcext:value-type="float">
            <text:p>0.0425991</text:p>
          </table:table-cell>
          <table:table-cell office:value-type="float" office:value="0.0379893" calcext:value-type="float">
            <text:p>0.0379893</text:p>
          </table:table-cell>
          <table:table-cell office:value-type="float" office:value="0.0438079" calcext:value-type="float">
            <text:p>0.0438079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442976" calcext:value-type="float">
            <text:p>0.0442976</text:p>
          </table:table-cell>
          <table:table-cell office:value-type="float" office:value="0.0401337" calcext:value-type="float">
            <text:p>0.0401337</text:p>
          </table:table-cell>
          <table:table-cell office:value-type="float" office:value="0.0449975" calcext:value-type="float">
            <text:p>0.0449975</text:p>
          </table:table-cell>
          <table:table-cell office:value-type="float" office:value="0.0402436" calcext:value-type="float">
            <text:p>0.0402436</text:p>
          </table:table-cell>
          <table:table-cell office:value-type="float" office:value="0.0420796" calcext:value-type="float">
            <text:p>0.0420796</text:p>
          </table:table-cell>
          <table:table-cell office:value-type="float" office:value="0.0407041" calcext:value-type="float">
            <text:p>0.0407041</text:p>
          </table:table-cell>
          <table:table-cell office:value-type="float" office:value="0.0506844" calcext:value-type="float">
            <text:p>0.0506844</text:p>
          </table:table-cell>
          <table:table-cell office:value-type="float" office:value="0.0364952" calcext:value-type="float">
            <text:p>0.0364952</text:p>
          </table:table-cell>
        </table:table-row>
        <table:table-row table:style-name="ro1">
          <table:table-cell office:value-type="float" office:value="0.0437045" calcext:value-type="float">
            <text:p>0.0437045</text:p>
          </table:table-cell>
          <table:table-cell office:value-type="float" office:value="0.0289481" calcext:value-type="float">
            <text:p>0.0289481</text:p>
          </table:table-cell>
          <table:table-cell office:value-type="float" office:value="0.0445189" calcext:value-type="float">
            <text:p>0.0445189</text:p>
          </table:table-cell>
          <table:table-cell office:value-type="float" office:value="0.039697" calcext:value-type="float">
            <text:p>0.039697</text:p>
          </table:table-cell>
          <table:table-cell office:value-type="float" office:value="0.0349762" calcext:value-type="float">
            <text:p>0.0349762</text:p>
          </table:table-cell>
          <table:table-cell office:value-type="float" office:value="0.0425888" calcext:value-type="float">
            <text:p>0.0425888</text:p>
          </table:table-cell>
          <table:table-cell office:value-type="float" office:value="0.0381913" calcext:value-type="float">
            <text:p>0.0381913</text:p>
          </table:table-cell>
          <table:table-cell office:value-type="float" office:value="0.0441094" calcext:value-type="float">
            <text:p>0.0441094</text:p>
          </table:table-cell>
          <table:table-cell office:value-type="float" office:value="0.0392917" calcext:value-type="float">
            <text:p>0.0392917</text:p>
          </table:table-cell>
          <table:table-cell office:value-type="float" office:value="0.0345794" calcext:value-type="float">
            <text:p>0.0345794</text:p>
          </table:table-cell>
          <table:table-cell office:value-type="float" office:value="0.0501151" calcext:value-type="float">
            <text:p>0.0501151</text:p>
          </table:table-cell>
          <table:table-cell office:value-type="float" office:value="0.0446122" calcext:value-type="float">
            <text:p>0.0446122</text:p>
          </table:table-cell>
          <table:table-cell office:value-type="float" office:value="0.0395924" calcext:value-type="float">
            <text:p>0.0395924</text:p>
          </table:table-cell>
          <table:table-cell office:value-type="float" office:value="0.0445087" calcext:value-type="float">
            <text:p>0.0445087</text:p>
          </table:table-cell>
          <table:table-cell office:value-type="float" office:value="0.039488" calcext:value-type="float">
            <text:p>0.039488</text:p>
          </table:table-cell>
          <table:table-cell office:value-type="float" office:value="0.0340642" calcext:value-type="float">
            <text:p>0.0340642</text:p>
          </table:table-cell>
          <table:table-cell office:value-type="float" office:value="0.0286826" calcext:value-type="float">
            <text:p>0.0286826</text:p>
          </table:table-cell>
          <table:table-cell office:value-type="float" office:value="0.0445829" calcext:value-type="float">
            <text:p>0.0445829</text:p>
          </table:table-cell>
          <table:table-cell office:value-type="float" office:value="0.0398801" calcext:value-type="float">
            <text:p>0.0398801</text:p>
          </table:table-cell>
          <table:table-cell office:value-type="float" office:value="0.0452233" calcext:value-type="float">
            <text:p>0.0452233</text:p>
          </table:table-cell>
          <table:table-cell office:value-type="float" office:value="0.0413655" calcext:value-type="float">
            <text:p>0.0413655</text:p>
          </table:table-cell>
          <table:table-cell office:value-type="float" office:value="0.0363859" calcext:value-type="float">
            <text:p>0.0363859</text:p>
          </table:table-cell>
          <table:table-cell office:value-type="float" office:value="0.0428838" calcext:value-type="float">
            <text:p>0.0428838</text:p>
          </table:table-cell>
          <table:table-cell office:value-type="float" office:value="0.0380136" calcext:value-type="float">
            <text:p>0.0380136</text:p>
          </table:table-cell>
          <table:table-cell office:value-type="float" office:value="0.0434075" calcext:value-type="float">
            <text:p>0.0434075</text:p>
          </table:table-cell>
        </table:table-row>
        <table:table-row table:style-name="ro1">
          <table:table-cell office:value-type="float" office:value="0.0578327" calcext:value-type="float">
            <text:p>0.0578327</text:p>
          </table:table-cell>
          <table:table-cell office:value-type="float" office:value="0.0425283" calcext:value-type="float">
            <text:p>0.0425283</text:p>
          </table:table-cell>
          <table:table-cell office:value-type="float" office:value="0.0472583" calcext:value-type="float">
            <text:p>0.0472583</text:p>
          </table:table-cell>
          <table:table-cell office:value-type="float" office:value="0.0435134" calcext:value-type="float">
            <text:p>0.0435134</text:p>
          </table:table-cell>
          <table:table-cell office:value-type="float" office:value="0.0365961" calcext:value-type="float">
            <text:p>0.0365961</text:p>
          </table:table-cell>
          <table:table-cell office:value-type="float" office:value="0.041484" calcext:value-type="float">
            <text:p>0.041484</text:p>
          </table:table-cell>
          <table:table-cell office:value-type="float" office:value="0.0357786" calcext:value-type="float">
            <text:p>0.0357786</text:p>
          </table:table-cell>
          <table:table-cell office:value-type="float" office:value="0.0412192" calcext:value-type="float">
            <text:p>0.0412192</text:p>
          </table:table-cell>
          <table:table-cell office:value-type="float" office:value="0.0367571" calcext:value-type="float">
            <text:p>0.0367571</text:p>
          </table:table-cell>
          <table:table-cell office:value-type="float" office:value="0.0429823" calcext:value-type="float">
            <text:p>0.0429823</text:p>
          </table:table-cell>
          <table:table-cell office:value-type="float" office:value="0.0382475" calcext:value-type="float">
            <text:p>0.0382475</text:p>
          </table:table-cell>
          <table:table-cell office:value-type="float" office:value="0.0535681" calcext:value-type="float">
            <text:p>0.0535681</text:p>
          </table:table-cell>
          <table:table-cell office:value-type="float" office:value="0.058686" calcext:value-type="float">
            <text:p>0.058686</text:p>
          </table:table-cell>
          <table:table-cell office:value-type="float" office:value="0.0434833" calcext:value-type="float">
            <text:p>0.0434833</text:p>
          </table:table-cell>
          <table:table-cell office:value-type="float" office:value="0.0382284" calcext:value-type="float">
            <text:p>0.0382284</text:p>
          </table:table-cell>
          <table:table-cell office:value-type="float" office:value="0.0438578" calcext:value-type="float">
            <text:p>0.0438578</text:p>
          </table:table-cell>
          <table:table-cell office:value-type="float" office:value="0.0385468" calcext:value-type="float">
            <text:p>0.0385468</text:p>
          </table:table-cell>
          <table:table-cell office:value-type="float" office:value="0.044401" calcext:value-type="float">
            <text:p>0.044401</text:p>
          </table:table-cell>
          <table:table-cell office:value-type="float" office:value="0.039676" calcext:value-type="float">
            <text:p>0.039676</text:p>
          </table:table-cell>
          <table:table-cell office:value-type="float" office:value="0.0346221" calcext:value-type="float">
            <text:p>0.0346221</text:p>
          </table:table-cell>
          <table:table-cell office:value-type="float" office:value="0.0400962" calcext:value-type="float">
            <text:p>0.0400962</text:p>
          </table:table-cell>
          <table:table-cell office:value-type="float" office:value="0.0460766" calcext:value-type="float">
            <text:p>0.0460766</text:p>
          </table:table-cell>
          <table:table-cell office:value-type="float" office:value="0.0407564" calcext:value-type="float">
            <text:p>0.0407564</text:p>
          </table:table-cell>
          <table:table-cell office:value-type="float" office:value="0.0455617" calcext:value-type="float">
            <text:p>0.0455617</text:p>
          </table:table-cell>
          <table:table-cell office:value-type="float" office:value="0.0410558" calcext:value-type="float">
            <text:p>0.0410558</text:p>
          </table:table-cell>
        </table:table-row>
        <table:table-row table:style-name="ro1">
          <table:table-cell office:value-type="float" office:value="0.0356238" calcext:value-type="float">
            <text:p>0.0356238</text:p>
          </table:table-cell>
          <table:table-cell office:value-type="float" office:value="0.0305732" calcext:value-type="float">
            <text:p>0.0305732</text:p>
          </table:table-cell>
          <table:table-cell office:value-type="float" office:value="0.0457144" calcext:value-type="float">
            <text:p>0.0457144</text:p>
          </table:table-cell>
          <table:table-cell office:value-type="float" office:value="0.0411853" calcext:value-type="float">
            <text:p>0.0411853</text:p>
          </table:table-cell>
          <table:table-cell office:value-type="float" office:value="0.0364066" calcext:value-type="float">
            <text:p>0.0364066</text:p>
          </table:table-cell>
          <table:table-cell office:value-type="float" office:value="0.0423355" calcext:value-type="float">
            <text:p>0.0423355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0.043403" calcext:value-type="float">
            <text:p>0.043403</text:p>
          </table:table-cell>
          <table:table-cell office:value-type="float" office:value="0.0353844" calcext:value-type="float">
            <text:p>0.0353844</text:p>
          </table:table-cell>
          <table:table-cell office:value-type="float" office:value="0.0437226" calcext:value-type="float">
            <text:p>0.0437226</text:p>
          </table:table-cell>
          <table:table-cell office:value-type="float" office:value="0.0390678" calcext:value-type="float">
            <text:p>0.0390678</text:p>
          </table:table-cell>
          <table:table-cell office:value-type="float" office:value="0.0345525" calcext:value-type="float">
            <text:p>0.0345525</text:p>
          </table:table-cell>
          <table:table-cell office:value-type="float" office:value="0.0302905" calcext:value-type="float">
            <text:p>0.0302905</text:p>
          </table:table-cell>
          <table:table-cell office:value-type="float" office:value="0.0450469" calcext:value-type="float">
            <text:p>0.0450469</text:p>
          </table:table-cell>
          <table:table-cell office:value-type="float" office:value="0.0422109" calcext:value-type="float">
            <text:p>0.0422109</text:p>
          </table:table-cell>
          <table:table-cell office:value-type="float" office:value="0.0489277" calcext:value-type="float">
            <text:p>0.0489277</text:p>
          </table:table-cell>
          <table:table-cell office:value-type="float" office:value="0.0334146" calcext:value-type="float">
            <text:p>0.0334146</text:p>
          </table:table-cell>
          <table:table-cell office:value-type="float" office:value="0.0393316" calcext:value-type="float">
            <text:p>0.0393316</text:p>
          </table:table-cell>
          <table:table-cell office:value-type="float" office:value="0.0455128" calcext:value-type="float">
            <text:p>0.0455128</text:p>
          </table:table-cell>
          <table:table-cell office:value-type="float" office:value="0.0407979" calcext:value-type="float">
            <text:p>0.0407979</text:p>
          </table:table-cell>
          <table:table-cell office:value-type="float" office:value="0.0363018" calcext:value-type="float">
            <text:p>0.0363018</text:p>
          </table:table-cell>
          <table:table-cell office:value-type="float" office:value="0.0420471" calcext:value-type="float">
            <text:p>0.0420471</text:p>
          </table:table-cell>
          <table:table-cell office:value-type="float" office:value="0.0375755" calcext:value-type="float">
            <text:p>0.0375755</text:p>
          </table:table-cell>
          <table:table-cell office:value-type="float" office:value="0.0329054" calcext:value-type="float">
            <text:p>0.0329054</text:p>
          </table:table-cell>
          <table:table-cell office:value-type="float" office:value="0.0480212" calcext:value-type="float">
            <text:p>0.0480212</text:p>
          </table:table-cell>
        </table:table-row>
        <table:table-row table:style-name="ro1">
          <table:table-cell office:value-type="float" office:value="0.126014" calcext:value-type="float">
            <text:p>0.126014</text:p>
          </table:table-cell>
          <table:table-cell office:value-type="float" office:value="0.0366425" calcext:value-type="float">
            <text:p>0.0366425</text:p>
          </table:table-cell>
          <table:table-cell office:value-type="float" office:value="0.0419447" calcext:value-type="float">
            <text:p>0.0419447</text:p>
          </table:table-cell>
          <table:table-cell office:value-type="float" office:value="0.0368173" calcext:value-type="float">
            <text:p>0.0368173</text:p>
          </table:table-cell>
          <table:table-cell office:value-type="float" office:value="0.12354" calcext:value-type="float">
            <text:p>0.12354</text:p>
          </table:table-cell>
          <table:table-cell office:value-type="float" office:value="0.0542759" calcext:value-type="float">
            <text:p>0.0542759</text:p>
          </table:table-cell>
          <table:table-cell office:value-type="float" office:value="0.0397104" calcext:value-type="float">
            <text:p>0.0397104</text:p>
          </table:table-cell>
          <table:table-cell office:value-type="float" office:value="0.0455321" calcext:value-type="float">
            <text:p>0.0455321</text:p>
          </table:table-cell>
          <table:table-cell office:value-type="float" office:value="0.0500621" calcext:value-type="float">
            <text:p>0.0500621</text:p>
          </table:table-cell>
          <table:table-cell office:value-type="float" office:value="0.0445293" calcext:value-type="float">
            <text:p>0.0445293</text:p>
          </table:table-cell>
          <table:table-cell office:value-type="float" office:value="0.0395259" calcext:value-type="float">
            <text:p>0.0395259</text:p>
          </table:table-cell>
          <table:table-cell office:value-type="float" office:value="0.0347063" calcext:value-type="float">
            <text:p>0.0347063</text:p>
          </table:table-cell>
          <table:table-cell office:value-type="float" office:value="0.0394068" calcext:value-type="float">
            <text:p>0.0394068</text:p>
          </table:table-cell>
          <table:table-cell office:value-type="float" office:value="0.0447937" calcext:value-type="float">
            <text:p>0.0447937</text:p>
          </table:table-cell>
          <table:table-cell office:value-type="float" office:value="0.0406145" calcext:value-type="float">
            <text:p>0.0406145</text:p>
          </table:table-cell>
          <table:table-cell office:value-type="float" office:value="0.0460928" calcext:value-type="float">
            <text:p>0.0460928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117358" calcext:value-type="float">
            <text:p>0.117358</text:p>
          </table:table-cell>
          <table:table-cell office:value-type="float" office:value="0.0382384" calcext:value-type="float">
            <text:p>0.0382384</text:p>
          </table:table-cell>
          <table:table-cell office:value-type="float" office:value="0.0325233" calcext:value-type="float">
            <text:p>0.0325233</text:p>
          </table:table-cell>
          <table:table-cell office:value-type="float" office:value="0.0380192" calcext:value-type="float">
            <text:p>0.0380192</text:p>
          </table:table-cell>
          <table:table-cell office:value-type="float" office:value="0.0438865" calcext:value-type="float">
            <text:p>0.0438865</text:p>
          </table:table-cell>
          <table:table-cell office:value-type="float" office:value="0.0391456" calcext:value-type="float">
            <text:p>0.0391456</text:p>
          </table:table-cell>
          <table:table-cell office:value-type="float" office:value="0.0449727" calcext:value-type="float">
            <text:p>0.0449727</text:p>
          </table:table-cell>
          <table:table-cell office:value-type="float" office:value="0.040444" calcext:value-type="float">
            <text:p>0.040444</text:p>
          </table:table-cell>
        </table:table-row>
        <table:table-row table:style-name="ro1">
          <table:table-cell office:value-type="float" office:value="0.035755" calcext:value-type="float">
            <text:p>0.035755</text:p>
          </table:table-cell>
          <table:table-cell office:value-type="float" office:value="0.234768" calcext:value-type="float">
            <text:p>0.234768</text:p>
          </table:table-cell>
          <table:table-cell office:value-type="float" office:value="0.260393" calcext:value-type="float">
            <text:p>0.260393</text:p>
          </table:table-cell>
          <table:table-cell office:value-type="float" office:value="0.0410605" calcext:value-type="float">
            <text:p>0.0410605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415913" calcext:value-type="float">
            <text:p>0.0415913</text:p>
          </table:table-cell>
          <table:table-cell office:value-type="float" office:value="0.0366031" calcext:value-type="float">
            <text:p>0.0366031</text:p>
          </table:table-cell>
          <table:table-cell office:value-type="float" office:value="0.04307" calcext:value-type="float">
            <text:p>0.04307</text:p>
          </table:table-cell>
          <table:table-cell office:value-type="float" office:value="0.0372116" calcext:value-type="float">
            <text:p>0.0372116</text:p>
          </table:table-cell>
          <table:table-cell office:value-type="float" office:value="0.0444945" calcext:value-type="float">
            <text:p>0.0444945</text:p>
          </table:table-cell>
          <table:table-cell office:value-type="float" office:value="0.0407167" calcext:value-type="float">
            <text:p>0.0407167</text:p>
          </table:table-cell>
          <table:table-cell office:value-type="float" office:value="0.036382" calcext:value-type="float">
            <text:p>0.036382</text:p>
          </table:table-cell>
          <table:table-cell office:value-type="float" office:value="0.0321329" calcext:value-type="float">
            <text:p>0.0321329</text:p>
          </table:table-cell>
          <table:table-cell office:value-type="float" office:value="0.140377" calcext:value-type="float">
            <text:p>0.140377</text:p>
          </table:table-cell>
          <table:table-cell office:value-type="float" office:value="0.155614" calcext:value-type="float">
            <text:p>0.155614</text:p>
          </table:table-cell>
          <table:table-cell office:value-type="float" office:value="0.0712274" calcext:value-type="float">
            <text:p>0.0712274</text:p>
          </table:table-cell>
          <table:table-cell office:value-type="float" office:value="0.044815" calcext:value-type="float">
            <text:p>0.044815</text:p>
          </table:table-cell>
          <table:table-cell office:value-type="float" office:value="0.0512811" calcext:value-type="float">
            <text:p>0.0512811</text:p>
          </table:table-cell>
          <table:table-cell office:value-type="float" office:value="0.399918" calcext:value-type="float">
            <text:p>0.399918</text:p>
          </table:table-cell>
          <table:table-cell office:value-type="float" office:value="0.0410139" calcext:value-type="float">
            <text:p>0.0410139</text:p>
          </table:table-cell>
          <table:table-cell office:value-type="float" office:value="0.0314131" calcext:value-type="float">
            <text:p>0.0314131</text:p>
          </table:table-cell>
          <table:table-cell office:value-type="float" office:value="0.0415318" calcext:value-type="float">
            <text:p>0.0415318</text:p>
          </table:table-cell>
          <table:table-cell office:value-type="float" office:value="0.0361266" calcext:value-type="float">
            <text:p>0.0361266</text:p>
          </table:table-cell>
          <table:table-cell office:value-type="float" office:value="0.0405216" calcext:value-type="float">
            <text:p>0.0405216</text:p>
          </table:table-cell>
          <table:table-cell office:value-type="float" office:value="0.0682512" calcext:value-type="float">
            <text:p>0.0682512</text:p>
          </table:table-cell>
        </table:table-row>
        <table:table-row table:style-name="ro1">
          <table:table-cell office:value-type="float" office:value="0.0530209" calcext:value-type="float">
            <text:p>0.0530209</text:p>
          </table:table-cell>
          <table:table-cell office:value-type="float" office:value="0.0370111" calcext:value-type="float">
            <text:p>0.0370111</text:p>
          </table:table-cell>
          <table:table-cell office:value-type="float" office:value="0.0339479" calcext:value-type="float">
            <text:p>0.0339479</text:p>
          </table:table-cell>
          <table:table-cell office:value-type="float" office:value="0.0402642" calcext:value-type="float">
            <text:p>0.0402642</text:p>
          </table:table-cell>
          <table:table-cell office:value-type="float" office:value="0.0457345" calcext:value-type="float">
            <text:p>0.0457345</text:p>
          </table:table-cell>
          <table:table-cell office:value-type="float" office:value="0.0409857" calcext:value-type="float">
            <text:p>0.0409857</text:p>
          </table:table-cell>
          <table:table-cell office:value-type="float" office:value="0.251399" calcext:value-type="float">
            <text:p>0.251399</text:p>
          </table:table-cell>
          <table:table-cell office:value-type="float" office:value="0.0459619" calcext:value-type="float">
            <text:p>0.0459619</text:p>
          </table:table-cell>
          <table:table-cell office:value-type="float" office:value="0.0409807" calcext:value-type="float">
            <text:p>0.0409807</text:p>
          </table:table-cell>
          <table:table-cell office:value-type="float" office:value="0.0366115" calcext:value-type="float">
            <text:p>0.0366115</text:p>
          </table:table-cell>
          <table:table-cell office:value-type="float" office:value="0.0421461" calcext:value-type="float">
            <text:p>0.0421461</text:p>
          </table:table-cell>
          <table:table-cell office:value-type="float" office:value="0.0473844" calcext:value-type="float">
            <text:p>0.0473844</text:p>
          </table:table-cell>
          <table:table-cell office:value-type="float" office:value="0.0422172" calcext:value-type="float">
            <text:p>0.0422172</text:p>
          </table:table-cell>
          <table:table-cell office:value-type="float" office:value="0.0377463" calcext:value-type="float">
            <text:p>0.0377463</text:p>
          </table:table-cell>
          <table:table-cell office:value-type="float" office:value="0.0427999" calcext:value-type="float">
            <text:p>0.0427999</text:p>
          </table:table-cell>
          <table:table-cell office:value-type="float" office:value="0.0384253" calcext:value-type="float">
            <text:p>0.0384253</text:p>
          </table:table-cell>
          <table:table-cell office:value-type="float" office:value="0.032238" calcext:value-type="float">
            <text:p>0.032238</text:p>
          </table:table-cell>
          <table:table-cell office:value-type="float" office:value="0.0379661" calcext:value-type="float">
            <text:p>0.0379661</text:p>
          </table:table-cell>
          <table:table-cell office:value-type="float" office:value="0.0436705" calcext:value-type="float">
            <text:p>0.0436705</text:p>
          </table:table-cell>
          <table:table-cell office:value-type="float" office:value="0.0392679" calcext:value-type="float">
            <text:p>0.0392679</text:p>
          </table:table-cell>
          <table:table-cell office:value-type="float" office:value="0.0447451" calcext:value-type="float">
            <text:p>0.0447451</text:p>
          </table:table-cell>
          <table:table-cell office:value-type="float" office:value="0.0416331" calcext:value-type="float">
            <text:p>0.0416331</text:p>
          </table:table-cell>
          <table:table-cell office:value-type="float" office:value="0.0373959" calcext:value-type="float">
            <text:p>0.0373959</text:p>
          </table:table-cell>
          <table:table-cell office:value-type="float" office:value="0.0425114" calcext:value-type="float">
            <text:p>0.0425114</text:p>
          </table:table-cell>
          <table:table-cell office:value-type="float" office:value="0.0378768" calcext:value-type="float">
            <text:p>0.0378768</text:p>
          </table:table-cell>
        </table:table-row>
        <table:table-row table:style-name="ro1">
          <table:table-cell office:value-type="float" office:value="0.0393243" calcext:value-type="float">
            <text:p>0.0393243</text:p>
          </table:table-cell>
          <table:table-cell office:value-type="float" office:value="0.0385407" calcext:value-type="float">
            <text:p>0.0385407</text:p>
          </table:table-cell>
          <table:table-cell office:value-type="float" office:value="0.0335266" calcext:value-type="float">
            <text:p>0.0335266</text:p>
          </table:table-cell>
          <table:table-cell office:value-type="float" office:value="0.038729" calcext:value-type="float">
            <text:p>0.038729</text:p>
          </table:table-cell>
          <table:table-cell office:value-type="float" office:value="0.0441279" calcext:value-type="float">
            <text:p>0.0441279</text:p>
          </table:table-cell>
          <table:table-cell office:value-type="float" office:value="0.0390514" calcext:value-type="float">
            <text:p>0.0390514</text:p>
          </table:table-cell>
          <table:table-cell office:value-type="float" office:value="0.0449532" calcext:value-type="float">
            <text:p>0.0449532</text:p>
          </table:table-cell>
          <table:table-cell office:value-type="float" office:value="0.0402748" calcext:value-type="float">
            <text:p>0.0402748</text:p>
          </table:table-cell>
          <table:table-cell office:value-type="float" office:value="0.0365909" calcext:value-type="float">
            <text:p>0.0365909</text:p>
          </table:table-cell>
          <table:table-cell office:value-type="float" office:value="0.0430483" calcext:value-type="float">
            <text:p>0.0430483</text:p>
          </table:table-cell>
          <table:table-cell office:value-type="float" office:value="0.0478689" calcext:value-type="float">
            <text:p>0.0478689</text:p>
          </table:table-cell>
          <table:table-cell office:value-type="float" office:value="0.0435871" calcext:value-type="float">
            <text:p>0.0435871</text:p>
          </table:table-cell>
          <table:table-cell office:value-type="float" office:value="0.0386493" calcext:value-type="float">
            <text:p>0.0386493</text:p>
          </table:table-cell>
          <table:table-cell office:value-type="float" office:value="0.043551" calcext:value-type="float">
            <text:p>0.043551</text:p>
          </table:table-cell>
          <table:table-cell office:value-type="float" office:value="0.0384701" calcext:value-type="float">
            <text:p>0.0384701</text:p>
          </table:table-cell>
          <table:table-cell office:value-type="float" office:value="0.0339568" calcext:value-type="float">
            <text:p>0.0339568</text:p>
          </table:table-cell>
          <table:table-cell office:value-type="float" office:value="0.0397748" calcext:value-type="float">
            <text:p>0.0397748</text:p>
          </table:table-cell>
          <table:table-cell office:value-type="float" office:value="0.0447479" calcext:value-type="float">
            <text:p>0.0447479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346093" calcext:value-type="float">
            <text:p>0.0346093</text:p>
          </table:table-cell>
          <table:table-cell office:value-type="float" office:value="0.0301608" calcext:value-type="float">
            <text:p>0.0301608</text:p>
          </table:table-cell>
          <table:table-cell office:value-type="float" office:value="0.0460068" calcext:value-type="float">
            <text:p>0.0460068</text:p>
          </table:table-cell>
          <table:table-cell office:value-type="float" office:value="0.0419598" calcext:value-type="float">
            <text:p>0.0419598</text:p>
          </table:table-cell>
          <table:table-cell office:value-type="float" office:value="0.0368156" calcext:value-type="float">
            <text:p>0.0368156</text:p>
          </table:table-cell>
          <table:table-cell office:value-type="float" office:value="0.0423954" calcext:value-type="float">
            <text:p>0.0423954</text:p>
          </table:table-cell>
        </table:table-row>
        <table:table-row table:style-name="ro1">
          <table:table-cell office:value-type="float" office:value="0.0373231" calcext:value-type="float">
            <text:p>0.0373231</text:p>
          </table:table-cell>
          <table:table-cell office:value-type="float" office:value="0.0434515" calcext:value-type="float">
            <text:p>0.0434515</text:p>
          </table:table-cell>
          <table:table-cell office:value-type="float" office:value="0.0383314" calcext:value-type="float">
            <text:p>0.0383314</text:p>
          </table:table-cell>
          <table:table-cell office:value-type="float" office:value="0.0446464" calcext:value-type="float">
            <text:p>0.0446464</text:p>
          </table:table-cell>
          <table:table-cell office:value-type="float" office:value="0.0400861" calcext:value-type="float">
            <text:p>0.0400861</text:p>
          </table:table-cell>
          <table:table-cell office:value-type="float" office:value="0.035336" calcext:value-type="float">
            <text:p>0.035336</text:p>
          </table:table-cell>
          <table:table-cell office:value-type="float" office:value="0.0299371" calcext:value-type="float">
            <text:p>0.0299371</text:p>
          </table:table-cell>
          <table:table-cell office:value-type="float" office:value="0.0456195" calcext:value-type="float">
            <text:p>0.0456195</text:p>
          </table:table-cell>
          <table:table-cell office:value-type="float" office:value="0.0415143" calcext:value-type="float">
            <text:p>0.0415143</text:p>
          </table:table-cell>
          <table:table-cell office:value-type="float" office:value="0.0367073" calcext:value-type="float">
            <text:p>0.0367073</text:p>
          </table:table-cell>
          <table:table-cell office:value-type="float" office:value="0.0321933" calcext:value-type="float">
            <text:p>0.0321933</text:p>
          </table:table-cell>
          <table:table-cell office:value-type="float" office:value="0.037923" calcext:value-type="float">
            <text:p>0.037923</text:p>
          </table:table-cell>
          <table:table-cell office:value-type="float" office:value="0.0433794" calcext:value-type="float">
            <text:p>0.0433794</text:p>
          </table:table-cell>
          <table:table-cell office:value-type="float" office:value="0.0385514" calcext:value-type="float">
            <text:p>0.0385514</text:p>
          </table:table-cell>
          <table:table-cell office:value-type="float" office:value="0.0441323" calcext:value-type="float">
            <text:p>0.0441323</text:p>
          </table:table-cell>
          <table:table-cell office:value-type="float" office:value="0.039291" calcext:value-type="float">
            <text:p>0.039291</text:p>
          </table:table-cell>
          <table:table-cell office:value-type="float" office:value="0.0344247" calcext:value-type="float">
            <text:p>0.0344247</text:p>
          </table:table-cell>
          <table:table-cell office:value-type="float" office:value="0.0407965" calcext:value-type="float">
            <text:p>0.0407965</text:p>
          </table:table-cell>
          <table:table-cell office:value-type="float" office:value="0.0445611" calcext:value-type="float">
            <text:p>0.0445611</text:p>
          </table:table-cell>
          <table:table-cell office:value-type="float" office:value="0.0428841" calcext:value-type="float">
            <text:p>0.0428841</text:p>
          </table:table-cell>
          <table:table-cell office:value-type="float" office:value="0.0386647" calcext:value-type="float">
            <text:p>0.0386647</text:p>
          </table:table-cell>
          <table:table-cell office:value-type="float" office:value="0.0345144" calcext:value-type="float">
            <text:p>0.0345144</text:p>
          </table:table-cell>
          <table:table-cell office:value-type="float" office:value="0.0395768" calcext:value-type="float">
            <text:p>0.0395768</text:p>
          </table:table-cell>
          <table:table-cell office:value-type="float" office:value="0.034781" calcext:value-type="float">
            <text:p>0.034781</text:p>
          </table:table-cell>
          <table:table-cell office:value-type="float" office:value="0.0400028" calcext:value-type="float">
            <text:p>0.0400028</text:p>
          </table:table-cell>
        </table:table-row>
        <table:table-row table:style-name="ro1">
          <table:table-cell office:value-type="float" office:value="0.0461479" calcext:value-type="float">
            <text:p>0.0461479</text:p>
          </table:table-cell>
          <table:table-cell office:value-type="float" office:value="0.0419389" calcext:value-type="float">
            <text:p>0.0419389</text:p>
          </table:table-cell>
          <table:table-cell office:value-type="float" office:value="0.0370964" calcext:value-type="float">
            <text:p>0.0370964</text:p>
          </table:table-cell>
          <table:table-cell office:value-type="float" office:value="0.032168" calcext:value-type="float">
            <text:p>0.032168</text:p>
          </table:table-cell>
          <table:table-cell office:value-type="float" office:value="0.0474584" calcext:value-type="float">
            <text:p>0.0474584</text:p>
          </table:table-cell>
          <table:table-cell office:value-type="float" office:value="0.0428133" calcext:value-type="float">
            <text:p>0.0428133</text:p>
          </table:table-cell>
          <table:table-cell office:value-type="float" office:value="0.0382896" calcext:value-type="float">
            <text:p>0.0382896</text:p>
          </table:table-cell>
          <table:table-cell office:value-type="float" office:value="0.0436794" calcext:value-type="float">
            <text:p>0.0436794</text:p>
          </table:table-cell>
          <table:table-cell office:value-type="float" office:value="0.0386312" calcext:value-type="float">
            <text:p>0.0386312</text:p>
          </table:table-cell>
          <table:table-cell office:value-type="float" office:value="0.0334589" calcext:value-type="float">
            <text:p>0.0334589</text:p>
          </table:table-cell>
          <table:table-cell office:value-type="float" office:value="0.0387918" calcext:value-type="float">
            <text:p>0.0387918</text:p>
          </table:table-cell>
          <table:table-cell office:value-type="float" office:value="0.0442135" calcext:value-type="float">
            <text:p>0.0442135</text:p>
          </table:table-cell>
          <table:table-cell office:value-type="float" office:value="0.0391432" calcext:value-type="float">
            <text:p>0.0391432</text:p>
          </table:table-cell>
          <table:table-cell office:value-type="float" office:value="0.033573" calcext:value-type="float">
            <text:p>0.033573</text:p>
          </table:table-cell>
          <table:table-cell office:value-type="float" office:value="0.0412695" calcext:value-type="float">
            <text:p>0.0412695</text:p>
          </table:table-cell>
          <table:table-cell office:value-type="float" office:value="0.0371504" calcext:value-type="float">
            <text:p>0.0371504</text:p>
          </table:table-cell>
          <table:table-cell office:value-type="float" office:value="0.0424322" calcext:value-type="float">
            <text:p>0.0424322</text:p>
          </table:table-cell>
          <table:table-cell office:value-type="float" office:value="0.0392956" calcext:value-type="float">
            <text:p>0.0392956</text:p>
          </table:table-cell>
          <table:table-cell office:value-type="float" office:value="0.0495057" calcext:value-type="float">
            <text:p>0.0495057</text:p>
          </table:table-cell>
          <table:table-cell office:value-type="float" office:value="0.0487199" calcext:value-type="float">
            <text:p>0.0487199</text:p>
          </table:table-cell>
          <table:table-cell office:value-type="float" office:value="0.0542642" calcext:value-type="float">
            <text:p>0.0542642</text:p>
          </table:table-cell>
          <table:table-cell office:value-type="float" office:value="0.0596768" calcext:value-type="float">
            <text:p>0.0596768</text:p>
          </table:table-cell>
          <table:table-cell office:value-type="float" office:value="0.0443522" calcext:value-type="float">
            <text:p>0.0443522</text:p>
          </table:table-cell>
          <table:table-cell office:value-type="float" office:value="0.0390635" calcext:value-type="float">
            <text:p>0.0390635</text:p>
          </table:table-cell>
          <table:table-cell office:value-type="float" office:value="0.0446308" calcext:value-type="float">
            <text:p>0.0446308</text:p>
          </table:table-cell>
        </table:table-row>
        <table:table-row table:style-name="ro1">
          <table:table-cell office:value-type="float" office:value="0.0401234" calcext:value-type="float">
            <text:p>0.0401234</text:p>
          </table:table-cell>
          <table:table-cell office:value-type="float" office:value="0.0441439" calcext:value-type="float">
            <text:p>0.0441439</text:p>
          </table:table-cell>
          <table:table-cell office:value-type="float" office:value="0.0313137" calcext:value-type="float">
            <text:p>0.0313137</text:p>
          </table:table-cell>
          <table:table-cell office:value-type="float" office:value="0.0389054" calcext:value-type="float">
            <text:p>0.0389054</text:p>
          </table:table-cell>
          <table:table-cell office:value-type="float" office:value="0.0455869" calcext:value-type="float">
            <text:p>0.0455869</text:p>
          </table:table-cell>
          <table:table-cell office:value-type="float" office:value="0.0402195" calcext:value-type="float">
            <text:p>0.0402195</text:p>
          </table:table-cell>
          <table:table-cell office:value-type="float" office:value="0.0349608" calcext:value-type="float">
            <text:p>0.0349608</text:p>
          </table:table-cell>
          <table:table-cell office:value-type="float" office:value="0.0402125" calcext:value-type="float">
            <text:p>0.0402125</text:p>
          </table:table-cell>
          <table:table-cell office:value-type="float" office:value="0.0557352" calcext:value-type="float">
            <text:p>0.0557352</text:p>
          </table:table-cell>
          <table:table-cell office:value-type="float" office:value="0.0402647" calcext:value-type="float">
            <text:p>0.0402647</text:p>
          </table:table-cell>
          <table:table-cell office:value-type="float" office:value="0.0448247" calcext:value-type="float">
            <text:p>0.0448247</text:p>
          </table:table-cell>
          <table:table-cell office:value-type="float" office:value="0.0397326" calcext:value-type="float">
            <text:p>0.0397326</text:p>
          </table:table-cell>
          <table:table-cell office:value-type="float" office:value="0.0343448" calcext:value-type="float">
            <text:p>0.0343448</text:p>
          </table:table-cell>
          <table:table-cell office:value-type="float" office:value="0.0288673" calcext:value-type="float">
            <text:p>0.0288673</text:p>
          </table:table-cell>
          <table:table-cell office:value-type="float" office:value="0.115346" calcext:value-type="float">
            <text:p>0.115346</text:p>
          </table:table-cell>
          <table:table-cell office:value-type="float" office:value="0.0502995" calcext:value-type="float">
            <text:p>0.0502995</text:p>
          </table:table-cell>
          <table:table-cell office:value-type="float" office:value="0.0341696" calcext:value-type="float">
            <text:p>0.0341696</text:p>
          </table:table-cell>
          <table:table-cell office:value-type="float" office:value="0.049383" calcext:value-type="float">
            <text:p>0.049383</text:p>
          </table:table-cell>
          <table:table-cell office:value-type="float" office:value="0.0336001" calcext:value-type="float">
            <text:p>0.0336001</text:p>
          </table:table-cell>
          <table:table-cell office:value-type="float" office:value="0.0384712" calcext:value-type="float">
            <text:p>0.0384712</text:p>
          </table:table-cell>
          <table:table-cell office:value-type="float" office:value="0.0329627" calcext:value-type="float">
            <text:p>0.0329627</text:p>
          </table:table-cell>
          <table:table-cell office:value-type="float" office:value="0.139711" calcext:value-type="float">
            <text:p>0.139711</text:p>
          </table:table-cell>
          <table:table-cell office:value-type="float" office:value="0.0473183" calcext:value-type="float">
            <text:p>0.0473183</text:p>
          </table:table-cell>
          <table:table-cell office:value-type="float" office:value="0.031644" calcext:value-type="float">
            <text:p>0.031644</text:p>
          </table:table-cell>
          <table:table-cell office:value-type="float" office:value="0.0364766" calcext:value-type="float">
            <text:p>0.0364766</text:p>
          </table:table-cell>
        </table:table-row>
        <table:table-row table:style-name="ro1">
          <table:table-cell office:value-type="float" office:value="0.0412423" calcext:value-type="float">
            <text:p>0.0412423</text:p>
          </table:table-cell>
          <table:table-cell office:value-type="float" office:value="0.0364008" calcext:value-type="float">
            <text:p>0.0364008</text:p>
          </table:table-cell>
          <table:table-cell office:value-type="float" office:value="0.0415781" calcext:value-type="float">
            <text:p>0.0415781</text:p>
          </table:table-cell>
          <table:table-cell office:value-type="float" office:value="0.03643" calcext:value-type="float">
            <text:p>0.03643</text:p>
          </table:table-cell>
          <table:table-cell office:value-type="float" office:value="0.0307859" calcext:value-type="float">
            <text:p>0.0307859</text:p>
          </table:table-cell>
          <table:table-cell office:value-type="float" office:value="0.250229" calcext:value-type="float">
            <text:p>0.250229</text:p>
          </table:table-cell>
          <table:table-cell office:value-type="float" office:value="0.275999" calcext:value-type="float">
            <text:p>0.275999</text:p>
          </table:table-cell>
          <table:table-cell office:value-type="float" office:value="0.0424777" calcext:value-type="float">
            <text:p>0.0424777</text:p>
          </table:table-cell>
          <table:table-cell office:value-type="float" office:value="0.0373605" calcext:value-type="float">
            <text:p>0.0373605</text:p>
          </table:table-cell>
          <table:table-cell office:value-type="float" office:value="0.0430328" calcext:value-type="float">
            <text:p>0.0430328</text:p>
          </table:table-cell>
          <table:table-cell office:value-type="float" office:value="0.0378609" calcext:value-type="float">
            <text:p>0.0378609</text:p>
          </table:table-cell>
          <table:table-cell office:value-type="float" office:value="0.0479634" calcext:value-type="float">
            <text:p>0.0479634</text:p>
          </table:table-cell>
          <table:table-cell office:value-type="float" office:value="0.0356198" calcext:value-type="float">
            <text:p>0.0356198</text:p>
          </table:table-cell>
          <table:table-cell office:value-type="float" office:value="0.0304507" calcext:value-type="float">
            <text:p>0.0304507</text:p>
          </table:table-cell>
          <table:table-cell office:value-type="float" office:value="0.137832" calcext:value-type="float">
            <text:p>0.137832</text:p>
          </table:table-cell>
          <table:table-cell office:value-type="float" office:value="0.133511" calcext:value-type="float">
            <text:p>0.133511</text:p>
          </table:table-cell>
          <table:table-cell office:value-type="float" office:value="0.0560264" calcext:value-type="float">
            <text:p>0.0560264</text:p>
          </table:table-cell>
          <table:table-cell office:value-type="float" office:value="0.0384568" calcext:value-type="float">
            <text:p>0.0384568</text:p>
          </table:table-cell>
          <table:table-cell office:value-type="float" office:value="0.0381149" calcext:value-type="float">
            <text:p>0.0381149</text:p>
          </table:table-cell>
          <table:table-cell office:value-type="float" office:value="0.0351698" calcext:value-type="float">
            <text:p>0.0351698</text:p>
          </table:table-cell>
          <table:table-cell office:value-type="float" office:value="0.0393648" calcext:value-type="float">
            <text:p>0.0393648</text:p>
          </table:table-cell>
          <table:table-cell office:value-type="float" office:value="0.0440048" calcext:value-type="float">
            <text:p>0.0440048</text:p>
          </table:table-cell>
          <table:table-cell office:value-type="float" office:value="0.0389736" calcext:value-type="float">
            <text:p>0.0389736</text:p>
          </table:table-cell>
          <table:table-cell office:value-type="float" office:value="0.0434959" calcext:value-type="float">
            <text:p>0.0434959</text:p>
          </table:table-cell>
          <table:table-cell office:value-type="float" office:value="0.0381744" calcext:value-type="float">
            <text:p>0.0381744</text:p>
          </table:table-cell>
        </table:table-row>
        <table:table-row table:style-name="ro1">
          <table:table-cell office:value-type="float" office:value="0.0328071" calcext:value-type="float">
            <text:p>0.0328071</text:p>
          </table:table-cell>
          <table:table-cell office:value-type="float" office:value="0.0443353" calcext:value-type="float">
            <text:p>0.0443353</text:p>
          </table:table-cell>
          <table:table-cell office:value-type="float" office:value="0.0436541" calcext:value-type="float">
            <text:p>0.0436541</text:p>
          </table:table-cell>
          <table:table-cell office:value-type="float" office:value="0.0411174" calcext:value-type="float">
            <text:p>0.0411174</text:p>
          </table:table-cell>
          <table:table-cell office:value-type="float" office:value="0.0414809" calcext:value-type="float">
            <text:p>0.0414809</text:p>
          </table:table-cell>
          <table:table-cell office:value-type="float" office:value="0.0425798" calcext:value-type="float">
            <text:p>0.0425798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0370446" calcext:value-type="float">
            <text:p>0.0370446</text:p>
          </table:table-cell>
          <table:table-cell office:value-type="float" office:value="0.0326397" calcext:value-type="float">
            <text:p>0.0326397</text:p>
          </table:table-cell>
          <table:table-cell office:value-type="float" office:value="0.0383788" calcext:value-type="float">
            <text:p>0.0383788</text:p>
          </table:table-cell>
          <table:table-cell office:value-type="float" office:value="0.0433945" calcext:value-type="float">
            <text:p>0.0433945</text:p>
          </table:table-cell>
          <table:table-cell office:value-type="float" office:value="0.0382842" calcext:value-type="float">
            <text:p>0.0382842</text:p>
          </table:table-cell>
          <table:table-cell office:value-type="float" office:value="0.135731" calcext:value-type="float">
            <text:p>0.135731</text:p>
          </table:table-cell>
          <table:table-cell office:value-type="float" office:value="0.131691" calcext:value-type="float">
            <text:p>0.131691</text:p>
          </table:table-cell>
          <table:table-cell office:value-type="float" office:value="0.0534149" calcext:value-type="float">
            <text:p>0.0534149</text:p>
          </table:table-cell>
          <table:table-cell office:value-type="float" office:value="0.047926" calcext:value-type="float">
            <text:p>0.047926</text:p>
          </table:table-cell>
          <table:table-cell office:value-type="float" office:value="0.144323" calcext:value-type="float">
            <text:p>0.144323</text:p>
          </table:table-cell>
          <table:table-cell office:value-type="float" office:value="0.14083" calcext:value-type="float">
            <text:p>0.14083</text:p>
          </table:table-cell>
          <table:table-cell office:value-type="float" office:value="0.0346884" calcext:value-type="float">
            <text:p>0.0346884</text:p>
          </table:table-cell>
          <table:table-cell office:value-type="float" office:value="0.0398852" calcext:value-type="float">
            <text:p>0.0398852</text:p>
          </table:table-cell>
          <table:table-cell office:value-type="float" office:value="0.259295" calcext:value-type="float">
            <text:p>0.259295</text:p>
          </table:table-cell>
          <table:table-cell office:value-type="float" office:value="0.0456097" calcext:value-type="float">
            <text:p>0.0456097</text:p>
          </table:table-cell>
          <table:table-cell office:value-type="float" office:value="0.0421713" calcext:value-type="float">
            <text:p>0.0421713</text:p>
          </table:table-cell>
          <table:table-cell office:value-type="float" office:value="0.129941" calcext:value-type="float">
            <text:p>0.129941</text:p>
          </table:table-cell>
          <table:table-cell office:value-type="float" office:value="0.0632212" calcext:value-type="float">
            <text:p>0.0632212</text:p>
          </table:table-cell>
        </table:table-row>
        <table:table-row table:style-name="ro1">
          <table:table-cell office:value-type="float" office:value="0.0478585" calcext:value-type="float">
            <text:p>0.0478585</text:p>
          </table:table-cell>
          <table:table-cell office:value-type="float" office:value="0.0533674" calcext:value-type="float">
            <text:p>0.0533674</text:p>
          </table:table-cell>
          <table:table-cell office:value-type="float" office:value="0.0487288" calcext:value-type="float">
            <text:p>0.0487288</text:p>
          </table:table-cell>
          <table:table-cell office:value-type="float" office:value="0.0444784" calcext:value-type="float">
            <text:p>0.0444784</text:p>
          </table:table-cell>
          <table:table-cell office:value-type="float" office:value="0.0397119" calcext:value-type="float">
            <text:p>0.0397119</text:p>
          </table:table-cell>
          <table:table-cell office:value-type="float" office:value="0.0349691" calcext:value-type="float">
            <text:p>0.0349691</text:p>
          </table:table-cell>
          <table:table-cell office:value-type="float" office:value="0.0404889" calcext:value-type="float">
            <text:p>0.0404889</text:p>
          </table:table-cell>
          <table:table-cell office:value-type="float" office:value="0.0464532" calcext:value-type="float">
            <text:p>0.0464532</text:p>
          </table:table-cell>
          <table:table-cell office:value-type="float" office:value="0.044555" calcext:value-type="float">
            <text:p>0.044555</text:p>
          </table:table-cell>
          <table:table-cell office:value-type="float" office:value="0.0399524" calcext:value-type="float">
            <text:p>0.0399524</text:p>
          </table:table-cell>
          <table:table-cell office:value-type="float" office:value="0.0463712" calcext:value-type="float">
            <text:p>0.0463712</text:p>
          </table:table-cell>
          <table:table-cell office:value-type="float" office:value="0.0430698" calcext:value-type="float">
            <text:p>0.0430698</text:p>
          </table:table-cell>
          <table:table-cell office:value-type="float" office:value="0.0391823" calcext:value-type="float">
            <text:p>0.0391823</text:p>
          </table:table-cell>
          <table:table-cell office:value-type="float" office:value="0.0349806" calcext:value-type="float">
            <text:p>0.0349806</text:p>
          </table:table-cell>
          <table:table-cell office:value-type="float" office:value="0.0311562" calcext:value-type="float">
            <text:p>0.0311562</text:p>
          </table:table-cell>
          <table:table-cell office:value-type="float" office:value="0.0463399" calcext:value-type="float">
            <text:p>0.0463399</text:p>
          </table:table-cell>
          <table:table-cell office:value-type="float" office:value="0.0522762" calcext:value-type="float">
            <text:p>0.0522762</text:p>
          </table:table-cell>
          <table:table-cell office:value-type="float" office:value="0.0370897" calcext:value-type="float">
            <text:p>0.0370897</text:p>
          </table:table-cell>
          <table:table-cell office:value-type="float" office:value="0.0314759" calcext:value-type="float">
            <text:p>0.0314759</text:p>
          </table:table-cell>
          <table:table-cell office:value-type="float" office:value="0.0466108" calcext:value-type="float">
            <text:p>0.0466108</text:p>
          </table:table-cell>
          <table:table-cell office:value-type="float" office:value="0.052108" calcext:value-type="float">
            <text:p>0.052108</text:p>
          </table:table-cell>
          <table:table-cell office:value-type="float" office:value="0.0373733" calcext:value-type="float">
            <text:p>0.0373733</text:p>
          </table:table-cell>
          <table:table-cell office:value-type="float" office:value="0.0445661" calcext:value-type="float">
            <text:p>0.0445661</text:p>
          </table:table-cell>
          <table:table-cell office:value-type="float" office:value="0.141334" calcext:value-type="float">
            <text:p>0.141334</text:p>
          </table:table-cell>
          <table:table-cell office:value-type="float" office:value="0.0500784" calcext:value-type="float">
            <text:p>0.0500784</text:p>
          </table:table-cell>
        </table:table-row>
        <table:table-row table:style-name="ro1">
          <table:table-cell office:value-type="float" office:value="0.0456518" calcext:value-type="float">
            <text:p>0.0456518</text:p>
          </table:table-cell>
          <table:table-cell office:value-type="float" office:value="0.0421459" calcext:value-type="float">
            <text:p>0.0421459</text:p>
          </table:table-cell>
          <table:table-cell office:value-type="float" office:value="0.038689" calcext:value-type="float">
            <text:p>0.038689</text:p>
          </table:table-cell>
          <table:table-cell office:value-type="float" office:value="0.0436336" calcext:value-type="float">
            <text:p>0.0436336</text:p>
          </table:table-cell>
          <table:table-cell office:value-type="float" office:value="0.0385315" calcext:value-type="float">
            <text:p>0.0385315</text:p>
          </table:table-cell>
          <table:table-cell office:value-type="float" office:value="0.0412956" calcext:value-type="float">
            <text:p>0.0412956</text:p>
          </table:table-cell>
          <table:table-cell office:value-type="float" office:value="0.038715" calcext:value-type="float">
            <text:p>0.038715</text:p>
          </table:table-cell>
          <table:table-cell office:value-type="float" office:value="0.0434539" calcext:value-type="float">
            <text:p>0.0434539</text:p>
          </table:table-cell>
          <table:table-cell office:value-type="float" office:value="0.275432" calcext:value-type="float">
            <text:p>0.275432</text:p>
          </table:table-cell>
          <table:table-cell office:value-type="float" office:value="0.0423677" calcext:value-type="float">
            <text:p>0.0423677</text:p>
          </table:table-cell>
          <table:table-cell office:value-type="float" office:value="0.129195" calcext:value-type="float">
            <text:p>0.129195</text:p>
          </table:table-cell>
          <table:table-cell office:value-type="float" office:value="0.389369" calcext:value-type="float">
            <text:p>0.389369</text:p>
          </table:table-cell>
          <table:table-cell office:value-type="float" office:value="0.318298" calcext:value-type="float">
            <text:p>0.318298</text:p>
          </table:table-cell>
          <table:table-cell office:value-type="float" office:value="0.0534868" calcext:value-type="float">
            <text:p>0.0534868</text:p>
          </table:table-cell>
          <table:table-cell office:value-type="float" office:value="0.0386642" calcext:value-type="float">
            <text:p>0.0386642</text:p>
          </table:table-cell>
          <table:table-cell office:value-type="float" office:value="0.0351703" calcext:value-type="float">
            <text:p>0.0351703</text:p>
          </table:table-cell>
          <table:table-cell office:value-type="float" office:value="0.0404319" calcext:value-type="float">
            <text:p>0.0404319</text:p>
          </table:table-cell>
          <table:table-cell office:value-type="float" office:value="0.0454752" calcext:value-type="float">
            <text:p>0.0454752</text:p>
          </table:table-cell>
          <table:table-cell office:value-type="float" office:value="0.0394611" calcext:value-type="float">
            <text:p>0.0394611</text:p>
          </table:table-cell>
          <table:table-cell office:value-type="float" office:value="0.0345182" calcext:value-type="float">
            <text:p>0.0345182</text:p>
          </table:table-cell>
          <table:table-cell office:value-type="float" office:value="0.0395339" calcext:value-type="float">
            <text:p>0.0395339</text:p>
          </table:table-cell>
          <table:table-cell office:value-type="float" office:value="0.0455016" calcext:value-type="float">
            <text:p>0.0455016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0366605" calcext:value-type="float">
            <text:p>0.0366605</text:p>
          </table:table-cell>
          <table:table-cell office:value-type="float" office:value="0.0318128" calcext:value-type="float">
            <text:p>0.03181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25%-Quartil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75%-Quartil</text:p>
          </table:table-cell>
          <table:table-cell office:value-type="string" calcext:value-type="string">
            <text:p>&gt;100ms</text:p>
          </table:table-cell>
          <table:table-cell table:number-columns-repeated="17"/>
        </table:table-row>
        <table:table-row table:style-name="ro1">
          <table:table-cell table:formula="of:=MIN([.A1:.Y40])" office:value-type="float" office:value="0.0285354" calcext:value-type="float">
            <text:p>0.0285354</text:p>
          </table:table-cell>
          <table:table-cell table:formula="of:=AVERAGE([.A1:.Y40])" office:value-type="float" office:value="0.0490137709" calcext:value-type="float">
            <text:p>0.0490137709</text:p>
          </table:table-cell>
          <table:table-cell table:formula="of:=MAX([.A1:.Y40])" office:value-type="float" office:value="0.552569" calcext:value-type="float">
            <text:p>0.552569</text:p>
          </table:table-cell>
          <table:table-cell table:formula="of:=MEDIAN([.A1:.Y40])" office:value-type="float" office:value="0.04009115" calcext:value-type="float">
            <text:p>0.04009115</text:p>
          </table:table-cell>
          <table:table-cell table:formula="of:=QUARTILE([.$A$1:.$Y$40];1)" office:value-type="float" office:value="0.036637025" calcext:value-type="float">
            <text:p>0.036637025</text:p>
          </table:table-cell>
          <table:table-cell table:formula="of:=QUARTILE([.$A$1:.$Y$40];2)" office:value-type="float" office:value="0.04009115" calcext:value-type="float">
            <text:p>0.04009115</text:p>
          </table:table-cell>
          <table:table-cell table:formula="of:=QUARTILE([.$A$1:.$Y$40];3)" office:value-type="float" office:value="0.044196625" calcext:value-type="float">
            <text:p>0.044196625</text:p>
          </table:table-cell>
          <table:table-cell table:formula="of:=COUNTIF([.A1:.Y40];&quot;&gt;0.1&quot;)" office:value-type="float" office:value="61" calcext:value-type="float">
            <text:p>61</text:p>
          </table:table-cell>
          <table:table-cell table:number-columns-repeated="17"/>
        </table:table-row>
      </table:table>
      <table:table table:name="40" table:style-name="ta1">
        <table:table-column table:style-name="co2" table:number-columns-repeated="25" table:default-cell-style-name="Default"/>
        <table:table-row table:style-name="ro1">
          <table:table-cell office:value-type="float" office:value="0.0318532" calcext:value-type="float">
            <text:p>0.0318532</text:p>
          </table:table-cell>
          <table:table-cell office:value-type="float" office:value="0.0442408" calcext:value-type="float">
            <text:p>0.0442408</text:p>
          </table:table-cell>
          <table:table-cell office:value-type="float" office:value="0.0359934" calcext:value-type="float">
            <text:p>0.0359934</text:p>
          </table:table-cell>
          <table:table-cell office:value-type="float" office:value="0.140661" calcext:value-type="float">
            <text:p>0.140661</text:p>
          </table:table-cell>
          <table:table-cell office:value-type="float" office:value="0.0409835" calcext:value-type="float">
            <text:p>0.0409835</text:p>
          </table:table-cell>
          <table:table-cell office:value-type="float" office:value="0.0327861" calcext:value-type="float">
            <text:p>0.0327861</text:p>
          </table:table-cell>
          <table:table-cell office:value-type="float" office:value="0.0333189" calcext:value-type="float">
            <text:p>0.0333189</text:p>
          </table:table-cell>
          <table:table-cell office:value-type="float" office:value="0.0478252" calcext:value-type="float">
            <text:p>0.0478252</text:p>
          </table:table-cell>
          <table:table-cell office:value-type="float" office:value="0.0397781" calcext:value-type="float">
            <text:p>0.0397781</text:p>
          </table:table-cell>
          <table:table-cell office:value-type="float" office:value="0.0317541" calcext:value-type="float">
            <text:p>0.0317541</text:p>
          </table:table-cell>
          <table:table-cell office:value-type="float" office:value="0.0420722" calcext:value-type="float">
            <text:p>0.0420722</text:p>
          </table:table-cell>
          <table:table-cell office:value-type="float" office:value="0.0465024" calcext:value-type="float">
            <text:p>0.0465024</text:p>
          </table:table-cell>
          <table:table-cell office:value-type="float" office:value="0.0382523" calcext:value-type="float">
            <text:p>0.0382523</text:p>
          </table:table-cell>
          <table:table-cell office:value-type="float" office:value="0.0407699" calcext:value-type="float">
            <text:p>0.0407699</text:p>
          </table:table-cell>
          <table:table-cell office:value-type="float" office:value="0.0425649" calcext:value-type="float">
            <text:p>0.0425649</text:p>
          </table:table-cell>
          <table:table-cell office:value-type="float" office:value="0.0444347" calcext:value-type="float">
            <text:p>0.0444347</text:p>
          </table:table-cell>
          <table:table-cell office:value-type="float" office:value="0.0364355" calcext:value-type="float">
            <text:p>0.0364355</text:p>
          </table:table-cell>
          <table:table-cell office:value-type="float" office:value="0.0490468" calcext:value-type="float">
            <text:p>0.0490468</text:p>
          </table:table-cell>
          <table:table-cell office:value-type="float" office:value="0.0408657" calcext:value-type="float">
            <text:p>0.0408657</text:p>
          </table:table-cell>
          <table:table-cell office:value-type="float" office:value="0.0431958" calcext:value-type="float">
            <text:p>0.0431958</text:p>
          </table:table-cell>
          <table:table-cell office:value-type="float" office:value="0.0453185" calcext:value-type="float">
            <text:p>0.0453185</text:p>
          </table:table-cell>
          <table:table-cell office:value-type="float" office:value="0.0370064" calcext:value-type="float">
            <text:p>0.0370064</text:p>
          </table:table-cell>
          <table:table-cell office:value-type="float" office:value="0.0391755" calcext:value-type="float">
            <text:p>0.0391755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436149" calcext:value-type="float">
            <text:p>0.0436149</text:p>
          </table:table-cell>
        </table:table-row>
        <table:table-row table:style-name="ro1">
          <table:table-cell office:value-type="float" office:value="0.0353612" calcext:value-type="float">
            <text:p>0.0353612</text:p>
          </table:table-cell>
          <table:table-cell office:value-type="float" office:value="0.0380551" calcext:value-type="float">
            <text:p>0.0380551</text:p>
          </table:table-cell>
          <table:table-cell office:value-type="float" office:value="0.0402575" calcext:value-type="float">
            <text:p>0.0402575</text:p>
          </table:table-cell>
          <table:table-cell office:value-type="float" office:value="0.0323653" calcext:value-type="float">
            <text:p>0.0323653</text:p>
          </table:table-cell>
          <table:table-cell office:value-type="float" office:value="0.0447356" calcext:value-type="float">
            <text:p>0.0447356</text:p>
          </table:table-cell>
          <table:table-cell office:value-type="float" office:value="0.0365712" calcext:value-type="float">
            <text:p>0.0365712</text:p>
          </table:table-cell>
          <table:table-cell office:value-type="float" office:value="0.0387247" calcext:value-type="float">
            <text:p>0.0387247</text:p>
          </table:table-cell>
          <table:table-cell office:value-type="float" office:value="0.0513532" calcext:value-type="float">
            <text:p>0.0513532</text:p>
          </table:table-cell>
          <table:table-cell office:value-type="float" office:value="0.0431735" calcext:value-type="float">
            <text:p>0.0431735</text:p>
          </table:table-cell>
          <table:table-cell office:value-type="float" office:value="0.0353857" calcext:value-type="float">
            <text:p>0.0353857</text:p>
          </table:table-cell>
          <table:table-cell office:value-type="float" office:value="0.0375552" calcext:value-type="float">
            <text:p>0.0375552</text:p>
          </table:table-cell>
          <table:table-cell office:value-type="float" office:value="0.0390484" calcext:value-type="float">
            <text:p>0.0390484</text:p>
          </table:table-cell>
          <table:table-cell office:value-type="float" office:value="0.0419901" calcext:value-type="float">
            <text:p>0.0419901</text:p>
          </table:table-cell>
          <table:table-cell office:value-type="float" office:value="0.044393" calcext:value-type="float">
            <text:p>0.044393</text:p>
          </table:table-cell>
          <table:table-cell office:value-type="float" office:value="0.0366672" calcext:value-type="float">
            <text:p>0.0366672</text:p>
          </table:table-cell>
          <table:table-cell office:value-type="float" office:value="0.0289583" calcext:value-type="float">
            <text:p>0.0289583</text:p>
          </table:table-cell>
          <table:table-cell office:value-type="float" office:value="0.0416083" calcext:value-type="float">
            <text:p>0.0416083</text:p>
          </table:table-cell>
          <table:table-cell office:value-type="float" office:value="0.0340666" calcext:value-type="float">
            <text:p>0.0340666</text:p>
          </table:table-cell>
          <table:table-cell office:value-type="float" office:value="0.0374327" calcext:value-type="float">
            <text:p>0.0374327</text:p>
          </table:table-cell>
          <table:table-cell office:value-type="float" office:value="0.0399597" calcext:value-type="float">
            <text:p>0.0399597</text:p>
          </table:table-cell>
          <table:table-cell office:value-type="float" office:value="0.0424627" calcext:value-type="float">
            <text:p>0.0424627</text:p>
          </table:table-cell>
          <table:table-cell office:value-type="float" office:value="0.0355265" calcext:value-type="float">
            <text:p>0.0355265</text:p>
          </table:table-cell>
          <table:table-cell office:value-type="float" office:value="0.0385093" calcext:value-type="float">
            <text:p>0.0385093</text:p>
          </table:table-cell>
          <table:table-cell office:value-type="float" office:value="0.0402499" calcext:value-type="float">
            <text:p>0.0402499</text:p>
          </table:table-cell>
          <table:table-cell office:value-type="float" office:value="0.0331465" calcext:value-type="float">
            <text:p>0.0331465</text:p>
          </table:table-cell>
        </table:table-row>
        <table:table-row table:style-name="ro1">
          <table:table-cell office:value-type="float" office:value="0.0418169" calcext:value-type="float">
            <text:p>0.0418169</text:p>
          </table:table-cell>
          <table:table-cell office:value-type="float" office:value="0.0518888" calcext:value-type="float">
            <text:p>0.0518888</text:p>
          </table:table-cell>
          <table:table-cell office:value-type="float" office:value="0.0441691" calcext:value-type="float">
            <text:p>0.0441691</text:p>
          </table:table-cell>
          <table:table-cell office:value-type="float" office:value="0.037379" calcext:value-type="float">
            <text:p>0.037379</text:p>
          </table:table-cell>
          <table:table-cell office:value-type="float" office:value="0.0411597" calcext:value-type="float">
            <text:p>0.0411597</text:p>
          </table:table-cell>
          <table:table-cell office:value-type="float" office:value="0.0334379" calcext:value-type="float">
            <text:p>0.0334379</text:p>
          </table:table-cell>
          <table:table-cell office:value-type="float" office:value="0.119258" calcext:value-type="float">
            <text:p>0.119258</text:p>
          </table:table-cell>
          <table:table-cell office:value-type="float" office:value="0.111305" calcext:value-type="float">
            <text:p>0.111305</text:p>
          </table:table-cell>
          <table:table-cell office:value-type="float" office:value="0.0409013" calcext:value-type="float">
            <text:p>0.0409013</text:p>
          </table:table-cell>
          <table:table-cell office:value-type="float" office:value="0.0539908" calcext:value-type="float">
            <text:p>0.0539908</text:p>
          </table:table-cell>
          <table:table-cell office:value-type="float" office:value="0.0468174" calcext:value-type="float">
            <text:p>0.0468174</text:p>
          </table:table-cell>
          <table:table-cell office:value-type="float" office:value="0.0390563" calcext:value-type="float">
            <text:p>0.0390563</text:p>
          </table:table-cell>
          <table:table-cell office:value-type="float" office:value="0.0330477" calcext:value-type="float">
            <text:p>0.0330477</text:p>
          </table:table-cell>
          <table:table-cell office:value-type="float" office:value="0.0458967" calcext:value-type="float">
            <text:p>0.0458967</text:p>
          </table:table-cell>
          <table:table-cell office:value-type="float" office:value="0.0390143" calcext:value-type="float">
            <text:p>0.0390143</text:p>
          </table:table-cell>
          <table:table-cell office:value-type="float" office:value="0.0316214" calcext:value-type="float">
            <text:p>0.0316214</text:p>
          </table:table-cell>
          <table:table-cell office:value-type="float" office:value="0.0342703" calcext:value-type="float">
            <text:p>0.0342703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039845" calcext:value-type="float">
            <text:p>0.039845</text:p>
          </table:table-cell>
          <table:table-cell office:value-type="float" office:value="0.133157" calcext:value-type="float">
            <text:p>0.133157</text:p>
          </table:table-cell>
          <table:table-cell office:value-type="float" office:value="0.149561" calcext:value-type="float">
            <text:p>0.149561</text:p>
          </table:table-cell>
          <table:table-cell office:value-type="float" office:value="0.038323" calcext:value-type="float">
            <text:p>0.038323</text:p>
          </table:table-cell>
          <table:table-cell office:value-type="float" office:value="0.0409656" calcext:value-type="float">
            <text:p>0.0409656</text:p>
          </table:table-cell>
          <table:table-cell office:value-type="float" office:value="0.0369385" calcext:value-type="float">
            <text:p>0.0369385</text:p>
          </table:table-cell>
          <table:table-cell office:value-type="float" office:value="0.0418792" calcext:value-type="float">
            <text:p>0.0418792</text:p>
          </table:table-cell>
        </table:table-row>
        <table:table-row table:style-name="ro1">
          <table:table-cell office:value-type="float" office:value="0.0341488" calcext:value-type="float">
            <text:p>0.0341488</text:p>
          </table:table-cell>
          <table:table-cell office:value-type="float" office:value="0.0362402" calcext:value-type="float">
            <text:p>0.0362402</text:p>
          </table:table-cell>
          <table:table-cell office:value-type="float" office:value="0.0384789" calcext:value-type="float">
            <text:p>0.0384789</text:p>
          </table:table-cell>
          <table:table-cell office:value-type="float" office:value="0.0507268" calcext:value-type="float">
            <text:p>0.0507268</text:p>
          </table:table-cell>
          <table:table-cell office:value-type="float" office:value="0.0441164" calcext:value-type="float">
            <text:p>0.0441164</text:p>
          </table:table-cell>
          <table:table-cell office:value-type="float" office:value="0.0471415" calcext:value-type="float">
            <text:p>0.0471415</text:p>
          </table:table-cell>
          <table:table-cell office:value-type="float" office:value="0.0390334" calcext:value-type="float">
            <text:p>0.0390334</text:p>
          </table:table-cell>
          <table:table-cell office:value-type="float" office:value="0.0408104" calcext:value-type="float">
            <text:p>0.0408104</text:p>
          </table:table-cell>
          <table:table-cell office:value-type="float" office:value="0.035215" calcext:value-type="float">
            <text:p>0.035215</text:p>
          </table:table-cell>
          <table:table-cell office:value-type="float" office:value="0.0388448" calcext:value-type="float">
            <text:p>0.0388448</text:p>
          </table:table-cell>
          <table:table-cell office:value-type="float" office:value="0.0430107" calcext:value-type="float">
            <text:p>0.0430107</text:p>
          </table:table-cell>
          <table:table-cell office:value-type="float" office:value="0.0464961" calcext:value-type="float">
            <text:p>0.0464961</text:p>
          </table:table-cell>
          <table:table-cell office:value-type="float" office:value="0.0387984" calcext:value-type="float">
            <text:p>0.0387984</text:p>
          </table:table-cell>
          <table:table-cell office:value-type="float" office:value="0.0511815" calcext:value-type="float">
            <text:p>0.0511815</text:p>
          </table:table-cell>
          <table:table-cell office:value-type="float" office:value="0.0438953" calcext:value-type="float">
            <text:p>0.0438953</text:p>
          </table:table-cell>
          <table:table-cell office:value-type="float" office:value="0.0365656" calcext:value-type="float">
            <text:p>0.0365656</text:p>
          </table:table-cell>
          <table:table-cell office:value-type="float" office:value="0.0388783" calcext:value-type="float">
            <text:p>0.0388783</text:p>
          </table:table-cell>
          <table:table-cell office:value-type="float" office:value="0.0306051" calcext:value-type="float">
            <text:p>0.0306051</text:p>
          </table:table-cell>
          <table:table-cell office:value-type="float" office:value="0.0424658" calcext:value-type="float">
            <text:p>0.0424658</text:p>
          </table:table-cell>
          <table:table-cell office:value-type="float" office:value="0.0462079" calcext:value-type="float">
            <text:p>0.0462079</text:p>
          </table:table-cell>
          <table:table-cell office:value-type="float" office:value="0.0393249" calcext:value-type="float">
            <text:p>0.0393249</text:p>
          </table:table-cell>
          <table:table-cell office:value-type="float" office:value="0.0313565" calcext:value-type="float">
            <text:p>0.0313565</text:p>
          </table:table-cell>
          <table:table-cell office:value-type="float" office:value="0.0442213" calcext:value-type="float">
            <text:p>0.0442213</text:p>
          </table:table-cell>
          <table:table-cell office:value-type="float" office:value="0.0369828" calcext:value-type="float">
            <text:p>0.0369828</text:p>
          </table:table-cell>
          <table:table-cell office:value-type="float" office:value="0.0298035" calcext:value-type="float">
            <text:p>0.0298035</text:p>
          </table:table-cell>
        </table:table-row>
        <table:table-row table:style-name="ro1">
          <table:table-cell office:value-type="float" office:value="0.0438404" calcext:value-type="float">
            <text:p>0.0438404</text:p>
          </table:table-cell>
          <table:table-cell office:value-type="float" office:value="0.0361161" calcext:value-type="float">
            <text:p>0.0361161</text:p>
          </table:table-cell>
          <table:table-cell office:value-type="float" office:value="0.0376332" calcext:value-type="float">
            <text:p>0.0376332</text:p>
          </table:table-cell>
          <table:table-cell office:value-type="float" office:value="0.0406648" calcext:value-type="float">
            <text:p>0.0406648</text:p>
          </table:table-cell>
          <table:table-cell office:value-type="float" office:value="0.041046" calcext:value-type="float">
            <text:p>0.041046</text:p>
          </table:table-cell>
          <table:table-cell office:value-type="float" office:value="0.0456993" calcext:value-type="float">
            <text:p>0.0456993</text:p>
          </table:table-cell>
          <table:table-cell office:value-type="float" office:value="0.0490174" calcext:value-type="float">
            <text:p>0.0490174</text:p>
          </table:table-cell>
          <table:table-cell office:value-type="float" office:value="0.040951" calcext:value-type="float">
            <text:p>0.040951</text:p>
          </table:table-cell>
          <table:table-cell office:value-type="float" office:value="0.0340336" calcext:value-type="float">
            <text:p>0.0340336</text:p>
          </table:table-cell>
          <table:table-cell office:value-type="float" office:value="0.0462867" calcext:value-type="float">
            <text:p>0.0462867</text:p>
          </table:table-cell>
          <table:table-cell office:value-type="float" office:value="0.0396926" calcext:value-type="float">
            <text:p>0.0396926</text:p>
          </table:table-cell>
          <table:table-cell office:value-type="float" office:value="0.123595" calcext:value-type="float">
            <text:p>0.123595</text:p>
          </table:table-cell>
          <table:table-cell office:value-type="float" office:value="0.0467705" calcext:value-type="float">
            <text:p>0.0467705</text:p>
          </table:table-cell>
          <table:table-cell office:value-type="float" office:value="0.049433" calcext:value-type="float">
            <text:p>0.049433</text:p>
          </table:table-cell>
          <table:table-cell office:value-type="float" office:value="0.0353605" calcext:value-type="float">
            <text:p>0.0353605</text:p>
          </table:table-cell>
          <table:table-cell office:value-type="float" office:value="0.0378449" calcext:value-type="float">
            <text:p>0.0378449</text:p>
          </table:table-cell>
          <table:table-cell office:value-type="float" office:value="0.132473" calcext:value-type="float">
            <text:p>0.132473</text:p>
          </table:table-cell>
          <table:table-cell office:value-type="float" office:value="0.0519017" calcext:value-type="float">
            <text:p>0.0519017</text:p>
          </table:table-cell>
          <table:table-cell office:value-type="float" office:value="0.0440625" calcext:value-type="float">
            <text:p>0.0440625</text:p>
          </table:table-cell>
          <table:table-cell office:value-type="float" office:value="0.0363614" calcext:value-type="float">
            <text:p>0.0363614</text:p>
          </table:table-cell>
          <table:table-cell office:value-type="float" office:value="0.0360725" calcext:value-type="float">
            <text:p>0.0360725</text:p>
          </table:table-cell>
          <table:table-cell office:value-type="float" office:value="0.0410395" calcext:value-type="float">
            <text:p>0.0410395</text:p>
          </table:table-cell>
          <table:table-cell office:value-type="float" office:value="0.0438278" calcext:value-type="float">
            <text:p>0.0438278</text:p>
          </table:table-cell>
          <table:table-cell office:value-type="float" office:value="0.0364179" calcext:value-type="float">
            <text:p>0.0364179</text:p>
          </table:table-cell>
          <table:table-cell office:value-type="float" office:value="0.037441" calcext:value-type="float">
            <text:p>0.037441</text:p>
          </table:table-cell>
        </table:table-row>
        <table:table-row table:style-name="ro1">
          <table:table-cell office:value-type="float" office:value="0.123377" calcext:value-type="float">
            <text:p>0.123377</text:p>
          </table:table-cell>
          <table:table-cell office:value-type="float" office:value="0.0485232" calcext:value-type="float">
            <text:p>0.0485232</text:p>
          </table:table-cell>
          <table:table-cell office:value-type="float" office:value="0.0410869" calcext:value-type="float">
            <text:p>0.0410869</text:p>
          </table:table-cell>
          <table:table-cell office:value-type="float" office:value="0.0437226" calcext:value-type="float">
            <text:p>0.0437226</text:p>
          </table:table-cell>
          <table:table-cell office:value-type="float" office:value="0.0359565" calcext:value-type="float">
            <text:p>0.0359565</text:p>
          </table:table-cell>
          <table:table-cell office:value-type="float" office:value="0.0389602" calcext:value-type="float">
            <text:p>0.0389602</text:p>
          </table:table-cell>
          <table:table-cell office:value-type="float" office:value="0.0412876" calcext:value-type="float">
            <text:p>0.0412876</text:p>
          </table:table-cell>
          <table:table-cell office:value-type="float" office:value="0.0435927" calcext:value-type="float">
            <text:p>0.0435927</text:p>
          </table:table-cell>
          <table:table-cell office:value-type="float" office:value="0.0361208" calcext:value-type="float">
            <text:p>0.0361208</text:p>
          </table:table-cell>
          <table:table-cell office:value-type="float" office:value="0.0483759" calcext:value-type="float">
            <text:p>0.0483759</text:p>
          </table:table-cell>
          <table:table-cell office:value-type="float" office:value="0.0404726" calcext:value-type="float">
            <text:p>0.0404726</text:p>
          </table:table-cell>
          <table:table-cell office:value-type="float" office:value="0.0331667" calcext:value-type="float">
            <text:p>0.0331667</text:p>
          </table:table-cell>
          <table:table-cell office:value-type="float" office:value="0.0353524" calcext:value-type="float">
            <text:p>0.0353524</text:p>
          </table:table-cell>
          <table:table-cell office:value-type="float" office:value="0.0376911" calcext:value-type="float">
            <text:p>0.0376911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0.0428583" calcext:value-type="float">
            <text:p>0.0428583</text:p>
          </table:table-cell>
          <table:table-cell office:value-type="float" office:value="0.0354803" calcext:value-type="float">
            <text:p>0.0354803</text:p>
          </table:table-cell>
          <table:table-cell office:value-type="float" office:value="0.0378124" calcext:value-type="float">
            <text:p>0.0378124</text:p>
          </table:table-cell>
          <table:table-cell office:value-type="float" office:value="0.0400631" calcext:value-type="float">
            <text:p>0.0400631</text:p>
          </table:table-cell>
          <table:table-cell office:value-type="float" office:value="0.0327031" calcext:value-type="float">
            <text:p>0.0327031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0481483" calcext:value-type="float">
            <text:p>0.0481483</text:p>
          </table:table-cell>
          <table:table-cell office:value-type="float" office:value="0.040467" calcext:value-type="float">
            <text:p>0.040467</text:p>
          </table:table-cell>
          <table:table-cell office:value-type="float" office:value="0.0433404" calcext:value-type="float">
            <text:p>0.0433404</text:p>
          </table:table-cell>
          <table:table-cell office:value-type="float" office:value="0.0441826" calcext:value-type="float">
            <text:p>0.0441826</text:p>
          </table:table-cell>
        </table:table-row>
        <table:table-row table:style-name="ro1">
          <table:table-cell office:value-type="float" office:value="0.0485789" calcext:value-type="float">
            <text:p>0.0485789</text:p>
          </table:table-cell>
          <table:table-cell office:value-type="float" office:value="0.0406927" calcext:value-type="float">
            <text:p>0.0406927</text:p>
          </table:table-cell>
          <table:table-cell office:value-type="float" office:value="0.0443301" calcext:value-type="float">
            <text:p>0.0443301</text:p>
          </table:table-cell>
          <table:table-cell office:value-type="float" office:value="0.0357462" calcext:value-type="float">
            <text:p>0.0357462</text:p>
          </table:table-cell>
          <table:table-cell office:value-type="float" office:value="0.0402655" calcext:value-type="float">
            <text:p>0.0402655</text:p>
          </table:table-cell>
          <table:table-cell office:value-type="float" office:value="0.0329775" calcext:value-type="float">
            <text:p>0.0329775</text:p>
          </table:table-cell>
          <table:table-cell office:value-type="float" office:value="0.0449095" calcext:value-type="float">
            <text:p>0.0449095</text:p>
          </table:table-cell>
          <table:table-cell office:value-type="float" office:value="0.0373557" calcext:value-type="float">
            <text:p>0.0373557</text:p>
          </table:table-cell>
          <table:table-cell office:value-type="float" office:value="0.0294556" calcext:value-type="float">
            <text:p>0.0294556</text:p>
          </table:table-cell>
          <table:table-cell office:value-type="float" office:value="0.0427859" calcext:value-type="float">
            <text:p>0.0427859</text:p>
          </table:table-cell>
          <table:table-cell office:value-type="float" office:value="0.0340989" calcext:value-type="float">
            <text:p>0.0340989</text:p>
          </table:table-cell>
          <table:table-cell office:value-type="float" office:value="0.0380863" calcext:value-type="float">
            <text:p>0.0380863</text:p>
          </table:table-cell>
          <table:table-cell office:value-type="float" office:value="0.0382007" calcext:value-type="float">
            <text:p>0.0382007</text:p>
          </table:table-cell>
          <table:table-cell office:value-type="float" office:value="0.0435118" calcext:value-type="float">
            <text:p>0.0435118</text:p>
          </table:table-cell>
          <table:table-cell office:value-type="float" office:value="0.0360858" calcext:value-type="float">
            <text:p>0.0360858</text:p>
          </table:table-cell>
          <table:table-cell office:value-type="float" office:value="0.0393319" calcext:value-type="float">
            <text:p>0.0393319</text:p>
          </table:table-cell>
          <table:table-cell office:value-type="float" office:value="0.0406676" calcext:value-type="float">
            <text:p>0.0406676</text:p>
          </table:table-cell>
          <table:table-cell office:value-type="float" office:value="0.0443449" calcext:value-type="float">
            <text:p>0.0443449</text:p>
          </table:table-cell>
          <table:table-cell office:value-type="float" office:value="0.0470729" calcext:value-type="float">
            <text:p>0.0470729</text:p>
          </table:table-cell>
          <table:table-cell office:value-type="float" office:value="0.0404123" calcext:value-type="float">
            <text:p>0.0404123</text:p>
          </table:table-cell>
          <table:table-cell office:value-type="float" office:value="0.0338105" calcext:value-type="float">
            <text:p>0.0338105</text:p>
          </table:table-cell>
          <table:table-cell office:value-type="float" office:value="0.0443623" calcext:value-type="float">
            <text:p>0.0443623</text:p>
          </table:table-cell>
          <table:table-cell office:value-type="float" office:value="0.0508745" calcext:value-type="float">
            <text:p>0.0508745</text:p>
          </table:table-cell>
          <table:table-cell office:value-type="float" office:value="0.0546597" calcext:value-type="float">
            <text:p>0.0546597</text:p>
          </table:table-cell>
          <table:table-cell office:value-type="float" office:value="0.0481352" calcext:value-type="float">
            <text:p>0.0481352</text:p>
          </table:table-cell>
        </table:table-row>
        <table:table-row table:style-name="ro1">
          <table:table-cell office:value-type="float" office:value="0.0383783" calcext:value-type="float">
            <text:p>0.0383783</text:p>
          </table:table-cell>
          <table:table-cell office:value-type="float" office:value="0.0541115" calcext:value-type="float">
            <text:p>0.0541115</text:p>
          </table:table-cell>
          <table:table-cell office:value-type="float" office:value="0.046264" calcext:value-type="float">
            <text:p>0.046264</text:p>
          </table:table-cell>
          <table:table-cell office:value-type="float" office:value="0.0385518" calcext:value-type="float">
            <text:p>0.0385518</text:p>
          </table:table-cell>
          <table:table-cell office:value-type="float" office:value="0.0411504" calcext:value-type="float">
            <text:p>0.0411504</text:p>
          </table:table-cell>
          <table:table-cell office:value-type="float" office:value="0.043403" calcext:value-type="float">
            <text:p>0.043403</text:p>
          </table:table-cell>
          <table:table-cell office:value-type="float" office:value="0.035431" calcext:value-type="float">
            <text:p>0.035431</text:p>
          </table:table-cell>
          <table:table-cell office:value-type="float" office:value="0.0280734" calcext:value-type="float">
            <text:p>0.0280734</text:p>
          </table:table-cell>
          <table:table-cell office:value-type="float" office:value="0.040486" calcext:value-type="float">
            <text:p>0.040486</text:p>
          </table:table-cell>
          <table:table-cell office:value-type="float" office:value="0.0333994" calcext:value-type="float">
            <text:p>0.0333994</text:p>
          </table:table-cell>
          <table:table-cell office:value-type="float" office:value="0.0360723" calcext:value-type="float">
            <text:p>0.0360723</text:p>
          </table:table-cell>
          <table:table-cell office:value-type="float" office:value="0.038612" calcext:value-type="float">
            <text:p>0.038612</text:p>
          </table:table-cell>
          <table:table-cell office:value-type="float" office:value="0.0413378" calcext:value-type="float">
            <text:p>0.0413378</text:p>
          </table:table-cell>
          <table:table-cell office:value-type="float" office:value="0.034267" calcext:value-type="float">
            <text:p>0.034267</text:p>
          </table:table-cell>
          <table:table-cell office:value-type="float" office:value="0.046644" calcext:value-type="float">
            <text:p>0.046644</text:p>
          </table:table-cell>
          <table:table-cell office:value-type="float" office:value="0.0395722" calcext:value-type="float">
            <text:p>0.0395722</text:p>
          </table:table-cell>
          <table:table-cell office:value-type="float" office:value="0.0323475" calcext:value-type="float">
            <text:p>0.0323475</text:p>
          </table:table-cell>
          <table:table-cell office:value-type="float" office:value="0.0453744" calcext:value-type="float">
            <text:p>0.0453744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0.0389747" calcext:value-type="float">
            <text:p>0.0389747</text:p>
          </table:table-cell>
          <table:table-cell office:value-type="float" office:value="0.155935" calcext:value-type="float">
            <text:p>0.155935</text:p>
          </table:table-cell>
          <table:table-cell office:value-type="float" office:value="0.147788" calcext:value-type="float">
            <text:p>0.147788</text:p>
          </table:table-cell>
          <table:table-cell office:value-type="float" office:value="0.0545542" calcext:value-type="float">
            <text:p>0.0545542</text:p>
          </table:table-cell>
          <table:table-cell office:value-type="float" office:value="0.0464889" calcext:value-type="float">
            <text:p>0.0464889</text:p>
          </table:table-cell>
          <table:table-cell office:value-type="float" office:value="0.0389909" calcext:value-type="float">
            <text:p>0.0389909</text:p>
          </table:table-cell>
        </table:table-row>
        <table:table-row table:style-name="ro1">
          <table:table-cell office:value-type="float" office:value="0.0400485" calcext:value-type="float">
            <text:p>0.0400485</text:p>
          </table:table-cell>
          <table:table-cell office:value-type="float" office:value="0.0441845" calcext:value-type="float">
            <text:p>0.0441845</text:p>
          </table:table-cell>
          <table:table-cell office:value-type="float" office:value="0.0363151" calcext:value-type="float">
            <text:p>0.0363151</text:p>
          </table:table-cell>
          <table:table-cell office:value-type="float" office:value="0.0391131" calcext:value-type="float">
            <text:p>0.0391131</text:p>
          </table:table-cell>
          <table:table-cell office:value-type="float" office:value="0.0400927" calcext:value-type="float">
            <text:p>0.0400927</text:p>
          </table:table-cell>
          <table:table-cell office:value-type="float" office:value="0.043689" calcext:value-type="float">
            <text:p>0.043689</text:p>
          </table:table-cell>
          <table:table-cell office:value-type="float" office:value="0.0356908" calcext:value-type="float">
            <text:p>0.0356908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0399839" calcext:value-type="float">
            <text:p>0.0399839</text:p>
          </table:table-cell>
          <table:table-cell office:value-type="float" office:value="0.0438935" calcext:value-type="float">
            <text:p>0.0438935</text:p>
          </table:table-cell>
          <table:table-cell office:value-type="float" office:value="0.0562212" calcext:value-type="float">
            <text:p>0.0562212</text:p>
          </table:table-cell>
          <table:table-cell office:value-type="float" office:value="0.0489997" calcext:value-type="float">
            <text:p>0.0489997</text:p>
          </table:table-cell>
          <table:table-cell office:value-type="float" office:value="0.0413859" calcext:value-type="float">
            <text:p>0.0413859</text:p>
          </table:table-cell>
          <table:table-cell office:value-type="float" office:value="0.0436786" calcext:value-type="float">
            <text:p>0.0436786</text:p>
          </table:table-cell>
          <table:table-cell office:value-type="float" office:value="0.0362941" calcext:value-type="float">
            <text:p>0.0362941</text:p>
          </table:table-cell>
          <table:table-cell office:value-type="float" office:value="0.0289125" calcext:value-type="float">
            <text:p>0.0289125</text:p>
          </table:table-cell>
          <table:table-cell office:value-type="float" office:value="0.0413952" calcext:value-type="float">
            <text:p>0.0413952</text:p>
          </table:table-cell>
          <table:table-cell office:value-type="float" office:value="0.126129" calcext:value-type="float">
            <text:p>0.126129</text:p>
          </table:table-cell>
          <table:table-cell office:value-type="float" office:value="0.118417" calcext:value-type="float">
            <text:p>0.118417</text:p>
          </table:table-cell>
          <table:table-cell office:value-type="float" office:value="0.0518168" calcext:value-type="float">
            <text:p>0.0518168</text:p>
          </table:table-cell>
          <table:table-cell office:value-type="float" office:value="0.0441446" calcext:value-type="float">
            <text:p>0.0441446</text:p>
          </table:table-cell>
          <table:table-cell office:value-type="float" office:value="0.0354686" calcext:value-type="float">
            <text:p>0.0354686</text:p>
          </table:table-cell>
          <table:table-cell office:value-type="float" office:value="0.0490211" calcext:value-type="float">
            <text:p>0.0490211</text:p>
          </table:table-cell>
          <table:table-cell office:value-type="float" office:value="0.0418463" calcext:value-type="float">
            <text:p>0.0418463</text:p>
          </table:table-cell>
          <table:table-cell office:value-type="float" office:value="0.0344616" calcext:value-type="float">
            <text:p>0.0344616</text:p>
          </table:table-cell>
        </table:table-row>
        <table:table-row table:style-name="ro1">
          <table:table-cell office:value-type="float" office:value="0.0451222" calcext:value-type="float">
            <text:p>0.0451222</text:p>
          </table:table-cell>
          <table:table-cell office:value-type="float" office:value="0.049733" calcext:value-type="float">
            <text:p>0.049733</text:p>
          </table:table-cell>
          <table:table-cell office:value-type="float" office:value="0.0413494" calcext:value-type="float">
            <text:p>0.0413494</text:p>
          </table:table-cell>
          <table:table-cell office:value-type="float" office:value="0.0444601" calcext:value-type="float">
            <text:p>0.0444601</text:p>
          </table:table-cell>
          <table:table-cell office:value-type="float" office:value="0.0371028" calcext:value-type="float">
            <text:p>0.0371028</text:p>
          </table:table-cell>
          <table:table-cell office:value-type="float" office:value="0.0395469" calcext:value-type="float">
            <text:p>0.0395469</text:p>
          </table:table-cell>
          <table:table-cell office:value-type="float" office:value="0.0419112" calcext:value-type="float">
            <text:p>0.0419112</text:p>
          </table:table-cell>
          <table:table-cell office:value-type="float" office:value="0.0349688" calcext:value-type="float">
            <text:p>0.0349688</text:p>
          </table:table-cell>
          <table:table-cell office:value-type="float" office:value="0.0477324" calcext:value-type="float">
            <text:p>0.0477324</text:p>
          </table:table-cell>
          <table:table-cell office:value-type="float" office:value="0.0405298" calcext:value-type="float">
            <text:p>0.0405298</text:p>
          </table:table-cell>
          <table:table-cell office:value-type="float" office:value="0.0428933" calcext:value-type="float">
            <text:p>0.0428933</text:p>
          </table:table-cell>
          <table:table-cell office:value-type="float" office:value="0.0349085" calcext:value-type="float">
            <text:p>0.0349085</text:p>
          </table:table-cell>
          <table:table-cell office:value-type="float" office:value="0.0477993" calcext:value-type="float">
            <text:p>0.0477993</text:p>
          </table:table-cell>
          <table:table-cell office:value-type="float" office:value="0.039898" calcext:value-type="float">
            <text:p>0.039898</text:p>
          </table:table-cell>
          <table:table-cell office:value-type="float" office:value="0.0439956" calcext:value-type="float">
            <text:p>0.0439956</text:p>
          </table:table-cell>
          <table:table-cell office:value-type="float" office:value="0.0370369" calcext:value-type="float">
            <text:p>0.0370369</text:p>
          </table:table-cell>
          <table:table-cell office:value-type="float" office:value="0.0395968" calcext:value-type="float">
            <text:p>0.0395968</text:p>
          </table:table-cell>
          <table:table-cell office:value-type="float" office:value="0.044369" calcext:value-type="float">
            <text:p>0.044369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0308001" calcext:value-type="float">
            <text:p>0.0308001</text:p>
          </table:table-cell>
          <table:table-cell office:value-type="float" office:value="0.0435951" calcext:value-type="float">
            <text:p>0.0435951</text:p>
          </table:table-cell>
          <table:table-cell office:value-type="float" office:value="0.033697" calcext:value-type="float">
            <text:p>0.033697</text:p>
          </table:table-cell>
          <table:table-cell office:value-type="float" office:value="0.0391847" calcext:value-type="float">
            <text:p>0.0391847</text:p>
          </table:table-cell>
          <table:table-cell office:value-type="float" office:value="0.0419357" calcext:value-type="float">
            <text:p>0.0419357</text:p>
          </table:table-cell>
          <table:table-cell office:value-type="float" office:value="0.0449888" calcext:value-type="float">
            <text:p>0.0449888</text:p>
          </table:table-cell>
        </table:table-row>
        <table:table-row table:style-name="ro1">
          <table:table-cell office:value-type="float" office:value="0.0741736" calcext:value-type="float">
            <text:p>0.0741736</text:p>
          </table:table-cell>
          <table:table-cell office:value-type="float" office:value="0.0805169" calcext:value-type="float">
            <text:p>0.0805169</text:p>
          </table:table-cell>
          <table:table-cell office:value-type="float" office:value="0.0483791" calcext:value-type="float">
            <text:p>0.0483791</text:p>
          </table:table-cell>
          <table:table-cell office:value-type="float" office:value="0.0390861" calcext:value-type="float">
            <text:p>0.0390861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447039" calcext:value-type="float">
            <text:p>0.0447039</text:p>
          </table:table-cell>
          <table:table-cell office:value-type="float" office:value="0.0383716" calcext:value-type="float">
            <text:p>0.0383716</text:p>
          </table:table-cell>
          <table:table-cell office:value-type="float" office:value="0.0393181" calcext:value-type="float">
            <text:p>0.0393181</text:p>
          </table:table-cell>
          <table:table-cell office:value-type="float" office:value="0.134457" calcext:value-type="float">
            <text:p>0.134457</text:p>
          </table:table-cell>
          <table:table-cell office:value-type="float" office:value="0.0502689" calcext:value-type="float">
            <text:p>0.0502689</text:p>
          </table:table-cell>
          <table:table-cell office:value-type="float" office:value="0.0421444" calcext:value-type="float">
            <text:p>0.0421444</text:p>
          </table:table-cell>
          <table:table-cell office:value-type="float" office:value="0.046166" calcext:value-type="float">
            <text:p>0.046166</text:p>
          </table:table-cell>
          <table:table-cell office:value-type="float" office:value="0.035974" calcext:value-type="float">
            <text:p>0.035974</text:p>
          </table:table-cell>
          <table:table-cell office:value-type="float" office:value="0.0410303" calcext:value-type="float">
            <text:p>0.0410303</text:p>
          </table:table-cell>
          <table:table-cell office:value-type="float" office:value="0.0334793" calcext:value-type="float">
            <text:p>0.0334793</text:p>
          </table:table-cell>
          <table:table-cell office:value-type="float" office:value="0.0350739" calcext:value-type="float">
            <text:p>0.0350739</text:p>
          </table:table-cell>
          <table:table-cell office:value-type="float" office:value="0.0379489" calcext:value-type="float">
            <text:p>0.0379489</text:p>
          </table:table-cell>
          <table:table-cell office:value-type="float" office:value="0.030208" calcext:value-type="float">
            <text:p>0.030208</text:p>
          </table:table-cell>
          <table:table-cell office:value-type="float" office:value="0.0530608" calcext:value-type="float">
            <text:p>0.0530608</text:p>
          </table:table-cell>
          <table:table-cell office:value-type="float" office:value="0.0456939" calcext:value-type="float">
            <text:p>0.0456939</text:p>
          </table:table-cell>
          <table:table-cell office:value-type="float" office:value="0.0380431" calcext:value-type="float">
            <text:p>0.0380431</text:p>
          </table:table-cell>
          <table:table-cell office:value-type="float" office:value="0.0409492" calcext:value-type="float">
            <text:p>0.0409492</text:p>
          </table:table-cell>
          <table:table-cell office:value-type="float" office:value="0.0337569" calcext:value-type="float">
            <text:p>0.0337569</text:p>
          </table:table-cell>
          <table:table-cell office:value-type="float" office:value="0.0463387" calcext:value-type="float">
            <text:p>0.0463387</text:p>
          </table:table-cell>
          <table:table-cell office:value-type="float" office:value="0.0386354" calcext:value-type="float">
            <text:p>0.0386354</text:p>
          </table:table-cell>
        </table:table-row>
        <table:table-row table:style-name="ro1">
          <table:table-cell office:value-type="float" office:value="0.0510471" calcext:value-type="float">
            <text:p>0.0510471</text:p>
          </table:table-cell>
          <table:table-cell office:value-type="float" office:value="0.0434658" calcext:value-type="float">
            <text:p>0.0434658</text:p>
          </table:table-cell>
          <table:table-cell office:value-type="float" office:value="0.0359941" calcext:value-type="float">
            <text:p>0.0359941</text:p>
          </table:table-cell>
          <table:table-cell office:value-type="float" office:value="0.0382802" calcext:value-type="float">
            <text:p>0.0382802</text:p>
          </table:table-cell>
          <table:table-cell office:value-type="float" office:value="0.0410566" calcext:value-type="float">
            <text:p>0.0410566</text:p>
          </table:table-cell>
          <table:table-cell office:value-type="float" office:value="0.0417475" calcext:value-type="float">
            <text:p>0.0417475</text:p>
          </table:table-cell>
          <table:table-cell office:value-type="float" office:value="0.047516" calcext:value-type="float">
            <text:p>0.047516</text:p>
          </table:table-cell>
          <table:table-cell office:value-type="float" office:value="0.0504598" calcext:value-type="float">
            <text:p>0.0504598</text:p>
          </table:table-cell>
          <table:table-cell office:value-type="float" office:value="0.0426909" calcext:value-type="float">
            <text:p>0.0426909</text:p>
          </table:table-cell>
          <table:table-cell office:value-type="float" office:value="0.0355949" calcext:value-type="float">
            <text:p>0.0355949</text:p>
          </table:table-cell>
          <table:table-cell office:value-type="float" office:value="0.0383458" calcext:value-type="float">
            <text:p>0.0383458</text:p>
          </table:table-cell>
          <table:table-cell office:value-type="float" office:value="0.0412697" calcext:value-type="float">
            <text:p>0.0412697</text:p>
          </table:table-cell>
          <table:table-cell office:value-type="float" office:value="0.0339083" calcext:value-type="float">
            <text:p>0.0339083</text:p>
          </table:table-cell>
          <table:table-cell office:value-type="float" office:value="0.0366158" calcext:value-type="float">
            <text:p>0.0366158</text:p>
          </table:table-cell>
          <table:table-cell office:value-type="float" office:value="0.0395242" calcext:value-type="float">
            <text:p>0.0395242</text:p>
          </table:table-cell>
          <table:table-cell office:value-type="float" office:value="0.0327785" calcext:value-type="float">
            <text:p>0.0327785</text:p>
          </table:table-cell>
          <table:table-cell office:value-type="float" office:value="0.0355177" calcext:value-type="float">
            <text:p>0.0355177</text:p>
          </table:table-cell>
          <table:table-cell office:value-type="float" office:value="0.0383356" calcext:value-type="float">
            <text:p>0.0383356</text:p>
          </table:table-cell>
          <table:table-cell office:value-type="float" office:value="0.0416539" calcext:value-type="float">
            <text:p>0.0416539</text:p>
          </table:table-cell>
          <table:table-cell office:value-type="float" office:value="0.0339785" calcext:value-type="float">
            <text:p>0.0339785</text:p>
          </table:table-cell>
          <table:table-cell office:value-type="float" office:value="0.0364833" calcext:value-type="float">
            <text:p>0.0364833</text:p>
          </table:table-cell>
          <table:table-cell office:value-type="float" office:value="0.0390654" calcext:value-type="float">
            <text:p>0.0390654</text:p>
          </table:table-cell>
          <table:table-cell office:value-type="float" office:value="0.031712" calcext:value-type="float">
            <text:p>0.031712</text:p>
          </table:table-cell>
          <table:table-cell office:value-type="float" office:value="0.0332702" calcext:value-type="float">
            <text:p>0.0332702</text:p>
          </table:table-cell>
          <table:table-cell office:value-type="float" office:value="0.0489311" calcext:value-type="float">
            <text:p>0.0489311</text:p>
          </table:table-cell>
        </table:table-row>
        <table:table-row table:style-name="ro1">
          <table:table-cell office:value-type="float" office:value="0.0415497" calcext:value-type="float">
            <text:p>0.0415497</text:p>
          </table:table-cell>
          <table:table-cell office:value-type="float" office:value="0.0438636" calcext:value-type="float">
            <text:p>0.0438636</text:p>
          </table:table-cell>
          <table:table-cell office:value-type="float" office:value="0.0469961" calcext:value-type="float">
            <text:p>0.0469961</text:p>
          </table:table-cell>
          <table:table-cell office:value-type="float" office:value="0.0395765" calcext:value-type="float">
            <text:p>0.0395765</text:p>
          </table:table-cell>
          <table:table-cell office:value-type="float" office:value="0.0314216" calcext:value-type="float">
            <text:p>0.0314216</text:p>
          </table:table-cell>
          <table:table-cell office:value-type="float" office:value="0.0441484" calcext:value-type="float">
            <text:p>0.0441484</text:p>
          </table:table-cell>
          <table:table-cell office:value-type="float" office:value="0.0369526" calcext:value-type="float">
            <text:p>0.0369526</text:p>
          </table:table-cell>
          <table:table-cell office:value-type="float" office:value="0.0294023" calcext:value-type="float">
            <text:p>0.0294023</text:p>
          </table:table-cell>
          <table:table-cell office:value-type="float" office:value="0.042476" calcext:value-type="float">
            <text:p>0.042476</text:p>
          </table:table-cell>
          <table:table-cell office:value-type="float" office:value="0.0344671" calcext:value-type="float">
            <text:p>0.0344671</text:p>
          </table:table-cell>
          <table:table-cell office:value-type="float" office:value="0.0373315" calcext:value-type="float">
            <text:p>0.0373315</text:p>
          </table:table-cell>
          <table:table-cell office:value-type="float" office:value="0.0405721" calcext:value-type="float">
            <text:p>0.0405721</text:p>
          </table:table-cell>
          <table:table-cell office:value-type="float" office:value="0.043488" calcext:value-type="float">
            <text:p>0.043488</text:p>
          </table:table-cell>
          <table:table-cell office:value-type="float" office:value="0.0362275" calcext:value-type="float">
            <text:p>0.0362275</text:p>
          </table:table-cell>
          <table:table-cell office:value-type="float" office:value="0.0387344" calcext:value-type="float">
            <text:p>0.0387344</text:p>
          </table:table-cell>
          <table:table-cell office:value-type="float" office:value="0.0413353" calcext:value-type="float">
            <text:p>0.0413353</text:p>
          </table:table-cell>
          <table:table-cell office:value-type="float" office:value="0.0341213" calcext:value-type="float">
            <text:p>0.0341213</text:p>
          </table:table-cell>
          <table:table-cell office:value-type="float" office:value="0.0370273" calcext:value-type="float">
            <text:p>0.0370273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0361768" calcext:value-type="float">
            <text:p>0.0361768</text:p>
          </table:table-cell>
          <table:table-cell office:value-type="float" office:value="0.0362715" calcext:value-type="float">
            <text:p>0.0362715</text:p>
          </table:table-cell>
          <table:table-cell office:value-type="float" office:value="0.0387776" calcext:value-type="float">
            <text:p>0.0387776</text:p>
          </table:table-cell>
          <table:table-cell office:value-type="float" office:value="0.0417156" calcext:value-type="float">
            <text:p>0.0417156</text:p>
          </table:table-cell>
          <table:table-cell office:value-type="float" office:value="0.034457" calcext:value-type="float">
            <text:p>0.034457</text:p>
          </table:table-cell>
          <table:table-cell office:value-type="float" office:value="0.0367957" calcext:value-type="float">
            <text:p>0.0367957</text:p>
          </table:table-cell>
        </table:table-row>
        <table:table-row table:style-name="ro1">
          <table:table-cell office:value-type="float" office:value="0.0394334" calcext:value-type="float">
            <text:p>0.0394334</text:p>
          </table:table-cell>
          <table:table-cell office:value-type="float" office:value="0.0320772" calcext:value-type="float">
            <text:p>0.0320772</text:p>
          </table:table-cell>
          <table:table-cell office:value-type="float" office:value="0.0448411" calcext:value-type="float">
            <text:p>0.0448411</text:p>
          </table:table-cell>
          <table:table-cell office:value-type="float" office:value="0.037697" calcext:value-type="float">
            <text:p>0.037697</text:p>
          </table:table-cell>
          <table:table-cell office:value-type="float" office:value="0.0410506" calcext:value-type="float">
            <text:p>0.0410506</text:p>
          </table:table-cell>
          <table:table-cell office:value-type="float" office:value="0.0545074" calcext:value-type="float">
            <text:p>0.0545074</text:p>
          </table:table-cell>
          <table:table-cell office:value-type="float" office:value="0.0552194" calcext:value-type="float">
            <text:p>0.0552194</text:p>
          </table:table-cell>
          <table:table-cell office:value-type="float" office:value="0.0606338" calcext:value-type="float">
            <text:p>0.0606338</text:p>
          </table:table-cell>
          <table:table-cell office:value-type="float" office:value="0.0529814" calcext:value-type="float">
            <text:p>0.0529814</text:p>
          </table:table-cell>
          <table:table-cell office:value-type="float" office:value="0.046419" calcext:value-type="float">
            <text:p>0.046419</text:p>
          </table:table-cell>
          <table:table-cell office:value-type="float" office:value="0.0391958" calcext:value-type="float">
            <text:p>0.0391958</text:p>
          </table:table-cell>
          <table:table-cell office:value-type="float" office:value="0.0319682" calcext:value-type="float">
            <text:p>0.0319682</text:p>
          </table:table-cell>
          <table:table-cell office:value-type="float" office:value="0.0356492" calcext:value-type="float">
            <text:p>0.0356492</text:p>
          </table:table-cell>
          <table:table-cell office:value-type="float" office:value="0.0385224" calcext:value-type="float">
            <text:p>0.0385224</text:p>
          </table:table-cell>
          <table:table-cell office:value-type="float" office:value="0.0416869" calcext:value-type="float">
            <text:p>0.0416869</text:p>
          </table:table-cell>
          <table:table-cell office:value-type="float" office:value="0.033996" calcext:value-type="float">
            <text:p>0.033996</text:p>
          </table:table-cell>
          <table:table-cell office:value-type="float" office:value="0.0368143" calcext:value-type="float">
            <text:p>0.0368143</text:p>
          </table:table-cell>
          <table:table-cell office:value-type="float" office:value="0.0391588" calcext:value-type="float">
            <text:p>0.0391588</text:p>
          </table:table-cell>
          <table:table-cell office:value-type="float" office:value="0.0319047" calcext:value-type="float">
            <text:p>0.0319047</text:p>
          </table:table-cell>
          <table:table-cell office:value-type="float" office:value="0.0447541" calcext:value-type="float">
            <text:p>0.0447541</text:p>
          </table:table-cell>
          <table:table-cell office:value-type="float" office:value="0.0377277" calcext:value-type="float">
            <text:p>0.0377277</text:p>
          </table:table-cell>
          <table:table-cell office:value-type="float" office:value="0.0295475" calcext:value-type="float">
            <text:p>0.0295475</text:p>
          </table:table-cell>
          <table:table-cell office:value-type="float" office:value="0.0426073" calcext:value-type="float">
            <text:p>0.0426073</text:p>
          </table:table-cell>
          <table:table-cell office:value-type="float" office:value="0.0332605" calcext:value-type="float">
            <text:p>0.0332605</text:p>
          </table:table-cell>
          <table:table-cell office:value-type="float" office:value="0.0376616" calcext:value-type="float">
            <text:p>0.0376616</text:p>
          </table:table-cell>
        </table:table-row>
        <table:table-row table:style-name="ro1">
          <table:table-cell office:value-type="float" office:value="0.0406488" calcext:value-type="float">
            <text:p>0.0406488</text:p>
          </table:table-cell>
          <table:table-cell office:value-type="float" office:value="0.043845" calcext:value-type="float">
            <text:p>0.043845</text:p>
          </table:table-cell>
          <table:table-cell office:value-type="float" office:value="0.0341328" calcext:value-type="float">
            <text:p>0.0341328</text:p>
          </table:table-cell>
          <table:table-cell office:value-type="float" office:value="0.0491747" calcext:value-type="float">
            <text:p>0.0491747</text:p>
          </table:table-cell>
          <table:table-cell office:value-type="float" office:value="0.040911" calcext:value-type="float">
            <text:p>0.040911</text:p>
          </table:table-cell>
          <table:table-cell office:value-type="float" office:value="0.0548295" calcext:value-type="float">
            <text:p>0.0548295</text:p>
          </table:table-cell>
          <table:table-cell office:value-type="float" office:value="0.0366238" calcext:value-type="float">
            <text:p>0.0366238</text:p>
          </table:table-cell>
          <table:table-cell office:value-type="float" office:value="0.0500029" calcext:value-type="float">
            <text:p>0.0500029</text:p>
          </table:table-cell>
          <table:table-cell office:value-type="float" office:value="0.0532485" calcext:value-type="float">
            <text:p>0.0532485</text:p>
          </table:table-cell>
          <table:table-cell office:value-type="float" office:value="0.0456275" calcext:value-type="float">
            <text:p>0.0456275</text:p>
          </table:table-cell>
          <table:table-cell office:value-type="float" office:value="0.0385415" calcext:value-type="float">
            <text:p>0.0385415</text:p>
          </table:table-cell>
          <table:table-cell office:value-type="float" office:value="0.0313095" calcext:value-type="float">
            <text:p>0.0313095</text:p>
          </table:table-cell>
          <table:table-cell office:value-type="float" office:value="0.0542413" calcext:value-type="float">
            <text:p>0.0542413</text:p>
          </table:table-cell>
          <table:table-cell office:value-type="float" office:value="0.0476875" calcext:value-type="float">
            <text:p>0.0476875</text:p>
          </table:table-cell>
          <table:table-cell office:value-type="float" office:value="0.0398483" calcext:value-type="float">
            <text:p>0.0398483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168195" calcext:value-type="float">
            <text:p>0.168195</text:p>
          </table:table-cell>
          <table:table-cell office:value-type="float" office:value="0.0889718" calcext:value-type="float">
            <text:p>0.0889718</text:p>
          </table:table-cell>
          <table:table-cell office:value-type="float" office:value="0.0669559" calcext:value-type="float">
            <text:p>0.0669559</text:p>
          </table:table-cell>
          <table:table-cell office:value-type="float" office:value="0.0585623" calcext:value-type="float">
            <text:p>0.0585623</text:p>
          </table:table-cell>
          <table:table-cell office:value-type="float" office:value="0.0666954" calcext:value-type="float">
            <text:p>0.0666954</text:p>
          </table:table-cell>
          <table:table-cell office:value-type="float" office:value="0.0614719" calcext:value-type="float">
            <text:p>0.0614719</text:p>
          </table:table-cell>
          <table:table-cell office:value-type="float" office:value="0.0414843" calcext:value-type="float">
            <text:p>0.0414843</text:p>
          </table:table-cell>
          <table:table-cell office:value-type="float" office:value="0.0426474" calcext:value-type="float">
            <text:p>0.0426474</text:p>
          </table:table-cell>
          <table:table-cell office:value-type="float" office:value="0.053902" calcext:value-type="float">
            <text:p>0.053902</text:p>
          </table:table-cell>
        </table:table-row>
        <table:table-row table:style-name="ro1">
          <table:table-cell office:value-type="float" office:value="0.0528835" calcext:value-type="float">
            <text:p>0.0528835</text:p>
          </table:table-cell>
          <table:table-cell office:value-type="float" office:value="0.0452731" calcext:value-type="float">
            <text:p>0.0452731</text:p>
          </table:table-cell>
          <table:table-cell office:value-type="float" office:value="0.0380661" calcext:value-type="float">
            <text:p>0.0380661</text:p>
          </table:table-cell>
          <table:table-cell office:value-type="float" office:value="0.0303356" calcext:value-type="float">
            <text:p>0.0303356</text:p>
          </table:table-cell>
          <table:table-cell office:value-type="float" office:value="0.0429267" calcext:value-type="float">
            <text:p>0.0429267</text:p>
          </table:table-cell>
          <table:table-cell office:value-type="float" office:value="0.0353791" calcext:value-type="float">
            <text:p>0.0353791</text:p>
          </table:table-cell>
          <table:table-cell office:value-type="float" office:value="0.039023" calcext:value-type="float">
            <text:p>0.039023</text:p>
          </table:table-cell>
          <table:table-cell office:value-type="float" office:value="0.0312709" calcext:value-type="float">
            <text:p>0.0312709</text:p>
          </table:table-cell>
          <table:table-cell office:value-type="float" office:value="0.0444915" calcext:value-type="float">
            <text:p>0.0444915</text:p>
          </table:table-cell>
          <table:table-cell office:value-type="float" office:value="0.0363502" calcext:value-type="float">
            <text:p>0.0363502</text:p>
          </table:table-cell>
          <table:table-cell office:value-type="float" office:value="0.0496662" calcext:value-type="float">
            <text:p>0.0496662</text:p>
          </table:table-cell>
          <table:table-cell office:value-type="float" office:value="0.0428028" calcext:value-type="float">
            <text:p>0.0428028</text:p>
          </table:table-cell>
          <table:table-cell office:value-type="float" office:value="0.0372426" calcext:value-type="float">
            <text:p>0.0372426</text:p>
          </table:table-cell>
          <table:table-cell office:value-type="float" office:value="0.0401905" calcext:value-type="float">
            <text:p>0.0401905</text:p>
          </table:table-cell>
          <table:table-cell office:value-type="float" office:value="0.0430338" calcext:value-type="float">
            <text:p>0.0430338</text:p>
          </table:table-cell>
          <table:table-cell office:value-type="float" office:value="0.0424356" calcext:value-type="float">
            <text:p>0.0424356</text:p>
          </table:table-cell>
          <table:table-cell office:value-type="float" office:value="0.0488122" calcext:value-type="float">
            <text:p>0.0488122</text:p>
          </table:table-cell>
          <table:table-cell office:value-type="float" office:value="0.0512564" calcext:value-type="float">
            <text:p>0.0512564</text:p>
          </table:table-cell>
          <table:table-cell office:value-type="float" office:value="0.0439609" calcext:value-type="float">
            <text:p>0.0439609</text:p>
          </table:table-cell>
          <table:table-cell office:value-type="float" office:value="0.0363365" calcext:value-type="float">
            <text:p>0.0363365</text:p>
          </table:table-cell>
          <table:table-cell office:value-type="float" office:value="0.0386606" calcext:value-type="float">
            <text:p>0.0386606</text:p>
          </table:table-cell>
          <table:table-cell office:value-type="float" office:value="0.0412318" calcext:value-type="float">
            <text:p>0.0412318</text:p>
          </table:table-cell>
          <table:table-cell office:value-type="float" office:value="0.0355065" calcext:value-type="float">
            <text:p>0.0355065</text:p>
          </table:table-cell>
          <table:table-cell office:value-type="float" office:value="0.0392058" calcext:value-type="float">
            <text:p>0.0392058</text:p>
          </table:table-cell>
          <table:table-cell office:value-type="float" office:value="0.0313982" calcext:value-type="float">
            <text:p>0.0313982</text:p>
          </table:table-cell>
        </table:table-row>
        <table:table-row table:style-name="ro1">
          <table:table-cell office:value-type="float" office:value="0.0441316" calcext:value-type="float">
            <text:p>0.0441316</text:p>
          </table:table-cell>
          <table:table-cell office:value-type="float" office:value="0.0366834" calcext:value-type="float">
            <text:p>0.0366834</text:p>
          </table:table-cell>
          <table:table-cell office:value-type="float" office:value="0.039717" calcext:value-type="float">
            <text:p>0.039717</text:p>
          </table:table-cell>
          <table:table-cell office:value-type="float" office:value="0.0531541" calcext:value-type="float">
            <text:p>0.0531541</text:p>
          </table:table-cell>
          <table:table-cell office:value-type="float" office:value="0.0453464" calcext:value-type="float">
            <text:p>0.0453464</text:p>
          </table:table-cell>
          <table:table-cell office:value-type="float" office:value="0.0381466" calcext:value-type="float">
            <text:p>0.0381466</text:p>
          </table:table-cell>
          <table:table-cell office:value-type="float" office:value="0.0310397" calcext:value-type="float">
            <text:p>0.0310397</text:p>
          </table:table-cell>
          <table:table-cell office:value-type="float" office:value="0.0437288" calcext:value-type="float">
            <text:p>0.0437288</text:p>
          </table:table-cell>
          <table:table-cell office:value-type="float" office:value="0.036845" calcext:value-type="float">
            <text:p>0.036845</text:p>
          </table:table-cell>
          <table:table-cell office:value-type="float" office:value="0.0501449" calcext:value-type="float">
            <text:p>0.0501449</text:p>
          </table:table-cell>
          <table:table-cell office:value-type="float" office:value="0.0435686" calcext:value-type="float">
            <text:p>0.0435686</text:p>
          </table:table-cell>
          <table:table-cell office:value-type="float" office:value="0.0357825" calcext:value-type="float">
            <text:p>0.0357825</text:p>
          </table:table-cell>
          <table:table-cell office:value-type="float" office:value="0.0364361" calcext:value-type="float">
            <text:p>0.0364361</text:p>
          </table:table-cell>
          <table:table-cell office:value-type="float" office:value="0.0405061" calcext:value-type="float">
            <text:p>0.0405061</text:p>
          </table:table-cell>
          <table:table-cell office:value-type="float" office:value="0.044187" calcext:value-type="float">
            <text:p>0.044187</text:p>
          </table:table-cell>
          <table:table-cell office:value-type="float" office:value="0.0364232" calcext:value-type="float">
            <text:p>0.0364232</text:p>
          </table:table-cell>
          <table:table-cell office:value-type="float" office:value="0.0295154" calcext:value-type="float">
            <text:p>0.0295154</text:p>
          </table:table-cell>
          <table:table-cell office:value-type="float" office:value="0.0420096" calcext:value-type="float">
            <text:p>0.0420096</text:p>
          </table:table-cell>
          <table:table-cell office:value-type="float" office:value="0.055603" calcext:value-type="float">
            <text:p>0.055603</text:p>
          </table:table-cell>
          <table:table-cell office:value-type="float" office:value="0.0481558" calcext:value-type="float">
            <text:p>0.0481558</text:p>
          </table:table-cell>
          <table:table-cell office:value-type="float" office:value="0.0508596" calcext:value-type="float">
            <text:p>0.0508596</text:p>
          </table:table-cell>
          <table:table-cell office:value-type="float" office:value="0.0430515" calcext:value-type="float">
            <text:p>0.0430515</text:p>
          </table:table-cell>
          <table:table-cell office:value-type="float" office:value="0.0359749" calcext:value-type="float">
            <text:p>0.0359749</text:p>
          </table:table-cell>
          <table:table-cell office:value-type="float" office:value="0.0389856" calcext:value-type="float">
            <text:p>0.0389856</text:p>
          </table:table-cell>
          <table:table-cell office:value-type="float" office:value="0.0419284" calcext:value-type="float">
            <text:p>0.0419284</text:p>
          </table:table-cell>
        </table:table-row>
        <table:table-row table:style-name="ro1">
          <table:table-cell office:value-type="float" office:value="0.0338441" calcext:value-type="float">
            <text:p>0.0338441</text:p>
          </table:table-cell>
          <table:table-cell office:value-type="float" office:value="0.0465901" calcext:value-type="float">
            <text:p>0.0465901</text:p>
          </table:table-cell>
          <table:table-cell office:value-type="float" office:value="0.0491323" calcext:value-type="float">
            <text:p>0.0491323</text:p>
          </table:table-cell>
          <table:table-cell office:value-type="float" office:value="0.041845" calcext:value-type="float">
            <text:p>0.041845</text:p>
          </table:table-cell>
          <table:table-cell office:value-type="float" office:value="0.0339585" calcext:value-type="float">
            <text:p>0.0339585</text:p>
          </table:table-cell>
          <table:table-cell office:value-type="float" office:value="0.0483567" calcext:value-type="float">
            <text:p>0.0483567</text:p>
          </table:table-cell>
          <table:table-cell office:value-type="float" office:value="0.0382153" calcext:value-type="float">
            <text:p>0.0382153</text:p>
          </table:table-cell>
          <table:table-cell office:value-type="float" office:value="0.0445021" calcext:value-type="float">
            <text:p>0.0445021</text:p>
          </table:table-cell>
          <table:table-cell office:value-type="float" office:value="0.0372339" calcext:value-type="float">
            <text:p>0.0372339</text:p>
          </table:table-cell>
          <table:table-cell office:value-type="float" office:value="0.0401484" calcext:value-type="float">
            <text:p>0.0401484</text:p>
          </table:table-cell>
          <table:table-cell office:value-type="float" office:value="0.0406382" calcext:value-type="float">
            <text:p>0.0406382</text:p>
          </table:table-cell>
          <table:table-cell office:value-type="float" office:value="0.0465175" calcext:value-type="float">
            <text:p>0.0465175</text:p>
          </table:table-cell>
          <table:table-cell office:value-type="float" office:value="0.0491465" calcext:value-type="float">
            <text:p>0.0491465</text:p>
          </table:table-cell>
          <table:table-cell office:value-type="float" office:value="0.0421948" calcext:value-type="float">
            <text:p>0.0421948</text:p>
          </table:table-cell>
          <table:table-cell office:value-type="float" office:value="0.0355149" calcext:value-type="float">
            <text:p>0.0355149</text:p>
          </table:table-cell>
          <table:table-cell office:value-type="float" office:value="0.0387102" calcext:value-type="float">
            <text:p>0.0387102</text:p>
          </table:table-cell>
          <table:table-cell office:value-type="float" office:value="0.0410116" calcext:value-type="float">
            <text:p>0.0410116</text:p>
          </table:table-cell>
          <table:table-cell office:value-type="float" office:value="0.034088" calcext:value-type="float">
            <text:p>0.034088</text:p>
          </table:table-cell>
          <table:table-cell office:value-type="float" office:value="0.0463258" calcext:value-type="float">
            <text:p>0.0463258</text:p>
          </table:table-cell>
          <table:table-cell office:value-type="float" office:value="0.0400574" calcext:value-type="float">
            <text:p>0.0400574</text:p>
          </table:table-cell>
          <table:table-cell office:value-type="float" office:value="0.0320026" calcext:value-type="float">
            <text:p>0.0320026</text:p>
          </table:table-cell>
          <table:table-cell office:value-type="float" office:value="0.0351387" calcext:value-type="float">
            <text:p>0.0351387</text:p>
          </table:table-cell>
          <table:table-cell office:value-type="float" office:value="0.037226" calcext:value-type="float">
            <text:p>0.037226</text:p>
          </table:table-cell>
          <table:table-cell office:value-type="float" office:value="0.0405634" calcext:value-type="float">
            <text:p>0.0405634</text:p>
          </table:table-cell>
          <table:table-cell office:value-type="float" office:value="0.0333952" calcext:value-type="float">
            <text:p>0.0333952</text:p>
          </table:table-cell>
        </table:table-row>
        <table:table-row table:style-name="ro1">
          <table:table-cell office:value-type="float" office:value="0.0361897" calcext:value-type="float">
            <text:p>0.0361897</text:p>
          </table:table-cell>
          <table:table-cell office:value-type="float" office:value="0.0396304" calcext:value-type="float">
            <text:p>0.0396304</text:p>
          </table:table-cell>
          <table:table-cell office:value-type="float" office:value="0.0320157" calcext:value-type="float">
            <text:p>0.0320157</text:p>
          </table:table-cell>
          <table:table-cell office:value-type="float" office:value="0.0449492" calcext:value-type="float">
            <text:p>0.0449492</text:p>
          </table:table-cell>
          <table:table-cell office:value-type="float" office:value="0.0369414" calcext:value-type="float">
            <text:p>0.0369414</text:p>
          </table:table-cell>
          <table:table-cell office:value-type="float" office:value="0.0297977" calcext:value-type="float">
            <text:p>0.0297977</text:p>
          </table:table-cell>
          <table:table-cell office:value-type="float" office:value="0.0431109" calcext:value-type="float">
            <text:p>0.0431109</text:p>
          </table:table-cell>
          <table:table-cell office:value-type="float" office:value="0.0455581" calcext:value-type="float">
            <text:p>0.0455581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0.0407653" calcext:value-type="float">
            <text:p>0.0407653</text:p>
          </table:table-cell>
          <table:table-cell office:value-type="float" office:value="0.0439502" calcext:value-type="float">
            <text:p>0.0439502</text:p>
          </table:table-cell>
          <table:table-cell office:value-type="float" office:value="0.0366294" calcext:value-type="float">
            <text:p>0.0366294</text:p>
          </table:table-cell>
          <table:table-cell office:value-type="float" office:value="0.038445" calcext:value-type="float">
            <text:p>0.038445</text:p>
          </table:table-cell>
          <table:table-cell office:value-type="float" office:value="0.0420987" calcext:value-type="float">
            <text:p>0.0420987</text:p>
          </table:table-cell>
          <table:table-cell office:value-type="float" office:value="0.035466" calcext:value-type="float">
            <text:p>0.035466</text:p>
          </table:table-cell>
          <table:table-cell office:value-type="float" office:value="0.0384785" calcext:value-type="float">
            <text:p>0.0384785</text:p>
          </table:table-cell>
          <table:table-cell office:value-type="float" office:value="0.0421948" calcext:value-type="float">
            <text:p>0.0421948</text:p>
          </table:table-cell>
          <table:table-cell office:value-type="float" office:value="0.0454989" calcext:value-type="float">
            <text:p>0.0454989</text:p>
          </table:table-cell>
          <table:table-cell office:value-type="float" office:value="0.0380024" calcext:value-type="float">
            <text:p>0.0380024</text:p>
          </table:table-cell>
          <table:table-cell office:value-type="float" office:value="0.0405395" calcext:value-type="float">
            <text:p>0.0405395</text:p>
          </table:table-cell>
          <table:table-cell office:value-type="float" office:value="0.0436869" calcext:value-type="float">
            <text:p>0.0436869</text:p>
          </table:table-cell>
          <table:table-cell office:value-type="float" office:value="0.0365421" calcext:value-type="float">
            <text:p>0.0365421</text:p>
          </table:table-cell>
          <table:table-cell office:value-type="float" office:value="0.0473538" calcext:value-type="float">
            <text:p>0.0473538</text:p>
          </table:table-cell>
          <table:table-cell office:value-type="float" office:value="0.0532335" calcext:value-type="float">
            <text:p>0.0532335</text:p>
          </table:table-cell>
          <table:table-cell office:value-type="float" office:value="0.0564557" calcext:value-type="float">
            <text:p>0.0564557</text:p>
          </table:table-cell>
        </table:table-row>
        <table:table-row table:style-name="ro1">
          <table:table-cell office:value-type="float" office:value="0.0482911" calcext:value-type="float">
            <text:p>0.0482911</text:p>
          </table:table-cell>
          <table:table-cell office:value-type="float" office:value="0.0415562" calcext:value-type="float">
            <text:p>0.0415562</text:p>
          </table:table-cell>
          <table:table-cell office:value-type="float" office:value="0.0451465" calcext:value-type="float">
            <text:p>0.0451465</text:p>
          </table:table-cell>
          <table:table-cell office:value-type="float" office:value="0.0371203" calcext:value-type="float">
            <text:p>0.0371203</text:p>
          </table:table-cell>
          <table:table-cell office:value-type="float" office:value="0.0401372" calcext:value-type="float">
            <text:p>0.0401372</text:p>
          </table:table-cell>
          <table:table-cell office:value-type="float" office:value="0.050994" calcext:value-type="float">
            <text:p>0.050994</text:p>
          </table:table-cell>
          <table:table-cell office:value-type="float" office:value="0.0485559" calcext:value-type="float">
            <text:p>0.0485559</text:p>
          </table:table-cell>
          <table:table-cell office:value-type="float" office:value="0.0414216" calcext:value-type="float">
            <text:p>0.0414216</text:p>
          </table:table-cell>
          <table:table-cell office:value-type="float" office:value="0.0335711" calcext:value-type="float">
            <text:p>0.0335711</text:p>
          </table:table-cell>
          <table:table-cell office:value-type="float" office:value="0.0359802" calcext:value-type="float">
            <text:p>0.0359802</text:p>
          </table:table-cell>
          <table:table-cell office:value-type="float" office:value="0.0389092" calcext:value-type="float">
            <text:p>0.0389092</text:p>
          </table:table-cell>
          <table:table-cell office:value-type="float" office:value="0.0304418" calcext:value-type="float">
            <text:p>0.0304418</text:p>
          </table:table-cell>
          <table:table-cell office:value-type="float" office:value="0.0440632" calcext:value-type="float">
            <text:p>0.0440632</text:p>
          </table:table-cell>
          <table:table-cell office:value-type="float" office:value="0.0370938" calcext:value-type="float">
            <text:p>0.0370938</text:p>
          </table:table-cell>
          <table:table-cell office:value-type="float" office:value="0.0406798" calcext:value-type="float">
            <text:p>0.0406798</text:p>
          </table:table-cell>
          <table:table-cell office:value-type="float" office:value="0.0436828" calcext:value-type="float">
            <text:p>0.0436828</text:p>
          </table:table-cell>
          <table:table-cell office:value-type="float" office:value="0.0464575" calcext:value-type="float">
            <text:p>0.0464575</text:p>
          </table:table-cell>
          <table:table-cell office:value-type="float" office:value="0.0393005" calcext:value-type="float">
            <text:p>0.0393005</text:p>
          </table:table-cell>
          <table:table-cell office:value-type="float" office:value="0.032486" calcext:value-type="float">
            <text:p>0.032486</text:p>
          </table:table-cell>
          <table:table-cell office:value-type="float" office:value="0.0461992" calcext:value-type="float">
            <text:p>0.0461992</text:p>
          </table:table-cell>
          <table:table-cell office:value-type="float" office:value="0.0370783" calcext:value-type="float">
            <text:p>0.0370783</text:p>
          </table:table-cell>
          <table:table-cell office:value-type="float" office:value="0.0450775" calcext:value-type="float">
            <text:p>0.0450775</text:p>
          </table:table-cell>
          <table:table-cell office:value-type="float" office:value="0.0375565" calcext:value-type="float">
            <text:p>0.0375565</text:p>
          </table:table-cell>
          <table:table-cell office:value-type="float" office:value="0.0301691" calcext:value-type="float">
            <text:p>0.0301691</text:p>
          </table:table-cell>
          <table:table-cell office:value-type="float" office:value="0.0409443" calcext:value-type="float">
            <text:p>0.0409443</text:p>
          </table:table-cell>
        </table:table-row>
        <table:table-row table:style-name="ro1">
          <table:table-cell office:value-type="float" office:value="0.0664782" calcext:value-type="float">
            <text:p>0.0664782</text:p>
          </table:table-cell>
          <table:table-cell office:value-type="float" office:value="0.0487856" calcext:value-type="float">
            <text:p>0.0487856</text:p>
          </table:table-cell>
          <table:table-cell office:value-type="float" office:value="0.0426711" calcext:value-type="float">
            <text:p>0.0426711</text:p>
          </table:table-cell>
          <table:table-cell office:value-type="float" office:value="0.0431939" calcext:value-type="float">
            <text:p>0.0431939</text:p>
          </table:table-cell>
          <table:table-cell office:value-type="float" office:value="0.0585857" calcext:value-type="float">
            <text:p>0.0585857</text:p>
          </table:table-cell>
          <table:table-cell office:value-type="float" office:value="0.0517533" calcext:value-type="float">
            <text:p>0.0517533</text:p>
          </table:table-cell>
          <table:table-cell office:value-type="float" office:value="0.0442833" calcext:value-type="float">
            <text:p>0.0442833</text:p>
          </table:table-cell>
          <table:table-cell office:value-type="float" office:value="0.036824" calcext:value-type="float">
            <text:p>0.036824</text:p>
          </table:table-cell>
          <table:table-cell office:value-type="float" office:value="0.0390311" calcext:value-type="float">
            <text:p>0.0390311</text:p>
          </table:table-cell>
          <table:table-cell office:value-type="float" office:value="0.0417239" calcext:value-type="float">
            <text:p>0.0417239</text:p>
          </table:table-cell>
          <table:table-cell office:value-type="float" office:value="0.035196" calcext:value-type="float">
            <text:p>0.035196</text:p>
          </table:table-cell>
          <table:table-cell office:value-type="float" office:value="0.0485942" calcext:value-type="float">
            <text:p>0.0485942</text:p>
          </table:table-cell>
          <table:table-cell office:value-type="float" office:value="0.0421587" calcext:value-type="float">
            <text:p>0.0421587</text:p>
          </table:table-cell>
          <table:table-cell office:value-type="float" office:value="0.0557918" calcext:value-type="float">
            <text:p>0.0557918</text:p>
          </table:table-cell>
          <table:table-cell office:value-type="float" office:value="0.0482848" calcext:value-type="float">
            <text:p>0.0482848</text:p>
          </table:table-cell>
          <table:table-cell office:value-type="float" office:value="0.0406382" calcext:value-type="float">
            <text:p>0.0406382</text:p>
          </table:table-cell>
          <table:table-cell office:value-type="float" office:value="0.0441526" calcext:value-type="float">
            <text:p>0.0441526</text:p>
          </table:table-cell>
          <table:table-cell office:value-type="float" office:value="0.0576323" calcext:value-type="float">
            <text:p>0.0576323</text:p>
          </table:table-cell>
          <table:table-cell office:value-type="float" office:value="0.0386743" calcext:value-type="float">
            <text:p>0.0386743</text:p>
          </table:table-cell>
          <table:table-cell office:value-type="float" office:value="0.0558415" calcext:value-type="float">
            <text:p>0.0558415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83549" calcext:value-type="float">
            <text:p>0.0383549</text:p>
          </table:table-cell>
          <table:table-cell office:value-type="float" office:value="0.044127" calcext:value-type="float">
            <text:p>0.044127</text:p>
          </table:table-cell>
          <table:table-cell office:value-type="float" office:value="0.0470729" calcext:value-type="float">
            <text:p>0.0470729</text:p>
          </table:table-cell>
          <table:table-cell office:value-type="float" office:value="0.0396168" calcext:value-type="float">
            <text:p>0.0396168</text:p>
          </table:table-cell>
        </table:table-row>
        <table:table-row table:style-name="ro1">
          <table:table-cell office:value-type="float" office:value="0.0407741" calcext:value-type="float">
            <text:p>0.0407741</text:p>
          </table:table-cell>
          <table:table-cell office:value-type="float" office:value="0.0451372" calcext:value-type="float">
            <text:p>0.0451372</text:p>
          </table:table-cell>
          <table:table-cell office:value-type="float" office:value="0.037717" calcext:value-type="float">
            <text:p>0.037717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0426222" calcext:value-type="float">
            <text:p>0.0426222</text:p>
          </table:table-cell>
          <table:table-cell office:value-type="float" office:value="0.0352831" calcext:value-type="float">
            <text:p>0.0352831</text:p>
          </table:table-cell>
          <table:table-cell office:value-type="float" office:value="0.0392925" calcext:value-type="float">
            <text:p>0.0392925</text:p>
          </table:table-cell>
          <table:table-cell office:value-type="float" office:value="0.0423502" calcext:value-type="float">
            <text:p>0.0423502</text:p>
          </table:table-cell>
          <table:table-cell office:value-type="float" office:value="0.0450074" calcext:value-type="float">
            <text:p>0.0450074</text:p>
          </table:table-cell>
          <table:table-cell office:value-type="float" office:value="0.0377745" calcext:value-type="float">
            <text:p>0.0377745</text:p>
          </table:table-cell>
          <table:table-cell office:value-type="float" office:value="0.0406786" calcext:value-type="float">
            <text:p>0.0406786</text:p>
          </table:table-cell>
          <table:table-cell office:value-type="float" office:value="0.0436791" calcext:value-type="float">
            <text:p>0.0436791</text:p>
          </table:table-cell>
          <table:table-cell office:value-type="float" office:value="0.036206" calcext:value-type="float">
            <text:p>0.036206</text:p>
          </table:table-cell>
          <table:table-cell office:value-type="float" office:value="0.0284786" calcext:value-type="float">
            <text:p>0.0284786</text:p>
          </table:table-cell>
          <table:table-cell office:value-type="float" office:value="0.0416054" calcext:value-type="float">
            <text:p>0.0416054</text:p>
          </table:table-cell>
          <table:table-cell office:value-type="float" office:value="0.0362669" calcext:value-type="float">
            <text:p>0.0362669</text:p>
          </table:table-cell>
          <table:table-cell office:value-type="float" office:value="0.0393629" calcext:value-type="float">
            <text:p>0.0393629</text:p>
          </table:table-cell>
          <table:table-cell office:value-type="float" office:value="0.0318476" calcext:value-type="float">
            <text:p>0.0318476</text:p>
          </table:table-cell>
          <table:table-cell office:value-type="float" office:value="0.0450529" calcext:value-type="float">
            <text:p>0.0450529</text:p>
          </table:table-cell>
          <table:table-cell office:value-type="float" office:value="0.0372488" calcext:value-type="float">
            <text:p>0.0372488</text:p>
          </table:table-cell>
          <table:table-cell office:value-type="float" office:value="0.030427" calcext:value-type="float">
            <text:p>0.030427</text:p>
          </table:table-cell>
          <table:table-cell office:value-type="float" office:value="0.043499" calcext:value-type="float">
            <text:p>0.043499</text:p>
          </table:table-cell>
          <table:table-cell office:value-type="float" office:value="0.0364061" calcext:value-type="float">
            <text:p>0.0364061</text:p>
          </table:table-cell>
          <table:table-cell office:value-type="float" office:value="0.0493278" calcext:value-type="float">
            <text:p>0.0493278</text:p>
          </table:table-cell>
          <table:table-cell office:value-type="float" office:value="0.0416987" calcext:value-type="float">
            <text:p>0.0416987</text:p>
          </table:table-cell>
        </table:table-row>
        <table:table-row table:style-name="ro1">
          <table:table-cell office:value-type="float" office:value="0.0355209" calcext:value-type="float">
            <text:p>0.0355209</text:p>
          </table:table-cell>
          <table:table-cell office:value-type="float" office:value="0.0381849" calcext:value-type="float">
            <text:p>0.0381849</text:p>
          </table:table-cell>
          <table:table-cell office:value-type="float" office:value="0.0611553" calcext:value-type="float">
            <text:p>0.0611553</text:p>
          </table:table-cell>
          <table:table-cell office:value-type="float" office:value="0.0425429" calcext:value-type="float">
            <text:p>0.0425429</text:p>
          </table:table-cell>
          <table:table-cell office:value-type="float" office:value="0.0470863" calcext:value-type="float">
            <text:p>0.0470863</text:p>
          </table:table-cell>
          <table:table-cell office:value-type="float" office:value="0.0389881" calcext:value-type="float">
            <text:p>0.0389881</text:p>
          </table:table-cell>
          <table:table-cell office:value-type="float" office:value="0.0418074" calcext:value-type="float">
            <text:p>0.0418074</text:p>
          </table:table-cell>
          <table:table-cell office:value-type="float" office:value="0.0363536" calcext:value-type="float">
            <text:p>0.0363536</text:p>
          </table:table-cell>
          <table:table-cell office:value-type="float" office:value="0.0290562" calcext:value-type="float">
            <text:p>0.0290562</text:p>
          </table:table-cell>
          <table:table-cell office:value-type="float" office:value="0.047973" calcext:value-type="float">
            <text:p>0.047973</text:p>
          </table:table-cell>
          <table:table-cell office:value-type="float" office:value="0.0405222" calcext:value-type="float">
            <text:p>0.0405222</text:p>
          </table:table-cell>
          <table:table-cell office:value-type="float" office:value="0.0433586" calcext:value-type="float">
            <text:p>0.0433586</text:p>
          </table:table-cell>
          <table:table-cell office:value-type="float" office:value="0.0389597" calcext:value-type="float">
            <text:p>0.0389597</text:p>
          </table:table-cell>
          <table:table-cell office:value-type="float" office:value="0.0439974" calcext:value-type="float">
            <text:p>0.0439974</text:p>
          </table:table-cell>
          <table:table-cell office:value-type="float" office:value="0.0379437" calcext:value-type="float">
            <text:p>0.0379437</text:p>
          </table:table-cell>
          <table:table-cell office:value-type="float" office:value="0.0400082" calcext:value-type="float">
            <text:p>0.0400082</text:p>
          </table:table-cell>
          <table:table-cell office:value-type="float" office:value="0.0431968" calcext:value-type="float">
            <text:p>0.0431968</text:p>
          </table:table-cell>
          <table:table-cell office:value-type="float" office:value="0.0363562" calcext:value-type="float">
            <text:p>0.0363562</text:p>
          </table:table-cell>
          <table:table-cell office:value-type="float" office:value="0.0295955" calcext:value-type="float">
            <text:p>0.0295955</text:p>
          </table:table-cell>
          <table:table-cell office:value-type="float" office:value="0.042896" calcext:value-type="float">
            <text:p>0.042896</text:p>
          </table:table-cell>
          <table:table-cell office:value-type="float" office:value="0.0350181" calcext:value-type="float">
            <text:p>0.0350181</text:p>
          </table:table-cell>
          <table:table-cell office:value-type="float" office:value="0.0476736" calcext:value-type="float">
            <text:p>0.0476736</text:p>
          </table:table-cell>
          <table:table-cell office:value-type="float" office:value="0.0400512" calcext:value-type="float">
            <text:p>0.0400512</text:p>
          </table:table-cell>
          <table:table-cell office:value-type="float" office:value="0.0435736" calcext:value-type="float">
            <text:p>0.0435736</text:p>
          </table:table-cell>
          <table:table-cell office:value-type="float" office:value="0.0467801" calcext:value-type="float">
            <text:p>0.0467801</text:p>
          </table:table-cell>
        </table:table-row>
        <table:table-row table:style-name="ro1">
          <table:table-cell office:value-type="float" office:value="0.0493866" calcext:value-type="float">
            <text:p>0.0493866</text:p>
          </table:table-cell>
          <table:table-cell office:value-type="float" office:value="0.0524542" calcext:value-type="float">
            <text:p>0.0524542</text:p>
          </table:table-cell>
          <table:table-cell office:value-type="float" office:value="0.044781" calcext:value-type="float">
            <text:p>0.044781</text:p>
          </table:table-cell>
          <table:table-cell office:value-type="float" office:value="0.0482019" calcext:value-type="float">
            <text:p>0.0482019</text:p>
          </table:table-cell>
          <table:table-cell office:value-type="float" office:value="0.0411998" calcext:value-type="float">
            <text:p>0.0411998</text:p>
          </table:table-cell>
          <table:table-cell office:value-type="float" office:value="0.0342384" calcext:value-type="float">
            <text:p>0.0342384</text:p>
          </table:table-cell>
          <table:table-cell office:value-type="float" office:value="0.0369698" calcext:value-type="float">
            <text:p>0.0369698</text:p>
          </table:table-cell>
          <table:table-cell office:value-type="float" office:value="0.0398227" calcext:value-type="float">
            <text:p>0.0398227</text:p>
          </table:table-cell>
          <table:table-cell office:value-type="float" office:value="0.032991" calcext:value-type="float">
            <text:p>0.032991</text:p>
          </table:table-cell>
          <table:table-cell office:value-type="float" office:value="0.0463793" calcext:value-type="float">
            <text:p>0.0463793</text:p>
          </table:table-cell>
          <table:table-cell office:value-type="float" office:value="0.0393551" calcext:value-type="float">
            <text:p>0.0393551</text:p>
          </table:table-cell>
          <table:table-cell office:value-type="float" office:value="0.032245" calcext:value-type="float">
            <text:p>0.032245</text:p>
          </table:table-cell>
          <table:table-cell office:value-type="float" office:value="0.0448027" calcext:value-type="float">
            <text:p>0.0448027</text:p>
          </table:table-cell>
          <table:table-cell office:value-type="float" office:value="0.0477605" calcext:value-type="float">
            <text:p>0.0477605</text:p>
          </table:table-cell>
          <table:table-cell office:value-type="float" office:value="0.040836" calcext:value-type="float">
            <text:p>0.040836</text:p>
          </table:table-cell>
          <table:table-cell office:value-type="float" office:value="0.0455559" calcext:value-type="float">
            <text:p>0.0455559</text:p>
          </table:table-cell>
          <table:table-cell office:value-type="float" office:value="0.0585282" calcext:value-type="float">
            <text:p>0.0585282</text:p>
          </table:table-cell>
          <table:table-cell office:value-type="float" office:value="0.0526048" calcext:value-type="float">
            <text:p>0.0526048</text:p>
          </table:table-cell>
          <table:table-cell office:value-type="float" office:value="0.0458718" calcext:value-type="float">
            <text:p>0.0458718</text:p>
          </table:table-cell>
          <table:table-cell office:value-type="float" office:value="0.0394644" calcext:value-type="float">
            <text:p>0.0394644</text:p>
          </table:table-cell>
          <table:table-cell office:value-type="float" office:value="0.0833079" calcext:value-type="float">
            <text:p>0.0833079</text:p>
          </table:table-cell>
          <table:table-cell office:value-type="float" office:value="0.0389935" calcext:value-type="float">
            <text:p>0.0389935</text:p>
          </table:table-cell>
          <table:table-cell office:value-type="float" office:value="0.031672" calcext:value-type="float">
            <text:p>0.031672</text:p>
          </table:table-cell>
          <table:table-cell office:value-type="float" office:value="0.0449867" calcext:value-type="float">
            <text:p>0.0449867</text:p>
          </table:table-cell>
          <table:table-cell office:value-type="float" office:value="0.0380983" calcext:value-type="float">
            <text:p>0.0380983</text:p>
          </table:table-cell>
        </table:table-row>
        <table:table-row table:style-name="ro1">
          <table:table-cell office:value-type="float" office:value="0.0322073" calcext:value-type="float">
            <text:p>0.0322073</text:p>
          </table:table-cell>
          <table:table-cell office:value-type="float" office:value="0.0358807" calcext:value-type="float">
            <text:p>0.0358807</text:p>
          </table:table-cell>
          <table:table-cell office:value-type="float" office:value="0.039561" calcext:value-type="float">
            <text:p>0.039561</text:p>
          </table:table-cell>
          <table:table-cell office:value-type="float" office:value="0.0419744" calcext:value-type="float">
            <text:p>0.0419744</text:p>
          </table:table-cell>
          <table:table-cell office:value-type="float" office:value="0.0348494" calcext:value-type="float">
            <text:p>0.0348494</text:p>
          </table:table-cell>
          <table:table-cell office:value-type="float" office:value="0.0477551" calcext:value-type="float">
            <text:p>0.0477551</text:p>
          </table:table-cell>
          <table:table-cell office:value-type="float" office:value="0.0406399" calcext:value-type="float">
            <text:p>0.0406399</text:p>
          </table:table-cell>
          <table:table-cell office:value-type="float" office:value="0.0335999" calcext:value-type="float">
            <text:p>0.0335999</text:p>
          </table:table-cell>
          <table:table-cell office:value-type="float" office:value="0.0472644" calcext:value-type="float">
            <text:p>0.0472644</text:p>
          </table:table-cell>
          <table:table-cell office:value-type="float" office:value="0.0398074" calcext:value-type="float">
            <text:p>0.0398074</text:p>
          </table:table-cell>
          <table:table-cell office:value-type="float" office:value="0.0334867" calcext:value-type="float">
            <text:p>0.0334867</text:p>
          </table:table-cell>
          <table:table-cell office:value-type="float" office:value="0.0365546" calcext:value-type="float">
            <text:p>0.0365546</text:p>
          </table:table-cell>
          <table:table-cell office:value-type="float" office:value="0.0399497" calcext:value-type="float">
            <text:p>0.0399497</text:p>
          </table:table-cell>
          <table:table-cell office:value-type="float" office:value="0.0429604" calcext:value-type="float">
            <text:p>0.0429604</text:p>
          </table:table-cell>
          <table:table-cell office:value-type="float" office:value="0.0354458" calcext:value-type="float">
            <text:p>0.0354458</text:p>
          </table:table-cell>
          <table:table-cell office:value-type="float" office:value="0.0485083" calcext:value-type="float">
            <text:p>0.0485083</text:p>
          </table:table-cell>
          <table:table-cell office:value-type="float" office:value="0.0411131" calcext:value-type="float">
            <text:p>0.0411131</text:p>
          </table:table-cell>
          <table:table-cell office:value-type="float" office:value="0.0337264" calcext:value-type="float">
            <text:p>0.0337264</text:p>
          </table:table-cell>
          <table:table-cell office:value-type="float" office:value="0.0363061" calcext:value-type="float">
            <text:p>0.0363061</text:p>
          </table:table-cell>
          <table:table-cell office:value-type="float" office:value="0.0389457" calcext:value-type="float">
            <text:p>0.0389457</text:p>
          </table:table-cell>
          <table:table-cell office:value-type="float" office:value="0.0399061" calcext:value-type="float">
            <text:p>0.0399061</text:p>
          </table:table-cell>
          <table:table-cell office:value-type="float" office:value="0.0545838" calcext:value-type="float">
            <text:p>0.0545838</text:p>
          </table:table-cell>
          <table:table-cell office:value-type="float" office:value="0.0476317" calcext:value-type="float">
            <text:p>0.0476317</text:p>
          </table:table-cell>
          <table:table-cell office:value-type="float" office:value="0.0397541" calcext:value-type="float">
            <text:p>0.0397541</text:p>
          </table:table-cell>
          <table:table-cell office:value-type="float" office:value="0.0551784" calcext:value-type="float">
            <text:p>0.0551784</text:p>
          </table:table-cell>
        </table:table-row>
        <table:table-row table:style-name="ro1">
          <table:table-cell office:value-type="float" office:value="0.0392106" calcext:value-type="float">
            <text:p>0.0392106</text:p>
          </table:table-cell>
          <table:table-cell office:value-type="float" office:value="0.0500628" calcext:value-type="float">
            <text:p>0.0500628</text:p>
          </table:table-cell>
          <table:table-cell office:value-type="float" office:value="0.0547694" calcext:value-type="float">
            <text:p>0.0547694</text:p>
          </table:table-cell>
          <table:table-cell office:value-type="float" office:value="0.0474633" calcext:value-type="float">
            <text:p>0.0474633</text:p>
          </table:table-cell>
          <table:table-cell office:value-type="float" office:value="0.0396288" calcext:value-type="float">
            <text:p>0.0396288</text:p>
          </table:table-cell>
          <table:table-cell office:value-type="float" office:value="0.0330768" calcext:value-type="float">
            <text:p>0.0330768</text:p>
          </table:table-cell>
          <table:table-cell office:value-type="float" office:value="0.0365632" calcext:value-type="float">
            <text:p>0.0365632</text:p>
          </table:table-cell>
          <table:table-cell office:value-type="float" office:value="0.0497752" calcext:value-type="float">
            <text:p>0.0497752</text:p>
          </table:table-cell>
          <table:table-cell office:value-type="float" office:value="0.0423214" calcext:value-type="float">
            <text:p>0.0423214</text:p>
          </table:table-cell>
          <table:table-cell office:value-type="float" office:value="0.0364494" calcext:value-type="float">
            <text:p>0.0364494</text:p>
          </table:table-cell>
          <table:table-cell office:value-type="float" office:value="0.0392461" calcext:value-type="float">
            <text:p>0.0392461</text:p>
          </table:table-cell>
          <table:table-cell office:value-type="float" office:value="0.0423186" calcext:value-type="float">
            <text:p>0.0423186</text:p>
          </table:table-cell>
          <table:table-cell office:value-type="float" office:value="0.0357339" calcext:value-type="float">
            <text:p>0.0357339</text:p>
          </table:table-cell>
          <table:table-cell office:value-type="float" office:value="0.0388362" calcext:value-type="float">
            <text:p>0.0388362</text:p>
          </table:table-cell>
          <table:table-cell office:value-type="float" office:value="0.0418294" calcext:value-type="float">
            <text:p>0.0418294</text:p>
          </table:table-cell>
          <table:table-cell office:value-type="float" office:value="0.0353718" calcext:value-type="float">
            <text:p>0.0353718</text:p>
          </table:table-cell>
          <table:table-cell office:value-type="float" office:value="0.0384462" calcext:value-type="float">
            <text:p>0.0384462</text:p>
          </table:table-cell>
          <table:table-cell office:value-type="float" office:value="0.031937" calcext:value-type="float">
            <text:p>0.031937</text:p>
          </table:table-cell>
          <table:table-cell office:value-type="float" office:value="0.0453763" calcext:value-type="float">
            <text:p>0.0453763</text:p>
          </table:table-cell>
          <table:table-cell office:value-type="float" office:value="0.0375786" calcext:value-type="float">
            <text:p>0.0375786</text:p>
          </table:table-cell>
          <table:table-cell office:value-type="float" office:value="0.0306596" calcext:value-type="float">
            <text:p>0.0306596</text:p>
          </table:table-cell>
          <table:table-cell office:value-type="float" office:value="0.0435945" calcext:value-type="float">
            <text:p>0.0435945</text:p>
          </table:table-cell>
          <table:table-cell office:value-type="float" office:value="0.0362053" calcext:value-type="float">
            <text:p>0.0362053</text:p>
          </table:table-cell>
          <table:table-cell office:value-type="float" office:value="0.0395252" calcext:value-type="float">
            <text:p>0.0395252</text:p>
          </table:table-cell>
          <table:table-cell office:value-type="float" office:value="0.0425504" calcext:value-type="float">
            <text:p>0.0425504</text:p>
          </table:table-cell>
        </table:table-row>
        <table:table-row table:style-name="ro1">
          <table:table-cell office:value-type="float" office:value="0.0356704" calcext:value-type="float">
            <text:p>0.0356704</text:p>
          </table:table-cell>
          <table:table-cell office:value-type="float" office:value="0.0486106" calcext:value-type="float">
            <text:p>0.0486106</text:p>
          </table:table-cell>
          <table:table-cell office:value-type="float" office:value="0.041666" calcext:value-type="float">
            <text:p>0.041666</text:p>
          </table:table-cell>
          <table:table-cell office:value-type="float" office:value="0.0441771" calcext:value-type="float">
            <text:p>0.0441771</text:p>
          </table:table-cell>
          <table:table-cell office:value-type="float" office:value="0.0379166" calcext:value-type="float">
            <text:p>0.0379166</text:p>
          </table:table-cell>
          <table:table-cell office:value-type="float" office:value="0.0514074" calcext:value-type="float">
            <text:p>0.0514074</text:p>
          </table:table-cell>
          <table:table-cell office:value-type="float" office:value="0.0438625" calcext:value-type="float">
            <text:p>0.0438625</text:p>
          </table:table-cell>
          <table:table-cell office:value-type="float" office:value="0.0363238" calcext:value-type="float">
            <text:p>0.0363238</text:p>
          </table:table-cell>
          <table:table-cell office:value-type="float" office:value="0.0394696" calcext:value-type="float">
            <text:p>0.0394696</text:p>
          </table:table-cell>
          <table:table-cell office:value-type="float" office:value="0.0424569" calcext:value-type="float">
            <text:p>0.0424569</text:p>
          </table:table-cell>
          <table:table-cell office:value-type="float" office:value="0.0455695" calcext:value-type="float">
            <text:p>0.0455695</text:p>
          </table:table-cell>
          <table:table-cell office:value-type="float" office:value="0.0355577" calcext:value-type="float">
            <text:p>0.0355577</text:p>
          </table:table-cell>
          <table:table-cell office:value-type="float" office:value="0.0416957" calcext:value-type="float">
            <text:p>0.0416957</text:p>
          </table:table-cell>
          <table:table-cell office:value-type="float" office:value="0.0441996" calcext:value-type="float">
            <text:p>0.0441996</text:p>
          </table:table-cell>
          <table:table-cell office:value-type="float" office:value="0.0468895" calcext:value-type="float">
            <text:p>0.0468895</text:p>
          </table:table-cell>
          <table:table-cell office:value-type="float" office:value="0.0498271" calcext:value-type="float">
            <text:p>0.0498271</text:p>
          </table:table-cell>
          <table:table-cell office:value-type="float" office:value="0.0426419" calcext:value-type="float">
            <text:p>0.0426419</text:p>
          </table:table-cell>
          <table:table-cell office:value-type="float" office:value="0.0352001" calcext:value-type="float">
            <text:p>0.0352001</text:p>
          </table:table-cell>
          <table:table-cell office:value-type="float" office:value="0.0385209" calcext:value-type="float">
            <text:p>0.0385209</text:p>
          </table:table-cell>
          <table:table-cell office:value-type="float" office:value="0.0412517" calcext:value-type="float">
            <text:p>0.0412517</text:p>
          </table:table-cell>
          <table:table-cell office:value-type="float" office:value="0.0348546" calcext:value-type="float">
            <text:p>0.0348546</text:p>
          </table:table-cell>
          <table:table-cell office:value-type="float" office:value="0.0485958" calcext:value-type="float">
            <text:p>0.0485958</text:p>
          </table:table-cell>
          <table:table-cell office:value-type="float" office:value="0.0621019" calcext:value-type="float">
            <text:p>0.0621019</text:p>
          </table:table-cell>
          <table:table-cell office:value-type="float" office:value="0.0476042" calcext:value-type="float">
            <text:p>0.0476042</text:p>
          </table:table-cell>
          <table:table-cell office:value-type="float" office:value="0.0518455" calcext:value-type="float">
            <text:p>0.0518455</text:p>
          </table:table-cell>
        </table:table-row>
        <table:table-row table:style-name="ro1">
          <table:table-cell office:value-type="float" office:value="0.0452568" calcext:value-type="float">
            <text:p>0.0452568</text:p>
          </table:table-cell>
          <table:table-cell office:value-type="float" office:value="0.0375667" calcext:value-type="float">
            <text:p>0.0375667</text:p>
          </table:table-cell>
          <table:table-cell office:value-type="float" office:value="0.0405625" calcext:value-type="float">
            <text:p>0.0405625</text:p>
          </table:table-cell>
          <table:table-cell office:value-type="float" office:value="0.0343399" calcext:value-type="float">
            <text:p>0.0343399</text:p>
          </table:table-cell>
          <table:table-cell office:value-type="float" office:value="0.0373488" calcext:value-type="float">
            <text:p>0.0373488</text:p>
          </table:table-cell>
          <table:table-cell office:value-type="float" office:value="0.0306111" calcext:value-type="float">
            <text:p>0.0306111</text:p>
          </table:table-cell>
          <table:table-cell office:value-type="float" office:value="0.0445328" calcext:value-type="float">
            <text:p>0.0445328</text:p>
          </table:table-cell>
          <table:table-cell office:value-type="float" office:value="0.0582265" calcext:value-type="float">
            <text:p>0.0582265</text:p>
          </table:table-cell>
          <table:table-cell office:value-type="float" office:value="0.0513148" calcext:value-type="float">
            <text:p>0.0513148</text:p>
          </table:table-cell>
          <table:table-cell office:value-type="float" office:value="0.0544713" calcext:value-type="float">
            <text:p>0.0544713</text:p>
          </table:table-cell>
          <table:table-cell office:value-type="float" office:value="0.0469053" calcext:value-type="float">
            <text:p>0.0469053</text:p>
          </table:table-cell>
          <table:table-cell office:value-type="float" office:value="0.040416" calcext:value-type="float">
            <text:p>0.040416</text:p>
          </table:table-cell>
          <table:table-cell office:value-type="float" office:value="0.0326769" calcext:value-type="float">
            <text:p>0.0326769</text:p>
          </table:table-cell>
          <table:table-cell office:value-type="float" office:value="0.0458217" calcext:value-type="float">
            <text:p>0.0458217</text:p>
          </table:table-cell>
          <table:table-cell office:value-type="float" office:value="0.0590322" calcext:value-type="float">
            <text:p>0.0590322</text:p>
          </table:table-cell>
          <table:table-cell office:value-type="float" office:value="0.0417873" calcext:value-type="float">
            <text:p>0.0417873</text:p>
          </table:table-cell>
          <table:table-cell office:value-type="float" office:value="0.0448795" calcext:value-type="float">
            <text:p>0.0448795</text:p>
          </table:table-cell>
          <table:table-cell office:value-type="float" office:value="0.558241" calcext:value-type="float">
            <text:p>0.558241</text:p>
          </table:table-cell>
          <table:table-cell office:value-type="float" office:value="0.78657" calcext:value-type="float">
            <text:p>0.78657</text:p>
          </table:table-cell>
          <table:table-cell office:value-type="float" office:value="0.199348" calcext:value-type="float">
            <text:p>0.199348</text:p>
          </table:table-cell>
          <table:table-cell office:value-type="float" office:value="0.0522669" calcext:value-type="float">
            <text:p>0.0522669</text:p>
          </table:table-cell>
          <table:table-cell office:value-type="float" office:value="0.0446224" calcext:value-type="float">
            <text:p>0.0446224</text:p>
          </table:table-cell>
          <table:table-cell office:value-type="float" office:value="0.0476932" calcext:value-type="float">
            <text:p>0.0476932</text:p>
          </table:table-cell>
          <table:table-cell office:value-type="float" office:value="0.040315" calcext:value-type="float">
            <text:p>0.040315</text:p>
          </table:table-cell>
          <table:table-cell office:value-type="float" office:value="0.0435253" calcext:value-type="float">
            <text:p>0.0435253</text:p>
          </table:table-cell>
        </table:table-row>
        <table:table-row table:style-name="ro1">
          <table:table-cell office:value-type="float" office:value="0.138378" calcext:value-type="float">
            <text:p>0.138378</text:p>
          </table:table-cell>
          <table:table-cell office:value-type="float" office:value="0.263266" calcext:value-type="float">
            <text:p>0.263266</text:p>
          </table:table-cell>
          <table:table-cell office:value-type="float" office:value="0.0404177" calcext:value-type="float">
            <text:p>0.0404177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460924" calcext:value-type="float">
            <text:p>0.0460924</text:p>
          </table:table-cell>
          <table:table-cell office:value-type="float" office:value="0.039135" calcext:value-type="float">
            <text:p>0.039135</text:p>
          </table:table-cell>
          <table:table-cell office:value-type="float" office:value="0.0297793" calcext:value-type="float">
            <text:p>0.0297793</text:p>
          </table:table-cell>
          <table:table-cell office:value-type="float" office:value="0.0446721" calcext:value-type="float">
            <text:p>0.0446721</text:p>
          </table:table-cell>
          <table:table-cell office:value-type="float" office:value="0.0373632" calcext:value-type="float">
            <text:p>0.0373632</text:p>
          </table:table-cell>
          <table:table-cell office:value-type="float" office:value="0.0308404" calcext:value-type="float">
            <text:p>0.0308404</text:p>
          </table:table-cell>
          <table:table-cell office:value-type="float" office:value="0.0442033" calcext:value-type="float">
            <text:p>0.0442033</text:p>
          </table:table-cell>
          <table:table-cell office:value-type="float" office:value="0.0365059" calcext:value-type="float">
            <text:p>0.0365059</text:p>
          </table:table-cell>
          <table:table-cell office:value-type="float" office:value="0.0391453" calcext:value-type="float">
            <text:p>0.0391453</text:p>
          </table:table-cell>
          <table:table-cell office:value-type="float" office:value="0.0535485" calcext:value-type="float">
            <text:p>0.0535485</text:p>
          </table:table-cell>
          <table:table-cell office:value-type="float" office:value="0.0460385" calcext:value-type="float">
            <text:p>0.0460385</text:p>
          </table:table-cell>
          <table:table-cell office:value-type="float" office:value="0.0394808" calcext:value-type="float">
            <text:p>0.0394808</text:p>
          </table:table-cell>
          <table:table-cell office:value-type="float" office:value="0.0319348" calcext:value-type="float">
            <text:p>0.0319348</text:p>
          </table:table-cell>
          <table:table-cell office:value-type="float" office:value="0.0457636" calcext:value-type="float">
            <text:p>0.0457636</text:p>
          </table:table-cell>
          <table:table-cell office:value-type="float" office:value="0.038254" calcext:value-type="float">
            <text:p>0.038254</text:p>
          </table:table-cell>
          <table:table-cell office:value-type="float" office:value="0.0410715" calcext:value-type="float">
            <text:p>0.0410715</text:p>
          </table:table-cell>
          <table:table-cell office:value-type="float" office:value="0.0438337" calcext:value-type="float">
            <text:p>0.0438337</text:p>
          </table:table-cell>
          <table:table-cell office:value-type="float" office:value="0.0366142" calcext:value-type="float">
            <text:p>0.0366142</text:p>
          </table:table-cell>
          <table:table-cell office:value-type="float" office:value="0.0399169" calcext:value-type="float">
            <text:p>0.0399169</text:p>
          </table:table-cell>
          <table:table-cell office:value-type="float" office:value="0.0423852" calcext:value-type="float">
            <text:p>0.0423852</text:p>
          </table:table-cell>
          <table:table-cell office:value-type="float" office:value="0.0526806" calcext:value-type="float">
            <text:p>0.0526806</text:p>
          </table:table-cell>
        </table:table-row>
        <table:table-row table:style-name="ro1">
          <table:table-cell office:value-type="float" office:value="0.0844032" calcext:value-type="float">
            <text:p>0.0844032</text:p>
          </table:table-cell>
          <table:table-cell office:value-type="float" office:value="0.0710342" calcext:value-type="float">
            <text:p>0.0710342</text:p>
          </table:table-cell>
          <table:table-cell office:value-type="float" office:value="0.0380507" calcext:value-type="float">
            <text:p>0.0380507</text:p>
          </table:table-cell>
          <table:table-cell office:value-type="float" office:value="0.0307093" calcext:value-type="float">
            <text:p>0.0307093</text:p>
          </table:table-cell>
          <table:table-cell office:value-type="float" office:value="0.0445214" calcext:value-type="float">
            <text:p>0.0445214</text:p>
          </table:table-cell>
          <table:table-cell office:value-type="float" office:value="0.0381692" calcext:value-type="float">
            <text:p>0.0381692</text:p>
          </table:table-cell>
          <table:table-cell office:value-type="float" office:value="0.041398" calcext:value-type="float">
            <text:p>0.041398</text:p>
          </table:table-cell>
          <table:table-cell office:value-type="float" office:value="0.0556788" calcext:value-type="float">
            <text:p>0.0556788</text:p>
          </table:table-cell>
          <table:table-cell office:value-type="float" office:value="0.0473112" calcext:value-type="float">
            <text:p>0.0473112</text:p>
          </table:table-cell>
          <table:table-cell office:value-type="float" office:value="0.0530098" calcext:value-type="float">
            <text:p>0.0530098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486706" calcext:value-type="float">
            <text:p>0.0486706</text:p>
          </table:table-cell>
          <table:table-cell office:value-type="float" office:value="0.154626" calcext:value-type="float">
            <text:p>0.154626</text:p>
          </table:table-cell>
          <table:table-cell office:value-type="float" office:value="0.0431561" calcext:value-type="float">
            <text:p>0.0431561</text:p>
          </table:table-cell>
          <table:table-cell office:value-type="float" office:value="0.0351809" calcext:value-type="float">
            <text:p>0.0351809</text:p>
          </table:table-cell>
          <table:table-cell office:value-type="float" office:value="0.0384188" calcext:value-type="float">
            <text:p>0.0384188</text:p>
          </table:table-cell>
          <table:table-cell office:value-type="float" office:value="0.0411832" calcext:value-type="float">
            <text:p>0.0411832</text:p>
          </table:table-cell>
          <table:table-cell office:value-type="float" office:value="0.034126" calcext:value-type="float">
            <text:p>0.034126</text:p>
          </table:table-cell>
          <table:table-cell office:value-type="float" office:value="0.139085" calcext:value-type="float">
            <text:p>0.139085</text:p>
          </table:table-cell>
          <table:table-cell office:value-type="float" office:value="0.172332" calcext:value-type="float">
            <text:p>0.172332</text:p>
          </table:table-cell>
          <table:table-cell office:value-type="float" office:value="0.0461996" calcext:value-type="float">
            <text:p>0.0461996</text:p>
          </table:table-cell>
          <table:table-cell office:value-type="float" office:value="0.0388502" calcext:value-type="float">
            <text:p>0.0388502</text:p>
          </table:table-cell>
          <table:table-cell office:value-type="float" office:value="0.0828647" calcext:value-type="float">
            <text:p>0.0828647</text:p>
          </table:table-cell>
          <table:table-cell office:value-type="float" office:value="0.0649249" calcext:value-type="float">
            <text:p>0.0649249</text:p>
          </table:table-cell>
          <table:table-cell office:value-type="float" office:value="0.0474353" calcext:value-type="float">
            <text:p>0.0474353</text:p>
          </table:table-cell>
        </table:table-row>
        <table:table-row table:style-name="ro1">
          <table:table-cell office:value-type="float" office:value="0.0506291" calcext:value-type="float">
            <text:p>0.0506291</text:p>
          </table:table-cell>
          <table:table-cell office:value-type="float" office:value="0.0438129" calcext:value-type="float">
            <text:p>0.0438129</text:p>
          </table:table-cell>
          <table:table-cell office:value-type="float" office:value="0.0470418" calcext:value-type="float">
            <text:p>0.0470418</text:p>
          </table:table-cell>
          <table:table-cell office:value-type="float" office:value="0.0393125" calcext:value-type="float">
            <text:p>0.0393125</text:p>
          </table:table-cell>
          <table:table-cell office:value-type="float" office:value="0.0327222" calcext:value-type="float">
            <text:p>0.0327222</text:p>
          </table:table-cell>
          <table:table-cell office:value-type="float" office:value="0.045981" calcext:value-type="float">
            <text:p>0.045981</text:p>
          </table:table-cell>
          <table:table-cell office:value-type="float" office:value="0.0389683" calcext:value-type="float">
            <text:p>0.0389683</text:p>
          </table:table-cell>
          <table:table-cell office:value-type="float" office:value="0.0510847" calcext:value-type="float">
            <text:p>0.0510847</text:p>
          </table:table-cell>
          <table:table-cell office:value-type="float" office:value="0.0544957" calcext:value-type="float">
            <text:p>0.0544957</text:p>
          </table:table-cell>
          <table:table-cell office:value-type="float" office:value="0.0473554" calcext:value-type="float">
            <text:p>0.0473554</text:p>
          </table:table-cell>
          <table:table-cell office:value-type="float" office:value="0.0399868" calcext:value-type="float">
            <text:p>0.0399868</text:p>
          </table:table-cell>
          <table:table-cell office:value-type="float" office:value="0.0330624" calcext:value-type="float">
            <text:p>0.0330624</text:p>
          </table:table-cell>
          <table:table-cell office:value-type="float" office:value="0.0366614" calcext:value-type="float">
            <text:p>0.0366614</text:p>
          </table:table-cell>
          <table:table-cell office:value-type="float" office:value="0.0402928" calcext:value-type="float">
            <text:p>0.0402928</text:p>
          </table:table-cell>
          <table:table-cell office:value-type="float" office:value="0.0310095" calcext:value-type="float">
            <text:p>0.0310095</text:p>
          </table:table-cell>
          <table:table-cell office:value-type="float" office:value="0.0457831" calcext:value-type="float">
            <text:p>0.0457831</text:p>
          </table:table-cell>
          <table:table-cell office:value-type="float" office:value="0.0399262" calcext:value-type="float">
            <text:p>0.0399262</text:p>
          </table:table-cell>
          <table:table-cell office:value-type="float" office:value="0.0328752" calcext:value-type="float">
            <text:p>0.0328752</text:p>
          </table:table-cell>
          <table:table-cell office:value-type="float" office:value="0.0359189" calcext:value-type="float">
            <text:p>0.0359189</text:p>
          </table:table-cell>
          <table:table-cell office:value-type="float" office:value="0.0390265" calcext:value-type="float">
            <text:p>0.0390265</text:p>
          </table:table-cell>
          <table:table-cell office:value-type="float" office:value="0.0524551" calcext:value-type="float">
            <text:p>0.0524551</text:p>
          </table:table-cell>
          <table:table-cell office:value-type="float" office:value="0.044528" calcext:value-type="float">
            <text:p>0.044528</text:p>
          </table:table-cell>
          <table:table-cell office:value-type="float" office:value="0.0374714" calcext:value-type="float">
            <text:p>0.0374714</text:p>
          </table:table-cell>
          <table:table-cell office:value-type="float" office:value="0.0297916" calcext:value-type="float">
            <text:p>0.0297916</text:p>
          </table:table-cell>
          <table:table-cell office:value-type="float" office:value="0.0432161" calcext:value-type="float">
            <text:p>0.0432161</text:p>
          </table:table-cell>
        </table:table-row>
        <table:table-row table:style-name="ro1">
          <table:table-cell office:value-type="float" office:value="0.0357262" calcext:value-type="float">
            <text:p>0.0357262</text:p>
          </table:table-cell>
          <table:table-cell office:value-type="float" office:value="0.0484248" calcext:value-type="float">
            <text:p>0.0484248</text:p>
          </table:table-cell>
          <table:table-cell office:value-type="float" office:value="0.0509005" calcext:value-type="float">
            <text:p>0.0509005</text:p>
          </table:table-cell>
          <table:table-cell office:value-type="float" office:value="0.0436292" calcext:value-type="float">
            <text:p>0.0436292</text:p>
          </table:table-cell>
          <table:table-cell office:value-type="float" office:value="0.0359957" calcext:value-type="float">
            <text:p>0.0359957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40778" calcext:value-type="float">
            <text:p>0.040778</text:p>
          </table:table-cell>
          <table:table-cell office:value-type="float" office:value="0.044105" calcext:value-type="float">
            <text:p>0.044105</text:p>
          </table:table-cell>
          <table:table-cell office:value-type="float" office:value="0.0470886" calcext:value-type="float">
            <text:p>0.0470886</text:p>
          </table:table-cell>
          <table:table-cell office:value-type="float" office:value="0.0396596" calcext:value-type="float">
            <text:p>0.0396596</text:p>
          </table:table-cell>
          <table:table-cell office:value-type="float" office:value="0.032489" calcext:value-type="float">
            <text:p>0.032489</text:p>
          </table:table-cell>
          <table:table-cell office:value-type="float" office:value="0.0351029" calcext:value-type="float">
            <text:p>0.0351029</text:p>
          </table:table-cell>
          <table:table-cell office:value-type="float" office:value="0.0384953" calcext:value-type="float">
            <text:p>0.0384953</text:p>
          </table:table-cell>
          <table:table-cell office:value-type="float" office:value="0.0419098" calcext:value-type="float">
            <text:p>0.0419098</text:p>
          </table:table-cell>
          <table:table-cell office:value-type="float" office:value="0.0547212" calcext:value-type="float">
            <text:p>0.0547212</text:p>
          </table:table-cell>
          <table:table-cell office:value-type="float" office:value="0.0366493" calcext:value-type="float">
            <text:p>0.0366493</text:p>
          </table:table-cell>
          <table:table-cell office:value-type="float" office:value="0.0401537" calcext:value-type="float">
            <text:p>0.0401537</text:p>
          </table:table-cell>
          <table:table-cell office:value-type="float" office:value="0.0531871" calcext:value-type="float">
            <text:p>0.0531871</text:p>
          </table:table-cell>
          <table:table-cell office:value-type="float" office:value="0.0456231" calcext:value-type="float">
            <text:p>0.0456231</text:p>
          </table:table-cell>
          <table:table-cell office:value-type="float" office:value="0.0595111" calcext:value-type="float">
            <text:p>0.0595111</text:p>
          </table:table-cell>
          <table:table-cell office:value-type="float" office:value="0.0526478" calcext:value-type="float">
            <text:p>0.0526478</text:p>
          </table:table-cell>
          <table:table-cell office:value-type="float" office:value="0.0480768" calcext:value-type="float">
            <text:p>0.0480768</text:p>
          </table:table-cell>
          <table:table-cell office:value-type="float" office:value="0.0399759" calcext:value-type="float">
            <text:p>0.0399759</text:p>
          </table:table-cell>
          <table:table-cell office:value-type="float" office:value="0.0428541" calcext:value-type="float">
            <text:p>0.0428541</text:p>
          </table:table-cell>
          <table:table-cell office:value-type="float" office:value="0.0358763" calcext:value-type="float">
            <text:p>0.0358763</text:p>
          </table:table-cell>
        </table:table-row>
        <table:table-row table:style-name="ro1">
          <table:table-cell office:value-type="float" office:value="0.0388792" calcext:value-type="float">
            <text:p>0.0388792</text:p>
          </table:table-cell>
          <table:table-cell office:value-type="float" office:value="0.0415358" calcext:value-type="float">
            <text:p>0.0415358</text:p>
          </table:table-cell>
          <table:table-cell office:value-type="float" office:value="0.0347876" calcext:value-type="float">
            <text:p>0.0347876</text:p>
          </table:table-cell>
          <table:table-cell office:value-type="float" office:value="0.0375424" calcext:value-type="float">
            <text:p>0.0375424</text:p>
          </table:table-cell>
          <table:table-cell office:value-type="float" office:value="0.243998" calcext:value-type="float">
            <text:p>0.243998</text:p>
          </table:table-cell>
          <table:table-cell office:value-type="float" office:value="0.0579441" calcext:value-type="float">
            <text:p>0.0579441</text:p>
          </table:table-cell>
          <table:table-cell office:value-type="float" office:value="0.0509674" calcext:value-type="float">
            <text:p>0.0509674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168979" calcext:value-type="float">
            <text:p>0.168979</text:p>
          </table:table-cell>
          <table:table-cell office:value-type="float" office:value="0.0684148" calcext:value-type="float">
            <text:p>0.0684148</text:p>
          </table:table-cell>
          <table:table-cell office:value-type="float" office:value="0.0519707" calcext:value-type="float">
            <text:p>0.0519707</text:p>
          </table:table-cell>
          <table:table-cell office:value-type="float" office:value="0.0444176" calcext:value-type="float">
            <text:p>0.0444176</text:p>
          </table:table-cell>
          <table:table-cell office:value-type="float" office:value="0.0468741" calcext:value-type="float">
            <text:p>0.0468741</text:p>
          </table:table-cell>
          <table:table-cell office:value-type="float" office:value="0.0399632" calcext:value-type="float">
            <text:p>0.0399632</text:p>
          </table:table-cell>
          <table:table-cell office:value-type="float" office:value="0.0435013" calcext:value-type="float">
            <text:p>0.0435013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141467" calcext:value-type="float">
            <text:p>0.141467</text:p>
          </table:table-cell>
          <table:table-cell office:value-type="float" office:value="0.0577724" calcext:value-type="float">
            <text:p>0.0577724</text:p>
          </table:table-cell>
          <table:table-cell office:value-type="float" office:value="0.0434339" calcext:value-type="float">
            <text:p>0.0434339</text:p>
          </table:table-cell>
          <table:table-cell office:value-type="float" office:value="0.0544496" calcext:value-type="float">
            <text:p>0.0544496</text:p>
          </table:table-cell>
          <table:table-cell office:value-type="float" office:value="0.0464583" calcext:value-type="float">
            <text:p>0.0464583</text:p>
          </table:table-cell>
          <table:table-cell office:value-type="float" office:value="0.0496389" calcext:value-type="float">
            <text:p>0.0496389</text:p>
          </table:table-cell>
          <table:table-cell office:value-type="float" office:value="0.0374137" calcext:value-type="float">
            <text:p>0.0374137</text:p>
          </table:table-cell>
          <table:table-cell office:value-type="float" office:value="0.0457882" calcext:value-type="float">
            <text:p>0.0457882</text:p>
          </table:table-cell>
          <table:table-cell office:value-type="float" office:value="0.0378601" calcext:value-type="float">
            <text:p>0.0378601</text:p>
          </table:table-cell>
        </table:table-row>
        <table:table-row table:style-name="ro1">
          <table:table-cell office:value-type="float" office:value="0.0409878" calcext:value-type="float">
            <text:p>0.0409878</text:p>
          </table:table-cell>
          <table:table-cell office:value-type="float" office:value="0.0330201" calcext:value-type="float">
            <text:p>0.0330201</text:p>
          </table:table-cell>
          <table:table-cell office:value-type="float" office:value="0.0390812" calcext:value-type="float">
            <text:p>0.0390812</text:p>
          </table:table-cell>
          <table:table-cell office:value-type="float" office:value="0.042227" calcext:value-type="float">
            <text:p>0.042227</text:p>
          </table:table-cell>
          <table:table-cell office:value-type="float" office:value="0.0455427" calcext:value-type="float">
            <text:p>0.0455427</text:p>
          </table:table-cell>
          <table:table-cell office:value-type="float" office:value="0.0379712" calcext:value-type="float">
            <text:p>0.0379712</text:p>
          </table:table-cell>
          <table:table-cell office:value-type="float" office:value="0.0311298" calcext:value-type="float">
            <text:p>0.0311298</text:p>
          </table:table-cell>
          <table:table-cell office:value-type="float" office:value="0.0443658" calcext:value-type="float">
            <text:p>0.0443658</text:p>
          </table:table-cell>
          <table:table-cell office:value-type="float" office:value="0.128871" calcext:value-type="float">
            <text:p>0.128871</text:p>
          </table:table-cell>
          <table:table-cell office:value-type="float" office:value="0.0340721" calcext:value-type="float">
            <text:p>0.0340721</text:p>
          </table:table-cell>
          <table:table-cell office:value-type="float" office:value="0.0468793" calcext:value-type="float">
            <text:p>0.0468793</text:p>
          </table:table-cell>
          <table:table-cell office:value-type="float" office:value="0.039918" calcext:value-type="float">
            <text:p>0.039918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0.0443172" calcext:value-type="float">
            <text:p>0.0443172</text:p>
          </table:table-cell>
          <table:table-cell office:value-type="float" office:value="0.0367837" calcext:value-type="float">
            <text:p>0.0367837</text:p>
          </table:table-cell>
          <table:table-cell office:value-type="float" office:value="0.0300985" calcext:value-type="float">
            <text:p>0.0300985</text:p>
          </table:table-cell>
          <table:table-cell office:value-type="float" office:value="0.0430752" calcext:value-type="float">
            <text:p>0.0430752</text:p>
          </table:table-cell>
          <table:table-cell office:value-type="float" office:value="0.0363297" calcext:value-type="float">
            <text:p>0.0363297</text:p>
          </table:table-cell>
          <table:table-cell office:value-type="float" office:value="0.0397086" calcext:value-type="float">
            <text:p>0.0397086</text:p>
          </table:table-cell>
          <table:table-cell office:value-type="float" office:value="0.043209" calcext:value-type="float">
            <text:p>0.043209</text:p>
          </table:table-cell>
          <table:table-cell office:value-type="float" office:value="0.0358015" calcext:value-type="float">
            <text:p>0.0358015</text:p>
          </table:table-cell>
          <table:table-cell office:value-type="float" office:value="0.119415" calcext:value-type="float">
            <text:p>0.119415</text:p>
          </table:table-cell>
          <table:table-cell office:value-type="float" office:value="0.0334641" calcext:value-type="float">
            <text:p>0.0334641</text:p>
          </table:table-cell>
          <table:table-cell office:value-type="float" office:value="0.0359022" calcext:value-type="float">
            <text:p>0.0359022</text:p>
          </table:table-cell>
          <table:table-cell office:value-type="float" office:value="0.0494272" calcext:value-type="float">
            <text:p>0.0494272</text:p>
          </table:table-cell>
        </table:table-row>
        <table:table-row table:style-name="ro1">
          <table:table-cell office:value-type="float" office:value="0.0526508" calcext:value-type="float">
            <text:p>0.0526508</text:p>
          </table:table-cell>
          <table:table-cell office:value-type="float" office:value="0.0446919" calcext:value-type="float">
            <text:p>0.0446919</text:p>
          </table:table-cell>
          <table:table-cell office:value-type="float" office:value="0.0378488" calcext:value-type="float">
            <text:p>0.0378488</text:p>
          </table:table-cell>
          <table:table-cell office:value-type="float" office:value="0.0295211" calcext:value-type="float">
            <text:p>0.0295211</text:p>
          </table:table-cell>
          <table:table-cell office:value-type="float" office:value="0.0442163" calcext:value-type="float">
            <text:p>0.0442163</text:p>
          </table:table-cell>
          <table:table-cell office:value-type="float" office:value="0.0408428" calcext:value-type="float">
            <text:p>0.0408428</text:p>
          </table:table-cell>
          <table:table-cell office:value-type="float" office:value="0.0614438" calcext:value-type="float">
            <text:p>0.0614438</text:p>
          </table:table-cell>
          <table:table-cell office:value-type="float" office:value="0.0537646" calcext:value-type="float">
            <text:p>0.0537646</text:p>
          </table:table-cell>
          <table:table-cell office:value-type="float" office:value="0.0466343" calcext:value-type="float">
            <text:p>0.0466343</text:p>
          </table:table-cell>
          <table:table-cell office:value-type="float" office:value="0.0392224" calcext:value-type="float">
            <text:p>0.0392224</text:p>
          </table:table-cell>
          <table:table-cell office:value-type="float" office:value="0.0325588" calcext:value-type="float">
            <text:p>0.0325588</text:p>
          </table:table-cell>
          <table:table-cell office:value-type="float" office:value="0.0361217" calcext:value-type="float">
            <text:p>0.0361217</text:p>
          </table:table-cell>
          <table:table-cell office:value-type="float" office:value="0.0390445" calcext:value-type="float">
            <text:p>0.0390445</text:p>
          </table:table-cell>
          <table:table-cell office:value-type="float" office:value="0.0307276" calcext:value-type="float">
            <text:p>0.0307276</text:p>
          </table:table-cell>
          <table:table-cell office:value-type="float" office:value="0.0450114" calcext:value-type="float">
            <text:p>0.0450114</text:p>
          </table:table-cell>
          <table:table-cell office:value-type="float" office:value="0.0375457" calcext:value-type="float">
            <text:p>0.0375457</text:p>
          </table:table-cell>
          <table:table-cell office:value-type="float" office:value="0.0306558" calcext:value-type="float">
            <text:p>0.0306558</text:p>
          </table:table-cell>
          <table:table-cell office:value-type="float" office:value="0.0437035" calcext:value-type="float">
            <text:p>0.0437035</text:p>
          </table:table-cell>
          <table:table-cell office:value-type="float" office:value="0.0367001" calcext:value-type="float">
            <text:p>0.0367001</text:p>
          </table:table-cell>
          <table:table-cell office:value-type="float" office:value="0.0395585" calcext:value-type="float">
            <text:p>0.0395585</text:p>
          </table:table-cell>
          <table:table-cell office:value-type="float" office:value="0.0422462" calcext:value-type="float">
            <text:p>0.0422462</text:p>
          </table:table-cell>
          <table:table-cell office:value-type="float" office:value="0.0353344" calcext:value-type="float">
            <text:p>0.0353344</text:p>
          </table:table-cell>
          <table:table-cell office:value-type="float" office:value="0.0383688" calcext:value-type="float">
            <text:p>0.0383688</text:p>
          </table:table-cell>
          <table:table-cell office:value-type="float" office:value="0.0418491" calcext:value-type="float">
            <text:p>0.0418491</text:p>
          </table:table-cell>
          <table:table-cell office:value-type="float" office:value="0.0449999" calcext:value-type="float">
            <text:p>0.0449999</text:p>
          </table:table-cell>
        </table:table-row>
        <table:table-row table:style-name="ro1">
          <table:table-cell office:value-type="float" office:value="0.0586919" calcext:value-type="float">
            <text:p>0.0586919</text:p>
          </table:table-cell>
          <table:table-cell office:value-type="float" office:value="0.041159" calcext:value-type="float">
            <text:p>0.041159</text:p>
          </table:table-cell>
          <table:table-cell office:value-type="float" office:value="0.044209" calcext:value-type="float">
            <text:p>0.044209</text:p>
          </table:table-cell>
          <table:table-cell office:value-type="float" office:value="0.0379156" calcext:value-type="float">
            <text:p>0.0379156</text:p>
          </table:table-cell>
          <table:table-cell office:value-type="float" office:value="0.0429913" calcext:value-type="float">
            <text:p>0.0429913</text:p>
          </table:table-cell>
          <table:table-cell office:value-type="float" office:value="0.0466833" calcext:value-type="float">
            <text:p>0.0466833</text:p>
          </table:table-cell>
          <table:table-cell office:value-type="float" office:value="0.0504312" calcext:value-type="float">
            <text:p>0.0504312</text:p>
          </table:table-cell>
          <table:table-cell office:value-type="float" office:value="0.0440804" calcext:value-type="float">
            <text:p>0.0440804</text:p>
          </table:table-cell>
          <table:table-cell office:value-type="float" office:value="0.0372759" calcext:value-type="float">
            <text:p>0.0372759</text:p>
          </table:table-cell>
          <table:table-cell office:value-type="float" office:value="0.0419878" calcext:value-type="float">
            <text:p>0.0419878</text:p>
          </table:table-cell>
          <table:table-cell office:value-type="float" office:value="0.0361793" calcext:value-type="float">
            <text:p>0.0361793</text:p>
          </table:table-cell>
          <table:table-cell office:value-type="float" office:value="0.0402112" calcext:value-type="float">
            <text:p>0.0402112</text:p>
          </table:table-cell>
          <table:table-cell office:value-type="float" office:value="0.0433347" calcext:value-type="float">
            <text:p>0.0433347</text:p>
          </table:table-cell>
          <table:table-cell office:value-type="float" office:value="0.0371334" calcext:value-type="float">
            <text:p>0.0371334</text:p>
          </table:table-cell>
          <table:table-cell office:value-type="float" office:value="0.0408517" calcext:value-type="float">
            <text:p>0.0408517</text:p>
          </table:table-cell>
          <table:table-cell office:value-type="float" office:value="0.03428" calcext:value-type="float">
            <text:p>0.03428</text:p>
          </table:table-cell>
          <table:table-cell office:value-type="float" office:value="0.0485125" calcext:value-type="float">
            <text:p>0.0485125</text:p>
          </table:table-cell>
          <table:table-cell office:value-type="float" office:value="0.0409454" calcext:value-type="float">
            <text:p>0.0409454</text:p>
          </table:table-cell>
          <table:table-cell office:value-type="float" office:value="0.0347988" calcext:value-type="float">
            <text:p>0.0347988</text:p>
          </table:table-cell>
          <table:table-cell office:value-type="float" office:value="0.0480153" calcext:value-type="float">
            <text:p>0.0480153</text:p>
          </table:table-cell>
          <table:table-cell office:value-type="float" office:value="0.042036" calcext:value-type="float">
            <text:p>0.042036</text:p>
          </table:table-cell>
          <table:table-cell office:value-type="float" office:value="0.0430337" calcext:value-type="float">
            <text:p>0.0430337</text:p>
          </table:table-cell>
          <table:table-cell office:value-type="float" office:value="0.0494356" calcext:value-type="float">
            <text:p>0.0494356</text:p>
          </table:table-cell>
          <table:table-cell office:value-type="float" office:value="0.0529384" calcext:value-type="float">
            <text:p>0.0529384</text:p>
          </table:table-cell>
          <table:table-cell office:value-type="float" office:value="0.0451897" calcext:value-type="float">
            <text:p>0.0451897</text:p>
          </table:table-cell>
        </table:table-row>
        <table:table-row table:style-name="ro1">
          <table:table-cell office:value-type="float" office:value="0.0382026" calcext:value-type="float">
            <text:p>0.0382026</text:p>
          </table:table-cell>
          <table:table-cell office:value-type="float" office:value="0.0414636" calcext:value-type="float">
            <text:p>0.0414636</text:p>
          </table:table-cell>
          <table:table-cell office:value-type="float" office:value="0.0341857" calcext:value-type="float">
            <text:p>0.0341857</text:p>
          </table:table-cell>
          <table:table-cell office:value-type="float" office:value="0.036715" calcext:value-type="float">
            <text:p>0.036715</text:p>
          </table:table-cell>
          <table:table-cell office:value-type="float" office:value="0.0396127" calcext:value-type="float">
            <text:p>0.0396127</text:p>
          </table:table-cell>
          <table:table-cell office:value-type="float" office:value="0.0336661" calcext:value-type="float">
            <text:p>0.0336661</text:p>
          </table:table-cell>
          <table:table-cell office:value-type="float" office:value="0.0370698" calcext:value-type="float">
            <text:p>0.0370698</text:p>
          </table:table-cell>
          <table:table-cell office:value-type="float" office:value="0.0399571" calcext:value-type="float">
            <text:p>0.0399571</text:p>
          </table:table-cell>
          <table:table-cell office:value-type="float" office:value="0.0542676" calcext:value-type="float">
            <text:p>0.0542676</text:p>
          </table:table-cell>
          <table:table-cell office:value-type="float" office:value="0.0469001" calcext:value-type="float">
            <text:p>0.0469001</text:p>
          </table:table-cell>
          <table:table-cell office:value-type="float" office:value="0.0404501" calcext:value-type="float">
            <text:p>0.0404501</text:p>
          </table:table-cell>
          <table:table-cell office:value-type="float" office:value="0.0434824" calcext:value-type="float">
            <text:p>0.0434824</text:p>
          </table:table-cell>
          <table:table-cell office:value-type="float" office:value="0.116244" calcext:value-type="float">
            <text:p>0.116244</text:p>
          </table:table-cell>
          <table:table-cell office:value-type="float" office:value="0.0986888" calcext:value-type="float">
            <text:p>0.0986888</text:p>
          </table:table-cell>
          <table:table-cell office:value-type="float" office:value="0.0910146" calcext:value-type="float">
            <text:p>0.0910146</text:p>
          </table:table-cell>
          <table:table-cell office:value-type="float" office:value="0.0739928" calcext:value-type="float">
            <text:p>0.0739928</text:p>
          </table:table-cell>
          <table:table-cell office:value-type="float" office:value="0.0574103" calcext:value-type="float">
            <text:p>0.0574103</text:p>
          </table:table-cell>
          <table:table-cell office:value-type="float" office:value="0.0500478" calcext:value-type="float">
            <text:p>0.0500478</text:p>
          </table:table-cell>
          <table:table-cell office:value-type="float" office:value="0.0423773" calcext:value-type="float">
            <text:p>0.0423773</text:p>
          </table:table-cell>
          <table:table-cell office:value-type="float" office:value="0.136728" calcext:value-type="float">
            <text:p>0.136728</text:p>
          </table:table-cell>
          <table:table-cell office:value-type="float" office:value="0.045229" calcext:value-type="float">
            <text:p>0.045229</text:p>
          </table:table-cell>
          <table:table-cell office:value-type="float" office:value="0.0373276" calcext:value-type="float">
            <text:p>0.0373276</text:p>
          </table:table-cell>
          <table:table-cell office:value-type="float" office:value="0.132138" calcext:value-type="float">
            <text:p>0.132138</text:p>
          </table:table-cell>
          <table:table-cell office:value-type="float" office:value="0.135517" calcext:value-type="float">
            <text:p>0.135517</text:p>
          </table:table-cell>
          <table:table-cell office:value-type="float" office:value="0.053451" calcext:value-type="float">
            <text:p>0.053451</text:p>
          </table:table-cell>
        </table:table-row>
        <table:table-row table:style-name="ro1">
          <table:table-cell office:value-type="float" office:value="0.0467481" calcext:value-type="float">
            <text:p>0.0467481</text:p>
          </table:table-cell>
          <table:table-cell office:value-type="float" office:value="0.0389988" calcext:value-type="float">
            <text:p>0.0389988</text:p>
          </table:table-cell>
          <table:table-cell office:value-type="float" office:value="0.144233" calcext:value-type="float">
            <text:p>0.144233</text:p>
          </table:table-cell>
          <table:table-cell office:value-type="float" office:value="0.197521" calcext:value-type="float">
            <text:p>0.197521</text:p>
          </table:table-cell>
          <table:table-cell office:value-type="float" office:value="0.0669431" calcext:value-type="float">
            <text:p>0.0669431</text:p>
          </table:table-cell>
          <table:table-cell office:value-type="float" office:value="0.0498992" calcext:value-type="float">
            <text:p>0.0498992</text:p>
          </table:table-cell>
          <table:table-cell office:value-type="float" office:value="0.145984" calcext:value-type="float">
            <text:p>0.145984</text:p>
          </table:table-cell>
          <table:table-cell office:value-type="float" office:value="0.0405338" calcext:value-type="float">
            <text:p>0.0405338</text:p>
          </table:table-cell>
          <table:table-cell office:value-type="float" office:value="0.0438498" calcext:value-type="float">
            <text:p>0.0438498</text:p>
          </table:table-cell>
          <table:table-cell office:value-type="float" office:value="0.0366937" calcext:value-type="float">
            <text:p>0.0366937</text:p>
          </table:table-cell>
          <table:table-cell office:value-type="float" office:value="0.0494542" calcext:value-type="float">
            <text:p>0.0494542</text:p>
          </table:table-cell>
          <table:table-cell office:value-type="float" office:value="0.052651" calcext:value-type="float">
            <text:p>0.052651</text:p>
          </table:table-cell>
          <table:table-cell office:value-type="float" office:value="0.0446491" calcext:value-type="float">
            <text:p>0.0446491</text:p>
          </table:table-cell>
          <table:table-cell office:value-type="float" office:value="0.0370726" calcext:value-type="float">
            <text:p>0.0370726</text:p>
          </table:table-cell>
          <table:table-cell office:value-type="float" office:value="0.0405139" calcext:value-type="float">
            <text:p>0.0405139</text:p>
          </table:table-cell>
          <table:table-cell office:value-type="float" office:value="0.0428483" calcext:value-type="float">
            <text:p>0.0428483</text:p>
          </table:table-cell>
          <table:table-cell office:value-type="float" office:value="0.0471256" calcext:value-type="float">
            <text:p>0.0471256</text:p>
          </table:table-cell>
          <table:table-cell office:value-type="float" office:value="0.0505664" calcext:value-type="float">
            <text:p>0.0505664</text:p>
          </table:table-cell>
          <table:table-cell office:value-type="float" office:value="0.0443469" calcext:value-type="float">
            <text:p>0.0443469</text:p>
          </table:table-cell>
          <table:table-cell office:value-type="float" office:value="0.0372665" calcext:value-type="float">
            <text:p>0.0372665</text:p>
          </table:table-cell>
          <table:table-cell office:value-type="float" office:value="0.0403607" calcext:value-type="float">
            <text:p>0.0403607</text:p>
          </table:table-cell>
          <table:table-cell office:value-type="float" office:value="0.0343888" calcext:value-type="float">
            <text:p>0.0343888</text:p>
          </table:table-cell>
          <table:table-cell office:value-type="float" office:value="0.0386871" calcext:value-type="float">
            <text:p>0.0386871</text:p>
          </table:table-cell>
          <table:table-cell office:value-type="float" office:value="0.0424623" calcext:value-type="float">
            <text:p>0.0424623</text:p>
          </table:table-cell>
          <table:table-cell office:value-type="float" office:value="0.0349297" calcext:value-type="float">
            <text:p>0.0349297</text:p>
          </table:table-cell>
        </table:table-row>
        <table:table-row table:style-name="ro1">
          <table:table-cell office:value-type="float" office:value="0.0377909" calcext:value-type="float">
            <text:p>0.0377909</text:p>
          </table:table-cell>
          <table:table-cell office:value-type="float" office:value="0.0404464" calcext:value-type="float">
            <text:p>0.0404464</text:p>
          </table:table-cell>
          <table:table-cell office:value-type="float" office:value="0.0351203" calcext:value-type="float">
            <text:p>0.0351203</text:p>
          </table:table-cell>
          <table:table-cell office:value-type="float" office:value="0.0397609" calcext:value-type="float">
            <text:p>0.0397609</text:p>
          </table:table-cell>
          <table:table-cell office:value-type="float" office:value="0.0335717" calcext:value-type="float">
            <text:p>0.0335717</text:p>
          </table:table-cell>
          <table:table-cell office:value-type="float" office:value="0.0461927" calcext:value-type="float">
            <text:p>0.0461927</text:p>
          </table:table-cell>
          <table:table-cell office:value-type="float" office:value="0.0602387" calcext:value-type="float">
            <text:p>0.0602387</text:p>
          </table:table-cell>
          <table:table-cell office:value-type="float" office:value="0.0424821" calcext:value-type="float">
            <text:p>0.0424821</text:p>
          </table:table-cell>
          <table:table-cell office:value-type="float" office:value="0.0367621" calcext:value-type="float">
            <text:p>0.0367621</text:p>
          </table:table-cell>
          <table:table-cell office:value-type="float" office:value="0.0407138" calcext:value-type="float">
            <text:p>0.0407138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6736" calcext:value-type="float">
            <text:p>0.036736</text:p>
          </table:table-cell>
          <table:table-cell office:value-type="float" office:value="0.0306816" calcext:value-type="float">
            <text:p>0.0306816</text:p>
          </table:table-cell>
          <table:table-cell office:value-type="float" office:value="0.0435436" calcext:value-type="float">
            <text:p>0.0435436</text:p>
          </table:table-cell>
          <table:table-cell office:value-type="float" office:value="0.0403481" calcext:value-type="float">
            <text:p>0.0403481</text:p>
          </table:table-cell>
          <table:table-cell office:value-type="float" office:value="0.033668" calcext:value-type="float">
            <text:p>0.033668</text:p>
          </table:table-cell>
          <table:table-cell office:value-type="float" office:value="0.0361625" calcext:value-type="float">
            <text:p>0.0361625</text:p>
          </table:table-cell>
          <table:table-cell office:value-type="float" office:value="0.0392788" calcext:value-type="float">
            <text:p>0.0392788</text:p>
          </table:table-cell>
          <table:table-cell office:value-type="float" office:value="0.0413658" calcext:value-type="float">
            <text:p>0.0413658</text:p>
          </table:table-cell>
          <table:table-cell office:value-type="float" office:value="0.0454713" calcext:value-type="float">
            <text:p>0.0454713</text:p>
          </table:table-cell>
          <table:table-cell office:value-type="float" office:value="0.0483138" calcext:value-type="float">
            <text:p>0.0483138</text:p>
          </table:table-cell>
          <table:table-cell office:value-type="float" office:value="0.0527441" calcext:value-type="float">
            <text:p>0.0527441</text:p>
          </table:table-cell>
          <table:table-cell office:value-type="float" office:value="0.0450742" calcext:value-type="float">
            <text:p>0.0450742</text:p>
          </table:table-cell>
          <table:table-cell office:value-type="float" office:value="0.0381671" calcext:value-type="float">
            <text:p>0.0381671</text:p>
          </table:table-cell>
          <table:table-cell office:value-type="float" office:value="0.0415957" calcext:value-type="float">
            <text:p>0.0415957</text:p>
          </table:table-cell>
        </table:table-row>
        <table:table-row table:style-name="ro1">
          <table:table-cell office:value-type="float" office:value="0.0548744" calcext:value-type="float">
            <text:p>0.0548744</text:p>
          </table:table-cell>
          <table:table-cell office:value-type="float" office:value="0.0371663" calcext:value-type="float">
            <text:p>0.0371663</text:p>
          </table:table-cell>
          <table:table-cell office:value-type="float" office:value="0.0417909" calcext:value-type="float">
            <text:p>0.0417909</text:p>
          </table:table-cell>
          <table:table-cell office:value-type="float" office:value="0.0349678" calcext:value-type="float">
            <text:p>0.0349678</text:p>
          </table:table-cell>
          <table:table-cell office:value-type="float" office:value="0.0391652" calcext:value-type="float">
            <text:p>0.0391652</text:p>
          </table:table-cell>
          <table:table-cell office:value-type="float" office:value="0.0523378" calcext:value-type="float">
            <text:p>0.0523378</text:p>
          </table:table-cell>
          <table:table-cell office:value-type="float" office:value="0.0456724" calcext:value-type="float">
            <text:p>0.0456724</text:p>
          </table:table-cell>
          <table:table-cell office:value-type="float" office:value="0.0379215" calcext:value-type="float">
            <text:p>0.0379215</text:p>
          </table:table-cell>
          <table:table-cell office:value-type="float" office:value="0.0408626" calcext:value-type="float">
            <text:p>0.0408626</text:p>
          </table:table-cell>
          <table:table-cell office:value-type="float" office:value="0.035186" calcext:value-type="float">
            <text:p>0.035186</text:p>
          </table:table-cell>
          <table:table-cell office:value-type="float" office:value="0.0385795" calcext:value-type="float">
            <text:p>0.0385795</text:p>
          </table:table-cell>
          <table:table-cell office:value-type="float" office:value="0.0433681" calcext:value-type="float">
            <text:p>0.0433681</text:p>
          </table:table-cell>
          <table:table-cell office:value-type="float" office:value="0.0507146" calcext:value-type="float">
            <text:p>0.0507146</text:p>
          </table:table-cell>
          <table:table-cell office:value-type="float" office:value="0.0429475" calcext:value-type="float">
            <text:p>0.0429475</text:p>
          </table:table-cell>
          <table:table-cell office:value-type="float" office:value="0.0366142" calcext:value-type="float">
            <text:p>0.0366142</text:p>
          </table:table-cell>
          <table:table-cell office:value-type="float" office:value="0.0404076" calcext:value-type="float">
            <text:p>0.0404076</text:p>
          </table:table-cell>
          <table:table-cell office:value-type="float" office:value="0.0535751" calcext:value-type="float">
            <text:p>0.0535751</text:p>
          </table:table-cell>
          <table:table-cell office:value-type="float" office:value="0.0666166" calcext:value-type="float">
            <text:p>0.0666166</text:p>
          </table:table-cell>
          <table:table-cell office:value-type="float" office:value="0.0608887" calcext:value-type="float">
            <text:p>0.0608887</text:p>
          </table:table-cell>
          <table:table-cell office:value-type="float" office:value="0.043065" calcext:value-type="float">
            <text:p>0.043065</text:p>
          </table:table-cell>
          <table:table-cell office:value-type="float" office:value="0.0455475" calcext:value-type="float">
            <text:p>0.0455475</text:p>
          </table:table-cell>
          <table:table-cell office:value-type="float" office:value="0.0392699" calcext:value-type="float">
            <text:p>0.0392699</text:p>
          </table:table-cell>
          <table:table-cell office:value-type="float" office:value="0.0316746" calcext:value-type="float">
            <text:p>0.0316746</text:p>
          </table:table-cell>
          <table:table-cell office:value-type="float" office:value="0.0442018" calcext:value-type="float">
            <text:p>0.0442018</text:p>
          </table:table-cell>
          <table:table-cell office:value-type="float" office:value="0.037004" calcext:value-type="float">
            <text:p>0.0370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25%-Quartil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75%-Quartil</text:p>
          </table:table-cell>
          <table:table-cell office:value-type="string" calcext:value-type="string">
            <text:p>&gt;100ms</text:p>
          </table:table-cell>
          <table:table-cell table:number-columns-repeated="17"/>
        </table:table-row>
        <table:table-row table:style-name="ro1">
          <table:table-cell table:formula="of:=MIN([.A1:.Y40])" office:value-type="float" office:value="0.0280734" calcext:value-type="float">
            <text:p>0.0280734</text:p>
          </table:table-cell>
          <table:table-cell table:formula="of:=AVERAGE([.A1:.Y40])" office:value-type="float" office:value="0.0472058493" calcext:value-type="float">
            <text:p>0.0472058493</text:p>
          </table:table-cell>
          <table:table-cell table:formula="of:=MAX([.A1:.Y40])" office:value-type="float" office:value="0.78657" calcext:value-type="float">
            <text:p>0.78657</text:p>
          </table:table-cell>
          <table:table-cell table:formula="of:=MEDIAN([.A1:.Y40])" office:value-type="float" office:value="0.04104275" calcext:value-type="float">
            <text:p>0.04104275</text:p>
          </table:table-cell>
          <table:table-cell table:formula="of:=QUARTILE([.$A$1:.$Y$40];1)" office:value-type="float" office:value="0.037115925" calcext:value-type="float">
            <text:p>0.037115925</text:p>
          </table:table-cell>
          <table:table-cell table:formula="of:=QUARTILE([.$A$1:.$Y$40];2)" office:value-type="float" office:value="0.04104275" calcext:value-type="float">
            <text:p>0.04104275</text:p>
          </table:table-cell>
          <table:table-cell table:formula="of:=QUARTILE([.$A$1:.$Y$40];3)" office:value-type="float" office:value="0.0461993" calcext:value-type="float">
            <text:p>0.0461993</text:p>
          </table:table-cell>
          <table:table-cell table:formula="of:=COUNTIF([.A1:.Y40];&quot;&gt;0.1&quot;)" office:value-type="float" office:value="39" calcext:value-type="float">
            <text:p>39</text:p>
          </table:table-cell>
          <table:table-cell table:number-columns-repeated="17"/>
        </table:table-row>
      </table:table>
      <table:table table:name="50" table:style-name="ta1">
        <table:table-column table:style-name="co2" table:number-columns-repeated="25" table:default-cell-style-name="Default"/>
        <table:table-row table:style-name="ro1">
          <table:table-cell office:value-type="float" office:value="0.034247" calcext:value-type="float">
            <text:p>0.034247</text:p>
          </table:table-cell>
          <table:table-cell office:value-type="float" office:value="0.0420123" calcext:value-type="float">
            <text:p>0.0420123</text:p>
          </table:table-cell>
          <table:table-cell office:value-type="float" office:value="0.0374454" calcext:value-type="float">
            <text:p>0.0374454</text:p>
          </table:table-cell>
          <table:table-cell office:value-type="float" office:value="0.0445232" calcext:value-type="float">
            <text:p>0.0445232</text:p>
          </table:table-cell>
          <table:table-cell office:value-type="float" office:value="0.143791" calcext:value-type="float">
            <text:p>0.143791</text:p>
          </table:table-cell>
          <table:table-cell office:value-type="float" office:value="0.150126" calcext:value-type="float">
            <text:p>0.150126</text:p>
          </table:table-cell>
          <table:table-cell office:value-type="float" office:value="0.0278764" calcext:value-type="float">
            <text:p>0.0278764</text:p>
          </table:table-cell>
          <table:table-cell office:value-type="float" office:value="0.0386544" calcext:value-type="float">
            <text:p>0.0386544</text:p>
          </table:table-cell>
          <table:table-cell office:value-type="float" office:value="0.0485168" calcext:value-type="float">
            <text:p>0.0485168</text:p>
          </table:table-cell>
          <table:table-cell office:value-type="float" office:value="0.139836" calcext:value-type="float">
            <text:p>0.139836</text:p>
          </table:table-cell>
          <table:table-cell office:value-type="float" office:value="0.156859" calcext:value-type="float">
            <text:p>0.156859</text:p>
          </table:table-cell>
          <table:table-cell office:value-type="float" office:value="0.0538874" calcext:value-type="float">
            <text:p>0.0538874</text:p>
          </table:table-cell>
          <table:table-cell office:value-type="float" office:value="0.050502" calcext:value-type="float">
            <text:p>0.050502</text:p>
          </table:table-cell>
          <table:table-cell office:value-type="float" office:value="0.0473381" calcext:value-type="float">
            <text:p>0.0473381</text:p>
          </table:table-cell>
          <table:table-cell office:value-type="float" office:value="0.0437756" calcext:value-type="float">
            <text:p>0.0437756</text:p>
          </table:table-cell>
          <table:table-cell office:value-type="float" office:value="0.0615084" calcext:value-type="float">
            <text:p>0.0615084</text:p>
          </table:table-cell>
          <table:table-cell office:value-type="float" office:value="0.0613746" calcext:value-type="float">
            <text:p>0.0613746</text:p>
          </table:table-cell>
          <table:table-cell office:value-type="float" office:value="0.0654326" calcext:value-type="float">
            <text:p>0.0654326</text:p>
          </table:table-cell>
          <table:table-cell office:value-type="float" office:value="0.0718849" calcext:value-type="float">
            <text:p>0.0718849</text:p>
          </table:table-cell>
          <table:table-cell office:value-type="float" office:value="0.0631002" calcext:value-type="float">
            <text:p>0.0631002</text:p>
          </table:table-cell>
          <table:table-cell office:value-type="float" office:value="0.0481924" calcext:value-type="float">
            <text:p>0.0481924</text:p>
          </table:table-cell>
          <table:table-cell office:value-type="float" office:value="0.0516101" calcext:value-type="float">
            <text:p>0.0516101</text:p>
          </table:table-cell>
          <table:table-cell office:value-type="float" office:value="0.0492898" calcext:value-type="float">
            <text:p>0.0492898</text:p>
          </table:table-cell>
          <table:table-cell office:value-type="float" office:value="0.0560864" calcext:value-type="float">
            <text:p>0.0560864</text:p>
          </table:table-cell>
          <table:table-cell office:value-type="float" office:value="0.0525987" calcext:value-type="float">
            <text:p>0.0525987</text:p>
          </table:table-cell>
        </table:table-row>
        <table:table-row table:style-name="ro1">
          <table:table-cell office:value-type="float" office:value="0.0489759" calcext:value-type="float">
            <text:p>0.0489759</text:p>
          </table:table-cell>
          <table:table-cell office:value-type="float" office:value="0.0456504" calcext:value-type="float">
            <text:p>0.0456504</text:p>
          </table:table-cell>
          <table:table-cell office:value-type="float" office:value="0.0424366" calcext:value-type="float">
            <text:p>0.0424366</text:p>
          </table:table-cell>
          <table:table-cell office:value-type="float" office:value="0.049548" calcext:value-type="float">
            <text:p>0.049548</text:p>
          </table:table-cell>
          <table:table-cell office:value-type="float" office:value="0.0459767" calcext:value-type="float">
            <text:p>0.0459767</text:p>
          </table:table-cell>
          <table:table-cell office:value-type="float" office:value="0.042698" calcext:value-type="float">
            <text:p>0.042698</text:p>
          </table:table-cell>
          <table:table-cell office:value-type="float" office:value="0.0597193" calcext:value-type="float">
            <text:p>0.0597193</text:p>
          </table:table-cell>
          <table:table-cell office:value-type="float" office:value="0.0568217" calcext:value-type="float">
            <text:p>0.0568217</text:p>
          </table:table-cell>
          <table:table-cell office:value-type="float" office:value="0.0523752" calcext:value-type="float">
            <text:p>0.0523752</text:p>
          </table:table-cell>
          <table:table-cell office:value-type="float" office:value="0.0490678" calcext:value-type="float">
            <text:p>0.0490678</text:p>
          </table:table-cell>
          <table:table-cell office:value-type="float" office:value="0.0456364" calcext:value-type="float">
            <text:p>0.0456364</text:p>
          </table:table-cell>
          <table:table-cell office:value-type="float" office:value="0.0429341" calcext:value-type="float">
            <text:p>0.0429341</text:p>
          </table:table-cell>
          <table:table-cell office:value-type="float" office:value="0.0441611" calcext:value-type="float">
            <text:p>0.0441611</text:p>
          </table:table-cell>
          <table:table-cell office:value-type="float" office:value="0.0543095" calcext:value-type="float">
            <text:p>0.0543095</text:p>
          </table:table-cell>
          <table:table-cell office:value-type="float" office:value="0.0636481" calcext:value-type="float">
            <text:p>0.0636481</text:p>
          </table:table-cell>
          <table:table-cell office:value-type="float" office:value="0.0605357" calcext:value-type="float">
            <text:p>0.0605357</text:p>
          </table:table-cell>
          <table:table-cell office:value-type="float" office:value="0.0469943" calcext:value-type="float">
            <text:p>0.0469943</text:p>
          </table:table-cell>
          <table:table-cell office:value-type="float" office:value="0.0372521" calcext:value-type="float">
            <text:p>0.0372521</text:p>
          </table:table-cell>
          <table:table-cell office:value-type="float" office:value="0.0468662" calcext:value-type="float">
            <text:p>0.0468662</text:p>
          </table:table-cell>
          <table:table-cell office:value-type="float" office:value="0.0470267" calcext:value-type="float">
            <text:p>0.0470267</text:p>
          </table:table-cell>
          <table:table-cell office:value-type="float" office:value="0.064545" calcext:value-type="float">
            <text:p>0.064545</text:p>
          </table:table-cell>
          <table:table-cell office:value-type="float" office:value="0.0617303" calcext:value-type="float">
            <text:p>0.0617303</text:p>
          </table:table-cell>
          <table:table-cell office:value-type="float" office:value="0.0484746" calcext:value-type="float">
            <text:p>0.0484746</text:p>
          </table:table-cell>
          <table:table-cell office:value-type="float" office:value="0.0448812" calcext:value-type="float">
            <text:p>0.0448812</text:p>
          </table:table-cell>
          <table:table-cell office:value-type="float" office:value="0.0413024" calcext:value-type="float">
            <text:p>0.0413024</text:p>
          </table:table-cell>
        </table:table-row>
        <table:table-row table:style-name="ro1">
          <table:table-cell office:value-type="float" office:value="0.0484406" calcext:value-type="float">
            <text:p>0.0484406</text:p>
          </table:table-cell>
          <table:table-cell office:value-type="float" office:value="0.0387991" calcext:value-type="float">
            <text:p>0.0387991</text:p>
          </table:table-cell>
          <table:table-cell office:value-type="float" office:value="0.048801" calcext:value-type="float">
            <text:p>0.048801</text:p>
          </table:table-cell>
          <table:table-cell office:value-type="float" office:value="0.0483246" calcext:value-type="float">
            <text:p>0.0483246</text:p>
          </table:table-cell>
          <table:table-cell office:value-type="float" office:value="0.0451437" calcext:value-type="float">
            <text:p>0.0451437</text:p>
          </table:table-cell>
          <table:table-cell office:value-type="float" office:value="0.0418166" calcext:value-type="float">
            <text:p>0.0418166</text:p>
          </table:table-cell>
          <table:table-cell office:value-type="float" office:value="0.0483365" calcext:value-type="float">
            <text:p>0.0483365</text:p>
          </table:table-cell>
          <table:table-cell office:value-type="float" office:value="0.0453481" calcext:value-type="float">
            <text:p>0.0453481</text:p>
          </table:table-cell>
          <table:table-cell office:value-type="float" office:value="0.0419338" calcext:value-type="float">
            <text:p>0.0419338</text:p>
          </table:table-cell>
          <table:table-cell office:value-type="float" office:value="0.0487626" calcext:value-type="float">
            <text:p>0.0487626</text:p>
          </table:table-cell>
          <table:table-cell office:value-type="float" office:value="0.0461082" calcext:value-type="float">
            <text:p>0.0461082</text:p>
          </table:table-cell>
          <table:table-cell office:value-type="float" office:value="0.0429393" calcext:value-type="float">
            <text:p>0.0429393</text:p>
          </table:table-cell>
          <table:table-cell office:value-type="float" office:value="0.0392006" calcext:value-type="float">
            <text:p>0.0392006</text:p>
          </table:table-cell>
          <table:table-cell office:value-type="float" office:value="0.0467207" calcext:value-type="float">
            <text:p>0.0467207</text:p>
          </table:table-cell>
          <table:table-cell office:value-type="float" office:value="0.0456717" calcext:value-type="float">
            <text:p>0.0456717</text:p>
          </table:table-cell>
          <table:table-cell office:value-type="float" office:value="0.143774" calcext:value-type="float">
            <text:p>0.143774</text:p>
          </table:table-cell>
          <table:table-cell office:value-type="float" office:value="0.151004" calcext:value-type="float">
            <text:p>0.151004</text:p>
          </table:table-cell>
          <table:table-cell office:value-type="float" office:value="0.0351062" calcext:value-type="float">
            <text:p>0.0351062</text:p>
          </table:table-cell>
          <table:table-cell office:value-type="float" office:value="0.0313454" calcext:value-type="float">
            <text:p>0.0313454</text:p>
          </table:table-cell>
          <table:table-cell office:value-type="float" office:value="0.0290572" calcext:value-type="float">
            <text:p>0.0290572</text:p>
          </table:table-cell>
          <table:table-cell office:value-type="float" office:value="0.0395467" calcext:value-type="float">
            <text:p>0.0395467</text:p>
          </table:table-cell>
          <table:table-cell office:value-type="float" office:value="0.126908" calcext:value-type="float">
            <text:p>0.126908</text:p>
          </table:table-cell>
          <table:table-cell office:value-type="float" office:value="0.0422715" calcext:value-type="float">
            <text:p>0.0422715</text:p>
          </table:table-cell>
          <table:table-cell office:value-type="float" office:value="0.0505247" calcext:value-type="float">
            <text:p>0.0505247</text:p>
          </table:table-cell>
          <table:table-cell office:value-type="float" office:value="0.0476202" calcext:value-type="float">
            <text:p>0.0476202</text:p>
          </table:table-cell>
        </table:table-row>
        <table:table-row table:style-name="ro1">
          <table:table-cell office:value-type="float" office:value="0.0443841" calcext:value-type="float">
            <text:p>0.0443841</text:p>
          </table:table-cell>
          <table:table-cell office:value-type="float" office:value="0.0411291" calcext:value-type="float">
            <text:p>0.0411291</text:p>
          </table:table-cell>
          <table:table-cell office:value-type="float" office:value="0.0482948" calcext:value-type="float">
            <text:p>0.0482948</text:p>
          </table:table-cell>
          <table:table-cell office:value-type="float" office:value="0.0452016" calcext:value-type="float">
            <text:p>0.0452016</text:p>
          </table:table-cell>
          <table:table-cell office:value-type="float" office:value="0.0425773" calcext:value-type="float">
            <text:p>0.0425773</text:p>
          </table:table-cell>
          <table:table-cell office:value-type="float" office:value="0.0489054" calcext:value-type="float">
            <text:p>0.0489054</text:p>
          </table:table-cell>
          <table:table-cell office:value-type="float" office:value="0.137115" calcext:value-type="float">
            <text:p>0.137115</text:p>
          </table:table-cell>
          <table:table-cell office:value-type="float" office:value="0.134706" calcext:value-type="float">
            <text:p>0.134706</text:p>
          </table:table-cell>
          <table:table-cell office:value-type="float" office:value="0.0599712" calcext:value-type="float">
            <text:p>0.0599712</text:p>
          </table:table-cell>
          <table:table-cell office:value-type="float" office:value="0.0520644" calcext:value-type="float">
            <text:p>0.0520644</text:p>
          </table:table-cell>
          <table:table-cell office:value-type="float" office:value="0.0509968" calcext:value-type="float">
            <text:p>0.0509968</text:p>
          </table:table-cell>
          <table:table-cell office:value-type="float" office:value="0.0513595" calcext:value-type="float">
            <text:p>0.0513595</text:p>
          </table:table-cell>
          <table:table-cell office:value-type="float" office:value="0.0487726" calcext:value-type="float">
            <text:p>0.0487726</text:p>
          </table:table-cell>
          <table:table-cell office:value-type="float" office:value="0.0453901" calcext:value-type="float">
            <text:p>0.0453901</text:p>
          </table:table-cell>
          <table:table-cell office:value-type="float" office:value="0.043292" calcext:value-type="float">
            <text:p>0.043292</text:p>
          </table:table-cell>
          <table:table-cell office:value-type="float" office:value="0.0411641" calcext:value-type="float">
            <text:p>0.0411641</text:p>
          </table:table-cell>
          <table:table-cell office:value-type="float" office:value="0.0481734" calcext:value-type="float">
            <text:p>0.0481734</text:p>
          </table:table-cell>
          <table:table-cell office:value-type="float" office:value="0.0463277" calcext:value-type="float">
            <text:p>0.0463277</text:p>
          </table:table-cell>
          <table:table-cell office:value-type="float" office:value="0.0429463" calcext:value-type="float">
            <text:p>0.0429463</text:p>
          </table:table-cell>
          <table:table-cell office:value-type="float" office:value="0.0501108" calcext:value-type="float">
            <text:p>0.0501108</text:p>
          </table:table-cell>
          <table:table-cell office:value-type="float" office:value="0.0494864" calcext:value-type="float">
            <text:p>0.0494864</text:p>
          </table:table-cell>
          <table:table-cell office:value-type="float" office:value="0.0467082" calcext:value-type="float">
            <text:p>0.0467082</text:p>
          </table:table-cell>
          <table:table-cell office:value-type="float" office:value="0.0438023" calcext:value-type="float">
            <text:p>0.0438023</text:p>
          </table:table-cell>
          <table:table-cell office:value-type="float" office:value="0.052364" calcext:value-type="float">
            <text:p>0.052364</text:p>
          </table:table-cell>
          <table:table-cell office:value-type="float" office:value="0.0494581" calcext:value-type="float">
            <text:p>0.0494581</text:p>
          </table:table-cell>
        </table:table-row>
        <table:table-row table:style-name="ro1">
          <table:table-cell office:value-type="float" office:value="0.0468795" calcext:value-type="float">
            <text:p>0.0468795</text:p>
          </table:table-cell>
          <table:table-cell office:value-type="float" office:value="0.0540754" calcext:value-type="float">
            <text:p>0.0540754</text:p>
          </table:table-cell>
          <table:table-cell office:value-type="float" office:value="0.0535397" calcext:value-type="float">
            <text:p>0.0535397</text:p>
          </table:table-cell>
          <table:table-cell office:value-type="float" office:value="0.0477981" calcext:value-type="float">
            <text:p>0.0477981</text:p>
          </table:table-cell>
          <table:table-cell office:value-type="float" office:value="0.0550746" calcext:value-type="float">
            <text:p>0.0550746</text:p>
          </table:table-cell>
          <table:table-cell office:value-type="float" office:value="0.0521108" calcext:value-type="float">
            <text:p>0.0521108</text:p>
          </table:table-cell>
          <table:table-cell office:value-type="float" office:value="0.0493657" calcext:value-type="float">
            <text:p>0.0493657</text:p>
          </table:table-cell>
          <table:table-cell office:value-type="float" office:value="0.0470197" calcext:value-type="float">
            <text:p>0.0470197</text:p>
          </table:table-cell>
          <table:table-cell office:value-type="float" office:value="0.0438759" calcext:value-type="float">
            <text:p>0.0438759</text:p>
          </table:table-cell>
          <table:table-cell office:value-type="float" office:value="0.0418018" calcext:value-type="float">
            <text:p>0.0418018</text:p>
          </table:table-cell>
          <table:table-cell office:value-type="float" office:value="0.0380372" calcext:value-type="float">
            <text:p>0.0380372</text:p>
          </table:table-cell>
          <table:table-cell office:value-type="float" office:value="0.0450539" calcext:value-type="float">
            <text:p>0.0450539</text:p>
          </table:table-cell>
          <table:table-cell office:value-type="float" office:value="0.0618374" calcext:value-type="float">
            <text:p>0.0618374</text:p>
          </table:table-cell>
          <table:table-cell office:value-type="float" office:value="0.0592347" calcext:value-type="float">
            <text:p>0.0592347</text:p>
          </table:table-cell>
          <table:table-cell office:value-type="float" office:value="0.0459478" calcext:value-type="float">
            <text:p>0.0459478</text:p>
          </table:table-cell>
          <table:table-cell office:value-type="float" office:value="0.0438916" calcext:value-type="float">
            <text:p>0.0438916</text:p>
          </table:table-cell>
          <table:table-cell office:value-type="float" office:value="0.040826" calcext:value-type="float">
            <text:p>0.040826</text:p>
          </table:table-cell>
          <table:table-cell office:value-type="float" office:value="0.0488153" calcext:value-type="float">
            <text:p>0.0488153</text:p>
          </table:table-cell>
          <table:table-cell office:value-type="float" office:value="0.0471033" calcext:value-type="float">
            <text:p>0.0471033</text:p>
          </table:table-cell>
          <table:table-cell office:value-type="float" office:value="0.0441819" calcext:value-type="float">
            <text:p>0.0441819</text:p>
          </table:table-cell>
          <table:table-cell office:value-type="float" office:value="0.0414227" calcext:value-type="float">
            <text:p>0.0414227</text:p>
          </table:table-cell>
          <table:table-cell office:value-type="float" office:value="0.0500801" calcext:value-type="float">
            <text:p>0.0500801</text:p>
          </table:table-cell>
          <table:table-cell office:value-type="float" office:value="0.0470332" calcext:value-type="float">
            <text:p>0.0470332</text:p>
          </table:table-cell>
          <table:table-cell office:value-type="float" office:value="0.0439252" calcext:value-type="float">
            <text:p>0.0439252</text:p>
          </table:table-cell>
          <table:table-cell office:value-type="float" office:value="0.0438762" calcext:value-type="float">
            <text:p>0.0438762</text:p>
          </table:table-cell>
        </table:table-row>
        <table:table-row table:style-name="ro1">
          <table:table-cell office:value-type="float" office:value="0.0403833" calcext:value-type="float">
            <text:p>0.0403833</text:p>
          </table:table-cell>
          <table:table-cell office:value-type="float" office:value="0.0471031" calcext:value-type="float">
            <text:p>0.0471031</text:p>
          </table:table-cell>
          <table:table-cell office:value-type="float" office:value="0.0441051" calcext:value-type="float">
            <text:p>0.0441051</text:p>
          </table:table-cell>
          <table:table-cell office:value-type="float" office:value="0.0356978" calcext:value-type="float">
            <text:p>0.0356978</text:p>
          </table:table-cell>
          <table:table-cell office:value-type="float" office:value="0.0422412" calcext:value-type="float">
            <text:p>0.0422412</text:p>
          </table:table-cell>
          <table:table-cell office:value-type="float" office:value="0.0390944" calcext:value-type="float">
            <text:p>0.0390944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0.042896" calcext:value-type="float">
            <text:p>0.042896</text:p>
          </table:table-cell>
          <table:table-cell office:value-type="float" office:value="0.0410839" calcext:value-type="float">
            <text:p>0.0410839</text:p>
          </table:table-cell>
          <table:table-cell office:value-type="float" office:value="0.038909" calcext:value-type="float">
            <text:p>0.038909</text:p>
          </table:table-cell>
          <table:table-cell office:value-type="float" office:value="0.0345027" calcext:value-type="float">
            <text:p>0.0345027</text:p>
          </table:table-cell>
          <table:table-cell office:value-type="float" office:value="0.0420342" calcext:value-type="float">
            <text:p>0.0420342</text:p>
          </table:table-cell>
          <table:table-cell office:value-type="float" office:value="0.0387213" calcext:value-type="float">
            <text:p>0.0387213</text:p>
          </table:table-cell>
          <table:table-cell office:value-type="float" office:value="0.0352733" calcext:value-type="float">
            <text:p>0.0352733</text:p>
          </table:table-cell>
          <table:table-cell office:value-type="float" office:value="0.0427861" calcext:value-type="float">
            <text:p>0.0427861</text:p>
          </table:table-cell>
          <table:table-cell office:value-type="float" office:value="0.0393633" calcext:value-type="float">
            <text:p>0.0393633</text:p>
          </table:table-cell>
          <table:table-cell office:value-type="float" office:value="0.0299497" calcext:value-type="float">
            <text:p>0.0299497</text:p>
          </table:table-cell>
          <table:table-cell office:value-type="float" office:value="0.041386" calcext:value-type="float">
            <text:p>0.041386</text:p>
          </table:table-cell>
          <table:table-cell office:value-type="float" office:value="0.0579191" calcext:value-type="float">
            <text:p>0.0579191</text:p>
          </table:table-cell>
          <table:table-cell office:value-type="float" office:value="0.0746945" calcext:value-type="float">
            <text:p>0.0746945</text:p>
          </table:table-cell>
          <table:table-cell office:value-type="float" office:value="0.072873" calcext:value-type="float">
            <text:p>0.072873</text:p>
          </table:table-cell>
          <table:table-cell office:value-type="float" office:value="0.0528926" calcext:value-type="float">
            <text:p>0.0528926</text:p>
          </table:table-cell>
          <table:table-cell office:value-type="float" office:value="0.0522396" calcext:value-type="float">
            <text:p>0.0522396</text:p>
          </table:table-cell>
          <table:table-cell office:value-type="float" office:value="0.0520876" calcext:value-type="float">
            <text:p>0.0520876</text:p>
          </table:table-cell>
          <table:table-cell office:value-type="float" office:value="0.0494135" calcext:value-type="float">
            <text:p>0.0494135</text:p>
          </table:table-cell>
        </table:table-row>
        <table:table-row table:style-name="ro1">
          <table:table-cell office:value-type="float" office:value="0.0461363" calcext:value-type="float">
            <text:p>0.0461363</text:p>
          </table:table-cell>
          <table:table-cell office:value-type="float" office:value="0.0436383" calcext:value-type="float">
            <text:p>0.0436383</text:p>
          </table:table-cell>
          <table:table-cell office:value-type="float" office:value="0.051358" calcext:value-type="float">
            <text:p>0.051358</text:p>
          </table:table-cell>
          <table:table-cell office:value-type="float" office:value="0.0485106" calcext:value-type="float">
            <text:p>0.0485106</text:p>
          </table:table-cell>
          <table:table-cell office:value-type="float" office:value="0.0461628" calcext:value-type="float">
            <text:p>0.0461628</text:p>
          </table:table-cell>
          <table:table-cell office:value-type="float" office:value="0.0430937" calcext:value-type="float">
            <text:p>0.0430937</text:p>
          </table:table-cell>
          <table:table-cell office:value-type="float" office:value="0.0497213" calcext:value-type="float">
            <text:p>0.0497213</text:p>
          </table:table-cell>
          <table:table-cell office:value-type="float" office:value="0.0482733" calcext:value-type="float">
            <text:p>0.0482733</text:p>
          </table:table-cell>
          <table:table-cell office:value-type="float" office:value="0.0554159" calcext:value-type="float">
            <text:p>0.0554159</text:p>
          </table:table-cell>
          <table:table-cell office:value-type="float" office:value="0.0523824" calcext:value-type="float">
            <text:p>0.0523824</text:p>
          </table:table-cell>
          <table:table-cell office:value-type="float" office:value="0.050309" calcext:value-type="float">
            <text:p>0.050309</text:p>
          </table:table-cell>
          <table:table-cell office:value-type="float" office:value="0.0466203" calcext:value-type="float">
            <text:p>0.0466203</text:p>
          </table:table-cell>
          <table:table-cell office:value-type="float" office:value="0.0538398" calcext:value-type="float">
            <text:p>0.0538398</text:p>
          </table:table-cell>
          <table:table-cell office:value-type="float" office:value="0.0510219" calcext:value-type="float">
            <text:p>0.0510219</text:p>
          </table:table-cell>
          <table:table-cell office:value-type="float" office:value="0.0484332" calcext:value-type="float">
            <text:p>0.0484332</text:p>
          </table:table-cell>
          <table:table-cell office:value-type="float" office:value="0.130181" calcext:value-type="float">
            <text:p>0.130181</text:p>
          </table:table-cell>
          <table:table-cell office:value-type="float" office:value="0.151818" calcext:value-type="float">
            <text:p>0.151818</text:p>
          </table:table-cell>
          <table:table-cell office:value-type="float" office:value="0.0433164" calcext:value-type="float">
            <text:p>0.0433164</text:p>
          </table:table-cell>
          <table:table-cell office:value-type="float" office:value="0.0420763" calcext:value-type="float">
            <text:p>0.0420763</text:p>
          </table:table-cell>
          <table:table-cell office:value-type="float" office:value="0.051496" calcext:value-type="float">
            <text:p>0.051496</text:p>
          </table:table-cell>
          <table:table-cell office:value-type="float" office:value="0.0484803" calcext:value-type="float">
            <text:p>0.0484803</text:p>
          </table:table-cell>
          <table:table-cell office:value-type="float" office:value="0.0467911" calcext:value-type="float">
            <text:p>0.0467911</text:p>
          </table:table-cell>
          <table:table-cell office:value-type="float" office:value="0.0430902" calcext:value-type="float">
            <text:p>0.0430902</text:p>
          </table:table-cell>
          <table:table-cell office:value-type="float" office:value="0.0406263" calcext:value-type="float">
            <text:p>0.0406263</text:p>
          </table:table-cell>
          <table:table-cell office:value-type="float" office:value="0.0374665" calcext:value-type="float">
            <text:p>0.0374665</text:p>
          </table:table-cell>
        </table:table-row>
        <table:table-row table:style-name="ro1">
          <table:table-cell office:value-type="float" office:value="0.0442412" calcext:value-type="float">
            <text:p>0.0442412</text:p>
          </table:table-cell>
          <table:table-cell office:value-type="float" office:value="0.0418331" calcext:value-type="float">
            <text:p>0.0418331</text:p>
          </table:table-cell>
          <table:table-cell office:value-type="float" office:value="0.0382461" calcext:value-type="float">
            <text:p>0.0382461</text:p>
          </table:table-cell>
          <table:table-cell office:value-type="float" office:value="0.0454698" calcext:value-type="float">
            <text:p>0.0454698</text:p>
          </table:table-cell>
          <table:table-cell office:value-type="float" office:value="0.0439456" calcext:value-type="float">
            <text:p>0.0439456</text:p>
          </table:table-cell>
          <table:table-cell office:value-type="float" office:value="0.142925" calcext:value-type="float">
            <text:p>0.142925</text:p>
          </table:table-cell>
          <table:table-cell office:value-type="float" office:value="0.180067" calcext:value-type="float">
            <text:p>0.180067</text:p>
          </table:table-cell>
          <table:table-cell office:value-type="float" office:value="0.0712377" calcext:value-type="float">
            <text:p>0.0712377</text:p>
          </table:table-cell>
          <table:table-cell office:value-type="float" office:value="0.0527596" calcext:value-type="float">
            <text:p>0.0527596</text:p>
          </table:table-cell>
          <table:table-cell office:value-type="float" office:value="0.0535239" calcext:value-type="float">
            <text:p>0.0535239</text:p>
          </table:table-cell>
          <table:table-cell office:value-type="float" office:value="0.0522629" calcext:value-type="float">
            <text:p>0.0522629</text:p>
          </table:table-cell>
          <table:table-cell office:value-type="float" office:value="0.0498038" calcext:value-type="float">
            <text:p>0.0498038</text:p>
          </table:table-cell>
          <table:table-cell office:value-type="float" office:value="0.0462731" calcext:value-type="float">
            <text:p>0.0462731</text:p>
          </table:table-cell>
          <table:table-cell office:value-type="float" office:value="0.0534069" calcext:value-type="float">
            <text:p>0.0534069</text:p>
          </table:table-cell>
          <table:table-cell office:value-type="float" office:value="0.0510163" calcext:value-type="float">
            <text:p>0.0510163</text:p>
          </table:table-cell>
          <table:table-cell office:value-type="float" office:value="0.0311847" calcext:value-type="float">
            <text:p>0.0311847</text:p>
          </table:table-cell>
          <table:table-cell office:value-type="float" office:value="0.0396437" calcext:value-type="float">
            <text:p>0.0396437</text:p>
          </table:table-cell>
          <table:table-cell office:value-type="float" office:value="0.0521018" calcext:value-type="float">
            <text:p>0.0521018</text:p>
          </table:table-cell>
          <table:table-cell office:value-type="float" office:value="0.0488694" calcext:value-type="float">
            <text:p>0.0488694</text:p>
          </table:table-cell>
          <table:table-cell office:value-type="float" office:value="0.0460141" calcext:value-type="float">
            <text:p>0.0460141</text:p>
          </table:table-cell>
          <table:table-cell office:value-type="float" office:value="0.0540685" calcext:value-type="float">
            <text:p>0.0540685</text:p>
          </table:table-cell>
          <table:table-cell office:value-type="float" office:value="0.0515473" calcext:value-type="float">
            <text:p>0.0515473</text:p>
          </table:table-cell>
          <table:table-cell office:value-type="float" office:value="0.0498071" calcext:value-type="float">
            <text:p>0.0498071</text:p>
          </table:table-cell>
          <table:table-cell office:value-type="float" office:value="0.0479735" calcext:value-type="float">
            <text:p>0.0479735</text:p>
          </table:table-cell>
          <table:table-cell office:value-type="float" office:value="0.0442412" calcext:value-type="float">
            <text:p>0.0442412</text:p>
          </table:table-cell>
        </table:table-row>
        <table:table-row table:style-name="ro1">
          <table:table-cell office:value-type="float" office:value="0.051786" calcext:value-type="float">
            <text:p>0.051786</text:p>
          </table:table-cell>
          <table:table-cell office:value-type="float" office:value="0.0492369" calcext:value-type="float">
            <text:p>0.0492369</text:p>
          </table:table-cell>
          <table:table-cell office:value-type="float" office:value="0.0572173" calcext:value-type="float">
            <text:p>0.0572173</text:p>
          </table:table-cell>
          <table:table-cell office:value-type="float" office:value="0.0544417" calcext:value-type="float">
            <text:p>0.0544417</text:p>
          </table:table-cell>
          <table:table-cell office:value-type="float" office:value="0.0513204" calcext:value-type="float">
            <text:p>0.0513204</text:p>
          </table:table-cell>
          <table:table-cell office:value-type="float" office:value="0.0485611" calcext:value-type="float">
            <text:p>0.0485611</text:p>
          </table:table-cell>
          <table:table-cell office:value-type="float" office:value="0.0556317" calcext:value-type="float">
            <text:p>0.0556317</text:p>
          </table:table-cell>
          <table:table-cell office:value-type="float" office:value="0.0528297" calcext:value-type="float">
            <text:p>0.0528297</text:p>
          </table:table-cell>
          <table:table-cell office:value-type="float" office:value="0.0497832" calcext:value-type="float">
            <text:p>0.0497832</text:p>
          </table:table-cell>
          <table:table-cell office:value-type="float" office:value="0.0473365" calcext:value-type="float">
            <text:p>0.0473365</text:p>
          </table:table-cell>
          <table:table-cell office:value-type="float" office:value="0.0442557" calcext:value-type="float">
            <text:p>0.0442557</text:p>
          </table:table-cell>
          <table:table-cell office:value-type="float" office:value="0.0421079" calcext:value-type="float">
            <text:p>0.0421079</text:p>
          </table:table-cell>
          <table:table-cell office:value-type="float" office:value="0.0496968" calcext:value-type="float">
            <text:p>0.0496968</text:p>
          </table:table-cell>
          <table:table-cell office:value-type="float" office:value="0.0469578" calcext:value-type="float">
            <text:p>0.0469578</text:p>
          </table:table-cell>
          <table:table-cell office:value-type="float" office:value="0.0454148" calcext:value-type="float">
            <text:p>0.0454148</text:p>
          </table:table-cell>
          <table:table-cell office:value-type="float" office:value="0.0525286" calcext:value-type="float">
            <text:p>0.0525286</text:p>
          </table:table-cell>
          <table:table-cell office:value-type="float" office:value="0.049279" calcext:value-type="float">
            <text:p>0.049279</text:p>
          </table:table-cell>
          <table:table-cell office:value-type="float" office:value="0.0466807" calcext:value-type="float">
            <text:p>0.0466807</text:p>
          </table:table-cell>
          <table:table-cell office:value-type="float" office:value="0.0440005" calcext:value-type="float">
            <text:p>0.0440005</text:p>
          </table:table-cell>
          <table:table-cell office:value-type="float" office:value="0.051307" calcext:value-type="float">
            <text:p>0.051307</text:p>
          </table:table-cell>
          <table:table-cell office:value-type="float" office:value="0.048914" calcext:value-type="float">
            <text:p>0.048914</text:p>
          </table:table-cell>
          <table:table-cell office:value-type="float" office:value="0.0567475" calcext:value-type="float">
            <text:p>0.0567475</text:p>
          </table:table-cell>
          <table:table-cell office:value-type="float" office:value="0.0530866" calcext:value-type="float">
            <text:p>0.0530866</text:p>
          </table:table-cell>
          <table:table-cell office:value-type="float" office:value="0.0499761" calcext:value-type="float">
            <text:p>0.0499761</text:p>
          </table:table-cell>
          <table:table-cell office:value-type="float" office:value="0.0481071" calcext:value-type="float">
            <text:p>0.0481071</text:p>
          </table:table-cell>
        </table:table-row>
        <table:table-row table:style-name="ro1">
          <table:table-cell office:value-type="float" office:value="0.045544" calcext:value-type="float">
            <text:p>0.045544</text:p>
          </table:table-cell>
          <table:table-cell office:value-type="float" office:value="0.0529604" calcext:value-type="float">
            <text:p>0.0529604</text:p>
          </table:table-cell>
          <table:table-cell office:value-type="float" office:value="0.131326" calcext:value-type="float">
            <text:p>0.131326</text:p>
          </table:table-cell>
          <table:table-cell office:value-type="float" office:value="0.128301" calcext:value-type="float">
            <text:p>0.128301</text:p>
          </table:table-cell>
          <table:table-cell office:value-type="float" office:value="0.0494603" calcext:value-type="float">
            <text:p>0.0494603</text:p>
          </table:table-cell>
          <table:table-cell office:value-type="float" office:value="0.0321445" calcext:value-type="float">
            <text:p>0.0321445</text:p>
          </table:table-cell>
          <table:table-cell office:value-type="float" office:value="0.0396968" calcext:value-type="float">
            <text:p>0.0396968</text:p>
          </table:table-cell>
          <table:table-cell office:value-type="float" office:value="0.0474671" calcext:value-type="float">
            <text:p>0.0474671</text:p>
          </table:table-cell>
          <table:table-cell office:value-type="float" office:value="0.0453561" calcext:value-type="float">
            <text:p>0.0453561</text:p>
          </table:table-cell>
          <table:table-cell office:value-type="float" office:value="0.0429914" calcext:value-type="float">
            <text:p>0.0429914</text:p>
          </table:table-cell>
          <table:table-cell office:value-type="float" office:value="0.0506123" calcext:value-type="float">
            <text:p>0.0506123</text:p>
          </table:table-cell>
          <table:table-cell office:value-type="float" office:value="0.0479228" calcext:value-type="float">
            <text:p>0.0479228</text:p>
          </table:table-cell>
          <table:table-cell office:value-type="float" office:value="0.0454816" calcext:value-type="float">
            <text:p>0.0454816</text:p>
          </table:table-cell>
          <table:table-cell office:value-type="float" office:value="0.042477" calcext:value-type="float">
            <text:p>0.042477</text:p>
          </table:table-cell>
          <table:table-cell office:value-type="float" office:value="0.0493569" calcext:value-type="float">
            <text:p>0.0493569</text:p>
          </table:table-cell>
          <table:table-cell office:value-type="float" office:value="0.0663889" calcext:value-type="float">
            <text:p>0.0663889</text:p>
          </table:table-cell>
          <table:table-cell office:value-type="float" office:value="0.0633678" calcext:value-type="float">
            <text:p>0.0633678</text:p>
          </table:table-cell>
          <table:table-cell office:value-type="float" office:value="0.0509553" calcext:value-type="float">
            <text:p>0.0509553</text:p>
          </table:table-cell>
          <table:table-cell office:value-type="float" office:value="0.0422372" calcext:value-type="float">
            <text:p>0.0422372</text:p>
          </table:table-cell>
          <table:table-cell office:value-type="float" office:value="0.0501356" calcext:value-type="float">
            <text:p>0.0501356</text:p>
          </table:table-cell>
          <table:table-cell office:value-type="float" office:value="0.0740214" calcext:value-type="float">
            <text:p>0.0740214</text:p>
          </table:table-cell>
          <table:table-cell office:value-type="float" office:value="0.0707897" calcext:value-type="float">
            <text:p>0.0707897</text:p>
          </table:table-cell>
          <table:table-cell office:value-type="float" office:value="0.0533376" calcext:value-type="float">
            <text:p>0.0533376</text:p>
          </table:table-cell>
          <table:table-cell office:value-type="float" office:value="0.0510665" calcext:value-type="float">
            <text:p>0.0510665</text:p>
          </table:table-cell>
          <table:table-cell office:value-type="float" office:value="0.0527511" calcext:value-type="float">
            <text:p>0.0527511</text:p>
          </table:table-cell>
        </table:table-row>
        <table:table-row table:style-name="ro1">
          <table:table-cell office:value-type="float" office:value="0.0494519" calcext:value-type="float">
            <text:p>0.0494519</text:p>
          </table:table-cell>
          <table:table-cell office:value-type="float" office:value="0.0476685" calcext:value-type="float">
            <text:p>0.0476685</text:p>
          </table:table-cell>
          <table:table-cell office:value-type="float" office:value="0.0446702" calcext:value-type="float">
            <text:p>0.0446702</text:p>
          </table:table-cell>
          <table:table-cell office:value-type="float" office:value="0.0520915" calcext:value-type="float">
            <text:p>0.0520915</text:p>
          </table:table-cell>
          <table:table-cell office:value-type="float" office:value="0.0490697" calcext:value-type="float">
            <text:p>0.0490697</text:p>
          </table:table-cell>
          <table:table-cell office:value-type="float" office:value="0.0462721" calcext:value-type="float">
            <text:p>0.0462721</text:p>
          </table:table-cell>
          <table:table-cell office:value-type="float" office:value="0.0434057" calcext:value-type="float">
            <text:p>0.0434057</text:p>
          </table:table-cell>
          <table:table-cell office:value-type="float" office:value="0.0519843" calcext:value-type="float">
            <text:p>0.0519843</text:p>
          </table:table-cell>
          <table:table-cell office:value-type="float" office:value="0.048522" calcext:value-type="float">
            <text:p>0.048522</text:p>
          </table:table-cell>
          <table:table-cell office:value-type="float" office:value="0.0460665" calcext:value-type="float">
            <text:p>0.0460665</text:p>
          </table:table-cell>
          <table:table-cell office:value-type="float" office:value="0.043999" calcext:value-type="float">
            <text:p>0.043999</text:p>
          </table:table-cell>
          <table:table-cell office:value-type="float" office:value="0.0513511" calcext:value-type="float">
            <text:p>0.0513511</text:p>
          </table:table-cell>
          <table:table-cell office:value-type="float" office:value="0.0482718" calcext:value-type="float">
            <text:p>0.0482718</text:p>
          </table:table-cell>
          <table:table-cell office:value-type="float" office:value="0.0554477" calcext:value-type="float">
            <text:p>0.0554477</text:p>
          </table:table-cell>
          <table:table-cell office:value-type="float" office:value="0.0525618" calcext:value-type="float">
            <text:p>0.0525618</text:p>
          </table:table-cell>
          <table:table-cell office:value-type="float" office:value="0.0497207" calcext:value-type="float">
            <text:p>0.0497207</text:p>
          </table:table-cell>
          <table:table-cell office:value-type="float" office:value="0.0567313" calcext:value-type="float">
            <text:p>0.0567313</text:p>
          </table:table-cell>
          <table:table-cell office:value-type="float" office:value="0.0537316" calcext:value-type="float">
            <text:p>0.0537316</text:p>
          </table:table-cell>
          <table:table-cell office:value-type="float" office:value="0.0510892" calcext:value-type="float">
            <text:p>0.0510892</text:p>
          </table:table-cell>
          <table:table-cell office:value-type="float" office:value="0.048139" calcext:value-type="float">
            <text:p>0.048139</text:p>
          </table:table-cell>
          <table:table-cell office:value-type="float" office:value="0.0451069" calcext:value-type="float">
            <text:p>0.0451069</text:p>
          </table:table-cell>
          <table:table-cell office:value-type="float" office:value="0.0431935" calcext:value-type="float">
            <text:p>0.0431935</text:p>
          </table:table-cell>
          <table:table-cell office:value-type="float" office:value="0.0330699" calcext:value-type="float">
            <text:p>0.0330699</text:p>
          </table:table-cell>
          <table:table-cell office:value-type="float" office:value="0.0534063" calcext:value-type="float">
            <text:p>0.0534063</text:p>
          </table:table-cell>
          <table:table-cell office:value-type="float" office:value="0.0550613" calcext:value-type="float">
            <text:p>0.0550613</text:p>
          </table:table-cell>
        </table:table-row>
        <table:table-row table:style-name="ro1">
          <table:table-cell office:value-type="float" office:value="0.0521876" calcext:value-type="float">
            <text:p>0.0521876</text:p>
          </table:table-cell>
          <table:table-cell office:value-type="float" office:value="0.0489894" calcext:value-type="float">
            <text:p>0.0489894</text:p>
          </table:table-cell>
          <table:table-cell office:value-type="float" office:value="0.0471835" calcext:value-type="float">
            <text:p>0.0471835</text:p>
          </table:table-cell>
          <table:table-cell office:value-type="float" office:value="0.0350862" calcext:value-type="float">
            <text:p>0.0350862</text:p>
          </table:table-cell>
          <table:table-cell office:value-type="float" office:value="0.0553606" calcext:value-type="float">
            <text:p>0.0553606</text:p>
          </table:table-cell>
          <table:table-cell office:value-type="float" office:value="0.068948" calcext:value-type="float">
            <text:p>0.068948</text:p>
          </table:table-cell>
          <table:table-cell office:value-type="float" office:value="0.0665495" calcext:value-type="float">
            <text:p>0.0665495</text:p>
          </table:table-cell>
          <table:table-cell office:value-type="float" office:value="0.0536971" calcext:value-type="float">
            <text:p>0.0536971</text:p>
          </table:table-cell>
          <table:table-cell office:value-type="float" office:value="0.0448332" calcext:value-type="float">
            <text:p>0.0448332</text:p>
          </table:table-cell>
          <table:table-cell office:value-type="float" office:value="0.0520961" calcext:value-type="float">
            <text:p>0.0520961</text:p>
          </table:table-cell>
          <table:table-cell office:value-type="float" office:value="0.0545889" calcext:value-type="float">
            <text:p>0.0545889</text:p>
          </table:table-cell>
          <table:table-cell office:value-type="float" office:value="0.0517903" calcext:value-type="float">
            <text:p>0.0517903</text:p>
          </table:table-cell>
          <table:table-cell office:value-type="float" office:value="0.0484155" calcext:value-type="float">
            <text:p>0.0484155</text:p>
          </table:table-cell>
          <table:table-cell office:value-type="float" office:value="0.0457524" calcext:value-type="float">
            <text:p>0.0457524</text:p>
          </table:table-cell>
          <table:table-cell office:value-type="float" office:value="0.053186" calcext:value-type="float">
            <text:p>0.053186</text:p>
          </table:table-cell>
          <table:table-cell office:value-type="float" office:value="0.051695" calcext:value-type="float">
            <text:p>0.051695</text:p>
          </table:table-cell>
          <table:table-cell office:value-type="float" office:value="0.0474704" calcext:value-type="float">
            <text:p>0.0474704</text:p>
          </table:table-cell>
          <table:table-cell office:value-type="float" office:value="0.0444756" calcext:value-type="float">
            <text:p>0.0444756</text:p>
          </table:table-cell>
          <table:table-cell office:value-type="float" office:value="0.0416134" calcext:value-type="float">
            <text:p>0.0416134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0399521" calcext:value-type="float">
            <text:p>0.0399521</text:p>
          </table:table-cell>
          <table:table-cell office:value-type="float" office:value="0.0473291" calcext:value-type="float">
            <text:p>0.0473291</text:p>
          </table:table-cell>
          <table:table-cell office:value-type="float" office:value="0.0448482" calcext:value-type="float">
            <text:p>0.0448482</text:p>
          </table:table-cell>
          <table:table-cell office:value-type="float" office:value="0.0419496" calcext:value-type="float">
            <text:p>0.0419496</text:p>
          </table:table-cell>
          <table:table-cell office:value-type="float" office:value="0.0382872" calcext:value-type="float">
            <text:p>0.0382872</text:p>
          </table:table-cell>
        </table:table-row>
        <table:table-row table:style-name="ro1">
          <table:table-cell office:value-type="float" office:value="0.0453927" calcext:value-type="float">
            <text:p>0.0453927</text:p>
          </table:table-cell>
          <table:table-cell office:value-type="float" office:value="0.0427744" calcext:value-type="float">
            <text:p>0.0427744</text:p>
          </table:table-cell>
          <table:table-cell office:value-type="float" office:value="0.0394042" calcext:value-type="float">
            <text:p>0.0394042</text:p>
          </table:table-cell>
          <table:table-cell office:value-type="float" office:value="0.0369731" calcext:value-type="float">
            <text:p>0.0369731</text:p>
          </table:table-cell>
          <table:table-cell office:value-type="float" office:value="0.0442272" calcext:value-type="float">
            <text:p>0.0442272</text:p>
          </table:table-cell>
          <table:table-cell office:value-type="float" office:value="0.040983" calcext:value-type="float">
            <text:p>0.040983</text:p>
          </table:table-cell>
          <table:table-cell office:value-type="float" office:value="0.038163" calcext:value-type="float">
            <text:p>0.038163</text:p>
          </table:table-cell>
          <table:table-cell office:value-type="float" office:value="0.045811" calcext:value-type="float">
            <text:p>0.045811</text:p>
          </table:table-cell>
          <table:table-cell office:value-type="float" office:value="0.0423697" calcext:value-type="float">
            <text:p>0.0423697</text:p>
          </table:table-cell>
          <table:table-cell office:value-type="float" office:value="0.0396013" calcext:value-type="float">
            <text:p>0.0396013</text:p>
          </table:table-cell>
          <table:table-cell office:value-type="float" office:value="0.0366688" calcext:value-type="float">
            <text:p>0.0366688</text:p>
          </table:table-cell>
          <table:table-cell office:value-type="float" office:value="0.04431" calcext:value-type="float">
            <text:p>0.04431</text:p>
          </table:table-cell>
          <table:table-cell office:value-type="float" office:value="0.0415829" calcext:value-type="float">
            <text:p>0.0415829</text:p>
          </table:table-cell>
          <table:table-cell office:value-type="float" office:value="0.0380552" calcext:value-type="float">
            <text:p>0.0380552</text:p>
          </table:table-cell>
          <table:table-cell office:value-type="float" office:value="0.0454236" calcext:value-type="float">
            <text:p>0.0454236</text:p>
          </table:table-cell>
          <table:table-cell office:value-type="float" office:value="0.0432091" calcext:value-type="float">
            <text:p>0.0432091</text:p>
          </table:table-cell>
          <table:table-cell office:value-type="float" office:value="0.0397047" calcext:value-type="float">
            <text:p>0.0397047</text:p>
          </table:table-cell>
          <table:table-cell office:value-type="float" office:value="0.046843" calcext:value-type="float">
            <text:p>0.046843</text:p>
          </table:table-cell>
          <table:table-cell office:value-type="float" office:value="0.0442596" calcext:value-type="float">
            <text:p>0.0442596</text:p>
          </table:table-cell>
          <table:table-cell office:value-type="float" office:value="0.0410131" calcext:value-type="float">
            <text:p>0.0410131</text:p>
          </table:table-cell>
          <table:table-cell office:value-type="float" office:value="0.0479724" calcext:value-type="float">
            <text:p>0.0479724</text:p>
          </table:table-cell>
          <table:table-cell office:value-type="float" office:value="0.0457969" calcext:value-type="float">
            <text:p>0.0457969</text:p>
          </table:table-cell>
          <table:table-cell office:value-type="float" office:value="0.0427165" calcext:value-type="float">
            <text:p>0.0427165</text:p>
          </table:table-cell>
          <table:table-cell office:value-type="float" office:value="0.0400983" calcext:value-type="float">
            <text:p>0.0400983</text:p>
          </table:table-cell>
          <table:table-cell office:value-type="float" office:value="0.0480929" calcext:value-type="float">
            <text:p>0.0480929</text:p>
          </table:table-cell>
        </table:table-row>
        <table:table-row table:style-name="ro1">
          <table:table-cell office:value-type="float" office:value="0.0449276" calcext:value-type="float">
            <text:p>0.0449276</text:p>
          </table:table-cell>
          <table:table-cell office:value-type="float" office:value="0.0420526" calcext:value-type="float">
            <text:p>0.0420526</text:p>
          </table:table-cell>
          <table:table-cell office:value-type="float" office:value="0.0503389" calcext:value-type="float">
            <text:p>0.0503389</text:p>
          </table:table-cell>
          <table:table-cell office:value-type="float" office:value="0.0483341" calcext:value-type="float">
            <text:p>0.0483341</text:p>
          </table:table-cell>
          <table:table-cell office:value-type="float" office:value="0.0457967" calcext:value-type="float">
            <text:p>0.0457967</text:p>
          </table:table-cell>
          <table:table-cell office:value-type="float" office:value="0.0531078" calcext:value-type="float">
            <text:p>0.0531078</text:p>
          </table:table-cell>
          <table:table-cell office:value-type="float" office:value="0.0703866" calcext:value-type="float">
            <text:p>0.0703866</text:p>
          </table:table-cell>
          <table:table-cell office:value-type="float" office:value="0.0673176" calcext:value-type="float">
            <text:p>0.0673176</text:p>
          </table:table-cell>
          <table:table-cell office:value-type="float" office:value="0.05466" calcext:value-type="float">
            <text:p>0.05466</text:p>
          </table:table-cell>
          <table:table-cell office:value-type="float" office:value="0.0514948" calcext:value-type="float">
            <text:p>0.0514948</text:p>
          </table:table-cell>
          <table:table-cell office:value-type="float" office:value="0.0377835" calcext:value-type="float">
            <text:p>0.0377835</text:p>
          </table:table-cell>
          <table:table-cell office:value-type="float" office:value="0.0444287" calcext:value-type="float">
            <text:p>0.0444287</text:p>
          </table:table-cell>
          <table:table-cell office:value-type="float" office:value="0.042325" calcext:value-type="float">
            <text:p>0.042325</text:p>
          </table:table-cell>
          <table:table-cell office:value-type="float" office:value="0.0436527" calcext:value-type="float">
            <text:p>0.0436527</text:p>
          </table:table-cell>
          <table:table-cell office:value-type="float" office:value="0.0546622" calcext:value-type="float">
            <text:p>0.0546622</text:p>
          </table:table-cell>
          <table:table-cell office:value-type="float" office:value="0.0536135" calcext:value-type="float">
            <text:p>0.0536135</text:p>
          </table:table-cell>
          <table:table-cell office:value-type="float" office:value="0.0509206" calcext:value-type="float">
            <text:p>0.0509206</text:p>
          </table:table-cell>
          <table:table-cell office:value-type="float" office:value="0.047741" calcext:value-type="float">
            <text:p>0.047741</text:p>
          </table:table-cell>
          <table:table-cell office:value-type="float" office:value="0.0545096" calcext:value-type="float">
            <text:p>0.0545096</text:p>
          </table:table-cell>
          <table:table-cell office:value-type="float" office:value="0.052378" calcext:value-type="float">
            <text:p>0.052378</text:p>
          </table:table-cell>
          <table:table-cell office:value-type="float" office:value="0.0331469" calcext:value-type="float">
            <text:p>0.0331469</text:p>
          </table:table-cell>
          <table:table-cell office:value-type="float" office:value="0.0414935" calcext:value-type="float">
            <text:p>0.0414935</text:p>
          </table:table-cell>
          <table:table-cell office:value-type="float" office:value="0.0548259" calcext:value-type="float">
            <text:p>0.0548259</text:p>
          </table:table-cell>
          <table:table-cell office:value-type="float" office:value="0.0517184" calcext:value-type="float">
            <text:p>0.0517184</text:p>
          </table:table-cell>
          <table:table-cell office:value-type="float" office:value="0.0487121" calcext:value-type="float">
            <text:p>0.0487121</text:p>
          </table:table-cell>
        </table:table-row>
        <table:table-row table:style-name="ro1">
          <table:table-cell office:value-type="float" office:value="0.0453726" calcext:value-type="float">
            <text:p>0.0453726</text:p>
          </table:table-cell>
          <table:table-cell office:value-type="float" office:value="0.0427989" calcext:value-type="float">
            <text:p>0.0427989</text:p>
          </table:table-cell>
          <table:table-cell office:value-type="float" office:value="0.0396103" calcext:value-type="float">
            <text:p>0.0396103</text:p>
          </table:table-cell>
          <table:table-cell office:value-type="float" office:value="0.046245" calcext:value-type="float">
            <text:p>0.046245</text:p>
          </table:table-cell>
          <table:table-cell office:value-type="float" office:value="0.0441172" calcext:value-type="float">
            <text:p>0.0441172</text:p>
          </table:table-cell>
          <table:table-cell office:value-type="float" office:value="0.0420062" calcext:value-type="float">
            <text:p>0.0420062</text:p>
          </table:table-cell>
          <table:table-cell office:value-type="float" office:value="0.0481132" calcext:value-type="float">
            <text:p>0.0481132</text:p>
          </table:table-cell>
          <table:table-cell office:value-type="float" office:value="0.0453312" calcext:value-type="float">
            <text:p>0.0453312</text:p>
          </table:table-cell>
          <table:table-cell office:value-type="float" office:value="0.0526373" calcext:value-type="float">
            <text:p>0.0526373</text:p>
          </table:table-cell>
          <table:table-cell office:value-type="float" office:value="0.0495915" calcext:value-type="float">
            <text:p>0.0495915</text:p>
          </table:table-cell>
          <table:table-cell office:value-type="float" office:value="0.0469805" calcext:value-type="float">
            <text:p>0.0469805</text:p>
          </table:table-cell>
          <table:table-cell office:value-type="float" office:value="0.0646177" calcext:value-type="float">
            <text:p>0.0646177</text:p>
          </table:table-cell>
          <table:table-cell office:value-type="float" office:value="0.0717989" calcext:value-type="float">
            <text:p>0.0717989</text:p>
          </table:table-cell>
          <table:table-cell office:value-type="float" office:value="0.160332" calcext:value-type="float">
            <text:p>0.160332</text:p>
          </table:table-cell>
          <table:table-cell office:value-type="float" office:value="0.157357" calcext:value-type="float">
            <text:p>0.157357</text:p>
          </table:table-cell>
          <table:table-cell office:value-type="float" office:value="0.0457219" calcext:value-type="float">
            <text:p>0.0457219</text:p>
          </table:table-cell>
          <table:table-cell office:value-type="float" office:value="0.0438799" calcext:value-type="float">
            <text:p>0.0438799</text:p>
          </table:table-cell>
          <table:table-cell office:value-type="float" office:value="0.0409311" calcext:value-type="float">
            <text:p>0.0409311</text:p>
          </table:table-cell>
          <table:table-cell office:value-type="float" office:value="0.0388609" calcext:value-type="float">
            <text:p>0.0388609</text:p>
          </table:table-cell>
          <table:table-cell office:value-type="float" office:value="0.0466345" calcext:value-type="float">
            <text:p>0.0466345</text:p>
          </table:table-cell>
          <table:table-cell office:value-type="float" office:value="0.0433607" calcext:value-type="float">
            <text:p>0.0433607</text:p>
          </table:table-cell>
          <table:table-cell office:value-type="float" office:value="0.041009" calcext:value-type="float">
            <text:p>0.041009</text:p>
          </table:table-cell>
          <table:table-cell office:value-type="float" office:value="0.0484811" calcext:value-type="float">
            <text:p>0.0484811</text:p>
          </table:table-cell>
          <table:table-cell office:value-type="float" office:value="0.0452545" calcext:value-type="float">
            <text:p>0.0452545</text:p>
          </table:table-cell>
          <table:table-cell office:value-type="float" office:value="0.0427013" calcext:value-type="float">
            <text:p>0.0427013</text:p>
          </table:table-cell>
        </table:table-row>
        <table:table-row table:style-name="ro1">
          <table:table-cell office:value-type="float" office:value="0.0502854" calcext:value-type="float">
            <text:p>0.0502854</text:p>
          </table:table-cell>
          <table:table-cell office:value-type="float" office:value="0.0470682" calcext:value-type="float">
            <text:p>0.0470682</text:p>
          </table:table-cell>
          <table:table-cell office:value-type="float" office:value="0.0451656" calcext:value-type="float">
            <text:p>0.0451656</text:p>
          </table:table-cell>
          <table:table-cell office:value-type="float" office:value="0.144492" calcext:value-type="float">
            <text:p>0.144492</text:p>
          </table:table-cell>
          <table:table-cell office:value-type="float" office:value="0.16266" calcext:value-type="float">
            <text:p>0.16266</text:p>
          </table:table-cell>
          <table:table-cell office:value-type="float" office:value="0.0444348" calcext:value-type="float">
            <text:p>0.0444348</text:p>
          </table:table-cell>
          <table:table-cell office:value-type="float" office:value="0.0419296" calcext:value-type="float">
            <text:p>0.0419296</text:p>
          </table:table-cell>
          <table:table-cell office:value-type="float" office:value="0.0408885" calcext:value-type="float">
            <text:p>0.0408885</text:p>
          </table:table-cell>
          <table:table-cell office:value-type="float" office:value="0.0386177" calcext:value-type="float">
            <text:p>0.0386177</text:p>
          </table:table-cell>
          <table:table-cell office:value-type="float" office:value="0.0308446" calcext:value-type="float">
            <text:p>0.0308446</text:p>
          </table:table-cell>
          <table:table-cell office:value-type="float" office:value="0.0431278" calcext:value-type="float">
            <text:p>0.0431278</text:p>
          </table:table-cell>
          <table:table-cell office:value-type="float" office:value="0.0529133" calcext:value-type="float">
            <text:p>0.0529133</text:p>
          </table:table-cell>
          <table:table-cell office:value-type="float" office:value="0.0498506" calcext:value-type="float">
            <text:p>0.0498506</text:p>
          </table:table-cell>
          <table:table-cell office:value-type="float" office:value="0.0480321" calcext:value-type="float">
            <text:p>0.0480321</text:p>
          </table:table-cell>
          <table:table-cell office:value-type="float" office:value="0.0446559" calcext:value-type="float">
            <text:p>0.0446559</text:p>
          </table:table-cell>
          <table:table-cell office:value-type="float" office:value="0.0624883" calcext:value-type="float">
            <text:p>0.0624883</text:p>
          </table:table-cell>
          <table:table-cell office:value-type="float" office:value="0.059702" calcext:value-type="float">
            <text:p>0.059702</text:p>
          </table:table-cell>
          <table:table-cell office:value-type="float" office:value="0.0408287" calcext:value-type="float">
            <text:p>0.0408287</text:p>
          </table:table-cell>
          <table:table-cell office:value-type="float" office:value="0.0493453" calcext:value-type="float">
            <text:p>0.0493453</text:p>
          </table:table-cell>
          <table:table-cell office:value-type="float" office:value="0.0510884" calcext:value-type="float">
            <text:p>0.0510884</text:p>
          </table:table-cell>
          <table:table-cell office:value-type="float" office:value="0.0477257" calcext:value-type="float">
            <text:p>0.0477257</text:p>
          </table:table-cell>
          <table:table-cell office:value-type="float" office:value="0.0451953" calcext:value-type="float">
            <text:p>0.0451953</text:p>
          </table:table-cell>
          <table:table-cell office:value-type="float" office:value="0.0526791" calcext:value-type="float">
            <text:p>0.0526791</text:p>
          </table:table-cell>
          <table:table-cell office:value-type="float" office:value="0.050036" calcext:value-type="float">
            <text:p>0.050036</text:p>
          </table:table-cell>
          <table:table-cell office:value-type="float" office:value="0.0467771" calcext:value-type="float">
            <text:p>0.0467771</text:p>
          </table:table-cell>
        </table:table-row>
        <table:table-row table:style-name="ro1">
          <table:table-cell office:value-type="float" office:value="0.0433769" calcext:value-type="float">
            <text:p>0.0433769</text:p>
          </table:table-cell>
          <table:table-cell office:value-type="float" office:value="0.0413877" calcext:value-type="float">
            <text:p>0.0413877</text:p>
          </table:table-cell>
          <table:table-cell office:value-type="float" office:value="0.0381135" calcext:value-type="float">
            <text:p>0.0381135</text:p>
          </table:table-cell>
          <table:table-cell office:value-type="float" office:value="0.0555941" calcext:value-type="float">
            <text:p>0.0555941</text:p>
          </table:table-cell>
          <table:table-cell office:value-type="float" office:value="0.0359606" calcext:value-type="float">
            <text:p>0.0359606</text:p>
          </table:table-cell>
          <table:table-cell office:value-type="float" office:value="0.0446521" calcext:value-type="float">
            <text:p>0.0446521</text:p>
          </table:table-cell>
          <table:table-cell office:value-type="float" office:value="0.0462798" calcext:value-type="float">
            <text:p>0.0462798</text:p>
          </table:table-cell>
          <table:table-cell office:value-type="float" office:value="0.0433746" calcext:value-type="float">
            <text:p>0.0433746</text:p>
          </table:table-cell>
          <table:table-cell office:value-type="float" office:value="0.0508207" calcext:value-type="float">
            <text:p>0.0508207</text:p>
          </table:table-cell>
          <table:table-cell office:value-type="float" office:value="0.0478095" calcext:value-type="float">
            <text:p>0.0478095</text:p>
          </table:table-cell>
          <table:table-cell office:value-type="float" office:value="0.0542883" calcext:value-type="float">
            <text:p>0.0542883</text:p>
          </table:table-cell>
          <table:table-cell office:value-type="float" office:value="0.051635" calcext:value-type="float">
            <text:p>0.051635</text:p>
          </table:table-cell>
          <table:table-cell office:value-type="float" office:value="0.0592985" calcext:value-type="float">
            <text:p>0.0592985</text:p>
          </table:table-cell>
          <table:table-cell office:value-type="float" office:value="0.056719" calcext:value-type="float">
            <text:p>0.056719</text:p>
          </table:table-cell>
          <table:table-cell office:value-type="float" office:value="0.0383424" calcext:value-type="float">
            <text:p>0.0383424</text:p>
          </table:table-cell>
          <table:table-cell office:value-type="float" office:value="0.0454032" calcext:value-type="float">
            <text:p>0.0454032</text:p>
          </table:table-cell>
          <table:table-cell office:value-type="float" office:value="0.0484086" calcext:value-type="float">
            <text:p>0.0484086</text:p>
          </table:table-cell>
          <table:table-cell office:value-type="float" office:value="0.045121" calcext:value-type="float">
            <text:p>0.045121</text:p>
          </table:table-cell>
          <table:table-cell office:value-type="float" office:value="0.0434093" calcext:value-type="float">
            <text:p>0.0434093</text:p>
          </table:table-cell>
          <table:table-cell office:value-type="float" office:value="0.0509179" calcext:value-type="float">
            <text:p>0.0509179</text:p>
          </table:table-cell>
          <table:table-cell office:value-type="float" office:value="0.0487873" calcext:value-type="float">
            <text:p>0.0487873</text:p>
          </table:table-cell>
          <table:table-cell office:value-type="float" office:value="0.0467786" calcext:value-type="float">
            <text:p>0.0467786</text:p>
          </table:table-cell>
          <table:table-cell office:value-type="float" office:value="0.0539864" calcext:value-type="float">
            <text:p>0.0539864</text:p>
          </table:table-cell>
          <table:table-cell office:value-type="float" office:value="0.0507687" calcext:value-type="float">
            <text:p>0.0507687</text:p>
          </table:table-cell>
          <table:table-cell office:value-type="float" office:value="0.0483289" calcext:value-type="float">
            <text:p>0.0483289</text:p>
          </table:table-cell>
        </table:table-row>
        <table:table-row table:style-name="ro1">
          <table:table-cell office:value-type="float" office:value="0.0557713" calcext:value-type="float">
            <text:p>0.0557713</text:p>
          </table:table-cell>
          <table:table-cell office:value-type="float" office:value="0.0530998" calcext:value-type="float">
            <text:p>0.0530998</text:p>
          </table:table-cell>
          <table:table-cell office:value-type="float" office:value="0.0502005" calcext:value-type="float">
            <text:p>0.0502005</text:p>
          </table:table-cell>
          <table:table-cell office:value-type="float" office:value="0.0477875" calcext:value-type="float">
            <text:p>0.0477875</text:p>
          </table:table-cell>
          <table:table-cell office:value-type="float" office:value="0.0445766" calcext:value-type="float">
            <text:p>0.0445766</text:p>
          </table:table-cell>
          <table:table-cell office:value-type="float" office:value="0.0422235" calcext:value-type="float">
            <text:p>0.0422235</text:p>
          </table:table-cell>
          <table:table-cell office:value-type="float" office:value="0.0394203" calcext:value-type="float">
            <text:p>0.0394203</text:p>
          </table:table-cell>
          <table:table-cell office:value-type="float" office:value="0.046584" calcext:value-type="float">
            <text:p>0.046584</text:p>
          </table:table-cell>
          <table:table-cell office:value-type="float" office:value="0.0449946" calcext:value-type="float">
            <text:p>0.0449946</text:p>
          </table:table-cell>
          <table:table-cell office:value-type="float" office:value="0.0480308" calcext:value-type="float">
            <text:p>0.0480308</text:p>
          </table:table-cell>
          <table:table-cell office:value-type="float" office:value="0.0350469" calcext:value-type="float">
            <text:p>0.0350469</text:p>
          </table:table-cell>
          <table:table-cell office:value-type="float" office:value="0.0555471" calcext:value-type="float">
            <text:p>0.0555471</text:p>
          </table:table-cell>
          <table:table-cell office:value-type="float" office:value="0.055119" calcext:value-type="float">
            <text:p>0.055119</text:p>
          </table:table-cell>
          <table:table-cell office:value-type="float" office:value="0.053091" calcext:value-type="float">
            <text:p>0.053091</text:p>
          </table:table-cell>
          <table:table-cell office:value-type="float" office:value="0.0500049" calcext:value-type="float">
            <text:p>0.0500049</text:p>
          </table:table-cell>
          <table:table-cell office:value-type="float" office:value="0.0468686" calcext:value-type="float">
            <text:p>0.0468686</text:p>
          </table:table-cell>
          <table:table-cell office:value-type="float" office:value="0.0445728" calcext:value-type="float">
            <text:p>0.0445728</text:p>
          </table:table-cell>
          <table:table-cell office:value-type="float" office:value="0.0513971" calcext:value-type="float">
            <text:p>0.0513971</text:p>
          </table:table-cell>
          <table:table-cell office:value-type="float" office:value="0.0395798" calcext:value-type="float">
            <text:p>0.0395798</text:p>
          </table:table-cell>
          <table:table-cell office:value-type="float" office:value="0.0358309" calcext:value-type="float">
            <text:p>0.0358309</text:p>
          </table:table-cell>
          <table:table-cell office:value-type="float" office:value="0.0431266" calcext:value-type="float">
            <text:p>0.0431266</text:p>
          </table:table-cell>
          <table:table-cell office:value-type="float" office:value="0.0404705" calcext:value-type="float">
            <text:p>0.0404705</text:p>
          </table:table-cell>
          <table:table-cell office:value-type="float" office:value="0.0368956" calcext:value-type="float">
            <text:p>0.0368956</text:p>
          </table:table-cell>
          <table:table-cell office:value-type="float" office:value="0.0448113" calcext:value-type="float">
            <text:p>0.0448113</text:p>
          </table:table-cell>
          <table:table-cell office:value-type="float" office:value="0.042485" calcext:value-type="float">
            <text:p>0.042485</text:p>
          </table:table-cell>
        </table:table-row>
        <table:table-row table:style-name="ro1">
          <table:table-cell office:value-type="float" office:value="0.049873" calcext:value-type="float">
            <text:p>0.049873</text:p>
          </table:table-cell>
          <table:table-cell office:value-type="float" office:value="0.0467532" calcext:value-type="float">
            <text:p>0.0467532</text:p>
          </table:table-cell>
          <table:table-cell office:value-type="float" office:value="0.0541438" calcext:value-type="float">
            <text:p>0.0541438</text:p>
          </table:table-cell>
          <table:table-cell office:value-type="float" office:value="0.0515039" calcext:value-type="float">
            <text:p>0.0515039</text:p>
          </table:table-cell>
          <table:table-cell office:value-type="float" office:value="0.0484125" calcext:value-type="float">
            <text:p>0.0484125</text:p>
          </table:table-cell>
          <table:table-cell office:value-type="float" office:value="0.0455158" calcext:value-type="float">
            <text:p>0.0455158</text:p>
          </table:table-cell>
          <table:table-cell office:value-type="float" office:value="0.0422081" calcext:value-type="float">
            <text:p>0.0422081</text:p>
          </table:table-cell>
          <table:table-cell office:value-type="float" office:value="0.0493454" calcext:value-type="float">
            <text:p>0.0493454</text:p>
          </table:table-cell>
          <table:table-cell office:value-type="float" office:value="0.0469202" calcext:value-type="float">
            <text:p>0.0469202</text:p>
          </table:table-cell>
          <table:table-cell office:value-type="float" office:value="0.0437779" calcext:value-type="float">
            <text:p>0.0437779</text:p>
          </table:table-cell>
          <table:table-cell office:value-type="float" office:value="0.0503819" calcext:value-type="float">
            <text:p>0.0503819</text:p>
          </table:table-cell>
          <table:table-cell office:value-type="float" office:value="0.0476427" calcext:value-type="float">
            <text:p>0.0476427</text:p>
          </table:table-cell>
          <table:table-cell office:value-type="float" office:value="0.0550256" calcext:value-type="float">
            <text:p>0.0550256</text:p>
          </table:table-cell>
          <table:table-cell office:value-type="float" office:value="0.0517225" calcext:value-type="float">
            <text:p>0.0517225</text:p>
          </table:table-cell>
          <table:table-cell office:value-type="float" office:value="0.0499567" calcext:value-type="float">
            <text:p>0.0499567</text:p>
          </table:table-cell>
          <table:table-cell office:value-type="float" office:value="0.0570551" calcext:value-type="float">
            <text:p>0.0570551</text:p>
          </table:table-cell>
          <table:table-cell office:value-type="float" office:value="0.0536406" calcext:value-type="float">
            <text:p>0.0536406</text:p>
          </table:table-cell>
          <table:table-cell office:value-type="float" office:value="0.0512908" calcext:value-type="float">
            <text:p>0.0512908</text:p>
          </table:table-cell>
          <table:table-cell office:value-type="float" office:value="0.0481445" calcext:value-type="float">
            <text:p>0.0481445</text:p>
          </table:table-cell>
          <table:table-cell office:value-type="float" office:value="0.0466413" calcext:value-type="float">
            <text:p>0.0466413</text:p>
          </table:table-cell>
          <table:table-cell office:value-type="float" office:value="0.0434214" calcext:value-type="float">
            <text:p>0.0434214</text:p>
          </table:table-cell>
          <table:table-cell office:value-type="float" office:value="0.0413906" calcext:value-type="float">
            <text:p>0.0413906</text:p>
          </table:table-cell>
          <table:table-cell office:value-type="float" office:value="0.0386899" calcext:value-type="float">
            <text:p>0.0386899</text:p>
          </table:table-cell>
          <table:table-cell office:value-type="float" office:value="0.0460871" calcext:value-type="float">
            <text:p>0.0460871</text:p>
          </table:table-cell>
          <table:table-cell office:value-type="float" office:value="0.04353" calcext:value-type="float">
            <text:p>0.04353</text:p>
          </table:table-cell>
        </table:table-row>
        <table:table-row table:style-name="ro1">
          <table:table-cell office:value-type="float" office:value="0.0408178" calcext:value-type="float">
            <text:p>0.0408178</text:p>
          </table:table-cell>
          <table:table-cell office:value-type="float" office:value="0.0480979" calcext:value-type="float">
            <text:p>0.0480979</text:p>
          </table:table-cell>
          <table:table-cell office:value-type="float" office:value="0.0451185" calcext:value-type="float">
            <text:p>0.0451185</text:p>
          </table:table-cell>
          <table:table-cell office:value-type="float" office:value="0.0429548" calcext:value-type="float">
            <text:p>0.0429548</text:p>
          </table:table-cell>
          <table:table-cell office:value-type="float" office:value="0.0506842" calcext:value-type="float">
            <text:p>0.0506842</text:p>
          </table:table-cell>
          <table:table-cell office:value-type="float" office:value="0.0483275" calcext:value-type="float">
            <text:p>0.0483275</text:p>
          </table:table-cell>
          <table:table-cell office:value-type="float" office:value="0.0458153" calcext:value-type="float">
            <text:p>0.0458153</text:p>
          </table:table-cell>
          <table:table-cell office:value-type="float" office:value="0.042548" calcext:value-type="float">
            <text:p>0.042548</text:p>
          </table:table-cell>
          <table:table-cell office:value-type="float" office:value="0.0494843" calcext:value-type="float">
            <text:p>0.0494843</text:p>
          </table:table-cell>
          <table:table-cell office:value-type="float" office:value="0.0566139" calcext:value-type="float">
            <text:p>0.0566139</text:p>
          </table:table-cell>
          <table:table-cell office:value-type="float" office:value="0.0537098" calcext:value-type="float">
            <text:p>0.0537098</text:p>
          </table:table-cell>
          <table:table-cell office:value-type="float" office:value="0.0510317" calcext:value-type="float">
            <text:p>0.0510317</text:p>
          </table:table-cell>
          <table:table-cell office:value-type="float" office:value="0.0488328" calcext:value-type="float">
            <text:p>0.0488328</text:p>
          </table:table-cell>
          <table:table-cell office:value-type="float" office:value="0.0459475" calcext:value-type="float">
            <text:p>0.0459475</text:p>
          </table:table-cell>
          <table:table-cell office:value-type="float" office:value="0.052851" calcext:value-type="float">
            <text:p>0.052851</text:p>
          </table:table-cell>
          <table:table-cell office:value-type="float" office:value="0.0509698" calcext:value-type="float">
            <text:p>0.0509698</text:p>
          </table:table-cell>
          <table:table-cell office:value-type="float" office:value="0.0583615" calcext:value-type="float">
            <text:p>0.0583615</text:p>
          </table:table-cell>
          <table:table-cell office:value-type="float" office:value="0.0551769" calcext:value-type="float">
            <text:p>0.0551769</text:p>
          </table:table-cell>
          <table:table-cell office:value-type="float" office:value="0.0530789" calcext:value-type="float">
            <text:p>0.0530789</text:p>
          </table:table-cell>
          <table:table-cell office:value-type="float" office:value="0.050098" calcext:value-type="float">
            <text:p>0.050098</text:p>
          </table:table-cell>
          <table:table-cell office:value-type="float" office:value="0.0482427" calcext:value-type="float">
            <text:p>0.0482427</text:p>
          </table:table-cell>
          <table:table-cell office:value-type="float" office:value="0.0449883" calcext:value-type="float">
            <text:p>0.0449883</text:p>
          </table:table-cell>
          <table:table-cell office:value-type="float" office:value="0.0431696" calcext:value-type="float">
            <text:p>0.0431696</text:p>
          </table:table-cell>
          <table:table-cell office:value-type="float" office:value="0.0401286" calcext:value-type="float">
            <text:p>0.0401286</text:p>
          </table:table-cell>
          <table:table-cell office:value-type="float" office:value="0.0375191" calcext:value-type="float">
            <text:p>0.0375191</text:p>
          </table:table-cell>
        </table:table-row>
        <table:table-row table:style-name="ro1">
          <table:table-cell office:value-type="float" office:value="0.0457604" calcext:value-type="float">
            <text:p>0.0457604</text:p>
          </table:table-cell>
          <table:table-cell office:value-type="float" office:value="0.0431657" calcext:value-type="float">
            <text:p>0.0431657</text:p>
          </table:table-cell>
          <table:table-cell office:value-type="float" office:value="0.0406365" calcext:value-type="float">
            <text:p>0.0406365</text:p>
          </table:table-cell>
          <table:table-cell office:value-type="float" office:value="0.0481279" calcext:value-type="float">
            <text:p>0.0481279</text:p>
          </table:table-cell>
          <table:table-cell office:value-type="float" office:value="0.045459" calcext:value-type="float">
            <text:p>0.045459</text:p>
          </table:table-cell>
          <table:table-cell office:value-type="float" office:value="0.0422471" calcext:value-type="float">
            <text:p>0.0422471</text:p>
          </table:table-cell>
          <table:table-cell office:value-type="float" office:value="0.0394772" calcext:value-type="float">
            <text:p>0.0394772</text:p>
          </table:table-cell>
          <table:table-cell office:value-type="float" office:value="0.0473717" calcext:value-type="float">
            <text:p>0.0473717</text:p>
          </table:table-cell>
          <table:table-cell office:value-type="float" office:value="0.0446817" calcext:value-type="float">
            <text:p>0.0446817</text:p>
          </table:table-cell>
          <table:table-cell office:value-type="float" office:value="0.0419842" calcext:value-type="float">
            <text:p>0.0419842</text:p>
          </table:table-cell>
          <table:table-cell office:value-type="float" office:value="0.150753" calcext:value-type="float">
            <text:p>0.150753</text:p>
          </table:table-cell>
          <table:table-cell office:value-type="float" office:value="0.147947" calcext:value-type="float">
            <text:p>0.147947</text:p>
          </table:table-cell>
          <table:table-cell office:value-type="float" office:value="0.067148" calcext:value-type="float">
            <text:p>0.067148</text:p>
          </table:table-cell>
          <table:table-cell office:value-type="float" office:value="0.0547293" calcext:value-type="float">
            <text:p>0.0547293</text:p>
          </table:table-cell>
          <table:table-cell office:value-type="float" office:value="0.0366901" calcext:value-type="float">
            <text:p>0.0366901</text:p>
          </table:table-cell>
          <table:table-cell office:value-type="float" office:value="0.0465241" calcext:value-type="float">
            <text:p>0.0465241</text:p>
          </table:table-cell>
          <table:table-cell office:value-type="float" office:value="0.0488097" calcext:value-type="float">
            <text:p>0.0488097</text:p>
          </table:table-cell>
          <table:table-cell office:value-type="float" office:value="0.0465866" calcext:value-type="float">
            <text:p>0.0465866</text:p>
          </table:table-cell>
          <table:table-cell office:value-type="float" office:value="0.0558276" calcext:value-type="float">
            <text:p>0.0558276</text:p>
          </table:table-cell>
          <table:table-cell office:value-type="float" office:value="0.0553444" calcext:value-type="float">
            <text:p>0.0553444</text:p>
          </table:table-cell>
          <table:table-cell office:value-type="float" office:value="0.0523515" calcext:value-type="float">
            <text:p>0.0523515</text:p>
          </table:table-cell>
          <table:table-cell office:value-type="float" office:value="0.0520018" calcext:value-type="float">
            <text:p>0.0520018</text:p>
          </table:table-cell>
          <table:table-cell office:value-type="float" office:value="0.051164" calcext:value-type="float">
            <text:p>0.051164</text:p>
          </table:table-cell>
          <table:table-cell office:value-type="float" office:value="0.0485347" calcext:value-type="float">
            <text:p>0.0485347</text:p>
          </table:table-cell>
          <table:table-cell office:value-type="float" office:value="0.0484963" calcext:value-type="float">
            <text:p>0.0484963</text:p>
          </table:table-cell>
        </table:table-row>
        <table:table-row table:style-name="ro1">
          <table:table-cell office:value-type="float" office:value="0.0457343" calcext:value-type="float">
            <text:p>0.0457343</text:p>
          </table:table-cell>
          <table:table-cell office:value-type="float" office:value="0.0436369" calcext:value-type="float">
            <text:p>0.0436369</text:p>
          </table:table-cell>
          <table:table-cell office:value-type="float" office:value="0.0416496" calcext:value-type="float">
            <text:p>0.0416496</text:p>
          </table:table-cell>
          <table:table-cell office:value-type="float" office:value="0.0492601" calcext:value-type="float">
            <text:p>0.0492601</text:p>
          </table:table-cell>
          <table:table-cell office:value-type="float" office:value="0.0469359" calcext:value-type="float">
            <text:p>0.0469359</text:p>
          </table:table-cell>
          <table:table-cell office:value-type="float" office:value="0.0444113" calcext:value-type="float">
            <text:p>0.0444113</text:p>
          </table:table-cell>
          <table:table-cell office:value-type="float" office:value="0.0417605" calcext:value-type="float">
            <text:p>0.0417605</text:p>
          </table:table-cell>
          <table:table-cell office:value-type="float" office:value="0.0487551" calcext:value-type="float">
            <text:p>0.0487551</text:p>
          </table:table-cell>
          <table:table-cell office:value-type="float" office:value="0.0464079" calcext:value-type="float">
            <text:p>0.0464079</text:p>
          </table:table-cell>
          <table:table-cell office:value-type="float" office:value="0.0433305" calcext:value-type="float">
            <text:p>0.0433305</text:p>
          </table:table-cell>
          <table:table-cell office:value-type="float" office:value="0.0409909" calcext:value-type="float">
            <text:p>0.0409909</text:p>
          </table:table-cell>
          <table:table-cell office:value-type="float" office:value="0.049229" calcext:value-type="float">
            <text:p>0.049229</text:p>
          </table:table-cell>
          <table:table-cell office:value-type="float" office:value="0.0468239" calcext:value-type="float">
            <text:p>0.0468239</text:p>
          </table:table-cell>
          <table:table-cell office:value-type="float" office:value="0.0537693" calcext:value-type="float">
            <text:p>0.0537693</text:p>
          </table:table-cell>
          <table:table-cell office:value-type="float" office:value="0.0513597" calcext:value-type="float">
            <text:p>0.0513597</text:p>
          </table:table-cell>
          <table:table-cell office:value-type="float" office:value="0.0485164" calcext:value-type="float">
            <text:p>0.0485164</text:p>
          </table:table-cell>
          <table:table-cell office:value-type="float" office:value="0.147477" calcext:value-type="float">
            <text:p>0.147477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0447891" calcext:value-type="float">
            <text:p>0.0447891</text:p>
          </table:table-cell>
          <table:table-cell office:value-type="float" office:value="0.0418635" calcext:value-type="float">
            <text:p>0.0418635</text:p>
          </table:table-cell>
          <table:table-cell office:value-type="float" office:value="0.0488956" calcext:value-type="float">
            <text:p>0.0488956</text:p>
          </table:table-cell>
          <table:table-cell office:value-type="float" office:value="0.046745" calcext:value-type="float">
            <text:p>0.046745</text:p>
          </table:table-cell>
          <table:table-cell office:value-type="float" office:value="0.0442052" calcext:value-type="float">
            <text:p>0.0442052</text:p>
          </table:table-cell>
          <table:table-cell office:value-type="float" office:value="0.0411365" calcext:value-type="float">
            <text:p>0.0411365</text:p>
          </table:table-cell>
          <table:table-cell office:value-type="float" office:value="0.0482299" calcext:value-type="float">
            <text:p>0.0482299</text:p>
          </table:table-cell>
        </table:table-row>
        <table:table-row table:style-name="ro1">
          <table:table-cell office:value-type="float" office:value="0.04575" calcext:value-type="float">
            <text:p>0.04575</text:p>
          </table:table-cell>
          <table:table-cell office:value-type="float" office:value="0.0431315" calcext:value-type="float">
            <text:p>0.0431315</text:p>
          </table:table-cell>
          <table:table-cell office:value-type="float" office:value="0.0506238" calcext:value-type="float">
            <text:p>0.0506238</text:p>
          </table:table-cell>
          <table:table-cell office:value-type="float" office:value="0.0580663" calcext:value-type="float">
            <text:p>0.0580663</text:p>
          </table:table-cell>
          <table:table-cell office:value-type="float" office:value="0.0557383" calcext:value-type="float">
            <text:p>0.0557383</text:p>
          </table:table-cell>
          <table:table-cell office:value-type="float" office:value="0.0527315" calcext:value-type="float">
            <text:p>0.0527315</text:p>
          </table:table-cell>
          <table:table-cell office:value-type="float" office:value="0.0500872" calcext:value-type="float">
            <text:p>0.0500872</text:p>
          </table:table-cell>
          <table:table-cell office:value-type="float" office:value="0.0475728" calcext:value-type="float">
            <text:p>0.0475728</text:p>
          </table:table-cell>
          <table:table-cell office:value-type="float" office:value="0.0448095" calcext:value-type="float">
            <text:p>0.0448095</text:p>
          </table:table-cell>
          <table:table-cell office:value-type="float" office:value="0.0417445" calcext:value-type="float">
            <text:p>0.0417445</text:p>
          </table:table-cell>
          <table:table-cell office:value-type="float" office:value="0.0395398" calcext:value-type="float">
            <text:p>0.0395398</text:p>
          </table:table-cell>
          <table:table-cell office:value-type="float" office:value="0.047876" calcext:value-type="float">
            <text:p>0.047876</text:p>
          </table:table-cell>
          <table:table-cell office:value-type="float" office:value="0.0450717" calcext:value-type="float">
            <text:p>0.0450717</text:p>
          </table:table-cell>
          <table:table-cell office:value-type="float" office:value="0.0431047" calcext:value-type="float">
            <text:p>0.0431047</text:p>
          </table:table-cell>
          <table:table-cell office:value-type="float" office:value="0.0425602" calcext:value-type="float">
            <text:p>0.0425602</text:p>
          </table:table-cell>
          <table:table-cell office:value-type="float" office:value="0.0439894" calcext:value-type="float">
            <text:p>0.0439894</text:p>
          </table:table-cell>
          <table:table-cell office:value-type="float" office:value="0.0541766" calcext:value-type="float">
            <text:p>0.0541766</text:p>
          </table:table-cell>
          <table:table-cell office:value-type="float" office:value="0.0650522" calcext:value-type="float">
            <text:p>0.0650522</text:p>
          </table:table-cell>
          <table:table-cell office:value-type="float" office:value="0.052051" calcext:value-type="float">
            <text:p>0.052051</text:p>
          </table:table-cell>
          <table:table-cell office:value-type="float" office:value="0.0490235" calcext:value-type="float">
            <text:p>0.0490235</text:p>
          </table:table-cell>
          <table:table-cell office:value-type="float" office:value="0.0480119" calcext:value-type="float">
            <text:p>0.0480119</text:p>
          </table:table-cell>
          <table:table-cell office:value-type="float" office:value="0.0375567" calcext:value-type="float">
            <text:p>0.0375567</text:p>
          </table:table-cell>
          <table:table-cell office:value-type="float" office:value="0.0481805" calcext:value-type="float">
            <text:p>0.0481805</text:p>
          </table:table-cell>
          <table:table-cell office:value-type="float" office:value="0.0500542" calcext:value-type="float">
            <text:p>0.0500542</text:p>
          </table:table-cell>
          <table:table-cell office:value-type="float" office:value="0.0464482" calcext:value-type="float">
            <text:p>0.0464482</text:p>
          </table:table-cell>
        </table:table-row>
        <table:table-row table:style-name="ro1">
          <table:table-cell office:value-type="float" office:value="0.0440689" calcext:value-type="float">
            <text:p>0.0440689</text:p>
          </table:table-cell>
          <table:table-cell office:value-type="float" office:value="0.0734707" calcext:value-type="float">
            <text:p>0.0734707</text:p>
          </table:table-cell>
          <table:table-cell office:value-type="float" office:value="0.104794" calcext:value-type="float">
            <text:p>0.104794</text:p>
          </table:table-cell>
          <table:table-cell office:value-type="float" office:value="0.107217" calcext:value-type="float">
            <text:p>0.107217</text:p>
          </table:table-cell>
          <table:table-cell office:value-type="float" office:value="0.095446" calcext:value-type="float">
            <text:p>0.095446</text:p>
          </table:table-cell>
          <table:table-cell office:value-type="float" office:value="0.0924358" calcext:value-type="float">
            <text:p>0.0924358</text:p>
          </table:table-cell>
          <table:table-cell office:value-type="float" office:value="0.0810092" calcext:value-type="float">
            <text:p>0.0810092</text:p>
          </table:table-cell>
          <table:table-cell office:value-type="float" office:value="0.0682961" calcext:value-type="float">
            <text:p>0.0682961</text:p>
          </table:table-cell>
          <table:table-cell office:value-type="float" office:value="0.0654802" calcext:value-type="float">
            <text:p>0.0654802</text:p>
          </table:table-cell>
          <table:table-cell office:value-type="float" office:value="0.0523384" calcext:value-type="float">
            <text:p>0.0523384</text:p>
          </table:table-cell>
          <table:table-cell office:value-type="float" office:value="0.0496607" calcext:value-type="float">
            <text:p>0.0496607</text:p>
          </table:table-cell>
          <table:table-cell office:value-type="float" office:value="0.0472371" calcext:value-type="float">
            <text:p>0.0472371</text:p>
          </table:table-cell>
          <table:table-cell office:value-type="float" office:value="0.0543614" calcext:value-type="float">
            <text:p>0.0543614</text:p>
          </table:table-cell>
          <table:table-cell office:value-type="float" office:value="0.0514303" calcext:value-type="float">
            <text:p>0.0514303</text:p>
          </table:table-cell>
          <table:table-cell office:value-type="float" office:value="0.0492427" calcext:value-type="float">
            <text:p>0.0492427</text:p>
          </table:table-cell>
          <table:table-cell office:value-type="float" office:value="0.0460269" calcext:value-type="float">
            <text:p>0.0460269</text:p>
          </table:table-cell>
          <table:table-cell office:value-type="float" office:value="0.0438254" calcext:value-type="float">
            <text:p>0.0438254</text:p>
          </table:table-cell>
          <table:table-cell office:value-type="float" office:value="0.0409316" calcext:value-type="float">
            <text:p>0.0409316</text:p>
          </table:table-cell>
          <table:table-cell office:value-type="float" office:value="0.0480794" calcext:value-type="float">
            <text:p>0.0480794</text:p>
          </table:table-cell>
          <table:table-cell office:value-type="float" office:value="0.0457489" calcext:value-type="float">
            <text:p>0.0457489</text:p>
          </table:table-cell>
          <table:table-cell office:value-type="float" office:value="0.0423084" calcext:value-type="float">
            <text:p>0.0423084</text:p>
          </table:table-cell>
          <table:table-cell office:value-type="float" office:value="0.0492217" calcext:value-type="float">
            <text:p>0.0492217</text:p>
          </table:table-cell>
          <table:table-cell office:value-type="float" office:value="0.0472616" calcext:value-type="float">
            <text:p>0.0472616</text:p>
          </table:table-cell>
          <table:table-cell office:value-type="float" office:value="0.044556" calcext:value-type="float">
            <text:p>0.044556</text:p>
          </table:table-cell>
          <table:table-cell office:value-type="float" office:value="0.0420346" calcext:value-type="float">
            <text:p>0.0420346</text:p>
          </table:table-cell>
        </table:table-row>
        <table:table-row table:style-name="ro1">
          <table:table-cell office:value-type="float" office:value="0.0497428" calcext:value-type="float">
            <text:p>0.0497428</text:p>
          </table:table-cell>
          <table:table-cell office:value-type="float" office:value="0.0465062" calcext:value-type="float">
            <text:p>0.0465062</text:p>
          </table:table-cell>
          <table:table-cell office:value-type="float" office:value="0.0440648" calcext:value-type="float">
            <text:p>0.0440648</text:p>
          </table:table-cell>
          <table:table-cell office:value-type="float" office:value="0.0410606" calcext:value-type="float">
            <text:p>0.0410606</text:p>
          </table:table-cell>
          <table:table-cell office:value-type="float" office:value="0.0482808" calcext:value-type="float">
            <text:p>0.0482808</text:p>
          </table:table-cell>
          <table:table-cell office:value-type="float" office:value="0.0452436" calcext:value-type="float">
            <text:p>0.0452436</text:p>
          </table:table-cell>
          <table:table-cell office:value-type="float" office:value="0.0363789" calcext:value-type="float">
            <text:p>0.0363789</text:p>
          </table:table-cell>
          <table:table-cell office:value-type="float" office:value="0.0331548" calcext:value-type="float">
            <text:p>0.0331548</text:p>
          </table:table-cell>
          <table:table-cell office:value-type="float" office:value="0.0310804" calcext:value-type="float">
            <text:p>0.0310804</text:p>
          </table:table-cell>
          <table:table-cell office:value-type="float" office:value="0.0384702" calcext:value-type="float">
            <text:p>0.0384702</text:p>
          </table:table-cell>
          <table:table-cell office:value-type="float" office:value="0.0462223" calcext:value-type="float">
            <text:p>0.0462223</text:p>
          </table:table-cell>
          <table:table-cell office:value-type="float" office:value="0.0433343" calcext:value-type="float">
            <text:p>0.0433343</text:p>
          </table:table-cell>
          <table:table-cell office:value-type="float" office:value="0.0410941" calcext:value-type="float">
            <text:p>0.0410941</text:p>
          </table:table-cell>
          <table:table-cell office:value-type="float" office:value="0.0485923" calcext:value-type="float">
            <text:p>0.0485923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0527271" calcext:value-type="float">
            <text:p>0.0527271</text:p>
          </table:table-cell>
          <table:table-cell office:value-type="float" office:value="0.0503554" calcext:value-type="float">
            <text:p>0.0503554</text:p>
          </table:table-cell>
          <table:table-cell office:value-type="float" office:value="0.0472478" calcext:value-type="float">
            <text:p>0.0472478</text:p>
          </table:table-cell>
          <table:table-cell office:value-type="float" office:value="0.0455121" calcext:value-type="float">
            <text:p>0.0455121</text:p>
          </table:table-cell>
          <table:table-cell office:value-type="float" office:value="0.045456" calcext:value-type="float">
            <text:p>0.045456</text:p>
          </table:table-cell>
          <table:table-cell office:value-type="float" office:value="0.0556319" calcext:value-type="float">
            <text:p>0.0556319</text:p>
          </table:table-cell>
          <table:table-cell office:value-type="float" office:value="0.0583774" calcext:value-type="float">
            <text:p>0.0583774</text:p>
          </table:table-cell>
          <table:table-cell office:value-type="float" office:value="0.0560217" calcext:value-type="float">
            <text:p>0.0560217</text:p>
          </table:table-cell>
          <table:table-cell office:value-type="float" office:value="0.0532263" calcext:value-type="float">
            <text:p>0.0532263</text:p>
          </table:table-cell>
          <table:table-cell office:value-type="float" office:value="0.0516245" calcext:value-type="float">
            <text:p>0.0516245</text:p>
          </table:table-cell>
        </table:table-row>
        <table:table-row table:style-name="ro1">
          <table:table-cell office:value-type="float" office:value="0.0415403" calcext:value-type="float">
            <text:p>0.0415403</text:p>
          </table:table-cell>
          <table:table-cell office:value-type="float" office:value="0.0524679" calcext:value-type="float">
            <text:p>0.0524679</text:p>
          </table:table-cell>
          <table:table-cell office:value-type="float" office:value="0.0541656" calcext:value-type="float">
            <text:p>0.0541656</text:p>
          </table:table-cell>
          <table:table-cell office:value-type="float" office:value="0.0517789" calcext:value-type="float">
            <text:p>0.0517789</text:p>
          </table:table-cell>
          <table:table-cell office:value-type="float" office:value="0.0490477" calcext:value-type="float">
            <text:p>0.0490477</text:p>
          </table:table-cell>
          <table:table-cell office:value-type="float" office:value="0.0393244" calcext:value-type="float">
            <text:p>0.0393244</text:p>
          </table:table-cell>
          <table:table-cell office:value-type="float" office:value="0.050272" calcext:value-type="float">
            <text:p>0.050272</text:p>
          </table:table-cell>
          <table:table-cell office:value-type="float" office:value="0.0517184" calcext:value-type="float">
            <text:p>0.0517184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80388" calcext:value-type="float">
            <text:p>0.0480388</text:p>
          </table:table-cell>
          <table:table-cell office:value-type="float" office:value="0.0458543" calcext:value-type="float">
            <text:p>0.0458543</text:p>
          </table:table-cell>
          <table:table-cell office:value-type="float" office:value="0.0540095" calcext:value-type="float">
            <text:p>0.0540095</text:p>
          </table:table-cell>
          <table:table-cell office:value-type="float" office:value="0.0508238" calcext:value-type="float">
            <text:p>0.0508238</text:p>
          </table:table-cell>
          <table:table-cell office:value-type="float" office:value="0.0478183" calcext:value-type="float">
            <text:p>0.0478183</text:p>
          </table:table-cell>
          <table:table-cell office:value-type="float" office:value="0.055675" calcext:value-type="float">
            <text:p>0.055675</text:p>
          </table:table-cell>
          <table:table-cell office:value-type="float" office:value="0.0529341" calcext:value-type="float">
            <text:p>0.0529341</text:p>
          </table:table-cell>
          <table:table-cell office:value-type="float" office:value="0.0503862" calcext:value-type="float">
            <text:p>0.0503862</text:p>
          </table:table-cell>
          <table:table-cell office:value-type="float" office:value="0.0484255" calcext:value-type="float">
            <text:p>0.0484255</text:p>
          </table:table-cell>
          <table:table-cell office:value-type="float" office:value="0.0453896" calcext:value-type="float">
            <text:p>0.0453896</text:p>
          </table:table-cell>
          <table:table-cell office:value-type="float" office:value="0.0437065" calcext:value-type="float">
            <text:p>0.0437065</text:p>
          </table:table-cell>
          <table:table-cell office:value-type="float" office:value="0.0408703" calcext:value-type="float">
            <text:p>0.0408703</text:p>
          </table:table-cell>
          <table:table-cell office:value-type="float" office:value="0.0482705" calcext:value-type="float">
            <text:p>0.0482705</text:p>
          </table:table-cell>
          <table:table-cell office:value-type="float" office:value="0.0465982" calcext:value-type="float">
            <text:p>0.0465982</text:p>
          </table:table-cell>
          <table:table-cell office:value-type="float" office:value="0.0441847" calcext:value-type="float">
            <text:p>0.0441847</text:p>
          </table:table-cell>
          <table:table-cell office:value-type="float" office:value="0.0410632" calcext:value-type="float">
            <text:p>0.0410632</text:p>
          </table:table-cell>
        </table:table-row>
        <table:table-row table:style-name="ro1">
          <table:table-cell office:value-type="float" office:value="0.049555" calcext:value-type="float">
            <text:p>0.049555</text:p>
          </table:table-cell>
          <table:table-cell office:value-type="float" office:value="0.0462508" calcext:value-type="float">
            <text:p>0.0462508</text:p>
          </table:table-cell>
          <table:table-cell office:value-type="float" office:value="0.0432432" calcext:value-type="float">
            <text:p>0.0432432</text:p>
          </table:table-cell>
          <table:table-cell office:value-type="float" office:value="0.0513993" calcext:value-type="float">
            <text:p>0.0513993</text:p>
          </table:table-cell>
          <table:table-cell office:value-type="float" office:value="0.0479186" calcext:value-type="float">
            <text:p>0.0479186</text:p>
          </table:table-cell>
          <table:table-cell office:value-type="float" office:value="0.045733" calcext:value-type="float">
            <text:p>0.045733</text:p>
          </table:table-cell>
          <table:table-cell office:value-type="float" office:value="0.0530297" calcext:value-type="float">
            <text:p>0.0530297</text:p>
          </table:table-cell>
          <table:table-cell office:value-type="float" office:value="0.0523209" calcext:value-type="float">
            <text:p>0.0523209</text:p>
          </table:table-cell>
          <table:table-cell office:value-type="float" office:value="0.0496179" calcext:value-type="float">
            <text:p>0.0496179</text:p>
          </table:table-cell>
          <table:table-cell office:value-type="float" office:value="0.0477804" calcext:value-type="float">
            <text:p>0.0477804</text:p>
          </table:table-cell>
          <table:table-cell office:value-type="float" office:value="0.0280317" calcext:value-type="float">
            <text:p>0.0280317</text:p>
          </table:table-cell>
          <table:table-cell office:value-type="float" office:value="0.0391291" calcext:value-type="float">
            <text:p>0.0391291</text:p>
          </table:table-cell>
          <table:table-cell office:value-type="float" office:value="0.0357198" calcext:value-type="float">
            <text:p>0.0357198</text:p>
          </table:table-cell>
          <table:table-cell office:value-type="float" office:value="0.0433481" calcext:value-type="float">
            <text:p>0.0433481</text:p>
          </table:table-cell>
          <table:table-cell office:value-type="float" office:value="0.0417296" calcext:value-type="float">
            <text:p>0.0417296</text:p>
          </table:table-cell>
          <table:table-cell office:value-type="float" office:value="0.0388246" calcext:value-type="float">
            <text:p>0.0388246</text:p>
          </table:table-cell>
          <table:table-cell office:value-type="float" office:value="0.0365309" calcext:value-type="float">
            <text:p>0.0365309</text:p>
          </table:table-cell>
          <table:table-cell office:value-type="float" office:value="0.0444292" calcext:value-type="float">
            <text:p>0.0444292</text:p>
          </table:table-cell>
          <table:table-cell office:value-type="float" office:value="0.0414012" calcext:value-type="float">
            <text:p>0.0414012</text:p>
          </table:table-cell>
          <table:table-cell office:value-type="float" office:value="0.0386556" calcext:value-type="float">
            <text:p>0.0386556</text:p>
          </table:table-cell>
          <table:table-cell office:value-type="float" office:value="0.0366391" calcext:value-type="float">
            <text:p>0.0366391</text:p>
          </table:table-cell>
          <table:table-cell office:value-type="float" office:value="0.0440934" calcext:value-type="float">
            <text:p>0.0440934</text:p>
          </table:table-cell>
          <table:table-cell office:value-type="float" office:value="0.0416194" calcext:value-type="float">
            <text:p>0.0416194</text:p>
          </table:table-cell>
          <table:table-cell office:value-type="float" office:value="0.033177" calcext:value-type="float">
            <text:p>0.033177</text:p>
          </table:table-cell>
          <table:table-cell office:value-type="float" office:value="0.030831" calcext:value-type="float">
            <text:p>0.030831</text:p>
          </table:table-cell>
        </table:table-row>
        <table:table-row table:style-name="ro1">
          <table:table-cell office:value-type="float" office:value="0.0298111" calcext:value-type="float">
            <text:p>0.0298111</text:p>
          </table:table-cell>
          <table:table-cell office:value-type="float" office:value="0.0378555" calcext:value-type="float">
            <text:p>0.0378555</text:p>
          </table:table-cell>
          <table:table-cell office:value-type="float" office:value="0.0345725" calcext:value-type="float">
            <text:p>0.0345725</text:p>
          </table:table-cell>
          <table:table-cell office:value-type="float" office:value="0.0328651" calcext:value-type="float">
            <text:p>0.0328651</text:p>
          </table:table-cell>
          <table:table-cell office:value-type="float" office:value="0.0414544" calcext:value-type="float">
            <text:p>0.0414544</text:p>
          </table:table-cell>
          <table:table-cell office:value-type="float" office:value="0.0379454" calcext:value-type="float">
            <text:p>0.0379454</text:p>
          </table:table-cell>
          <table:table-cell office:value-type="float" office:value="0.0552325" calcext:value-type="float">
            <text:p>0.0552325</text:p>
          </table:table-cell>
          <table:table-cell office:value-type="float" office:value="0.052957" calcext:value-type="float">
            <text:p>0.052957</text:p>
          </table:table-cell>
          <table:table-cell office:value-type="float" office:value="0.0506485" calcext:value-type="float">
            <text:p>0.0506485</text:p>
          </table:table-cell>
          <table:table-cell office:value-type="float" office:value="0.0474565" calcext:value-type="float">
            <text:p>0.0474565</text:p>
          </table:table-cell>
          <table:table-cell office:value-type="float" office:value="0.0455047" calcext:value-type="float">
            <text:p>0.0455047</text:p>
          </table:table-cell>
          <table:table-cell office:value-type="float" office:value="0.0422231" calcext:value-type="float">
            <text:p>0.0422231</text:p>
          </table:table-cell>
          <table:table-cell office:value-type="float" office:value="0.0405404" calcext:value-type="float">
            <text:p>0.0405404</text:p>
          </table:table-cell>
          <table:table-cell office:value-type="float" office:value="0.0372517" calcext:value-type="float">
            <text:p>0.0372517</text:p>
          </table:table-cell>
          <table:table-cell office:value-type="float" office:value="0.0439742" calcext:value-type="float">
            <text:p>0.0439742</text:p>
          </table:table-cell>
          <table:table-cell office:value-type="float" office:value="0.0422518" calcext:value-type="float">
            <text:p>0.0422518</text:p>
          </table:table-cell>
          <table:table-cell office:value-type="float" office:value="0.0393764" calcext:value-type="float">
            <text:p>0.0393764</text:p>
          </table:table-cell>
          <table:table-cell office:value-type="float" office:value="0.0368092" calcext:value-type="float">
            <text:p>0.0368092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830512" calcext:value-type="float">
            <text:p>0.0830512</text:p>
          </table:table-cell>
          <table:table-cell office:value-type="float" office:value="0.0704457" calcext:value-type="float">
            <text:p>0.0704457</text:p>
          </table:table-cell>
          <table:table-cell office:value-type="float" office:value="0.0676504" calcext:value-type="float">
            <text:p>0.0676504</text:p>
          </table:table-cell>
          <table:table-cell office:value-type="float" office:value="0.0551027" calcext:value-type="float">
            <text:p>0.0551027</text:p>
          </table:table-cell>
          <table:table-cell office:value-type="float" office:value="0.0520372" calcext:value-type="float">
            <text:p>0.0520372</text:p>
          </table:table-cell>
          <table:table-cell office:value-type="float" office:value="0.0499809" calcext:value-type="float">
            <text:p>0.0499809</text:p>
          </table:table-cell>
        </table:table-row>
        <table:table-row table:style-name="ro1">
          <table:table-cell office:value-type="float" office:value="0.0467681" calcext:value-type="float">
            <text:p>0.0467681</text:p>
          </table:table-cell>
          <table:table-cell office:value-type="float" office:value="0.0447803" calcext:value-type="float">
            <text:p>0.0447803</text:p>
          </table:table-cell>
          <table:table-cell office:value-type="float" office:value="0.0374856" calcext:value-type="float">
            <text:p>0.0374856</text:p>
          </table:table-cell>
          <table:table-cell office:value-type="float" office:value="0.0463532" calcext:value-type="float">
            <text:p>0.0463532</text:p>
          </table:table-cell>
          <table:table-cell office:value-type="float" office:value="0.138742" calcext:value-type="float">
            <text:p>0.138742</text:p>
          </table:table-cell>
          <table:table-cell office:value-type="float" office:value="0.186548" calcext:value-type="float">
            <text:p>0.186548</text:p>
          </table:table-cell>
          <table:table-cell office:value-type="float" office:value="0.173409" calcext:value-type="float">
            <text:p>0.173409</text:p>
          </table:table-cell>
          <table:table-cell office:value-type="float" office:value="0.0975168" calcext:value-type="float">
            <text:p>0.0975168</text:p>
          </table:table-cell>
          <table:table-cell office:value-type="float" office:value="0.0776654" calcext:value-type="float">
            <text:p>0.0776654</text:p>
          </table:table-cell>
          <table:table-cell office:value-type="float" office:value="0.0487639" calcext:value-type="float">
            <text:p>0.0487639</text:p>
          </table:table-cell>
          <table:table-cell office:value-type="float" office:value="0.04626" calcext:value-type="float">
            <text:p>0.04626</text:p>
          </table:table-cell>
          <table:table-cell office:value-type="float" office:value="0.0377822" calcext:value-type="float">
            <text:p>0.0377822</text:p>
          </table:table-cell>
          <table:table-cell office:value-type="float" office:value="0.0470722" calcext:value-type="float">
            <text:p>0.0470722</text:p>
          </table:table-cell>
          <table:table-cell office:value-type="float" office:value="0.0480253" calcext:value-type="float">
            <text:p>0.0480253</text:p>
          </table:table-cell>
          <table:table-cell office:value-type="float" office:value="0.0454473" calcext:value-type="float">
            <text:p>0.0454473</text:p>
          </table:table-cell>
          <table:table-cell office:value-type="float" office:value="0.0531374" calcext:value-type="float">
            <text:p>0.0531374</text:p>
          </table:table-cell>
          <table:table-cell office:value-type="float" office:value="0.0499891" calcext:value-type="float">
            <text:p>0.0499891</text:p>
          </table:table-cell>
          <table:table-cell office:value-type="float" office:value="0.046896" calcext:value-type="float">
            <text:p>0.046896</text:p>
          </table:table-cell>
          <table:table-cell office:value-type="float" office:value="0.0551177" calcext:value-type="float">
            <text:p>0.0551177</text:p>
          </table:table-cell>
          <table:table-cell office:value-type="float" office:value="0.0525125" calcext:value-type="float">
            <text:p>0.0525125</text:p>
          </table:table-cell>
          <table:table-cell office:value-type="float" office:value="0.0493434" calcext:value-type="float">
            <text:p>0.0493434</text:p>
          </table:table-cell>
          <table:table-cell office:value-type="float" office:value="0.046674" calcext:value-type="float">
            <text:p>0.046674</text:p>
          </table:table-cell>
          <table:table-cell office:value-type="float" office:value="0.0434778" calcext:value-type="float">
            <text:p>0.0434778</text:p>
          </table:table-cell>
          <table:table-cell office:value-type="float" office:value="0.0410357" calcext:value-type="float">
            <text:p>0.0410357</text:p>
          </table:table-cell>
          <table:table-cell office:value-type="float" office:value="0.0377093" calcext:value-type="float">
            <text:p>0.0377093</text:p>
          </table:table-cell>
        </table:table-row>
        <table:table-row table:style-name="ro1">
          <table:table-cell office:value-type="float" office:value="0.0449525" calcext:value-type="float">
            <text:p>0.0449525</text:p>
          </table:table-cell>
          <table:table-cell office:value-type="float" office:value="0.0424762" calcext:value-type="float">
            <text:p>0.0424762</text:p>
          </table:table-cell>
          <table:table-cell office:value-type="float" office:value="0.0508531" calcext:value-type="float">
            <text:p>0.0508531</text:p>
          </table:table-cell>
          <table:table-cell office:value-type="float" office:value="0.0478865" calcext:value-type="float">
            <text:p>0.0478865</text:p>
          </table:table-cell>
          <table:table-cell office:value-type="float" office:value="0.0452617" calcext:value-type="float">
            <text:p>0.0452617</text:p>
          </table:table-cell>
          <table:table-cell office:value-type="float" office:value="0.0421518" calcext:value-type="float">
            <text:p>0.0421518</text:p>
          </table:table-cell>
          <table:table-cell office:value-type="float" office:value="0.0496231" calcext:value-type="float">
            <text:p>0.0496231</text:p>
          </table:table-cell>
          <table:table-cell office:value-type="float" office:value="0.0472528" calcext:value-type="float">
            <text:p>0.0472528</text:p>
          </table:table-cell>
          <table:table-cell office:value-type="float" office:value="0.0490457" calcext:value-type="float">
            <text:p>0.0490457</text:p>
          </table:table-cell>
          <table:table-cell office:value-type="float" office:value="0.0363463" calcext:value-type="float">
            <text:p>0.0363463</text:p>
          </table:table-cell>
          <table:table-cell office:value-type="float" office:value="0.0436426" calcext:value-type="float">
            <text:p>0.0436426</text:p>
          </table:table-cell>
          <table:table-cell office:value-type="float" office:value="0.041119" calcext:value-type="float">
            <text:p>0.041119</text:p>
          </table:table-cell>
          <table:table-cell office:value-type="float" office:value="0.0382725" calcext:value-type="float">
            <text:p>0.0382725</text:p>
          </table:table-cell>
          <table:table-cell office:value-type="float" office:value="0.0452463" calcext:value-type="float">
            <text:p>0.0452463</text:p>
          </table:table-cell>
          <table:table-cell office:value-type="float" office:value="0.0431368" calcext:value-type="float">
            <text:p>0.0431368</text:p>
          </table:table-cell>
          <table:table-cell office:value-type="float" office:value="0.0399748" calcext:value-type="float">
            <text:p>0.0399748</text:p>
          </table:table-cell>
          <table:table-cell office:value-type="float" office:value="0.047185" calcext:value-type="float">
            <text:p>0.047185</text:p>
          </table:table-cell>
          <table:table-cell office:value-type="float" office:value="0.0445724" calcext:value-type="float">
            <text:p>0.0445724</text:p>
          </table:table-cell>
          <table:table-cell office:value-type="float" office:value="0.035643" calcext:value-type="float">
            <text:p>0.035643</text:p>
          </table:table-cell>
          <table:table-cell office:value-type="float" office:value="0.0572632" calcext:value-type="float">
            <text:p>0.0572632</text:p>
          </table:table-cell>
          <table:table-cell office:value-type="float" office:value="0.0576393" calcext:value-type="float">
            <text:p>0.0576393</text:p>
          </table:table-cell>
          <table:table-cell office:value-type="float" office:value="0.0367754" calcext:value-type="float">
            <text:p>0.0367754</text:p>
          </table:table-cell>
          <table:table-cell office:value-type="float" office:value="0.068496" calcext:value-type="float">
            <text:p>0.068496</text:p>
          </table:table-cell>
          <table:table-cell office:value-type="float" office:value="0.0705465" calcext:value-type="float">
            <text:p>0.0705465</text:p>
          </table:table-cell>
          <table:table-cell office:value-type="float" office:value="0.0684633" calcext:value-type="float">
            <text:p>0.0684633</text:p>
          </table:table-cell>
        </table:table-row>
        <table:table-row table:style-name="ro1">
          <table:table-cell office:value-type="float" office:value="0.0552021" calcext:value-type="float">
            <text:p>0.0552021</text:p>
          </table:table-cell>
          <table:table-cell office:value-type="float" office:value="0.0527583" calcext:value-type="float">
            <text:p>0.0527583</text:p>
          </table:table-cell>
          <table:table-cell office:value-type="float" office:value="0.050562" calcext:value-type="float">
            <text:p>0.050562</text:p>
          </table:table-cell>
          <table:table-cell office:value-type="float" office:value="0.0480946" calcext:value-type="float">
            <text:p>0.0480946</text:p>
          </table:table-cell>
          <table:table-cell office:value-type="float" office:value="0.0555392" calcext:value-type="float">
            <text:p>0.0555392</text:p>
          </table:table-cell>
          <table:table-cell office:value-type="float" office:value="0.0528539" calcext:value-type="float">
            <text:p>0.0528539</text:p>
          </table:table-cell>
          <table:table-cell office:value-type="float" office:value="0.0506049" calcext:value-type="float">
            <text:p>0.0506049</text:p>
          </table:table-cell>
          <table:table-cell office:value-type="float" office:value="0.0481722" calcext:value-type="float">
            <text:p>0.0481722</text:p>
          </table:table-cell>
          <table:table-cell office:value-type="float" office:value="0.0559755" calcext:value-type="float">
            <text:p>0.0559755</text:p>
          </table:table-cell>
          <table:table-cell office:value-type="float" office:value="0.0529848" calcext:value-type="float">
            <text:p>0.0529848</text:p>
          </table:table-cell>
          <table:table-cell office:value-type="float" office:value="0.0513568" calcext:value-type="float">
            <text:p>0.0513568</text:p>
          </table:table-cell>
          <table:table-cell office:value-type="float" office:value="0.0493618" calcext:value-type="float">
            <text:p>0.0493618</text:p>
          </table:table-cell>
          <table:table-cell office:value-type="float" office:value="0.0472265" calcext:value-type="float">
            <text:p>0.0472265</text:p>
          </table:table-cell>
          <table:table-cell office:value-type="float" office:value="0.0446824" calcext:value-type="float">
            <text:p>0.0446824</text:p>
          </table:table-cell>
          <table:table-cell office:value-type="float" office:value="0.0422409" calcext:value-type="float">
            <text:p>0.0422409</text:p>
          </table:table-cell>
          <table:table-cell office:value-type="float" office:value="0.0501604" calcext:value-type="float">
            <text:p>0.0501604</text:p>
          </table:table-cell>
          <table:table-cell office:value-type="float" office:value="0.0474757" calcext:value-type="float">
            <text:p>0.0474757</text:p>
          </table:table-cell>
          <table:table-cell office:value-type="float" office:value="0.0449221" calcext:value-type="float">
            <text:p>0.0449221</text:p>
          </table:table-cell>
          <table:table-cell office:value-type="float" office:value="0.0523815" calcext:value-type="float">
            <text:p>0.0523815</text:p>
          </table:table-cell>
          <table:table-cell office:value-type="float" office:value="0.0498759" calcext:value-type="float">
            <text:p>0.0498759</text:p>
          </table:table-cell>
          <table:table-cell office:value-type="float" office:value="0.148964" calcext:value-type="float">
            <text:p>0.148964</text:p>
          </table:table-cell>
          <table:table-cell office:value-type="float" office:value="0.0362715" calcext:value-type="float">
            <text:p>0.0362715</text:p>
          </table:table-cell>
          <table:table-cell office:value-type="float" office:value="0.0338792" calcext:value-type="float">
            <text:p>0.0338792</text:p>
          </table:table-cell>
          <table:table-cell office:value-type="float" office:value="0.0416074" calcext:value-type="float">
            <text:p>0.0416074</text:p>
          </table:table-cell>
          <table:table-cell office:value-type="float" office:value="0.0499535" calcext:value-type="float">
            <text:p>0.0499535</text:p>
          </table:table-cell>
        </table:table-row>
        <table:table-row table:style-name="ro1">
          <table:table-cell office:value-type="float" office:value="0.0474349" calcext:value-type="float">
            <text:p>0.0474349</text:p>
          </table:table-cell>
          <table:table-cell office:value-type="float" office:value="0.0450921" calcext:value-type="float">
            <text:p>0.0450921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0.0497112" calcext:value-type="float">
            <text:p>0.0497112</text:p>
          </table:table-cell>
          <table:table-cell office:value-type="float" office:value="0.0475867" calcext:value-type="float">
            <text:p>0.0475867</text:p>
          </table:table-cell>
          <table:table-cell office:value-type="float" office:value="0.0288937" calcext:value-type="float">
            <text:p>0.0288937</text:p>
          </table:table-cell>
          <table:table-cell office:value-type="float" office:value="0.0489667" calcext:value-type="float">
            <text:p>0.0489667</text:p>
          </table:table-cell>
          <table:table-cell office:value-type="float" office:value="0.0505145" calcext:value-type="float">
            <text:p>0.0505145</text:p>
          </table:table-cell>
          <table:table-cell office:value-type="float" office:value="0.0474337" calcext:value-type="float">
            <text:p>0.0474337</text:p>
          </table:table-cell>
          <table:table-cell office:value-type="float" office:value="0.0454582" calcext:value-type="float">
            <text:p>0.0454582</text:p>
          </table:table-cell>
          <table:table-cell office:value-type="float" office:value="0.0377328" calcext:value-type="float">
            <text:p>0.0377328</text:p>
          </table:table-cell>
          <table:table-cell office:value-type="float" office:value="0.0478522" calcext:value-type="float">
            <text:p>0.0478522</text:p>
          </table:table-cell>
          <table:table-cell office:value-type="float" office:value="0.0478295" calcext:value-type="float">
            <text:p>0.0478295</text:p>
          </table:table-cell>
          <table:table-cell office:value-type="float" office:value="0.167646" calcext:value-type="float">
            <text:p>0.167646</text:p>
          </table:table-cell>
          <table:table-cell office:value-type="float" office:value="0.16512" calcext:value-type="float">
            <text:p>0.16512</text:p>
          </table:table-cell>
          <table:table-cell office:value-type="float" office:value="0.0492927" calcext:value-type="float">
            <text:p>0.0492927</text:p>
          </table:table-cell>
          <table:table-cell office:value-type="float" office:value="0.0410641" calcext:value-type="float">
            <text:p>0.0410641</text:p>
          </table:table-cell>
          <table:table-cell office:value-type="float" office:value="0.0511482" calcext:value-type="float">
            <text:p>0.0511482</text:p>
          </table:table-cell>
          <table:table-cell office:value-type="float" office:value="0.0515001" calcext:value-type="float">
            <text:p>0.0515001</text:p>
          </table:table-cell>
          <table:table-cell office:value-type="float" office:value="0.0489211" calcext:value-type="float">
            <text:p>0.0489211</text:p>
          </table:table-cell>
          <table:table-cell office:value-type="float" office:value="0.0464459" calcext:value-type="float">
            <text:p>0.0464459</text:p>
          </table:table-cell>
          <table:table-cell office:value-type="float" office:value="0.0313843" calcext:value-type="float">
            <text:p>0.0313843</text:p>
          </table:table-cell>
          <table:table-cell office:value-type="float" office:value="0.038911" calcext:value-type="float">
            <text:p>0.038911</text:p>
          </table:table-cell>
          <table:table-cell office:value-type="float" office:value="0.0359386" calcext:value-type="float">
            <text:p>0.0359386</text:p>
          </table:table-cell>
          <table:table-cell office:value-type="float" office:value="0.0329607" calcext:value-type="float">
            <text:p>0.0329607</text:p>
          </table:table-cell>
        </table:table-row>
        <table:table-row table:style-name="ro1">
          <table:table-cell office:value-type="float" office:value="0.0444137" calcext:value-type="float">
            <text:p>0.0444137</text:p>
          </table:table-cell>
          <table:table-cell office:value-type="float" office:value="0.0553695" calcext:value-type="float">
            <text:p>0.0553695</text:p>
          </table:table-cell>
          <table:table-cell office:value-type="float" office:value="0.0565254" calcext:value-type="float">
            <text:p>0.0565254</text:p>
          </table:table-cell>
          <table:table-cell office:value-type="float" office:value="0.0531891" calcext:value-type="float">
            <text:p>0.0531891</text:p>
          </table:table-cell>
          <table:table-cell office:value-type="float" office:value="0.0509646" calcext:value-type="float">
            <text:p>0.0509646</text:p>
          </table:table-cell>
          <table:table-cell office:value-type="float" office:value="0.0483797" calcext:value-type="float">
            <text:p>0.0483797</text:p>
          </table:table-cell>
          <table:table-cell office:value-type="float" office:value="0.0554674" calcext:value-type="float">
            <text:p>0.0554674</text:p>
          </table:table-cell>
          <table:table-cell office:value-type="float" office:value="0.0529464" calcext:value-type="float">
            <text:p>0.0529464</text:p>
          </table:table-cell>
          <table:table-cell office:value-type="float" office:value="0.051979" calcext:value-type="float">
            <text:p>0.051979</text:p>
          </table:table-cell>
          <table:table-cell office:value-type="float" office:value="0.0493135" calcext:value-type="float">
            <text:p>0.0493135</text:p>
          </table:table-cell>
          <table:table-cell office:value-type="float" office:value="0.0467371" calcext:value-type="float">
            <text:p>0.0467371</text:p>
          </table:table-cell>
          <table:table-cell office:value-type="float" office:value="0.043977" calcext:value-type="float">
            <text:p>0.043977</text:p>
          </table:table-cell>
          <table:table-cell office:value-type="float" office:value="0.0517531" calcext:value-type="float">
            <text:p>0.0517531</text:p>
          </table:table-cell>
          <table:table-cell office:value-type="float" office:value="0.0493407" calcext:value-type="float">
            <text:p>0.0493407</text:p>
          </table:table-cell>
          <table:table-cell office:value-type="float" office:value="0.046649" calcext:value-type="float">
            <text:p>0.046649</text:p>
          </table:table-cell>
          <table:table-cell office:value-type="float" office:value="0.0440205" calcext:value-type="float">
            <text:p>0.0440205</text:p>
          </table:table-cell>
          <table:table-cell office:value-type="float" office:value="0.0411447" calcext:value-type="float">
            <text:p>0.0411447</text:p>
          </table:table-cell>
          <table:table-cell office:value-type="float" office:value="0.048171" calcext:value-type="float">
            <text:p>0.048171</text:p>
          </table:table-cell>
          <table:table-cell office:value-type="float" office:value="0.0459095" calcext:value-type="float">
            <text:p>0.0459095</text:p>
          </table:table-cell>
          <table:table-cell office:value-type="float" office:value="0.0370586" calcext:value-type="float">
            <text:p>0.0370586</text:p>
          </table:table-cell>
          <table:table-cell office:value-type="float" office:value="0.0453432" calcext:value-type="float">
            <text:p>0.0453432</text:p>
          </table:table-cell>
          <table:table-cell office:value-type="float" office:value="0.0421473" calcext:value-type="float">
            <text:p>0.0421473</text:p>
          </table:table-cell>
          <table:table-cell office:value-type="float" office:value="0.0403593" calcext:value-type="float">
            <text:p>0.0403593</text:p>
          </table:table-cell>
          <table:table-cell office:value-type="float" office:value="0.0487821" calcext:value-type="float">
            <text:p>0.0487821</text:p>
          </table:table-cell>
          <table:table-cell office:value-type="float" office:value="0.0459026" calcext:value-type="float">
            <text:p>0.0459026</text:p>
          </table:table-cell>
        </table:table-row>
        <table:table-row table:style-name="ro1">
          <table:table-cell office:value-type="float" office:value="0.0434149" calcext:value-type="float">
            <text:p>0.0434149</text:p>
          </table:table-cell>
          <table:table-cell office:value-type="float" office:value="0.0412188" calcext:value-type="float">
            <text:p>0.0412188</text:p>
          </table:table-cell>
          <table:table-cell office:value-type="float" office:value="0.0485982" calcext:value-type="float">
            <text:p>0.0485982</text:p>
          </table:table-cell>
          <table:table-cell office:value-type="float" office:value="0.0471068" calcext:value-type="float">
            <text:p>0.0471068</text:p>
          </table:table-cell>
          <table:table-cell office:value-type="float" office:value="0.0442379" calcext:value-type="float">
            <text:p>0.0442379</text:p>
          </table:table-cell>
          <table:table-cell office:value-type="float" office:value="0.0423796" calcext:value-type="float">
            <text:p>0.0423796</text:p>
          </table:table-cell>
          <table:table-cell office:value-type="float" office:value="0.0508968" calcext:value-type="float">
            <text:p>0.0508968</text:p>
          </table:table-cell>
          <table:table-cell office:value-type="float" office:value="0.0491466" calcext:value-type="float">
            <text:p>0.0491466</text:p>
          </table:table-cell>
          <table:table-cell office:value-type="float" office:value="0.0469293" calcext:value-type="float">
            <text:p>0.0469293</text:p>
          </table:table-cell>
          <table:table-cell office:value-type="float" office:value="0.0455139" calcext:value-type="float">
            <text:p>0.0455139</text:p>
          </table:table-cell>
          <table:table-cell office:value-type="float" office:value="0.0534443" calcext:value-type="float">
            <text:p>0.0534443</text:p>
          </table:table-cell>
          <table:table-cell office:value-type="float" office:value="0.050383" calcext:value-type="float">
            <text:p>0.050383</text:p>
          </table:table-cell>
          <table:table-cell office:value-type="float" office:value="0.0487578" calcext:value-type="float">
            <text:p>0.0487578</text:p>
          </table:table-cell>
          <table:table-cell office:value-type="float" office:value="0.0457298" calcext:value-type="float">
            <text:p>0.0457298</text:p>
          </table:table-cell>
          <table:table-cell office:value-type="float" office:value="0.0534289" calcext:value-type="float">
            <text:p>0.0534289</text:p>
          </table:table-cell>
          <table:table-cell office:value-type="float" office:value="0.0511412" calcext:value-type="float">
            <text:p>0.0511412</text:p>
          </table:table-cell>
          <table:table-cell office:value-type="float" office:value="0.0479592" calcext:value-type="float">
            <text:p>0.0479592</text:p>
          </table:table-cell>
          <table:table-cell office:value-type="float" office:value="0.0464446" calcext:value-type="float">
            <text:p>0.0464446</text:p>
          </table:table-cell>
          <table:table-cell office:value-type="float" office:value="0.0377484" calcext:value-type="float">
            <text:p>0.0377484</text:p>
          </table:table-cell>
          <table:table-cell office:value-type="float" office:value="0.0475187" calcext:value-type="float">
            <text:p>0.0475187</text:p>
          </table:table-cell>
          <table:table-cell office:value-type="float" office:value="0.0491749" calcext:value-type="float">
            <text:p>0.0491749</text:p>
          </table:table-cell>
          <table:table-cell office:value-type="float" office:value="0.0496806" calcext:value-type="float">
            <text:p>0.0496806</text:p>
          </table:table-cell>
          <table:table-cell office:value-type="float" office:value="0.0465539" calcext:value-type="float">
            <text:p>0.0465539</text:p>
          </table:table-cell>
          <table:table-cell office:value-type="float" office:value="0.0450155" calcext:value-type="float">
            <text:p>0.0450155</text:p>
          </table:table-cell>
          <table:table-cell office:value-type="float" office:value="0.0339582" calcext:value-type="float">
            <text:p>0.0339582</text:p>
          </table:table-cell>
        </table:table-row>
        <table:table-row table:style-name="ro1">
          <table:table-cell office:value-type="float" office:value="0.0549543" calcext:value-type="float">
            <text:p>0.0549543</text:p>
          </table:table-cell>
          <table:table-cell office:value-type="float" office:value="0.0575572" calcext:value-type="float">
            <text:p>0.0575572</text:p>
          </table:table-cell>
          <table:table-cell office:value-type="float" office:value="0.0550357" calcext:value-type="float">
            <text:p>0.0550357</text:p>
          </table:table-cell>
          <table:table-cell office:value-type="float" office:value="0.0522876" calcext:value-type="float">
            <text:p>0.0522876</text:p>
          </table:table-cell>
          <table:table-cell office:value-type="float" office:value="0.0499149" calcext:value-type="float">
            <text:p>0.0499149</text:p>
          </table:table-cell>
          <table:table-cell office:value-type="float" office:value="0.0476213" calcext:value-type="float">
            <text:p>0.0476213</text:p>
          </table:table-cell>
          <table:table-cell office:value-type="float" office:value="0.0550111" calcext:value-type="float">
            <text:p>0.0550111</text:p>
          </table:table-cell>
          <table:table-cell office:value-type="float" office:value="0.052496" calcext:value-type="float">
            <text:p>0.052496</text:p>
          </table:table-cell>
          <table:table-cell office:value-type="float" office:value="0.0498224" calcext:value-type="float">
            <text:p>0.0498224</text:p>
          </table:table-cell>
          <table:table-cell office:value-type="float" office:value="0.0471621" calcext:value-type="float">
            <text:p>0.0471621</text:p>
          </table:table-cell>
          <table:table-cell office:value-type="float" office:value="0.0546042" calcext:value-type="float">
            <text:p>0.0546042</text:p>
          </table:table-cell>
          <table:table-cell office:value-type="float" office:value="0.0717845" calcext:value-type="float">
            <text:p>0.0717845</text:p>
          </table:table-cell>
          <table:table-cell office:value-type="float" office:value="0.0695807" calcext:value-type="float">
            <text:p>0.0695807</text:p>
          </table:table-cell>
          <table:table-cell office:value-type="float" office:value="0.0564027" calcext:value-type="float">
            <text:p>0.0564027</text:p>
          </table:table-cell>
          <table:table-cell office:value-type="float" office:value="0.0316883" calcext:value-type="float">
            <text:p>0.0316883</text:p>
          </table:table-cell>
          <table:table-cell office:value-type="float" office:value="0.0289716" calcext:value-type="float">
            <text:p>0.0289716</text:p>
          </table:table-cell>
          <table:table-cell office:value-type="float" office:value="0.0363215" calcext:value-type="float">
            <text:p>0.0363215</text:p>
          </table:table-cell>
          <table:table-cell office:value-type="float" office:value="0.0366798" calcext:value-type="float">
            <text:p>0.0366798</text:p>
          </table:table-cell>
          <table:table-cell office:value-type="float" office:value="0.0334249" calcext:value-type="float">
            <text:p>0.0334249</text:p>
          </table:table-cell>
          <table:table-cell office:value-type="float" office:value="0.0406855" calcext:value-type="float">
            <text:p>0.0406855</text:p>
          </table:table-cell>
          <table:table-cell office:value-type="float" office:value="0.0382603" calcext:value-type="float">
            <text:p>0.0382603</text:p>
          </table:table-cell>
          <table:table-cell office:value-type="float" office:value="0.034713" calcext:value-type="float">
            <text:p>0.034713</text:p>
          </table:table-cell>
          <table:table-cell office:value-type="float" office:value="0.0431018" calcext:value-type="float">
            <text:p>0.0431018</text:p>
          </table:table-cell>
          <table:table-cell office:value-type="float" office:value="0.0407205" calcext:value-type="float">
            <text:p>0.0407205</text:p>
          </table:table-cell>
          <table:table-cell office:value-type="float" office:value="0.0373482" calcext:value-type="float">
            <text:p>0.0373482</text:p>
          </table:table-cell>
        </table:table-row>
        <table:table-row table:style-name="ro1">
          <table:table-cell office:value-type="float" office:value="0.044821" calcext:value-type="float">
            <text:p>0.044821</text:p>
          </table:table-cell>
          <table:table-cell office:value-type="float" office:value="0.0422984" calcext:value-type="float">
            <text:p>0.0422984</text:p>
          </table:table-cell>
          <table:table-cell office:value-type="float" office:value="0.0395468" calcext:value-type="float">
            <text:p>0.0395468</text:p>
          </table:table-cell>
          <table:table-cell office:value-type="float" office:value="0.0466438" calcext:value-type="float">
            <text:p>0.0466438</text:p>
          </table:table-cell>
          <table:table-cell office:value-type="float" office:value="0.166556" calcext:value-type="float">
            <text:p>0.166556</text:p>
          </table:table-cell>
          <table:table-cell office:value-type="float" office:value="0.153459" calcext:value-type="float">
            <text:p>0.153459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40005" calcext:value-type="float">
            <text:p>0.0340005</text:p>
          </table:table-cell>
          <table:table-cell office:value-type="float" office:value="0.031778" calcext:value-type="float">
            <text:p>0.031778</text:p>
          </table:table-cell>
          <table:table-cell office:value-type="float" office:value="0.0395408" calcext:value-type="float">
            <text:p>0.0395408</text:p>
          </table:table-cell>
          <table:table-cell office:value-type="float" office:value="0.0471885" calcext:value-type="float">
            <text:p>0.0471885</text:p>
          </table:table-cell>
          <table:table-cell office:value-type="float" office:value="0.0447029" calcext:value-type="float">
            <text:p>0.0447029</text:p>
          </table:table-cell>
          <table:table-cell office:value-type="float" office:value="0.0424305" calcext:value-type="float">
            <text:p>0.0424305</text:p>
          </table:table-cell>
          <table:table-cell office:value-type="float" office:value="0.039515" calcext:value-type="float">
            <text:p>0.039515</text:p>
          </table:table-cell>
          <table:table-cell office:value-type="float" office:value="0.0372012" calcext:value-type="float">
            <text:p>0.0372012</text:p>
          </table:table-cell>
          <table:table-cell office:value-type="float" office:value="0.0446632" calcext:value-type="float">
            <text:p>0.0446632</text:p>
          </table:table-cell>
          <table:table-cell office:value-type="float" office:value="0.0418665" calcext:value-type="float">
            <text:p>0.0418665</text:p>
          </table:table-cell>
          <table:table-cell office:value-type="float" office:value="0.0387141" calcext:value-type="float">
            <text:p>0.0387141</text:p>
          </table:table-cell>
          <table:table-cell office:value-type="float" office:value="0.0468065" calcext:value-type="float">
            <text:p>0.0468065</text:p>
          </table:table-cell>
          <table:table-cell office:value-type="float" office:value="0.0439407" calcext:value-type="float">
            <text:p>0.0439407</text:p>
          </table:table-cell>
          <table:table-cell office:value-type="float" office:value="0.0413985" calcext:value-type="float">
            <text:p>0.0413985</text:p>
          </table:table-cell>
          <table:table-cell office:value-type="float" office:value="0.0492121" calcext:value-type="float">
            <text:p>0.0492121</text:p>
          </table:table-cell>
          <table:table-cell office:value-type="float" office:value="0.0463414" calcext:value-type="float">
            <text:p>0.0463414</text:p>
          </table:table-cell>
          <table:table-cell office:value-type="float" office:value="0.165631" calcext:value-type="float">
            <text:p>0.165631</text:p>
          </table:table-cell>
          <table:table-cell office:value-type="float" office:value="0.162857" calcext:value-type="float">
            <text:p>0.162857</text:p>
          </table:table-cell>
        </table:table-row>
        <table:table-row table:style-name="ro1">
          <table:table-cell office:value-type="float" office:value="0.0388353" calcext:value-type="float">
            <text:p>0.0388353</text:p>
          </table:table-cell>
          <table:table-cell office:value-type="float" office:value="0.0470502" calcext:value-type="float">
            <text:p>0.0470502</text:p>
          </table:table-cell>
          <table:table-cell office:value-type="float" office:value="0.0449009" calcext:value-type="float">
            <text:p>0.0449009</text:p>
          </table:table-cell>
          <table:table-cell office:value-type="float" office:value="0.0424421" calcext:value-type="float">
            <text:p>0.0424421</text:p>
          </table:table-cell>
          <table:table-cell office:value-type="float" office:value="0.0404479" calcext:value-type="float">
            <text:p>0.0404479</text:p>
          </table:table-cell>
          <table:table-cell office:value-type="float" office:value="0.0484834" calcext:value-type="float">
            <text:p>0.0484834</text:p>
          </table:table-cell>
          <table:table-cell office:value-type="float" office:value="0.0459197" calcext:value-type="float">
            <text:p>0.0459197</text:p>
          </table:table-cell>
          <table:table-cell office:value-type="float" office:value="0.0536922" calcext:value-type="float">
            <text:p>0.0536922</text:p>
          </table:table-cell>
          <table:table-cell office:value-type="float" office:value="0.0581579" calcext:value-type="float">
            <text:p>0.0581579</text:p>
          </table:table-cell>
          <table:table-cell office:value-type="float" office:value="0.0550352" calcext:value-type="float">
            <text:p>0.0550352</text:p>
          </table:table-cell>
          <table:table-cell office:value-type="float" office:value="0.0527324" calcext:value-type="float">
            <text:p>0.0527324</text:p>
          </table:table-cell>
          <table:table-cell office:value-type="float" office:value="0.0501578" calcext:value-type="float">
            <text:p>0.0501578</text:p>
          </table:table-cell>
          <table:table-cell office:value-type="float" office:value="0.0477863" calcext:value-type="float">
            <text:p>0.0477863</text:p>
          </table:table-cell>
          <table:table-cell office:value-type="float" office:value="0.0462127" calcext:value-type="float">
            <text:p>0.0462127</text:p>
          </table:table-cell>
          <table:table-cell office:value-type="float" office:value="0.0539806" calcext:value-type="float">
            <text:p>0.0539806</text:p>
          </table:table-cell>
          <table:table-cell office:value-type="float" office:value="0.0551127" calcext:value-type="float">
            <text:p>0.0551127</text:p>
          </table:table-cell>
          <table:table-cell office:value-type="float" office:value="0.0531341" calcext:value-type="float">
            <text:p>0.0531341</text:p>
          </table:table-cell>
          <table:table-cell office:value-type="float" office:value="0.0500922" calcext:value-type="float">
            <text:p>0.0500922</text:p>
          </table:table-cell>
          <table:table-cell office:value-type="float" office:value="0.0482157" calcext:value-type="float">
            <text:p>0.0482157</text:p>
          </table:table-cell>
          <table:table-cell office:value-type="float" office:value="0.046778" calcext:value-type="float">
            <text:p>0.046778</text:p>
          </table:table-cell>
          <table:table-cell office:value-type="float" office:value="0.0435228" calcext:value-type="float">
            <text:p>0.0435228</text:p>
          </table:table-cell>
          <table:table-cell office:value-type="float" office:value="0.0408481" calcext:value-type="float">
            <text:p>0.0408481</text:p>
          </table:table-cell>
          <table:table-cell office:value-type="float" office:value="0.0485798" calcext:value-type="float">
            <text:p>0.0485798</text:p>
          </table:table-cell>
          <table:table-cell office:value-type="float" office:value="0.0456398" calcext:value-type="float">
            <text:p>0.0456398</text:p>
          </table:table-cell>
          <table:table-cell office:value-type="float" office:value="0.0366886" calcext:value-type="float">
            <text:p>0.0366886</text:p>
          </table:table-cell>
        </table:table-row>
        <table:table-row table:style-name="ro1">
          <table:table-cell office:value-type="float" office:value="0.0471284" calcext:value-type="float">
            <text:p>0.0471284</text:p>
          </table:table-cell>
          <table:table-cell office:value-type="float" office:value="0.0477187" calcext:value-type="float">
            <text:p>0.0477187</text:p>
          </table:table-cell>
          <table:table-cell office:value-type="float" office:value="0.0455678" calcext:value-type="float">
            <text:p>0.0455678</text:p>
          </table:table-cell>
          <table:table-cell office:value-type="float" office:value="0.0423158" calcext:value-type="float">
            <text:p>0.0423158</text:p>
          </table:table-cell>
          <table:table-cell office:value-type="float" office:value="0.0501216" calcext:value-type="float">
            <text:p>0.0501216</text:p>
          </table:table-cell>
          <table:table-cell office:value-type="float" office:value="0.0407319" calcext:value-type="float">
            <text:p>0.0407319</text:p>
          </table:table-cell>
          <table:table-cell office:value-type="float" office:value="0.0515762" calcext:value-type="float">
            <text:p>0.0515762</text:p>
          </table:table-cell>
          <table:table-cell office:value-type="float" office:value="0.0519523" calcext:value-type="float">
            <text:p>0.0519523</text:p>
          </table:table-cell>
          <table:table-cell office:value-type="float" office:value="0.0501034" calcext:value-type="float">
            <text:p>0.0501034</text:p>
          </table:table-cell>
          <table:table-cell office:value-type="float" office:value="0.0325033" calcext:value-type="float">
            <text:p>0.0325033</text:p>
          </table:table-cell>
          <table:table-cell office:value-type="float" office:value="0.0423717" calcext:value-type="float">
            <text:p>0.0423717</text:p>
          </table:table-cell>
          <table:table-cell office:value-type="float" office:value="0.0533849" calcext:value-type="float">
            <text:p>0.0533849</text:p>
          </table:table-cell>
          <table:table-cell office:value-type="float" office:value="0.0505685" calcext:value-type="float">
            <text:p>0.0505685</text:p>
          </table:table-cell>
          <table:table-cell office:value-type="float" office:value="0.047783" calcext:value-type="float">
            <text:p>0.047783</text:p>
          </table:table-cell>
          <table:table-cell office:value-type="float" office:value="0.0463618" calcext:value-type="float">
            <text:p>0.0463618</text:p>
          </table:table-cell>
          <table:table-cell office:value-type="float" office:value="0.0385028" calcext:value-type="float">
            <text:p>0.0385028</text:p>
          </table:table-cell>
          <table:table-cell office:value-type="float" office:value="0.0494063" calcext:value-type="float">
            <text:p>0.0494063</text:p>
          </table:table-cell>
          <table:table-cell office:value-type="float" office:value="0.0496065" calcext:value-type="float">
            <text:p>0.0496065</text:p>
          </table:table-cell>
          <table:table-cell office:value-type="float" office:value="0.0467392" calcext:value-type="float">
            <text:p>0.0467392</text:p>
          </table:table-cell>
          <table:table-cell office:value-type="float" office:value="0.0446394" calcext:value-type="float">
            <text:p>0.0446394</text:p>
          </table:table-cell>
          <table:table-cell office:value-type="float" office:value="0.0427871" calcext:value-type="float">
            <text:p>0.0427871</text:p>
          </table:table-cell>
          <table:table-cell office:value-type="float" office:value="0.0493269" calcext:value-type="float">
            <text:p>0.0493269</text:p>
          </table:table-cell>
          <table:table-cell office:value-type="float" office:value="0.0472995" calcext:value-type="float">
            <text:p>0.0472995</text:p>
          </table:table-cell>
          <table:table-cell office:value-type="float" office:value="0.0547777" calcext:value-type="float">
            <text:p>0.0547777</text:p>
          </table:table-cell>
          <table:table-cell office:value-type="float" office:value="0.0520809" calcext:value-type="float">
            <text:p>0.0520809</text:p>
          </table:table-cell>
        </table:table-row>
        <table:table-row table:style-name="ro1">
          <table:table-cell office:value-type="float" office:value="0.0595599" calcext:value-type="float">
            <text:p>0.0595599</text:p>
          </table:table-cell>
          <table:table-cell office:value-type="float" office:value="0.0567647" calcext:value-type="float">
            <text:p>0.0567647</text:p>
          </table:table-cell>
          <table:table-cell office:value-type="float" office:value="0.0538159" calcext:value-type="float">
            <text:p>0.0538159</text:p>
          </table:table-cell>
          <table:table-cell office:value-type="float" office:value="0.061761" calcext:value-type="float">
            <text:p>0.061761</text:p>
          </table:table-cell>
          <table:table-cell office:value-type="float" office:value="0.0593995" calcext:value-type="float">
            <text:p>0.0593995</text:p>
          </table:table-cell>
          <table:table-cell office:value-type="float" office:value="0.0396204" calcext:value-type="float">
            <text:p>0.0396204</text:p>
          </table:table-cell>
          <table:table-cell office:value-type="float" office:value="0.0486167" calcext:value-type="float">
            <text:p>0.0486167</text:p>
          </table:table-cell>
          <table:table-cell office:value-type="float" office:value="0.0513717" calcext:value-type="float">
            <text:p>0.0513717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0.0465339" calcext:value-type="float">
            <text:p>0.0465339</text:p>
          </table:table-cell>
          <table:table-cell office:value-type="float" office:value="0.0432648" calcext:value-type="float">
            <text:p>0.0432648</text:p>
          </table:table-cell>
          <table:table-cell office:value-type="float" office:value="0.0507932" calcext:value-type="float">
            <text:p>0.0507932</text:p>
          </table:table-cell>
          <table:table-cell office:value-type="float" office:value="0.0484137" calcext:value-type="float">
            <text:p>0.0484137</text:p>
          </table:table-cell>
          <table:table-cell office:value-type="float" office:value="0.0462783" calcext:value-type="float">
            <text:p>0.0462783</text:p>
          </table:table-cell>
          <table:table-cell office:value-type="float" office:value="0.0484469" calcext:value-type="float">
            <text:p>0.0484469</text:p>
          </table:table-cell>
          <table:table-cell office:value-type="float" office:value="0.0565619" calcext:value-type="float">
            <text:p>0.0565619</text:p>
          </table:table-cell>
          <table:table-cell office:value-type="float" office:value="0.0602787" calcext:value-type="float">
            <text:p>0.0602787</text:p>
          </table:table-cell>
          <table:table-cell office:value-type="float" office:value="0.0576992" calcext:value-type="float">
            <text:p>0.0576992</text:p>
          </table:table-cell>
          <table:table-cell office:value-type="float" office:value="0.146714" calcext:value-type="float">
            <text:p>0.146714</text:p>
          </table:table-cell>
          <table:table-cell office:value-type="float" office:value="0.164601" calcext:value-type="float">
            <text:p>0.164601</text:p>
          </table:table-cell>
          <table:table-cell office:value-type="float" office:value="0.0404592" calcext:value-type="float">
            <text:p>0.0404592</text:p>
          </table:table-cell>
          <table:table-cell office:value-type="float" office:value="0.038558" calcext:value-type="float">
            <text:p>0.038558</text:p>
          </table:table-cell>
          <table:table-cell office:value-type="float" office:value="0.0366498" calcext:value-type="float">
            <text:p>0.0366498</text:p>
          </table:table-cell>
          <table:table-cell office:value-type="float" office:value="0.0455523" calcext:value-type="float">
            <text:p>0.0455523</text:p>
          </table:table-cell>
          <table:table-cell office:value-type="float" office:value="0.0455205" calcext:value-type="float">
            <text:p>0.0455205</text:p>
          </table:table-cell>
        </table:table-row>
        <table:table-row table:style-name="ro1">
          <table:table-cell office:value-type="float" office:value="0.0429476" calcext:value-type="float">
            <text:p>0.0429476</text:p>
          </table:table-cell>
          <table:table-cell office:value-type="float" office:value="0.0426418" calcext:value-type="float">
            <text:p>0.0426418</text:p>
          </table:table-cell>
          <table:table-cell office:value-type="float" office:value="0.0409266" calcext:value-type="float">
            <text:p>0.0409266</text:p>
          </table:table-cell>
          <table:table-cell office:value-type="float" office:value="0.0492104" calcext:value-type="float">
            <text:p>0.0492104</text:p>
          </table:table-cell>
          <table:table-cell office:value-type="float" office:value="0.0483157" calcext:value-type="float">
            <text:p>0.0483157</text:p>
          </table:table-cell>
          <table:table-cell office:value-type="float" office:value="0.0455484" calcext:value-type="float">
            <text:p>0.0455484</text:p>
          </table:table-cell>
          <table:table-cell office:value-type="float" office:value="0.0428193" calcext:value-type="float">
            <text:p>0.0428193</text:p>
          </table:table-cell>
          <table:table-cell office:value-type="float" office:value="0.0504012" calcext:value-type="float">
            <text:p>0.0504012</text:p>
          </table:table-cell>
          <table:table-cell office:value-type="float" office:value="0.0479934" calcext:value-type="float">
            <text:p>0.0479934</text:p>
          </table:table-cell>
          <table:table-cell office:value-type="float" office:value="0.0450561" calcext:value-type="float">
            <text:p>0.0450561</text:p>
          </table:table-cell>
          <table:table-cell office:value-type="float" office:value="0.0427748" calcext:value-type="float">
            <text:p>0.0427748</text:p>
          </table:table-cell>
          <table:table-cell office:value-type="float" office:value="0.0499625" calcext:value-type="float">
            <text:p>0.0499625</text:p>
          </table:table-cell>
          <table:table-cell office:value-type="float" office:value="0.0470773" calcext:value-type="float">
            <text:p>0.0470773</text:p>
          </table:table-cell>
          <table:table-cell office:value-type="float" office:value="0.044375" calcext:value-type="float">
            <text:p>0.044375</text:p>
          </table:table-cell>
          <table:table-cell office:value-type="float" office:value="0.0520891" calcext:value-type="float">
            <text:p>0.0520891</text:p>
          </table:table-cell>
          <table:table-cell office:value-type="float" office:value="0.0328721" calcext:value-type="float">
            <text:p>0.0328721</text:p>
          </table:table-cell>
          <table:table-cell office:value-type="float" office:value="0.0437547" calcext:value-type="float">
            <text:p>0.0437547</text:p>
          </table:table-cell>
          <table:table-cell office:value-type="float" office:value="0.0548358" calcext:value-type="float">
            <text:p>0.0548358</text:p>
          </table:table-cell>
          <table:table-cell office:value-type="float" office:value="0.0524126" calcext:value-type="float">
            <text:p>0.0524126</text:p>
          </table:table-cell>
          <table:table-cell office:value-type="float" office:value="0.0344547" calcext:value-type="float">
            <text:p>0.0344547</text:p>
          </table:table-cell>
          <table:table-cell office:value-type="float" office:value="0.0423029" calcext:value-type="float">
            <text:p>0.0423029</text:p>
          </table:table-cell>
          <table:table-cell office:value-type="float" office:value="0.0456109" calcext:value-type="float">
            <text:p>0.0456109</text:p>
          </table:table-cell>
          <table:table-cell office:value-type="float" office:value="0.0432093" calcext:value-type="float">
            <text:p>0.0432093</text:p>
          </table:table-cell>
          <table:table-cell office:value-type="float" office:value="0.0504901" calcext:value-type="float">
            <text:p>0.0504901</text:p>
          </table:table-cell>
          <table:table-cell office:value-type="float" office:value="0.0482309" calcext:value-type="float">
            <text:p>0.04823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25%-Quartil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75%-Quartil</text:p>
          </table:table-cell>
          <table:table-cell office:value-type="string" calcext:value-type="string">
            <text:p>&gt;100ms</text:p>
          </table:table-cell>
          <table:table-cell table:number-columns-repeated="17"/>
        </table:table-row>
        <table:table-row table:style-name="ro1">
          <table:table-cell table:formula="of:=MIN([.A1:.Y40])" office:value-type="float" office:value="0.0278764" calcext:value-type="float">
            <text:p>0.0278764</text:p>
          </table:table-cell>
          <table:table-cell table:formula="of:=AVERAGE([.A1:.Y40])" office:value-type="float" office:value="0.0513531294" calcext:value-type="float">
            <text:p>0.0513531294</text:p>
          </table:table-cell>
          <table:table-cell table:formula="of:=MAX([.A1:.Y40])" office:value-type="float" office:value="0.186548" calcext:value-type="float">
            <text:p>0.186548</text:p>
          </table:table-cell>
          <table:table-cell table:formula="of:=MEDIAN([.A1:.Y40])" office:value-type="float" office:value="0.0474027" calcext:value-type="float">
            <text:p>0.0474027</text:p>
          </table:table-cell>
          <table:table-cell table:formula="of:=QUARTILE([.$A$1:.$Y$40];1)" office:value-type="float" office:value="0.043158475" calcext:value-type="float">
            <text:p>0.043158475</text:p>
          </table:table-cell>
          <table:table-cell table:formula="of:=QUARTILE([.$A$1:.$Y$40];2)" office:value-type="float" office:value="0.0474027" calcext:value-type="float">
            <text:p>0.0474027</text:p>
          </table:table-cell>
          <table:table-cell table:formula="of:=QUARTILE([.$A$1:.$Y$40];3)" office:value-type="float" office:value="0.05170085" calcext:value-type="float">
            <text:p>0.05170085</text:p>
          </table:table-cell>
          <table:table-cell table:formula="of:=COUNTIF([.A1:.Y40];&quot;&gt;0.1&quot;)" office:value-type="float" office:value="38" calcext:value-type="float">
            <text:p>38</text:p>
          </table:table-cell>
          <table:table-cell table:number-columns-repeated="17"/>
        </table:table-row>
      </table:table>
      <table:table table:name="60" table:style-name="ta1">
        <table:table-column table:style-name="co1" table:number-columns-repeated="25" table:default-cell-style-name="Default"/>
        <table:table-row table:style-name="ro1">
          <table:table-cell office:value-type="float" office:value="0.0614959" calcext:value-type="float">
            <text:p>0.0614959</text:p>
          </table:table-cell>
          <table:table-cell office:value-type="float" office:value="0.0625946" calcext:value-type="float">
            <text:p>0.0625946</text:p>
          </table:table-cell>
          <table:table-cell office:value-type="float" office:value="0.139713" calcext:value-type="float">
            <text:p>0.139713</text:p>
          </table:table-cell>
          <table:table-cell office:value-type="float" office:value="0.074152" calcext:value-type="float">
            <text:p>0.074152</text:p>
          </table:table-cell>
          <table:table-cell office:value-type="float" office:value="0.0407353" calcext:value-type="float">
            <text:p>0.0407353</text:p>
          </table:table-cell>
          <table:table-cell office:value-type="float" office:value="0.0417712" calcext:value-type="float">
            <text:p>0.0417712</text:p>
          </table:table-cell>
          <table:table-cell office:value-type="float" office:value="0.0425985" calcext:value-type="float">
            <text:p>0.0425985</text:p>
          </table:table-cell>
          <table:table-cell office:value-type="float" office:value="0.0440262" calcext:value-type="float">
            <text:p>0.0440262</text:p>
          </table:table-cell>
          <table:table-cell office:value-type="float" office:value="0.0548841" calcext:value-type="float">
            <text:p>0.0548841</text:p>
          </table:table-cell>
          <table:table-cell office:value-type="float" office:value="0.0446792" calcext:value-type="float">
            <text:p>0.0446792</text:p>
          </table:table-cell>
          <table:table-cell office:value-type="float" office:value="0.0457994" calcext:value-type="float">
            <text:p>0.0457994</text:p>
          </table:table-cell>
          <table:table-cell office:value-type="float" office:value="0.0578352" calcext:value-type="float">
            <text:p>0.0578352</text:p>
          </table:table-cell>
          <table:table-cell office:value-type="float" office:value="0.0590103" calcext:value-type="float">
            <text:p>0.0590103</text:p>
          </table:table-cell>
          <table:table-cell office:value-type="float" office:value="0.0603229" calcext:value-type="float">
            <text:p>0.0603229</text:p>
          </table:table-cell>
          <table:table-cell office:value-type="float" office:value="0.0618514" calcext:value-type="float">
            <text:p>0.0618514</text:p>
          </table:table-cell>
          <table:table-cell office:value-type="float" office:value="0.0634693" calcext:value-type="float">
            <text:p>0.0634693</text:p>
          </table:table-cell>
          <table:table-cell office:value-type="float" office:value="0.0545321" calcext:value-type="float">
            <text:p>0.0545321</text:p>
          </table:table-cell>
          <table:table-cell office:value-type="float" office:value="0.0559455" calcext:value-type="float">
            <text:p>0.0559455</text:p>
          </table:table-cell>
          <table:table-cell office:value-type="float" office:value="0.0571677" calcext:value-type="float">
            <text:p>0.0571677</text:p>
          </table:table-cell>
          <table:table-cell office:value-type="float" office:value="0.0581964" calcext:value-type="float">
            <text:p>0.0581964</text:p>
          </table:table-cell>
          <table:table-cell office:value-type="float" office:value="0.0474285" calcext:value-type="float">
            <text:p>0.0474285</text:p>
          </table:table-cell>
          <table:table-cell office:value-type="float" office:value="0.0488772" calcext:value-type="float">
            <text:p>0.0488772</text:p>
          </table:table-cell>
          <table:table-cell office:value-type="float" office:value="0.0502732" calcext:value-type="float">
            <text:p>0.0502732</text:p>
          </table:table-cell>
          <table:table-cell office:value-type="float" office:value="0.0517262" calcext:value-type="float">
            <text:p>0.0517262</text:p>
          </table:table-cell>
          <table:table-cell office:value-type="float" office:value="0.0528252" calcext:value-type="float">
            <text:p>0.0528252</text:p>
          </table:table-cell>
        </table:table-row>
        <table:table-row table:style-name="ro1">
          <table:table-cell office:value-type="float" office:value="0.054855" calcext:value-type="float">
            <text:p>0.054855</text:p>
          </table:table-cell>
          <table:table-cell office:value-type="float" office:value="0.0566042" calcext:value-type="float">
            <text:p>0.0566042</text:p>
          </table:table-cell>
          <table:table-cell office:value-type="float" office:value="0.0583636" calcext:value-type="float">
            <text:p>0.0583636</text:p>
          </table:table-cell>
          <table:table-cell office:value-type="float" office:value="0.0599631" calcext:value-type="float">
            <text:p>0.0599631</text:p>
          </table:table-cell>
          <table:table-cell office:value-type="float" office:value="0.0512639" calcext:value-type="float">
            <text:p>0.0512639</text:p>
          </table:table-cell>
          <table:table-cell office:value-type="float" office:value="0.0522018" calcext:value-type="float">
            <text:p>0.0522018</text:p>
          </table:table-cell>
          <table:table-cell office:value-type="float" office:value="0.0535991" calcext:value-type="float">
            <text:p>0.0535991</text:p>
          </table:table-cell>
          <table:table-cell office:value-type="float" office:value="0.238218" calcext:value-type="float">
            <text:p>0.238218</text:p>
          </table:table-cell>
          <table:table-cell office:value-type="float" office:value="0.280394" calcext:value-type="float">
            <text:p>0.280394</text:p>
          </table:table-cell>
          <table:table-cell office:value-type="float" office:value="0.04527" calcext:value-type="float">
            <text:p>0.04527</text:p>
          </table:table-cell>
          <table:table-cell office:value-type="float" office:value="0.0330268" calcext:value-type="float">
            <text:p>0.0330268</text:p>
          </table:table-cell>
          <table:table-cell office:value-type="float" office:value="0.0448018" calcext:value-type="float">
            <text:p>0.0448018</text:p>
          </table:table-cell>
          <table:table-cell office:value-type="float" office:value="0.0461404" calcext:value-type="float">
            <text:p>0.0461404</text:p>
          </table:table-cell>
          <table:table-cell office:value-type="float" office:value="0.057678" calcext:value-type="float">
            <text:p>0.057678</text:p>
          </table:table-cell>
          <table:table-cell office:value-type="float" office:value="0.0594034" calcext:value-type="float">
            <text:p>0.0594034</text:p>
          </table:table-cell>
          <table:table-cell office:value-type="float" office:value="0.0605917" calcext:value-type="float">
            <text:p>0.0605917</text:p>
          </table:table-cell>
          <table:table-cell office:value-type="float" office:value="0.0727452" calcext:value-type="float">
            <text:p>0.0727452</text:p>
          </table:table-cell>
          <table:table-cell office:value-type="float" office:value="0.0739519" calcext:value-type="float">
            <text:p>0.0739519</text:p>
          </table:table-cell>
          <table:table-cell office:value-type="float" office:value="0.0532663" calcext:value-type="float">
            <text:p>0.0532663</text:p>
          </table:table-cell>
          <table:table-cell office:value-type="float" office:value="0.0390699" calcext:value-type="float">
            <text:p>0.0390699</text:p>
          </table:table-cell>
          <table:table-cell office:value-type="float" office:value="0.0412149" calcext:value-type="float">
            <text:p>0.0412149</text:p>
          </table:table-cell>
          <table:table-cell office:value-type="float" office:value="0.0427209" calcext:value-type="float">
            <text:p>0.0427209</text:p>
          </table:table-cell>
          <table:table-cell office:value-type="float" office:value="0.0438124" calcext:value-type="float">
            <text:p>0.0438124</text:p>
          </table:table-cell>
          <table:table-cell office:value-type="float" office:value="0.0447548" calcext:value-type="float">
            <text:p>0.0447548</text:p>
          </table:table-cell>
          <table:table-cell office:value-type="float" office:value="0.148839" calcext:value-type="float">
            <text:p>0.148839</text:p>
          </table:table-cell>
        </table:table-row>
        <table:table-row table:style-name="ro1">
          <table:table-cell office:value-type="float" office:value="0.0425348" calcext:value-type="float">
            <text:p>0.0425348</text:p>
          </table:table-cell>
          <table:table-cell office:value-type="float" office:value="0.0411592" calcext:value-type="float">
            <text:p>0.0411592</text:p>
          </table:table-cell>
          <table:table-cell office:value-type="float" office:value="0.0433443" calcext:value-type="float">
            <text:p>0.0433443</text:p>
          </table:table-cell>
          <table:table-cell office:value-type="float" office:value="0.0442191" calcext:value-type="float">
            <text:p>0.0442191</text:p>
          </table:table-cell>
          <table:table-cell office:value-type="float" office:value="0.0459191" calcext:value-type="float">
            <text:p>0.0459191</text:p>
          </table:table-cell>
          <table:table-cell office:value-type="float" office:value="0.0373796" calcext:value-type="float">
            <text:p>0.0373796</text:p>
          </table:table-cell>
          <table:table-cell office:value-type="float" office:value="0.0384848" calcext:value-type="float">
            <text:p>0.0384848</text:p>
          </table:table-cell>
          <table:table-cell office:value-type="float" office:value="0.0406533" calcext:value-type="float">
            <text:p>0.0406533</text:p>
          </table:table-cell>
          <table:table-cell office:value-type="float" office:value="0.0518545" calcext:value-type="float">
            <text:p>0.0518545</text:p>
          </table:table-cell>
          <table:table-cell office:value-type="float" office:value="0.0533623" calcext:value-type="float">
            <text:p>0.0533623</text:p>
          </table:table-cell>
          <table:table-cell office:value-type="float" office:value="0.0648934" calcext:value-type="float">
            <text:p>0.0648934</text:p>
          </table:table-cell>
          <table:table-cell office:value-type="float" office:value="0.043059" calcext:value-type="float">
            <text:p>0.043059</text:p>
          </table:table-cell>
          <table:table-cell office:value-type="float" office:value="0.0445476" calcext:value-type="float">
            <text:p>0.0445476</text:p>
          </table:table-cell>
          <table:table-cell office:value-type="float" office:value="0.0456249" calcext:value-type="float">
            <text:p>0.0456249</text:p>
          </table:table-cell>
          <table:table-cell office:value-type="float" office:value="0.0573376" calcext:value-type="float">
            <text:p>0.0573376</text:p>
          </table:table-cell>
          <table:table-cell office:value-type="float" office:value="0.0588771" calcext:value-type="float">
            <text:p>0.0588771</text:p>
          </table:table-cell>
          <table:table-cell office:value-type="float" office:value="0.0608837" calcext:value-type="float">
            <text:p>0.060883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48043" calcext:value-type="float">
            <text:p>0.0448043</text:p>
          </table:table-cell>
          <table:table-cell office:value-type="float" office:value="0.0560026" calcext:value-type="float">
            <text:p>0.0560026</text:p>
          </table:table-cell>
          <table:table-cell office:value-type="float" office:value="0.149803" calcext:value-type="float">
            <text:p>0.149803</text:p>
          </table:table-cell>
          <table:table-cell office:value-type="float" office:value="0.041029" calcext:value-type="float">
            <text:p>0.041029</text:p>
          </table:table-cell>
          <table:table-cell office:value-type="float" office:value="0.0521073" calcext:value-type="float">
            <text:p>0.0521073</text:p>
          </table:table-cell>
          <table:table-cell office:value-type="float" office:value="0.0344824" calcext:value-type="float">
            <text:p>0.0344824</text:p>
          </table:table-cell>
          <table:table-cell office:value-type="float" office:value="0.0360899" calcext:value-type="float">
            <text:p>0.0360899</text:p>
          </table:table-cell>
        </table:table-row>
        <table:table-row table:style-name="ro1">
          <table:table-cell office:value-type="float" office:value="0.0378515" calcext:value-type="float">
            <text:p>0.0378515</text:p>
          </table:table-cell>
          <table:table-cell office:value-type="float" office:value="0.0496861" calcext:value-type="float">
            <text:p>0.0496861</text:p>
          </table:table-cell>
          <table:table-cell office:value-type="float" office:value="0.0514345" calcext:value-type="float">
            <text:p>0.0514345</text:p>
          </table:table-cell>
          <table:table-cell office:value-type="float" office:value="0.0553551" calcext:value-type="float">
            <text:p>0.0553551</text:p>
          </table:table-cell>
          <table:table-cell office:value-type="float" office:value="0.0681573" calcext:value-type="float">
            <text:p>0.0681573</text:p>
          </table:table-cell>
          <table:table-cell office:value-type="float" office:value="0.0697453" calcext:value-type="float">
            <text:p>0.0697453</text:p>
          </table:table-cell>
          <table:table-cell office:value-type="float" office:value="0.0523402" calcext:value-type="float">
            <text:p>0.0523402</text:p>
          </table:table-cell>
          <table:table-cell office:value-type="float" office:value="0.14562" calcext:value-type="float">
            <text:p>0.14562</text:p>
          </table:table-cell>
          <table:table-cell office:value-type="float" office:value="0.157699" calcext:value-type="float">
            <text:p>0.157699</text:p>
          </table:table-cell>
          <table:table-cell office:value-type="float" office:value="0.180203" calcext:value-type="float">
            <text:p>0.180203</text:p>
          </table:table-cell>
          <table:table-cell office:value-type="float" office:value="0.0990291" calcext:value-type="float">
            <text:p>0.0990291</text:p>
          </table:table-cell>
          <table:table-cell office:value-type="float" office:value="0.0869935" calcext:value-type="float">
            <text:p>0.0869935</text:p>
          </table:table-cell>
          <table:table-cell office:value-type="float" office:value="0.0931919" calcext:value-type="float">
            <text:p>0.0931919</text:p>
          </table:table-cell>
          <table:table-cell office:value-type="float" office:value="0.0850398" calcext:value-type="float">
            <text:p>0.0850398</text:p>
          </table:table-cell>
          <table:table-cell office:value-type="float" office:value="0.0569159" calcext:value-type="float">
            <text:p>0.0569159</text:p>
          </table:table-cell>
          <table:table-cell office:value-type="float" office:value="0.0491766" calcext:value-type="float">
            <text:p>0.0491766</text:p>
          </table:table-cell>
          <table:table-cell office:value-type="float" office:value="0.0508866" calcext:value-type="float">
            <text:p>0.0508866</text:p>
          </table:table-cell>
          <table:table-cell office:value-type="float" office:value="0.052739" calcext:value-type="float">
            <text:p>0.052739</text:p>
          </table:table-cell>
          <table:table-cell office:value-type="float" office:value="0.054872" calcext:value-type="float">
            <text:p>0.054872</text:p>
          </table:table-cell>
          <table:table-cell office:value-type="float" office:value="0.056234" calcext:value-type="float">
            <text:p>0.056234</text:p>
          </table:table-cell>
          <table:table-cell office:value-type="float" office:value="0.0590579" calcext:value-type="float">
            <text:p>0.0590579</text:p>
          </table:table-cell>
          <table:table-cell office:value-type="float" office:value="0.0606111" calcext:value-type="float">
            <text:p>0.0606111</text:p>
          </table:table-cell>
          <table:table-cell office:value-type="float" office:value="0.0631136" calcext:value-type="float">
            <text:p>0.0631136</text:p>
          </table:table-cell>
          <table:table-cell office:value-type="float" office:value="0.0659266" calcext:value-type="float">
            <text:p>0.0659266</text:p>
          </table:table-cell>
          <table:table-cell office:value-type="float" office:value="0.066789" calcext:value-type="float">
            <text:p>0.066789</text:p>
          </table:table-cell>
        </table:table-row>
        <table:table-row table:style-name="ro1">
          <table:table-cell office:value-type="float" office:value="0.0477198" calcext:value-type="float">
            <text:p>0.0477198</text:p>
          </table:table-cell>
          <table:table-cell office:value-type="float" office:value="0.0490742" calcext:value-type="float">
            <text:p>0.0490742</text:p>
          </table:table-cell>
          <table:table-cell office:value-type="float" office:value="0.0504319" calcext:value-type="float">
            <text:p>0.0504319</text:p>
          </table:table-cell>
          <table:table-cell office:value-type="float" office:value="0.0540767" calcext:value-type="float">
            <text:p>0.0540767</text:p>
          </table:table-cell>
          <table:table-cell office:value-type="float" office:value="0.056023" calcext:value-type="float">
            <text:p>0.056023</text:p>
          </table:table-cell>
          <table:table-cell office:value-type="float" office:value="0.0357687" calcext:value-type="float">
            <text:p>0.0357687</text:p>
          </table:table-cell>
          <table:table-cell office:value-type="float" office:value="0.0379712" calcext:value-type="float">
            <text:p>0.0379712</text:p>
          </table:table-cell>
          <table:table-cell office:value-type="float" office:value="0.0398135" calcext:value-type="float">
            <text:p>0.0398135</text:p>
          </table:table-cell>
          <table:table-cell office:value-type="float" office:value="0.144541" calcext:value-type="float">
            <text:p>0.144541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0373474" calcext:value-type="float">
            <text:p>0.0373474</text:p>
          </table:table-cell>
          <table:table-cell office:value-type="float" office:value="0.0393894" calcext:value-type="float">
            <text:p>0.0393894</text:p>
          </table:table-cell>
          <table:table-cell office:value-type="float" office:value="0.0515165" calcext:value-type="float">
            <text:p>0.0515165</text:p>
          </table:table-cell>
          <table:table-cell office:value-type="float" office:value="0.0640192" calcext:value-type="float">
            <text:p>0.0640192</text:p>
          </table:table-cell>
          <table:table-cell office:value-type="float" office:value="0.0648315" calcext:value-type="float">
            <text:p>0.0648315</text:p>
          </table:table-cell>
          <table:table-cell office:value-type="float" office:value="0.0568624" calcext:value-type="float">
            <text:p>0.0568624</text:p>
          </table:table-cell>
          <table:table-cell office:value-type="float" office:value="0.0390416" calcext:value-type="float">
            <text:p>0.0390416</text:p>
          </table:table-cell>
          <table:table-cell office:value-type="float" office:value="0.040714" calcext:value-type="float">
            <text:p>0.040714</text:p>
          </table:table-cell>
          <table:table-cell office:value-type="float" office:value="0.0422719" calcext:value-type="float">
            <text:p>0.0422719</text:p>
          </table:table-cell>
          <table:table-cell office:value-type="float" office:value="0.0649267" calcext:value-type="float">
            <text:p>0.0649267</text:p>
          </table:table-cell>
          <table:table-cell office:value-type="float" office:value="0.0371096" calcext:value-type="float">
            <text:p>0.0371096</text:p>
          </table:table-cell>
          <table:table-cell office:value-type="float" office:value="0.0383602" calcext:value-type="float">
            <text:p>0.0383602</text:p>
          </table:table-cell>
          <table:table-cell office:value-type="float" office:value="0.0497068" calcext:value-type="float">
            <text:p>0.0497068</text:p>
          </table:table-cell>
          <table:table-cell office:value-type="float" office:value="0.0514855" calcext:value-type="float">
            <text:p>0.0514855</text:p>
          </table:table-cell>
          <table:table-cell office:value-type="float" office:value="0.0527331" calcext:value-type="float">
            <text:p>0.0527331</text:p>
          </table:table-cell>
        </table:table-row>
        <table:table-row table:style-name="ro1">
          <table:table-cell office:value-type="float" office:value="0.0550588" calcext:value-type="float">
            <text:p>0.0550588</text:p>
          </table:table-cell>
          <table:table-cell office:value-type="float" office:value="0.0575505" calcext:value-type="float">
            <text:p>0.0575505</text:p>
          </table:table-cell>
          <table:table-cell office:value-type="float" office:value="0.0588487" calcext:value-type="float">
            <text:p>0.058848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21961" calcext:value-type="float">
            <text:p>0.0621961</text:p>
          </table:table-cell>
          <table:table-cell office:value-type="float" office:value="0.0646141" calcext:value-type="float">
            <text:p>0.0646141</text:p>
          </table:table-cell>
          <table:table-cell office:value-type="float" office:value="0.0468443" calcext:value-type="float">
            <text:p>0.0468443</text:p>
          </table:table-cell>
          <table:table-cell office:value-type="float" office:value="0.0477547" calcext:value-type="float">
            <text:p>0.0477547</text:p>
          </table:table-cell>
          <table:table-cell office:value-type="float" office:value="0.0496839" calcext:value-type="float">
            <text:p>0.0496839</text:p>
          </table:table-cell>
          <table:table-cell office:value-type="float" office:value="0.0512505" calcext:value-type="float">
            <text:p>0.0512505</text:p>
          </table:table-cell>
          <table:table-cell office:value-type="float" office:value="0.0536496" calcext:value-type="float">
            <text:p>0.0536496</text:p>
          </table:table-cell>
          <table:table-cell office:value-type="float" office:value="0.0558822" calcext:value-type="float">
            <text:p>0.0558822</text:p>
          </table:table-cell>
          <table:table-cell office:value-type="float" office:value="0.0572692" calcext:value-type="float">
            <text:p>0.0572692</text:p>
          </table:table-cell>
          <table:table-cell office:value-type="float" office:value="0.0596232" calcext:value-type="float">
            <text:p>0.0596232</text:p>
          </table:table-cell>
          <table:table-cell office:value-type="float" office:value="0.0607971" calcext:value-type="float">
            <text:p>0.0607971</text:p>
          </table:table-cell>
          <table:table-cell office:value-type="float" office:value="0.0426486" calcext:value-type="float">
            <text:p>0.0426486</text:p>
          </table:table-cell>
          <table:table-cell office:value-type="float" office:value="0.0452105" calcext:value-type="float">
            <text:p>0.0452105</text:p>
          </table:table-cell>
          <table:table-cell office:value-type="float" office:value="0.0378452" calcext:value-type="float">
            <text:p>0.0378452</text:p>
          </table:table-cell>
          <table:table-cell office:value-type="float" office:value="0.0386162" calcext:value-type="float">
            <text:p>0.0386162</text:p>
          </table:table-cell>
          <table:table-cell office:value-type="float" office:value="0.0504474" calcext:value-type="float">
            <text:p>0.0504474</text:p>
          </table:table-cell>
          <table:table-cell office:value-type="float" office:value="0.0524434" calcext:value-type="float">
            <text:p>0.0524434</text:p>
          </table:table-cell>
          <table:table-cell office:value-type="float" office:value="0.053448" calcext:value-type="float">
            <text:p>0.053448</text:p>
          </table:table-cell>
          <table:table-cell office:value-type="float" office:value="0.0421713" calcext:value-type="float">
            <text:p>0.0421713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563989" calcext:value-type="float">
            <text:p>0.0563989</text:p>
          </table:table-cell>
        </table:table-row>
        <table:table-row table:style-name="ro1">
          <table:table-cell office:value-type="float" office:value="0.0584242" calcext:value-type="float">
            <text:p>0.0584242</text:p>
          </table:table-cell>
          <table:table-cell office:value-type="float" office:value="0.0606967" calcext:value-type="float">
            <text:p>0.0606967</text:p>
          </table:table-cell>
          <table:table-cell office:value-type="float" office:value="0.0627752" calcext:value-type="float">
            <text:p>0.0627752</text:p>
          </table:table-cell>
          <table:table-cell office:value-type="float" office:value="0.0397758" calcext:value-type="float">
            <text:p>0.0397758</text:p>
          </table:table-cell>
          <table:table-cell office:value-type="float" office:value="0.0520752" calcext:value-type="float">
            <text:p>0.0520752</text:p>
          </table:table-cell>
          <table:table-cell office:value-type="float" office:value="0.0535396" calcext:value-type="float">
            <text:p>0.0535396</text:p>
          </table:table-cell>
          <table:table-cell office:value-type="float" office:value="0.0556511" calcext:value-type="float">
            <text:p>0.0556511</text:p>
          </table:table-cell>
          <table:table-cell office:value-type="float" office:value="0.0576002" calcext:value-type="float">
            <text:p>0.0576002</text:p>
          </table:table-cell>
          <table:table-cell office:value-type="float" office:value="0.0607545" calcext:value-type="float">
            <text:p>0.0607545</text:p>
          </table:table-cell>
          <table:table-cell office:value-type="float" office:value="0.0618623" calcext:value-type="float">
            <text:p>0.0618623</text:p>
          </table:table-cell>
          <table:table-cell office:value-type="float" office:value="0.0532155" calcext:value-type="float">
            <text:p>0.0532155</text:p>
          </table:table-cell>
          <table:table-cell office:value-type="float" office:value="0.076275" calcext:value-type="float">
            <text:p>0.076275</text:p>
          </table:table-cell>
          <table:table-cell office:value-type="float" office:value="0.0776213" calcext:value-type="float">
            <text:p>0.0776213</text:p>
          </table:table-cell>
          <table:table-cell office:value-type="float" office:value="0.0699346" calcext:value-type="float">
            <text:p>0.0699346</text:p>
          </table:table-cell>
          <table:table-cell office:value-type="float" office:value="0.0708966" calcext:value-type="float">
            <text:p>0.0708966</text:p>
          </table:table-cell>
          <table:table-cell office:value-type="float" office:value="0.0623923" calcext:value-type="float">
            <text:p>0.0623923</text:p>
          </table:table-cell>
          <table:table-cell office:value-type="float" office:value="0.0643417" calcext:value-type="float">
            <text:p>0.0643417</text:p>
          </table:table-cell>
          <table:table-cell office:value-type="float" office:value="0.0551222" calcext:value-type="float">
            <text:p>0.0551222</text:p>
          </table:table-cell>
          <table:table-cell office:value-type="float" office:value="0.0571699" calcext:value-type="float">
            <text:p>0.0571699</text:p>
          </table:table-cell>
          <table:table-cell office:value-type="float" office:value="0.0591507" calcext:value-type="float">
            <text:p>0.0591507</text:p>
          </table:table-cell>
          <table:table-cell office:value-type="float" office:value="0.0603734" calcext:value-type="float">
            <text:p>0.0603734</text:p>
          </table:table-cell>
          <table:table-cell office:value-type="float" office:value="0.0414115" calcext:value-type="float">
            <text:p>0.0414115</text:p>
          </table:table-cell>
          <table:table-cell office:value-type="float" office:value="0.0428636" calcext:value-type="float">
            <text:p>0.0428636</text:p>
          </table:table-cell>
          <table:table-cell office:value-type="float" office:value="0.0451989" calcext:value-type="float">
            <text:p>0.0451989</text:p>
          </table:table-cell>
          <table:table-cell office:value-type="float" office:value="0.0462755" calcext:value-type="float">
            <text:p>0.0462755</text:p>
          </table:table-cell>
        </table:table-row>
        <table:table-row table:style-name="ro1">
          <table:table-cell office:value-type="float" office:value="0.059832" calcext:value-type="float">
            <text:p>0.059832</text:p>
          </table:table-cell>
          <table:table-cell office:value-type="float" office:value="0.0627019" calcext:value-type="float">
            <text:p>0.0627019</text:p>
          </table:table-cell>
          <table:table-cell office:value-type="float" office:value="0.0646418" calcext:value-type="float">
            <text:p>0.0646418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573088" calcext:value-type="float">
            <text:p>0.0573088</text:p>
          </table:table-cell>
          <table:table-cell office:value-type="float" office:value="0.0587947" calcext:value-type="float">
            <text:p>0.0587947</text:p>
          </table:table-cell>
          <table:table-cell office:value-type="float" office:value="0.0609198" calcext:value-type="float">
            <text:p>0.0609198</text:p>
          </table:table-cell>
          <table:table-cell office:value-type="float" office:value="0.0623653" calcext:value-type="float">
            <text:p>0.0623653</text:p>
          </table:table-cell>
          <table:table-cell office:value-type="float" office:value="0.0536105" calcext:value-type="float">
            <text:p>0.0536105</text:p>
          </table:table-cell>
          <table:table-cell office:value-type="float" office:value="0.0558866" calcext:value-type="float">
            <text:p>0.0558866</text:p>
          </table:table-cell>
          <table:table-cell office:value-type="float" office:value="0.0576258" calcext:value-type="float">
            <text:p>0.0576258</text:p>
          </table:table-cell>
          <table:table-cell office:value-type="float" office:value="0.0590884" calcext:value-type="float">
            <text:p>0.0590884</text:p>
          </table:table-cell>
          <table:table-cell office:value-type="float" office:value="0.0619606" calcext:value-type="float">
            <text:p>0.0619606</text:p>
          </table:table-cell>
          <table:table-cell office:value-type="float" office:value="0.0628598" calcext:value-type="float">
            <text:p>0.0628598</text:p>
          </table:table-cell>
          <table:table-cell office:value-type="float" office:value="0.0550268" calcext:value-type="float">
            <text:p>0.0550268</text:p>
          </table:table-cell>
          <table:table-cell office:value-type="float" office:value="0.0561487" calcext:value-type="float">
            <text:p>0.0561487</text:p>
          </table:table-cell>
          <table:table-cell office:value-type="float" office:value="0.0581113" calcext:value-type="float">
            <text:p>0.0581113</text:p>
          </table:table-cell>
          <table:table-cell office:value-type="float" office:value="0.0599724" calcext:value-type="float">
            <text:p>0.0599724</text:p>
          </table:table-cell>
          <table:table-cell office:value-type="float" office:value="0.0518129" calcext:value-type="float">
            <text:p>0.0518129</text:p>
          </table:table-cell>
          <table:table-cell office:value-type="float" office:value="0.0563094" calcext:value-type="float">
            <text:p>0.0563094</text:p>
          </table:table-cell>
          <table:table-cell office:value-type="float" office:value="0.0550163" calcext:value-type="float">
            <text:p>0.0550163</text:p>
          </table:table-cell>
          <table:table-cell office:value-type="float" office:value="0.0569091" calcext:value-type="float">
            <text:p>0.0569091</text:p>
          </table:table-cell>
          <table:table-cell office:value-type="float" office:value="0.0587301" calcext:value-type="float">
            <text:p>0.0587301</text:p>
          </table:table-cell>
          <table:table-cell office:value-type="float" office:value="0.0612367" calcext:value-type="float">
            <text:p>0.0612367</text:p>
          </table:table-cell>
          <table:table-cell office:value-type="float" office:value="0.0656493" calcext:value-type="float">
            <text:p>0.0656493</text:p>
          </table:table-cell>
        </table:table-row>
        <table:table-row table:style-name="ro1">
          <table:table-cell office:value-type="float" office:value="0.0531737" calcext:value-type="float">
            <text:p>0.0531737</text:p>
          </table:table-cell>
          <table:table-cell office:value-type="float" office:value="0.0552887" calcext:value-type="float">
            <text:p>0.0552887</text:p>
          </table:table-cell>
          <table:table-cell office:value-type="float" office:value="0.0577166" calcext:value-type="float">
            <text:p>0.0577166</text:p>
          </table:table-cell>
          <table:table-cell office:value-type="float" office:value="0.0387135" calcext:value-type="float">
            <text:p>0.0387135</text:p>
          </table:table-cell>
          <table:table-cell office:value-type="float" office:value="0.0496386" calcext:value-type="float">
            <text:p>0.0496386</text:p>
          </table:table-cell>
          <table:table-cell office:value-type="float" office:value="0.0611143" calcext:value-type="float">
            <text:p>0.0611143</text:p>
          </table:table-cell>
          <table:table-cell office:value-type="float" office:value="0.0626488" calcext:value-type="float">
            <text:p>0.0626488</text:p>
          </table:table-cell>
          <table:table-cell office:value-type="float" office:value="0.064019" calcext:value-type="float">
            <text:p>0.064019</text:p>
          </table:table-cell>
          <table:table-cell office:value-type="float" office:value="0.0656617" calcext:value-type="float">
            <text:p>0.0656617</text:p>
          </table:table-cell>
          <table:table-cell office:value-type="float" office:value="0.0571912" calcext:value-type="float">
            <text:p>0.0571912</text:p>
          </table:table-cell>
          <table:table-cell office:value-type="float" office:value="0.0591159" calcext:value-type="float">
            <text:p>0.0591159</text:p>
          </table:table-cell>
          <table:table-cell office:value-type="float" office:value="0.0603427" calcext:value-type="float">
            <text:p>0.0603427</text:p>
          </table:table-cell>
          <table:table-cell office:value-type="float" office:value="0.0632242" calcext:value-type="float">
            <text:p>0.0632242</text:p>
          </table:table-cell>
          <table:table-cell office:value-type="float" office:value="0.0462421" calcext:value-type="float">
            <text:p>0.0462421</text:p>
          </table:table-cell>
          <table:table-cell office:value-type="float" office:value="0.0478282" calcext:value-type="float">
            <text:p>0.0478282</text:p>
          </table:table-cell>
          <table:table-cell office:value-type="float" office:value="0.068711" calcext:value-type="float">
            <text:p>0.068711</text:p>
          </table:table-cell>
          <table:table-cell office:value-type="float" office:value="0.0696733" calcext:value-type="float">
            <text:p>0.0696733</text:p>
          </table:table-cell>
          <table:table-cell office:value-type="float" office:value="0.0914196" calcext:value-type="float">
            <text:p>0.0914196</text:p>
          </table:table-cell>
          <table:table-cell office:value-type="float" office:value="0.0944125" calcext:value-type="float">
            <text:p>0.0944125</text:p>
          </table:table-cell>
          <table:table-cell office:value-type="float" office:value="0.0821152" calcext:value-type="float">
            <text:p>0.0821152</text:p>
          </table:table-cell>
          <table:table-cell office:value-type="float" office:value="0.0643659" calcext:value-type="float">
            <text:p>0.0643659</text:p>
          </table:table-cell>
          <table:table-cell office:value-type="float" office:value="0.0565026" calcext:value-type="float">
            <text:p>0.0565026</text:p>
          </table:table-cell>
          <table:table-cell office:value-type="float" office:value="0.0579953" calcext:value-type="float">
            <text:p>0.0579953</text:p>
          </table:table-cell>
          <table:table-cell office:value-type="float" office:value="0.0594061" calcext:value-type="float">
            <text:p>0.0594061</text:p>
          </table:table-cell>
          <table:table-cell office:value-type="float" office:value="0.122232" calcext:value-type="float">
            <text:p>0.122232</text:p>
          </table:table-cell>
        </table:table-row>
        <table:table-row table:style-name="ro1">
          <table:table-cell office:value-type="float" office:value="0.0410927" calcext:value-type="float">
            <text:p>0.0410927</text:p>
          </table:table-cell>
          <table:table-cell office:value-type="float" office:value="0.0439882" calcext:value-type="float">
            <text:p>0.0439882</text:p>
          </table:table-cell>
          <table:table-cell office:value-type="float" office:value="0.0454513" calcext:value-type="float">
            <text:p>0.0454513</text:p>
          </table:table-cell>
          <table:table-cell office:value-type="float" office:value="0.0576304" calcext:value-type="float">
            <text:p>0.0576304</text:p>
          </table:table-cell>
          <table:table-cell office:value-type="float" office:value="0.0606237" calcext:value-type="float">
            <text:p>0.0606237</text:p>
          </table:table-cell>
          <table:table-cell office:value-type="float" office:value="0.0642369" calcext:value-type="float">
            <text:p>0.0642369</text:p>
          </table:table-cell>
          <table:table-cell office:value-type="float" office:value="0.0562303" calcext:value-type="float">
            <text:p>0.0562303</text:p>
          </table:table-cell>
          <table:table-cell office:value-type="float" office:value="0.0579805" calcext:value-type="float">
            <text:p>0.0579805</text:p>
          </table:table-cell>
          <table:table-cell office:value-type="float" office:value="0.0594528" calcext:value-type="float">
            <text:p>0.0594528</text:p>
          </table:table-cell>
          <table:table-cell office:value-type="float" office:value="0.0627923" calcext:value-type="float">
            <text:p>0.0627923</text:p>
          </table:table-cell>
          <table:table-cell office:value-type="float" office:value="0.0758926" calcext:value-type="float">
            <text:p>0.0758926</text:p>
          </table:table-cell>
          <table:table-cell office:value-type="float" office:value="0.078857" calcext:value-type="float">
            <text:p>0.078857</text:p>
          </table:table-cell>
          <table:table-cell office:value-type="float" office:value="0.0708068" calcext:value-type="float">
            <text:p>0.0708068</text:p>
          </table:table-cell>
          <table:table-cell office:value-type="float" office:value="0.0732113" calcext:value-type="float">
            <text:p>0.0732113</text:p>
          </table:table-cell>
          <table:table-cell office:value-type="float" office:value="0.0763247" calcext:value-type="float">
            <text:p>0.0763247</text:p>
          </table:table-cell>
          <table:table-cell office:value-type="float" office:value="0.067743" calcext:value-type="float">
            <text:p>0.067743</text:p>
          </table:table-cell>
          <table:table-cell office:value-type="float" office:value="0.0719234" calcext:value-type="float">
            <text:p>0.0719234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0.0778313" calcext:value-type="float">
            <text:p>0.0778313</text:p>
          </table:table-cell>
          <table:table-cell office:value-type="float" office:value="0.0696132" calcext:value-type="float">
            <text:p>0.0696132</text:p>
          </table:table-cell>
          <table:table-cell office:value-type="float" office:value="0.072899" calcext:value-type="float">
            <text:p>0.072899</text:p>
          </table:table-cell>
          <table:table-cell office:value-type="float" office:value="0.0643715" calcext:value-type="float">
            <text:p>0.0643715</text:p>
          </table:table-cell>
          <table:table-cell office:value-type="float" office:value="0.169067" calcext:value-type="float">
            <text:p>0.169067</text:p>
          </table:table-cell>
          <table:table-cell office:value-type="float" office:value="0.168129" calcext:value-type="float">
            <text:p>0.168129</text:p>
          </table:table-cell>
          <table:table-cell office:value-type="float" office:value="0.0497031" calcext:value-type="float">
            <text:p>0.0497031</text:p>
          </table:table-cell>
        </table:table-row>
        <table:table-row table:style-name="ro1">
          <table:table-cell office:value-type="float" office:value="0.0509285" calcext:value-type="float">
            <text:p>0.0509285</text:p>
          </table:table-cell>
          <table:table-cell office:value-type="float" office:value="0.0533587" calcext:value-type="float">
            <text:p>0.0533587</text:p>
          </table:table-cell>
          <table:table-cell office:value-type="float" office:value="0.055224" calcext:value-type="float">
            <text:p>0.055224</text:p>
          </table:table-cell>
          <table:table-cell office:value-type="float" office:value="0.0568976" calcext:value-type="float">
            <text:p>0.0568976</text:p>
          </table:table-cell>
          <table:table-cell office:value-type="float" office:value="0.0590293" calcext:value-type="float">
            <text:p>0.0590293</text:p>
          </table:table-cell>
          <table:table-cell office:value-type="float" office:value="0.0610919" calcext:value-type="float">
            <text:p>0.0610919</text:p>
          </table:table-cell>
          <table:table-cell office:value-type="float" office:value="0.0635037" calcext:value-type="float">
            <text:p>0.0635037</text:p>
          </table:table-cell>
          <table:table-cell office:value-type="float" office:value="0.0468259" calcext:value-type="float">
            <text:p>0.0468259</text:p>
          </table:table-cell>
          <table:table-cell office:value-type="float" office:value="0.0482067" calcext:value-type="float">
            <text:p>0.0482067</text:p>
          </table:table-cell>
          <table:table-cell office:value-type="float" office:value="0.0608372" calcext:value-type="float">
            <text:p>0.0608372</text:p>
          </table:table-cell>
          <table:table-cell office:value-type="float" office:value="0.052096" calcext:value-type="float">
            <text:p>0.052096</text:p>
          </table:table-cell>
          <table:table-cell office:value-type="float" office:value="0.0542223" calcext:value-type="float">
            <text:p>0.0542223</text:p>
          </table:table-cell>
          <table:table-cell office:value-type="float" office:value="0.0562992" calcext:value-type="float">
            <text:p>0.0562992</text:p>
          </table:table-cell>
          <table:table-cell office:value-type="float" office:value="0.0576266" calcext:value-type="float">
            <text:p>0.0576266</text:p>
          </table:table-cell>
          <table:table-cell office:value-type="float" office:value="0.049769" calcext:value-type="float">
            <text:p>0.049769</text:p>
          </table:table-cell>
          <table:table-cell office:value-type="float" office:value="0.050486" calcext:value-type="float">
            <text:p>0.050486</text:p>
          </table:table-cell>
          <table:table-cell office:value-type="float" office:value="0.0724069" calcext:value-type="float">
            <text:p>0.0724069</text:p>
          </table:table-cell>
          <table:table-cell office:value-type="float" office:value="0.0741711" calcext:value-type="float">
            <text:p>0.0741711</text:p>
          </table:table-cell>
          <table:table-cell office:value-type="float" office:value="0.0654092" calcext:value-type="float">
            <text:p>0.0654092</text:p>
          </table:table-cell>
          <table:table-cell office:value-type="float" office:value="0.0671827" calcext:value-type="float">
            <text:p>0.0671827</text:p>
          </table:table-cell>
          <table:table-cell office:value-type="float" office:value="0.24337" calcext:value-type="float">
            <text:p>0.24337</text:p>
          </table:table-cell>
          <table:table-cell office:value-type="float" office:value="0.246339" calcext:value-type="float">
            <text:p>0.246339</text:p>
          </table:table-cell>
          <table:table-cell office:value-type="float" office:value="0.0638055" calcext:value-type="float">
            <text:p>0.0638055</text:p>
          </table:table-cell>
          <table:table-cell office:value-type="float" office:value="0.0475691" calcext:value-type="float">
            <text:p>0.0475691</text:p>
          </table:table-cell>
          <table:table-cell office:value-type="float" office:value="0.0560946" calcext:value-type="float">
            <text:p>0.0560946</text:p>
          </table:table-cell>
        </table:table-row>
        <table:table-row table:style-name="ro1">
          <table:table-cell office:value-type="float" office:value="0.0601157" calcext:value-type="float">
            <text:p>0.0601157</text:p>
          </table:table-cell>
          <table:table-cell office:value-type="float" office:value="0.0626527" calcext:value-type="float">
            <text:p>0.0626527</text:p>
          </table:table-cell>
          <table:table-cell office:value-type="float" office:value="0.0545119" calcext:value-type="float">
            <text:p>0.0545119</text:p>
          </table:table-cell>
          <table:table-cell office:value-type="float" office:value="0.0560884" calcext:value-type="float">
            <text:p>0.0560884</text:p>
          </table:table-cell>
          <table:table-cell office:value-type="float" office:value="0.0584744" calcext:value-type="float">
            <text:p>0.0584744</text:p>
          </table:table-cell>
          <table:table-cell office:value-type="float" office:value="0.0608545" calcext:value-type="float">
            <text:p>0.0608545</text:p>
          </table:table-cell>
          <table:table-cell office:value-type="float" office:value="0.0625878" calcext:value-type="float">
            <text:p>0.0625878</text:p>
          </table:table-cell>
          <table:table-cell office:value-type="float" office:value="0.0654596" calcext:value-type="float">
            <text:p>0.0654596</text:p>
          </table:table-cell>
          <table:table-cell office:value-type="float" office:value="0.0565573" calcext:value-type="float">
            <text:p>0.0565573</text:p>
          </table:table-cell>
          <table:table-cell office:value-type="float" office:value="0.0592428" calcext:value-type="float">
            <text:p>0.0592428</text:p>
          </table:table-cell>
          <table:table-cell office:value-type="float" office:value="0.0651178" calcext:value-type="float">
            <text:p>0.0651178</text:p>
          </table:table-cell>
          <table:table-cell office:value-type="float" office:value="0.0772585" calcext:value-type="float">
            <text:p>0.0772585</text:p>
          </table:table-cell>
          <table:table-cell office:value-type="float" office:value="0.0784378" calcext:value-type="float">
            <text:p>0.0784378</text:p>
          </table:table-cell>
          <table:table-cell office:value-type="float" office:value="0.0488424" calcext:value-type="float">
            <text:p>0.0488424</text:p>
          </table:table-cell>
          <table:table-cell office:value-type="float" office:value="0.0507296" calcext:value-type="float">
            <text:p>0.0507296</text:p>
          </table:table-cell>
          <table:table-cell office:value-type="float" office:value="0.0527699" calcext:value-type="float">
            <text:p>0.0527699</text:p>
          </table:table-cell>
          <table:table-cell office:value-type="float" office:value="0.054105" calcext:value-type="float">
            <text:p>0.054105</text:p>
          </table:table-cell>
          <table:table-cell office:value-type="float" office:value="0.0568037" calcext:value-type="float">
            <text:p>0.0568037</text:p>
          </table:table-cell>
          <table:table-cell office:value-type="float" office:value="0.0590805" calcext:value-type="float">
            <text:p>0.0590805</text:p>
          </table:table-cell>
          <table:table-cell office:value-type="float" office:value="0.0606998" calcext:value-type="float">
            <text:p>0.0606998</text:p>
          </table:table-cell>
          <table:table-cell office:value-type="float" office:value="0.0638704" calcext:value-type="float">
            <text:p>0.0638704</text:p>
          </table:table-cell>
          <table:table-cell office:value-type="float" office:value="0.0552202" calcext:value-type="float">
            <text:p>0.0552202</text:p>
          </table:table-cell>
          <table:table-cell office:value-type="float" office:value="0.0576615" calcext:value-type="float">
            <text:p>0.0576615</text:p>
          </table:table-cell>
          <table:table-cell office:value-type="float" office:value="0.0608742" calcext:value-type="float">
            <text:p>0.0608742</text:p>
          </table:table-cell>
          <table:table-cell office:value-type="float" office:value="0.0639016" calcext:value-type="float">
            <text:p>0.0639016</text:p>
          </table:table-cell>
        </table:table-row>
        <table:table-row table:style-name="ro1">
          <table:table-cell office:value-type="float" office:value="0.0656167" calcext:value-type="float">
            <text:p>0.0656167</text:p>
          </table:table-cell>
          <table:table-cell office:value-type="float" office:value="0.0672511" calcext:value-type="float">
            <text:p>0.0672511</text:p>
          </table:table-cell>
          <table:table-cell office:value-type="float" office:value="0.0700656" calcext:value-type="float">
            <text:p>0.0700656</text:p>
          </table:table-cell>
          <table:table-cell office:value-type="float" office:value="0.0615669" calcext:value-type="float">
            <text:p>0.0615669</text:p>
          </table:table-cell>
          <table:table-cell office:value-type="float" office:value="0.0637831" calcext:value-type="float">
            <text:p>0.0637831</text:p>
          </table:table-cell>
          <table:table-cell office:value-type="float" office:value="0.0455296" calcext:value-type="float">
            <text:p>0.0455296</text:p>
          </table:table-cell>
          <table:table-cell office:value-type="float" office:value="0.0570911" calcext:value-type="float">
            <text:p>0.0570911</text:p>
          </table:table-cell>
          <table:table-cell office:value-type="float" office:value="0.059531" calcext:value-type="float">
            <text:p>0.059531</text:p>
          </table:table-cell>
          <table:table-cell office:value-type="float" office:value="0.0384266" calcext:value-type="float">
            <text:p>0.0384266</text:p>
          </table:table-cell>
          <table:table-cell office:value-type="float" office:value="0.0296208" calcext:value-type="float">
            <text:p>0.0296208</text:p>
          </table:table-cell>
          <table:table-cell office:value-type="float" office:value="0.0417475" calcext:value-type="float">
            <text:p>0.0417475</text:p>
          </table:table-cell>
          <table:table-cell office:value-type="float" office:value="0.0531516" calcext:value-type="float">
            <text:p>0.0531516</text:p>
          </table:table-cell>
          <table:table-cell office:value-type="float" office:value="0.0595439" calcext:value-type="float">
            <text:p>0.0595439</text:p>
          </table:table-cell>
          <table:table-cell office:value-type="float" office:value="0.0609719" calcext:value-type="float">
            <text:p>0.0609719</text:p>
          </table:table-cell>
          <table:table-cell office:value-type="float" office:value="0.056493" calcext:value-type="float">
            <text:p>0.056493</text:p>
          </table:table-cell>
          <table:table-cell office:value-type="float" office:value="0.0588807" calcext:value-type="float">
            <text:p>0.0588807</text:p>
          </table:table-cell>
          <table:table-cell office:value-type="float" office:value="0.0598757" calcext:value-type="float">
            <text:p>0.0598757</text:p>
          </table:table-cell>
          <table:table-cell office:value-type="float" office:value="0.0620401" calcext:value-type="float">
            <text:p>0.0620401</text:p>
          </table:table-cell>
          <table:table-cell office:value-type="float" office:value="0.0541817" calcext:value-type="float">
            <text:p>0.0541817</text:p>
          </table:table-cell>
          <table:table-cell office:value-type="float" office:value="0.0558258" calcext:value-type="float">
            <text:p>0.0558258</text:p>
          </table:table-cell>
          <table:table-cell office:value-type="float" office:value="0.455522" calcext:value-type="float">
            <text:p>0.455522</text:p>
          </table:table-cell>
          <table:table-cell office:value-type="float" office:value="0.569672" calcext:value-type="float">
            <text:p>0.569672</text:p>
          </table:table-cell>
          <table:table-cell office:value-type="float" office:value="0.552368" calcext:value-type="float">
            <text:p>0.552368</text:p>
          </table:table-cell>
          <table:table-cell office:value-type="float" office:value="0.0803922" calcext:value-type="float">
            <text:p>0.0803922</text:p>
          </table:table-cell>
          <table:table-cell office:value-type="float" office:value="0.0674559" calcext:value-type="float">
            <text:p>0.0674559</text:p>
          </table:table-cell>
        </table:table-row>
        <table:table-row table:style-name="ro1">
          <table:table-cell office:value-type="float" office:value="0.0724393" calcext:value-type="float">
            <text:p>0.0724393</text:p>
          </table:table-cell>
          <table:table-cell office:value-type="float" office:value="0.0640039" calcext:value-type="float">
            <text:p>0.0640039</text:p>
          </table:table-cell>
          <table:table-cell office:value-type="float" office:value="0.0562982" calcext:value-type="float">
            <text:p>0.0562982</text:p>
          </table:table-cell>
          <table:table-cell office:value-type="float" office:value="0.0579484" calcext:value-type="float">
            <text:p>0.0579484</text:p>
          </table:table-cell>
          <table:table-cell office:value-type="float" office:value="0.0590604" calcext:value-type="float">
            <text:p>0.0590604</text:p>
          </table:table-cell>
          <table:table-cell office:value-type="float" office:value="0.0814322" calcext:value-type="float">
            <text:p>0.0814322</text:p>
          </table:table-cell>
          <table:table-cell office:value-type="float" office:value="0.0825381" calcext:value-type="float">
            <text:p>0.0825381</text:p>
          </table:table-cell>
          <table:table-cell office:value-type="float" office:value="0.051547" calcext:value-type="float">
            <text:p>0.051547</text:p>
          </table:table-cell>
          <table:table-cell office:value-type="float" office:value="0.0531417" calcext:value-type="float">
            <text:p>0.0531417</text:p>
          </table:table-cell>
          <table:table-cell office:value-type="float" office:value="0.0547095" calcext:value-type="float">
            <text:p>0.0547095</text:p>
          </table:table-cell>
          <table:table-cell office:value-type="float" office:value="0.0561687" calcext:value-type="float">
            <text:p>0.0561687</text:p>
          </table:table-cell>
          <table:table-cell office:value-type="float" office:value="0.0789242" calcext:value-type="float">
            <text:p>0.0789242</text:p>
          </table:table-cell>
          <table:table-cell office:value-type="float" office:value="0.0808574" calcext:value-type="float">
            <text:p>0.0808574</text:p>
          </table:table-cell>
          <table:table-cell office:value-type="float" office:value="0.0720235" calcext:value-type="float">
            <text:p>0.0720235</text:p>
          </table:table-cell>
          <table:table-cell office:value-type="float" office:value="0.0523266" calcext:value-type="float">
            <text:p>0.0523266</text:p>
          </table:table-cell>
          <table:table-cell office:value-type="float" office:value="0.0437022" calcext:value-type="float">
            <text:p>0.0437022</text:p>
          </table:table-cell>
          <table:table-cell office:value-type="float" office:value="0.0454306" calcext:value-type="float">
            <text:p>0.0454306</text:p>
          </table:table-cell>
          <table:table-cell office:value-type="float" office:value="0.0464275" calcext:value-type="float">
            <text:p>0.0464275</text:p>
          </table:table-cell>
          <table:table-cell office:value-type="float" office:value="0.0587695" calcext:value-type="float">
            <text:p>0.0587695</text:p>
          </table:table-cell>
          <table:table-cell office:value-type="float" office:value="0.0597656" calcext:value-type="float">
            <text:p>0.0597656</text:p>
          </table:table-cell>
          <table:table-cell office:value-type="float" office:value="0.0610944" calcext:value-type="float">
            <text:p>0.0610944</text:p>
          </table:table-cell>
          <table:table-cell office:value-type="float" office:value="0.0520617" calcext:value-type="float">
            <text:p>0.0520617</text:p>
          </table:table-cell>
          <table:table-cell office:value-type="float" office:value="0.0538379" calcext:value-type="float">
            <text:p>0.0538379</text:p>
          </table:table-cell>
          <table:table-cell office:value-type="float" office:value="0.0362642" calcext:value-type="float">
            <text:p>0.0362642</text:p>
          </table:table-cell>
          <table:table-cell office:value-type="float" office:value="0.0480052" calcext:value-type="float">
            <text:p>0.0480052</text:p>
          </table:table-cell>
        </table:table-row>
        <table:table-row table:style-name="ro1">
          <table:table-cell office:value-type="float" office:value="0.0494702" calcext:value-type="float">
            <text:p>0.0494702</text:p>
          </table:table-cell>
          <table:table-cell office:value-type="float" office:value="0.0508194" calcext:value-type="float">
            <text:p>0.0508194</text:p>
          </table:table-cell>
          <table:table-cell office:value-type="float" office:value="0.0524115" calcext:value-type="float">
            <text:p>0.0524115</text:p>
          </table:table-cell>
          <table:table-cell office:value-type="float" office:value="0.0547593" calcext:value-type="float">
            <text:p>0.0547593</text:p>
          </table:table-cell>
          <table:table-cell office:value-type="float" office:value="0.0561778" calcext:value-type="float">
            <text:p>0.0561778</text:p>
          </table:table-cell>
          <table:table-cell office:value-type="float" office:value="0.0676881" calcext:value-type="float">
            <text:p>0.0676881</text:p>
          </table:table-cell>
          <table:table-cell office:value-type="float" office:value="0.0689528" calcext:value-type="float">
            <text:p>0.0689528</text:p>
          </table:table-cell>
          <table:table-cell office:value-type="float" office:value="0.0604355" calcext:value-type="float">
            <text:p>0.0604355</text:p>
          </table:table-cell>
          <table:table-cell office:value-type="float" office:value="0.0419413" calcext:value-type="float">
            <text:p>0.0419413</text:p>
          </table:table-cell>
          <table:table-cell office:value-type="float" office:value="0.0431277" calcext:value-type="float">
            <text:p>0.0431277</text:p>
          </table:table-cell>
          <table:table-cell office:value-type="float" office:value="0.0444264" calcext:value-type="float">
            <text:p>0.0444264</text:p>
          </table:table-cell>
          <table:table-cell office:value-type="float" office:value="0.0555525" calcext:value-type="float">
            <text:p>0.0555525</text:p>
          </table:table-cell>
          <table:table-cell office:value-type="float" office:value="0.0570335" calcext:value-type="float">
            <text:p>0.0570335</text:p>
          </table:table-cell>
          <table:table-cell office:value-type="float" office:value="0.058668" calcext:value-type="float">
            <text:p>0.058668</text:p>
          </table:table-cell>
          <table:table-cell office:value-type="float" office:value="0.039657" calcext:value-type="float">
            <text:p>0.039657</text:p>
          </table:table-cell>
          <table:table-cell office:value-type="float" office:value="0.0409768" calcext:value-type="float">
            <text:p>0.0409768</text:p>
          </table:table-cell>
          <table:table-cell office:value-type="float" office:value="0.0529749" calcext:value-type="float">
            <text:p>0.0529749</text:p>
          </table:table-cell>
          <table:table-cell office:value-type="float" office:value="0.0544119" calcext:value-type="float">
            <text:p>0.0544119</text:p>
          </table:table-cell>
          <table:table-cell office:value-type="float" office:value="0.0557575" calcext:value-type="float">
            <text:p>0.0557575</text:p>
          </table:table-cell>
          <table:table-cell office:value-type="float" office:value="0.0569998" calcext:value-type="float">
            <text:p>0.0569998</text:p>
          </table:table-cell>
          <table:table-cell office:value-type="float" office:value="0.0795535" calcext:value-type="float">
            <text:p>0.0795535</text:p>
          </table:table-cell>
          <table:table-cell office:value-type="float" office:value="0.0806782" calcext:value-type="float">
            <text:p>0.0806782</text:p>
          </table:table-cell>
          <table:table-cell office:value-type="float" office:value="0.0719414" calcext:value-type="float">
            <text:p>0.0719414</text:p>
          </table:table-cell>
          <table:table-cell office:value-type="float" office:value="0.0730598" calcext:value-type="float">
            <text:p>0.0730598</text:p>
          </table:table-cell>
          <table:table-cell office:value-type="float" office:value="0.0642743" calcext:value-type="float">
            <text:p>0.0642743</text:p>
          </table:table-cell>
        </table:table-row>
        <table:table-row table:style-name="ro1">
          <table:table-cell office:value-type="float" office:value="0.0654748" calcext:value-type="float">
            <text:p>0.0654748</text:p>
          </table:table-cell>
          <table:table-cell office:value-type="float" office:value="0.056761" calcext:value-type="float">
            <text:p>0.056761</text:p>
          </table:table-cell>
          <table:table-cell office:value-type="float" office:value="0.0596829" calcext:value-type="float">
            <text:p>0.0596829</text:p>
          </table:table-cell>
          <table:table-cell office:value-type="float" office:value="0.0610282" calcext:value-type="float">
            <text:p>0.0610282</text:p>
          </table:table-cell>
          <table:table-cell office:value-type="float" office:value="0.0621011" calcext:value-type="float">
            <text:p>0.0621011</text:p>
          </table:table-cell>
          <table:table-cell office:value-type="float" office:value="0.0638426" calcext:value-type="float">
            <text:p>0.0638426</text:p>
          </table:table-cell>
          <table:table-cell office:value-type="float" office:value="0.0448417" calcext:value-type="float">
            <text:p>0.0448417</text:p>
          </table:table-cell>
          <table:table-cell office:value-type="float" office:value="0.0457977" calcext:value-type="float">
            <text:p>0.0457977</text:p>
          </table:table-cell>
          <table:table-cell office:value-type="float" office:value="0.0573524" calcext:value-type="float">
            <text:p>0.0573524</text:p>
          </table:table-cell>
          <table:table-cell office:value-type="float" office:value="0.0595549" calcext:value-type="float">
            <text:p>0.0595549</text:p>
          </table:table-cell>
          <table:table-cell office:value-type="float" office:value="0.050599" calcext:value-type="float">
            <text:p>0.050599</text:p>
          </table:table-cell>
          <table:table-cell office:value-type="float" office:value="0.0522307" calcext:value-type="float">
            <text:p>0.0522307</text:p>
          </table:table-cell>
          <table:table-cell office:value-type="float" office:value="0.0536648" calcext:value-type="float">
            <text:p>0.0536648</text:p>
          </table:table-cell>
          <table:table-cell office:value-type="float" office:value="0.0545473" calcext:value-type="float">
            <text:p>0.0545473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575436" calcext:value-type="float">
            <text:p>0.0575436</text:p>
          </table:table-cell>
          <table:table-cell office:value-type="float" office:value="0.0389789" calcext:value-type="float">
            <text:p>0.0389789</text:p>
          </table:table-cell>
          <table:table-cell office:value-type="float" office:value="0.040123" calcext:value-type="float">
            <text:p>0.040123</text:p>
          </table:table-cell>
          <table:table-cell office:value-type="float" office:value="0.0422169" calcext:value-type="float">
            <text:p>0.0422169</text:p>
          </table:table-cell>
          <table:table-cell office:value-type="float" office:value="0.0536626" calcext:value-type="float">
            <text:p>0.0536626</text:p>
          </table:table-cell>
          <table:table-cell office:value-type="float" office:value="0.0553332" calcext:value-type="float">
            <text:p>0.0553332</text:p>
          </table:table-cell>
          <table:table-cell office:value-type="float" office:value="0.0569995" calcext:value-type="float">
            <text:p>0.0569995</text:p>
          </table:table-cell>
          <table:table-cell office:value-type="float" office:value="0.0584927" calcext:value-type="float">
            <text:p>0.0584927</text:p>
          </table:table-cell>
          <table:table-cell office:value-type="float" office:value="0.0594402" calcext:value-type="float">
            <text:p>0.0594402</text:p>
          </table:table-cell>
          <table:table-cell office:value-type="float" office:value="0.0608616" calcext:value-type="float">
            <text:p>0.0608616</text:p>
          </table:table-cell>
        </table:table-row>
        <table:table-row table:style-name="ro1">
          <table:table-cell office:value-type="float" office:value="0.0520504" calcext:value-type="float">
            <text:p>0.0520504</text:p>
          </table:table-cell>
          <table:table-cell office:value-type="float" office:value="0.0530009" calcext:value-type="float">
            <text:p>0.0530009</text:p>
          </table:table-cell>
          <table:table-cell office:value-type="float" office:value="0.0354443" calcext:value-type="float">
            <text:p>0.0354443</text:p>
          </table:table-cell>
          <table:table-cell office:value-type="float" office:value="0.0468197" calcext:value-type="float">
            <text:p>0.0468197</text:p>
          </table:table-cell>
          <table:table-cell office:value-type="float" office:value="0.048089" calcext:value-type="float">
            <text:p>0.048089</text:p>
          </table:table-cell>
          <table:table-cell office:value-type="float" office:value="0.0493445" calcext:value-type="float">
            <text:p>0.0493445</text:p>
          </table:table-cell>
          <table:table-cell office:value-type="float" office:value="0.0506146" calcext:value-type="float">
            <text:p>0.0506146</text:p>
          </table:table-cell>
          <table:table-cell office:value-type="float" office:value="0.0519333" calcext:value-type="float">
            <text:p>0.0519333</text:p>
          </table:table-cell>
          <table:table-cell office:value-type="float" office:value="0.0532271" calcext:value-type="float">
            <text:p>0.0532271</text:p>
          </table:table-cell>
          <table:table-cell office:value-type="float" office:value="0.14679" calcext:value-type="float">
            <text:p>0.14679</text:p>
          </table:table-cell>
          <table:table-cell office:value-type="float" office:value="0.189835" calcext:value-type="float">
            <text:p>0.189835</text:p>
          </table:table-cell>
          <table:table-cell office:value-type="float" office:value="0.0749596" calcext:value-type="float">
            <text:p>0.0749596</text:p>
          </table:table-cell>
          <table:table-cell office:value-type="float" office:value="0.046238" calcext:value-type="float">
            <text:p>0.046238</text:p>
          </table:table-cell>
          <table:table-cell office:value-type="float" office:value="0.0579244" calcext:value-type="float">
            <text:p>0.0579244</text:p>
          </table:table-cell>
          <table:table-cell office:value-type="float" office:value="0.0400048" calcext:value-type="float">
            <text:p>0.0400048</text:p>
          </table:table-cell>
          <table:table-cell office:value-type="float" office:value="0.0423218" calcext:value-type="float">
            <text:p>0.0423218</text:p>
          </table:table-cell>
          <table:table-cell office:value-type="float" office:value="0.034684" calcext:value-type="float">
            <text:p>0.034684</text:p>
          </table:table-cell>
          <table:table-cell office:value-type="float" office:value="0.0461961" calcext:value-type="float">
            <text:p>0.0461961</text:p>
          </table:table-cell>
          <table:table-cell office:value-type="float" office:value="0.0476911" calcext:value-type="float">
            <text:p>0.0476911</text:p>
          </table:table-cell>
          <table:table-cell office:value-type="float" office:value="0.0489866" calcext:value-type="float">
            <text:p>0.0489866</text:p>
          </table:table-cell>
          <table:table-cell office:value-type="float" office:value="0.0502361" calcext:value-type="float">
            <text:p>0.0502361</text:p>
          </table:table-cell>
          <table:table-cell office:value-type="float" office:value="0.051319" calcext:value-type="float">
            <text:p>0.051319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516636" calcext:value-type="float">
            <text:p>0.0516636</text:p>
          </table:table-cell>
          <table:table-cell office:value-type="float" office:value="0.0533619" calcext:value-type="float">
            <text:p>0.0533619</text:p>
          </table:table-cell>
        </table:table-row>
        <table:table-row table:style-name="ro1">
          <table:table-cell office:value-type="float" office:value="0.0545883" calcext:value-type="float">
            <text:p>0.0545883</text:p>
          </table:table-cell>
          <table:table-cell office:value-type="float" office:value="0.0560059" calcext:value-type="float">
            <text:p>0.0560059</text:p>
          </table:table-cell>
          <table:table-cell office:value-type="float" office:value="0.0576382" calcext:value-type="float">
            <text:p>0.0576382</text:p>
          </table:table-cell>
          <table:table-cell office:value-type="float" office:value="0.0588453" calcext:value-type="float">
            <text:p>0.0588453</text:p>
          </table:table-cell>
          <table:table-cell office:value-type="float" office:value="0.070329" calcext:value-type="float">
            <text:p>0.070329</text:p>
          </table:table-cell>
          <table:table-cell office:value-type="float" office:value="0.0724369" calcext:value-type="float">
            <text:p>0.0724369</text:p>
          </table:table-cell>
          <table:table-cell office:value-type="float" office:value="0.0439584" calcext:value-type="float">
            <text:p>0.0439584</text:p>
          </table:table-cell>
          <table:table-cell office:value-type="float" office:value="0.0457697" calcext:value-type="float">
            <text:p>0.0457697</text:p>
          </table:table-cell>
          <table:table-cell office:value-type="float" office:value="0.0467306" calcext:value-type="float">
            <text:p>0.0467306</text:p>
          </table:table-cell>
          <table:table-cell office:value-type="float" office:value="0.048196" calcext:value-type="float">
            <text:p>0.048196</text:p>
          </table:table-cell>
          <table:table-cell office:value-type="float" office:value="0.0498657" calcext:value-type="float">
            <text:p>0.0498657</text:p>
          </table:table-cell>
          <table:table-cell office:value-type="float" office:value="0.0509195" calcext:value-type="float">
            <text:p>0.0509195</text:p>
          </table:table-cell>
          <table:table-cell office:value-type="float" office:value="0.0731741" calcext:value-type="float">
            <text:p>0.0731741</text:p>
          </table:table-cell>
          <table:table-cell office:value-type="float" office:value="0.186576" calcext:value-type="float">
            <text:p>0.186576</text:p>
          </table:table-cell>
          <table:table-cell office:value-type="float" office:value="0.188143" calcext:value-type="float">
            <text:p>0.188143</text:p>
          </table:table-cell>
          <table:table-cell office:value-type="float" office:value="0.179128" calcext:value-type="float">
            <text:p>0.179128</text:p>
          </table:table-cell>
          <table:table-cell office:value-type="float" office:value="0.180622" calcext:value-type="float">
            <text:p>0.180622</text:p>
          </table:table-cell>
          <table:table-cell office:value-type="float" office:value="0.0662452" calcext:value-type="float">
            <text:p>0.0662452</text:p>
          </table:table-cell>
          <table:table-cell office:value-type="float" office:value="0.0572773" calcext:value-type="float">
            <text:p>0.0572773</text:p>
          </table:table-cell>
          <table:table-cell office:value-type="float" office:value="0.0595017" calcext:value-type="float">
            <text:p>0.0595017</text:p>
          </table:table-cell>
          <table:table-cell office:value-type="float" office:value="0.0610578" calcext:value-type="float">
            <text:p>0.0610578</text:p>
          </table:table-cell>
          <table:table-cell office:value-type="float" office:value="0.0527575" calcext:value-type="float">
            <text:p>0.0527575</text:p>
          </table:table-cell>
          <table:table-cell office:value-type="float" office:value="0.0544309" calcext:value-type="float">
            <text:p>0.0544309</text:p>
          </table:table-cell>
          <table:table-cell office:value-type="float" office:value="0.0552297" calcext:value-type="float">
            <text:p>0.0552297</text:p>
          </table:table-cell>
          <table:table-cell office:value-type="float" office:value="0.0355673" calcext:value-type="float">
            <text:p>0.0355673</text:p>
          </table:table-cell>
        </table:table-row>
        <table:table-row table:style-name="ro1">
          <table:table-cell office:value-type="float" office:value="0.0470591" calcext:value-type="float">
            <text:p>0.0470591</text:p>
          </table:table-cell>
          <table:table-cell office:value-type="float" office:value="0.0481969" calcext:value-type="float">
            <text:p>0.0481969</text:p>
          </table:table-cell>
          <table:table-cell office:value-type="float" office:value="0.0400192" calcext:value-type="float">
            <text:p>0.0400192</text:p>
          </table:table-cell>
          <table:table-cell office:value-type="float" office:value="0.0515347" calcext:value-type="float">
            <text:p>0.0515347</text:p>
          </table:table-cell>
          <table:table-cell office:value-type="float" office:value="0.0529973" calcext:value-type="float">
            <text:p>0.0529973</text:p>
          </table:table-cell>
          <table:table-cell office:value-type="float" office:value="0.0539431" calcext:value-type="float">
            <text:p>0.0539431</text:p>
          </table:table-cell>
          <table:table-cell office:value-type="float" office:value="0.055752" calcext:value-type="float">
            <text:p>0.055752</text:p>
          </table:table-cell>
          <table:table-cell office:value-type="float" office:value="0.0567719" calcext:value-type="float">
            <text:p>0.0567719</text:p>
          </table:table-cell>
          <table:table-cell office:value-type="float" office:value="0.0373215" calcext:value-type="float">
            <text:p>0.0373215</text:p>
          </table:table-cell>
          <table:table-cell office:value-type="float" office:value="0.0486077" calcext:value-type="float">
            <text:p>0.0486077</text:p>
          </table:table-cell>
          <table:table-cell office:value-type="float" office:value="0.0499804" calcext:value-type="float">
            <text:p>0.0499804</text:p>
          </table:table-cell>
          <table:table-cell office:value-type="float" office:value="0.0518262" calcext:value-type="float">
            <text:p>0.0518262</text:p>
          </table:table-cell>
          <table:table-cell office:value-type="float" office:value="0.0534192" calcext:value-type="float">
            <text:p>0.0534192</text:p>
          </table:table-cell>
          <table:table-cell office:value-type="float" office:value="0.0646595" calcext:value-type="float">
            <text:p>0.0646595</text:p>
          </table:table-cell>
          <table:table-cell office:value-type="float" office:value="0.0657447" calcext:value-type="float">
            <text:p>0.0657447</text:p>
          </table:table-cell>
          <table:table-cell office:value-type="float" office:value="0.0670652" calcext:value-type="float">
            <text:p>0.0670652</text:p>
          </table:table-cell>
          <table:table-cell office:value-type="float" office:value="0.0683815" calcext:value-type="float">
            <text:p>0.0683815</text:p>
          </table:table-cell>
          <table:table-cell office:value-type="float" office:value="0.0800958" calcext:value-type="float">
            <text:p>0.0800958</text:p>
          </table:table-cell>
          <table:table-cell office:value-type="float" office:value="0.0717922" calcext:value-type="float">
            <text:p>0.0717922</text:p>
          </table:table-cell>
          <table:table-cell office:value-type="float" office:value="0.144182" calcext:value-type="float">
            <text:p>0.144182</text:p>
          </table:table-cell>
          <table:table-cell office:value-type="float" office:value="0.17636" calcext:value-type="float">
            <text:p>0.17636</text:p>
          </table:table-cell>
          <table:table-cell office:value-type="float" office:value="0.177409" calcext:value-type="float">
            <text:p>0.177409</text:p>
          </table:table-cell>
          <table:table-cell office:value-type="float" office:value="0.0869236" calcext:value-type="float">
            <text:p>0.0869236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.0460739" calcext:value-type="float">
            <text:p>0.0460739</text:p>
          </table:table-cell>
        </table:table-row>
        <table:table-row table:style-name="ro1">
          <table:table-cell office:value-type="float" office:value="0.0472417" calcext:value-type="float">
            <text:p>0.0472417</text:p>
          </table:table-cell>
          <table:table-cell office:value-type="float" office:value="0.048655" calcext:value-type="float">
            <text:p>0.048655</text:p>
          </table:table-cell>
          <table:table-cell office:value-type="float" office:value="0.040137" calcext:value-type="float">
            <text:p>0.040137</text:p>
          </table:table-cell>
          <table:table-cell office:value-type="float" office:value="0.042098" calcext:value-type="float">
            <text:p>0.042098</text:p>
          </table:table-cell>
          <table:table-cell office:value-type="float" office:value="0.0537033" calcext:value-type="float">
            <text:p>0.0537033</text:p>
          </table:table-cell>
          <table:table-cell office:value-type="float" office:value="0.0553721" calcext:value-type="float">
            <text:p>0.0553721</text:p>
          </table:table-cell>
          <table:table-cell office:value-type="float" office:value="0.0575095" calcext:value-type="float">
            <text:p>0.0575095</text:p>
          </table:table-cell>
          <table:table-cell office:value-type="float" office:value="0.059099" calcext:value-type="float">
            <text:p>0.059099</text:p>
          </table:table-cell>
          <table:table-cell office:value-type="float" office:value="0.0615564" calcext:value-type="float">
            <text:p>0.0615564</text:p>
          </table:table-cell>
          <table:table-cell office:value-type="float" office:value="0.062894" calcext:value-type="float">
            <text:p>0.062894</text:p>
          </table:table-cell>
          <table:table-cell office:value-type="float" office:value="0.0643065" calcext:value-type="float">
            <text:p>0.0643065</text:p>
          </table:table-cell>
          <table:table-cell office:value-type="float" office:value="0.0661424" calcext:value-type="float">
            <text:p>0.0661424</text:p>
          </table:table-cell>
          <table:table-cell office:value-type="float" office:value="0.0673627" calcext:value-type="float">
            <text:p>0.0673627</text:p>
          </table:table-cell>
          <table:table-cell office:value-type="float" office:value="0.0496862" calcext:value-type="float">
            <text:p>0.0496862</text:p>
          </table:table-cell>
          <table:table-cell office:value-type="float" office:value="0.0510986" calcext:value-type="float">
            <text:p>0.0510986</text:p>
          </table:table-cell>
          <table:table-cell office:value-type="float" office:value="0.05262" calcext:value-type="float">
            <text:p>0.05262</text:p>
          </table:table-cell>
          <table:table-cell office:value-type="float" office:value="0.0521172" calcext:value-type="float">
            <text:p>0.0521172</text:p>
          </table:table-cell>
          <table:table-cell office:value-type="float" office:value="0.0557052" calcext:value-type="float">
            <text:p>0.0557052</text:p>
          </table:table-cell>
          <table:table-cell office:value-type="float" office:value="0.0383147" calcext:value-type="float">
            <text:p>0.0383147</text:p>
          </table:table-cell>
          <table:table-cell office:value-type="float" office:value="0.0395933" calcext:value-type="float">
            <text:p>0.0395933</text:p>
          </table:table-cell>
          <table:table-cell office:value-type="float" office:value="0.0512621" calcext:value-type="float">
            <text:p>0.0512621</text:p>
          </table:table-cell>
          <table:table-cell office:value-type="float" office:value="0.0530009" calcext:value-type="float">
            <text:p>0.0530009</text:p>
          </table:table-cell>
          <table:table-cell office:value-type="float" office:value="0.054803" calcext:value-type="float">
            <text:p>0.054803</text:p>
          </table:table-cell>
          <table:table-cell office:value-type="float" office:value="0.0379481" calcext:value-type="float">
            <text:p>0.0379481</text:p>
          </table:table-cell>
          <table:table-cell office:value-type="float" office:value="0.0494305" calcext:value-type="float">
            <text:p>0.0494305</text:p>
          </table:table-cell>
        </table:table-row>
        <table:table-row table:style-name="ro1">
          <table:table-cell office:value-type="float" office:value="0.0509047" calcext:value-type="float">
            <text:p>0.0509047</text:p>
          </table:table-cell>
          <table:table-cell office:value-type="float" office:value="0.0529579" calcext:value-type="float">
            <text:p>0.0529579</text:p>
          </table:table-cell>
          <table:table-cell office:value-type="float" office:value="0.0550612" calcext:value-type="float">
            <text:p>0.0550612</text:p>
          </table:table-cell>
          <table:table-cell office:value-type="float" office:value="0.0565302" calcext:value-type="float">
            <text:p>0.0565302</text:p>
          </table:table-cell>
          <table:table-cell office:value-type="float" office:value="0.0579949" calcext:value-type="float">
            <text:p>0.0579949</text:p>
          </table:table-cell>
          <table:table-cell office:value-type="float" office:value="0.0610219" calcext:value-type="float">
            <text:p>0.0610219</text:p>
          </table:table-cell>
          <table:table-cell office:value-type="float" office:value="0.0630965" calcext:value-type="float">
            <text:p>0.0630965</text:p>
          </table:table-cell>
          <table:table-cell office:value-type="float" office:value="0.0433231" calcext:value-type="float">
            <text:p>0.0433231</text:p>
          </table:table-cell>
          <table:table-cell office:value-type="float" office:value="0.0442443" calcext:value-type="float">
            <text:p>0.0442443</text:p>
          </table:table-cell>
          <table:table-cell office:value-type="float" office:value="0.0564455" calcext:value-type="float">
            <text:p>0.0564455</text:p>
          </table:table-cell>
          <table:table-cell office:value-type="float" office:value="0.0580963" calcext:value-type="float">
            <text:p>0.0580963</text:p>
          </table:table-cell>
          <table:table-cell office:value-type="float" office:value="0.0601469" calcext:value-type="float">
            <text:p>0.0601469</text:p>
          </table:table-cell>
          <table:table-cell office:value-type="float" office:value="0.061934" calcext:value-type="float">
            <text:p>0.061934</text:p>
          </table:table-cell>
          <table:table-cell office:value-type="float" office:value="0.0631866" calcext:value-type="float">
            <text:p>0.0631866</text:p>
          </table:table-cell>
          <table:table-cell office:value-type="float" office:value="0.0544385" calcext:value-type="float">
            <text:p>0.0544385</text:p>
          </table:table-cell>
          <table:table-cell office:value-type="float" office:value="0.0763522" calcext:value-type="float">
            <text:p>0.0763522</text:p>
          </table:table-cell>
          <table:table-cell office:value-type="float" office:value="0.0780511" calcext:value-type="float">
            <text:p>0.0780511</text:p>
          </table:table-cell>
          <table:table-cell office:value-type="float" office:value="0.0485021" calcext:value-type="float">
            <text:p>0.0485021</text:p>
          </table:table-cell>
          <table:table-cell office:value-type="float" office:value="0.0402579" calcext:value-type="float">
            <text:p>0.0402579</text:p>
          </table:table-cell>
          <table:table-cell office:value-type="float" office:value="0.0621824" calcext:value-type="float">
            <text:p>0.0621824</text:p>
          </table:table-cell>
          <table:table-cell office:value-type="float" office:value="0.0637208" calcext:value-type="float">
            <text:p>0.0637208</text:p>
          </table:table-cell>
          <table:table-cell office:value-type="float" office:value="0.0653172" calcext:value-type="float">
            <text:p>0.0653172</text:p>
          </table:table-cell>
          <table:table-cell office:value-type="float" office:value="0.0477233" calcext:value-type="float">
            <text:p>0.0477233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505432" calcext:value-type="float">
            <text:p>0.0505432</text:p>
          </table:table-cell>
        </table:table-row>
        <table:table-row table:style-name="ro1">
          <table:table-cell office:value-type="float" office:value="0.0616456" calcext:value-type="float">
            <text:p>0.0616456</text:p>
          </table:table-cell>
          <table:table-cell office:value-type="float" office:value="0.0529901" calcext:value-type="float">
            <text:p>0.0529901</text:p>
          </table:table-cell>
          <table:table-cell office:value-type="float" office:value="0.0542221" calcext:value-type="float">
            <text:p>0.0542221</text:p>
          </table:table-cell>
          <table:table-cell office:value-type="float" office:value="0.034389" calcext:value-type="float">
            <text:p>0.034389</text:p>
          </table:table-cell>
          <table:table-cell office:value-type="float" office:value="0.0558757" calcext:value-type="float">
            <text:p>0.0558757</text:p>
          </table:table-cell>
          <table:table-cell office:value-type="float" office:value="0.0574536" calcext:value-type="float">
            <text:p>0.0574536</text:p>
          </table:table-cell>
          <table:table-cell office:value-type="float" office:value="0.0800917" calcext:value-type="float">
            <text:p>0.0800917</text:p>
          </table:table-cell>
          <table:table-cell office:value-type="float" office:value="0.0821619" calcext:value-type="float">
            <text:p>0.0821619</text:p>
          </table:table-cell>
          <table:table-cell office:value-type="float" office:value="0.0638195" calcext:value-type="float">
            <text:p>0.0638195</text:p>
          </table:table-cell>
          <table:table-cell office:value-type="float" office:value="0.0553856" calcext:value-type="float">
            <text:p>0.0553856</text:p>
          </table:table-cell>
          <table:table-cell office:value-type="float" office:value="0.0572866" calcext:value-type="float">
            <text:p>0.0572866</text:p>
          </table:table-cell>
          <table:table-cell office:value-type="float" office:value="0.0594316" calcext:value-type="float">
            <text:p>0.0594316</text:p>
          </table:table-cell>
          <table:table-cell office:value-type="float" office:value="0.0612895" calcext:value-type="float">
            <text:p>0.0612895</text:p>
          </table:table-cell>
          <table:table-cell office:value-type="float" office:value="0.0435314" calcext:value-type="float">
            <text:p>0.0435314</text:p>
          </table:table-cell>
          <table:table-cell office:value-type="float" office:value="0.044916" calcext:value-type="float">
            <text:p>0.044916</text:p>
          </table:table-cell>
          <table:table-cell office:value-type="float" office:value="0.150593" calcext:value-type="float">
            <text:p>0.150593</text:p>
          </table:table-cell>
          <table:table-cell office:value-type="float" office:value="0.0369141" calcext:value-type="float">
            <text:p>0.0369141</text:p>
          </table:table-cell>
          <table:table-cell office:value-type="float" office:value="0.0386628" calcext:value-type="float">
            <text:p>0.0386628</text:p>
          </table:table-cell>
          <table:table-cell office:value-type="float" office:value="0.0506207" calcext:value-type="float">
            <text:p>0.0506207</text:p>
          </table:table-cell>
          <table:table-cell office:value-type="float" office:value="0.0524325" calcext:value-type="float">
            <text:p>0.0524325</text:p>
          </table:table-cell>
          <table:table-cell office:value-type="float" office:value="0.0545566" calcext:value-type="float">
            <text:p>0.0545566</text:p>
          </table:table-cell>
          <table:table-cell office:value-type="float" office:value="0.0563898" calcext:value-type="float">
            <text:p>0.0563898</text:p>
          </table:table-cell>
          <table:table-cell office:value-type="float" office:value="0.0585915" calcext:value-type="float">
            <text:p>0.0585915</text:p>
          </table:table-cell>
          <table:table-cell office:value-type="float" office:value="0.141765" calcext:value-type="float">
            <text:p>0.141765</text:p>
          </table:table-cell>
          <table:table-cell office:value-type="float" office:value="0.142862" calcext:value-type="float">
            <text:p>0.142862</text:p>
          </table:table-cell>
        </table:table-row>
        <table:table-row table:style-name="ro1">
          <table:table-cell office:value-type="float" office:value="0.0353801" calcext:value-type="float">
            <text:p>0.0353801</text:p>
          </table:table-cell>
          <table:table-cell office:value-type="float" office:value="0.0369882" calcext:value-type="float">
            <text:p>0.0369882</text:p>
          </table:table-cell>
          <table:table-cell office:value-type="float" office:value="0.0481375" calcext:value-type="float">
            <text:p>0.0481375</text:p>
          </table:table-cell>
          <table:table-cell office:value-type="float" office:value="0.0497178" calcext:value-type="float">
            <text:p>0.0497178</text:p>
          </table:table-cell>
          <table:table-cell office:value-type="float" office:value="0.0509596" calcext:value-type="float">
            <text:p>0.0509596</text:p>
          </table:table-cell>
          <table:table-cell office:value-type="float" office:value="0.0525294" calcext:value-type="float">
            <text:p>0.0525294</text:p>
          </table:table-cell>
          <table:table-cell office:value-type="float" office:value="0.053883" calcext:value-type="float">
            <text:p>0.053883</text:p>
          </table:table-cell>
          <table:table-cell office:value-type="float" office:value="0.0361494" calcext:value-type="float">
            <text:p>0.0361494</text:p>
          </table:table-cell>
          <table:table-cell office:value-type="float" office:value="0.138888" calcext:value-type="float">
            <text:p>0.138888</text:p>
          </table:table-cell>
          <table:table-cell office:value-type="float" office:value="0.140433" calcext:value-type="float">
            <text:p>0.140433</text:p>
          </table:table-cell>
          <table:table-cell office:value-type="float" office:value="0.0570058" calcext:value-type="float">
            <text:p>0.0570058</text:p>
          </table:table-cell>
          <table:table-cell office:value-type="float" office:value="0.0492619" calcext:value-type="float">
            <text:p>0.0492619</text:p>
          </table:table-cell>
          <table:table-cell office:value-type="float" office:value="0.0591338" calcext:value-type="float">
            <text:p>0.0591338</text:p>
          </table:table-cell>
          <table:table-cell office:value-type="float" office:value="0.0500327" calcext:value-type="float">
            <text:p>0.0500327</text:p>
          </table:table-cell>
          <table:table-cell office:value-type="float" office:value="0.0510001" calcext:value-type="float">
            <text:p>0.0510001</text:p>
          </table:table-cell>
          <table:table-cell office:value-type="float" office:value="0.0528124" calcext:value-type="float">
            <text:p>0.0528124</text:p>
          </table:table-cell>
          <table:table-cell office:value-type="float" office:value="0.0552663" calcext:value-type="float">
            <text:p>0.0552663</text:p>
          </table:table-cell>
          <table:table-cell office:value-type="float" office:value="0.0572759" calcext:value-type="float">
            <text:p>0.0572759</text:p>
          </table:table-cell>
          <table:table-cell office:value-type="float" office:value="0.0590489" calcext:value-type="float">
            <text:p>0.0590489</text:p>
          </table:table-cell>
          <table:table-cell office:value-type="float" office:value="0.0607935" calcext:value-type="float">
            <text:p>0.0607935</text:p>
          </table:table-cell>
          <table:table-cell office:value-type="float" office:value="0.0634262" calcext:value-type="float">
            <text:p>0.0634262</text:p>
          </table:table-cell>
          <table:table-cell office:value-type="float" office:value="0.0453078" calcext:value-type="float">
            <text:p>0.0453078</text:p>
          </table:table-cell>
          <table:table-cell office:value-type="float" office:value="0.0464988" calcext:value-type="float">
            <text:p>0.0464988</text:p>
          </table:table-cell>
          <table:table-cell office:value-type="float" office:value="0.068643" calcext:value-type="float">
            <text:p>0.068643</text:p>
          </table:table-cell>
          <table:table-cell office:value-type="float" office:value="0.0597502" calcext:value-type="float">
            <text:p>0.0597502</text:p>
          </table:table-cell>
        </table:table-row>
        <table:table-row table:style-name="ro1">
          <table:table-cell office:value-type="float" office:value="0.0622723" calcext:value-type="float">
            <text:p>0.0622723</text:p>
          </table:table-cell>
          <table:table-cell office:value-type="float" office:value="0.0641105" calcext:value-type="float">
            <text:p>0.0641105</text:p>
          </table:table-cell>
          <table:table-cell office:value-type="float" office:value="0.044371" calcext:value-type="float">
            <text:p>0.044371</text:p>
          </table:table-cell>
          <table:table-cell office:value-type="float" office:value="0.0457687" calcext:value-type="float">
            <text:p>0.0457687</text:p>
          </table:table-cell>
          <table:table-cell office:value-type="float" office:value="0.0474307" calcext:value-type="float">
            <text:p>0.0474307</text:p>
          </table:table-cell>
          <table:table-cell office:value-type="float" office:value="0.0593847" calcext:value-type="float">
            <text:p>0.0593847</text:p>
          </table:table-cell>
          <table:table-cell office:value-type="float" office:value="0.0614631" calcext:value-type="float">
            <text:p>0.0614631</text:p>
          </table:table-cell>
          <table:table-cell office:value-type="float" office:value="0.0629229" calcext:value-type="float">
            <text:p>0.0629229</text:p>
          </table:table-cell>
          <table:table-cell office:value-type="float" office:value="0.0642548" calcext:value-type="float">
            <text:p>0.0642548</text:p>
          </table:table-cell>
          <table:table-cell office:value-type="float" office:value="0.0655662" calcext:value-type="float">
            <text:p>0.0655662</text:p>
          </table:table-cell>
          <table:table-cell office:value-type="float" office:value="0.0773089" calcext:value-type="float">
            <text:p>0.0773089</text:p>
          </table:table-cell>
          <table:table-cell office:value-type="float" office:value="0.0792722" calcext:value-type="float">
            <text:p>0.0792722</text:p>
          </table:table-cell>
          <table:table-cell office:value-type="float" office:value="0.049392" calcext:value-type="float">
            <text:p>0.049392</text:p>
          </table:table-cell>
          <table:table-cell office:value-type="float" office:value="0.051582" calcext:value-type="float">
            <text:p>0.051582</text:p>
          </table:table-cell>
          <table:table-cell office:value-type="float" office:value="0.0531781" calcext:value-type="float">
            <text:p>0.0531781</text:p>
          </table:table-cell>
          <table:table-cell office:value-type="float" office:value="0.0549171" calcext:value-type="float">
            <text:p>0.0549171</text:p>
          </table:table-cell>
          <table:table-cell office:value-type="float" office:value="0.0565669" calcext:value-type="float">
            <text:p>0.0565669</text:p>
          </table:table-cell>
          <table:table-cell office:value-type="float" office:value="0.0586452" calcext:value-type="float">
            <text:p>0.0586452</text:p>
          </table:table-cell>
          <table:table-cell office:value-type="float" office:value="0.050152" calcext:value-type="float">
            <text:p>0.050152</text:p>
          </table:table-cell>
          <table:table-cell office:value-type="float" office:value="0.0516234" calcext:value-type="float">
            <text:p>0.0516234</text:p>
          </table:table-cell>
          <table:table-cell office:value-type="float" office:value="0.0531863" calcext:value-type="float">
            <text:p>0.0531863</text:p>
          </table:table-cell>
          <table:table-cell office:value-type="float" office:value="0.0553978" calcext:value-type="float">
            <text:p>0.0553978</text:p>
          </table:table-cell>
          <table:table-cell office:value-type="float" office:value="0.0567315" calcext:value-type="float">
            <text:p>0.0567315</text:p>
          </table:table-cell>
          <table:table-cell office:value-type="float" office:value="0.0375809" calcext:value-type="float">
            <text:p>0.0375809</text:p>
          </table:table-cell>
          <table:table-cell office:value-type="float" office:value="0.0492346" calcext:value-type="float">
            <text:p>0.0492346</text:p>
          </table:table-cell>
        </table:table-row>
        <table:table-row table:style-name="ro1">
          <table:table-cell office:value-type="float" office:value="0.0515822" calcext:value-type="float">
            <text:p>0.0515822</text:p>
          </table:table-cell>
          <table:table-cell office:value-type="float" office:value="0.0530801" calcext:value-type="float">
            <text:p>0.0530801</text:p>
          </table:table-cell>
          <table:table-cell office:value-type="float" office:value="0.0546972" calcext:value-type="float">
            <text:p>0.0546972</text:p>
          </table:table-cell>
          <table:table-cell office:value-type="float" office:value="0.0564634" calcext:value-type="float">
            <text:p>0.0564634</text:p>
          </table:table-cell>
          <table:table-cell office:value-type="float" office:value="0.0392628" calcext:value-type="float">
            <text:p>0.0392628</text:p>
          </table:table-cell>
          <table:table-cell office:value-type="float" office:value="0.0406104" calcext:value-type="float">
            <text:p>0.0406104</text:p>
          </table:table-cell>
          <table:table-cell office:value-type="float" office:value="0.0526567" calcext:value-type="float">
            <text:p>0.0526567</text:p>
          </table:table-cell>
          <table:table-cell office:value-type="float" office:value="0.0542703" calcext:value-type="float">
            <text:p>0.0542703</text:p>
          </table:table-cell>
          <table:table-cell office:value-type="float" office:value="0.0560702" calcext:value-type="float">
            <text:p>0.0560702</text:p>
          </table:table-cell>
          <table:table-cell office:value-type="float" office:value="0.0574181" calcext:value-type="float">
            <text:p>0.0574181</text:p>
          </table:table-cell>
          <table:table-cell office:value-type="float" office:value="0.0602327" calcext:value-type="float">
            <text:p>0.0602327</text:p>
          </table:table-cell>
          <table:table-cell office:value-type="float" office:value="0.0619242" calcext:value-type="float">
            <text:p>0.0619242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752026" calcext:value-type="float">
            <text:p>0.0752026</text:p>
          </table:table-cell>
          <table:table-cell office:value-type="float" office:value="0.0774961" calcext:value-type="float">
            <text:p>0.0774961</text:p>
          </table:table-cell>
          <table:table-cell office:value-type="float" office:value="0.0585777" calcext:value-type="float">
            <text:p>0.0585777</text:p>
          </table:table-cell>
          <table:table-cell office:value-type="float" office:value="0.0598297" calcext:value-type="float">
            <text:p>0.0598297</text:p>
          </table:table-cell>
          <table:table-cell office:value-type="float" office:value="0.0818903" calcext:value-type="float">
            <text:p>0.0818903</text:p>
          </table:table-cell>
          <table:table-cell office:value-type="float" office:value="0.0834739" calcext:value-type="float">
            <text:p>0.0834739</text:p>
          </table:table-cell>
          <table:table-cell office:value-type="float" office:value="0.0654159" calcext:value-type="float">
            <text:p>0.0654159</text:p>
          </table:table-cell>
          <table:table-cell office:value-type="float" office:value="0.0567658" calcext:value-type="float">
            <text:p>0.0567658</text:p>
          </table:table-cell>
          <table:table-cell office:value-type="float" office:value="0.0582135" calcext:value-type="float">
            <text:p>0.0582135</text:p>
          </table:table-cell>
          <table:table-cell office:value-type="float" office:value="0.0599212" calcext:value-type="float">
            <text:p>0.0599212</text:p>
          </table:table-cell>
          <table:table-cell office:value-type="float" office:value="0.0616395" calcext:value-type="float">
            <text:p>0.0616395</text:p>
          </table:table-cell>
          <table:table-cell office:value-type="float" office:value="0.0529377" calcext:value-type="float">
            <text:p>0.0529377</text:p>
          </table:table-cell>
        </table:table-row>
        <table:table-row table:style-name="ro1">
          <table:table-cell office:value-type="float" office:value="0.0446236" calcext:value-type="float">
            <text:p>0.0446236</text:p>
          </table:table-cell>
          <table:table-cell office:value-type="float" office:value="0.0560637" calcext:value-type="float">
            <text:p>0.0560637</text:p>
          </table:table-cell>
          <table:table-cell office:value-type="float" office:value="0.0575885" calcext:value-type="float">
            <text:p>0.0575885</text:p>
          </table:table-cell>
          <table:table-cell office:value-type="float" office:value="0.0592332" calcext:value-type="float">
            <text:p>0.0592332</text:p>
          </table:table-cell>
          <table:table-cell office:value-type="float" office:value="0.0369049" calcext:value-type="float">
            <text:p>0.0369049</text:p>
          </table:table-cell>
          <table:table-cell office:value-type="float" office:value="0.0387697" calcext:value-type="float">
            <text:p>0.0387697</text:p>
          </table:table-cell>
          <table:table-cell office:value-type="float" office:value="0.0506033" calcext:value-type="float">
            <text:p>0.0506033</text:p>
          </table:table-cell>
          <table:table-cell office:value-type="float" office:value="0.0522946" calcext:value-type="float">
            <text:p>0.0522946</text:p>
          </table:table-cell>
          <table:table-cell office:value-type="float" office:value="0.0540259" calcext:value-type="float">
            <text:p>0.0540259</text:p>
          </table:table-cell>
          <table:table-cell office:value-type="float" office:value="0.0561557" calcext:value-type="float">
            <text:p>0.0561557</text:p>
          </table:table-cell>
          <table:table-cell office:value-type="float" office:value="0.05798" calcext:value-type="float">
            <text:p>0.05798</text:p>
          </table:table-cell>
          <table:table-cell office:value-type="float" office:value="0.0597526" calcext:value-type="float">
            <text:p>0.0597526</text:p>
          </table:table-cell>
          <table:table-cell office:value-type="float" office:value="0.0613363" calcext:value-type="float">
            <text:p>0.0613363</text:p>
          </table:table-cell>
          <table:table-cell office:value-type="float" office:value="0.0632595" calcext:value-type="float">
            <text:p>0.0632595</text:p>
          </table:table-cell>
          <table:table-cell office:value-type="float" office:value="0.0649929" calcext:value-type="float">
            <text:p>0.0649929</text:p>
          </table:table-cell>
          <table:table-cell office:value-type="float" office:value="0.0564757" calcext:value-type="float">
            <text:p>0.0564757</text:p>
          </table:table-cell>
          <table:table-cell office:value-type="float" office:value="0.0581305" calcext:value-type="float">
            <text:p>0.0581305</text:p>
          </table:table-cell>
          <table:table-cell office:value-type="float" office:value="0.0607402" calcext:value-type="float">
            <text:p>0.0607402</text:p>
          </table:table-cell>
          <table:table-cell office:value-type="float" office:value="0.0621727" calcext:value-type="float">
            <text:p>0.0621727</text:p>
          </table:table-cell>
          <table:table-cell office:value-type="float" office:value="0.0538456" calcext:value-type="float">
            <text:p>0.0538456</text:p>
          </table:table-cell>
          <table:table-cell office:value-type="float" office:value="0.0557956" calcext:value-type="float">
            <text:p>0.0557956</text:p>
          </table:table-cell>
          <table:table-cell office:value-type="float" office:value="0.057865" calcext:value-type="float">
            <text:p>0.057865</text:p>
          </table:table-cell>
          <table:table-cell office:value-type="float" office:value="0.0597669" calcext:value-type="float">
            <text:p>0.0597669</text:p>
          </table:table-cell>
          <table:table-cell office:value-type="float" office:value="0.0613769" calcext:value-type="float">
            <text:p>0.0613769</text:p>
          </table:table-cell>
          <table:table-cell office:value-type="float" office:value="0.0631782" calcext:value-type="float">
            <text:p>0.0631782</text:p>
          </table:table-cell>
        </table:table-row>
        <table:table-row table:style-name="ro1">
          <table:table-cell office:value-type="float" office:value="0.0648195" calcext:value-type="float">
            <text:p>0.0648195</text:p>
          </table:table-cell>
          <table:table-cell office:value-type="float" office:value="0.0437308" calcext:value-type="float">
            <text:p>0.0437308</text:p>
          </table:table-cell>
          <table:table-cell office:value-type="float" office:value="0.0449315" calcext:value-type="float">
            <text:p>0.0449315</text:p>
          </table:table-cell>
          <table:table-cell office:value-type="float" office:value="0.0573461" calcext:value-type="float">
            <text:p>0.0573461</text:p>
          </table:table-cell>
          <table:table-cell office:value-type="float" office:value="0.0587136" calcext:value-type="float">
            <text:p>0.0587136</text:p>
          </table:table-cell>
          <table:table-cell office:value-type="float" office:value="0.0608176" calcext:value-type="float">
            <text:p>0.0608176</text:p>
          </table:table-cell>
          <table:table-cell office:value-type="float" office:value="0.0519405" calcext:value-type="float">
            <text:p>0.0519405</text:p>
          </table:table-cell>
          <table:table-cell office:value-type="float" office:value="0.053837" calcext:value-type="float">
            <text:p>0.053837</text:p>
          </table:table-cell>
          <table:table-cell office:value-type="float" office:value="0.0556464" calcext:value-type="float">
            <text:p>0.0556464</text:p>
          </table:table-cell>
          <table:table-cell office:value-type="float" office:value="0.0573107" calcext:value-type="float">
            <text:p>0.0573107</text:p>
          </table:table-cell>
          <table:table-cell office:value-type="float" office:value="0.0592482" calcext:value-type="float">
            <text:p>0.0592482</text:p>
          </table:table-cell>
          <table:table-cell office:value-type="float" office:value="0.0605768" calcext:value-type="float">
            <text:p>0.0605768</text:p>
          </table:table-cell>
          <table:table-cell office:value-type="float" office:value="0.0518887" calcext:value-type="float">
            <text:p>0.0518887</text:p>
          </table:table-cell>
          <table:table-cell office:value-type="float" office:value="0.0533384" calcext:value-type="float">
            <text:p>0.0533384</text:p>
          </table:table-cell>
          <table:table-cell office:value-type="float" office:value="0.0361605" calcext:value-type="float">
            <text:p>0.0361605</text:p>
          </table:table-cell>
          <table:table-cell office:value-type="float" office:value="0.0381945" calcext:value-type="float">
            <text:p>0.0381945</text:p>
          </table:table-cell>
          <table:table-cell office:value-type="float" office:value="0.0499641" calcext:value-type="float">
            <text:p>0.0499641</text:p>
          </table:table-cell>
          <table:table-cell office:value-type="float" office:value="0.0517684" calcext:value-type="float">
            <text:p>0.0517684</text:p>
          </table:table-cell>
          <table:table-cell office:value-type="float" office:value="0.0533229" calcext:value-type="float">
            <text:p>0.0533229</text:p>
          </table:table-cell>
          <table:table-cell office:value-type="float" office:value="0.0549206" calcext:value-type="float">
            <text:p>0.0549206</text:p>
          </table:table-cell>
          <table:table-cell office:value-type="float" office:value="0.0566833" calcext:value-type="float">
            <text:p>0.0566833</text:p>
          </table:table-cell>
          <table:table-cell office:value-type="float" office:value="0.0582947" calcext:value-type="float">
            <text:p>0.0582947</text:p>
          </table:table-cell>
          <table:table-cell office:value-type="float" office:value="0.0696396" calcext:value-type="float">
            <text:p>0.0696396</text:p>
          </table:table-cell>
          <table:table-cell office:value-type="float" office:value="0.071089" calcext:value-type="float">
            <text:p>0.071089</text:p>
          </table:table-cell>
          <table:table-cell office:value-type="float" office:value="0.0414835" calcext:value-type="float">
            <text:p>0.0414835</text:p>
          </table:table-cell>
        </table:table-row>
        <table:table-row table:style-name="ro1">
          <table:table-cell office:value-type="float" office:value="0.0435892" calcext:value-type="float">
            <text:p>0.0435892</text:p>
          </table:table-cell>
          <table:table-cell office:value-type="float" office:value="0.0450394" calcext:value-type="float">
            <text:p>0.045039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586472" calcext:value-type="float">
            <text:p>0.0586472</text:p>
          </table:table-cell>
          <table:table-cell office:value-type="float" office:value="0.0604093" calcext:value-type="float">
            <text:p>0.0604093</text:p>
          </table:table-cell>
          <table:table-cell office:value-type="float" office:value="0.0619214" calcext:value-type="float">
            <text:p>0.0619214</text:p>
          </table:table-cell>
          <table:table-cell office:value-type="float" office:value="0.0534356" calcext:value-type="float">
            <text:p>0.0534356</text:p>
          </table:table-cell>
          <table:table-cell office:value-type="float" office:value="0.0554912" calcext:value-type="float">
            <text:p>0.0554912</text:p>
          </table:table-cell>
          <table:table-cell office:value-type="float" office:value="0.0574721" calcext:value-type="float">
            <text:p>0.0574721</text:p>
          </table:table-cell>
          <table:table-cell office:value-type="float" office:value="0.0594375" calcext:value-type="float">
            <text:p>0.0594375</text:p>
          </table:table-cell>
          <table:table-cell office:value-type="float" office:value="0.061103" calcext:value-type="float">
            <text:p>0.061103</text:p>
          </table:table-cell>
          <table:table-cell office:value-type="float" office:value="0.0439941" calcext:value-type="float">
            <text:p>0.0439941</text:p>
          </table:table-cell>
          <table:table-cell office:value-type="float" office:value="0.0452583" calcext:value-type="float">
            <text:p>0.0452583</text:p>
          </table:table-cell>
          <table:table-cell office:value-type="float" office:value="0.046652" calcext:value-type="float">
            <text:p>0.046652</text:p>
          </table:table-cell>
          <table:table-cell office:value-type="float" office:value="0.0484883" calcext:value-type="float">
            <text:p>0.0484883</text:p>
          </table:table-cell>
          <table:table-cell office:value-type="float" office:value="0.0601122" calcext:value-type="float">
            <text:p>0.0601122</text:p>
          </table:table-cell>
          <table:table-cell office:value-type="float" office:value="0.0436732" calcext:value-type="float">
            <text:p>0.0436732</text:p>
          </table:table-cell>
          <table:table-cell office:value-type="float" office:value="0.0455978" calcext:value-type="float">
            <text:p>0.0455978</text:p>
          </table:table-cell>
          <table:table-cell office:value-type="float" office:value="0.0568772" calcext:value-type="float">
            <text:p>0.0568772</text:p>
          </table:table-cell>
          <table:table-cell office:value-type="float" office:value="0.0603672" calcext:value-type="float">
            <text:p>0.0603672</text:p>
          </table:table-cell>
          <table:table-cell office:value-type="float" office:value="0.0633017" calcext:value-type="float">
            <text:p>0.0633017</text:p>
          </table:table-cell>
          <table:table-cell office:value-type="float" office:value="0.045316" calcext:value-type="float">
            <text:p>0.045316</text:p>
          </table:table-cell>
          <table:table-cell office:value-type="float" office:value="0.0571505" calcext:value-type="float">
            <text:p>0.0571505</text:p>
          </table:table-cell>
          <table:table-cell office:value-type="float" office:value="0.141327" calcext:value-type="float">
            <text:p>0.141327</text:p>
          </table:table-cell>
          <table:table-cell office:value-type="float" office:value="0.03943" calcext:value-type="float">
            <text:p>0.03943</text:p>
          </table:table-cell>
        </table:table-row>
        <table:table-row table:style-name="ro1">
          <table:table-cell office:value-type="float" office:value="0.0411911" calcext:value-type="float">
            <text:p>0.0411911</text:p>
          </table:table-cell>
          <table:table-cell office:value-type="float" office:value="0.0535311" calcext:value-type="float">
            <text:p>0.0535311</text:p>
          </table:table-cell>
          <table:table-cell office:value-type="float" office:value="0.05533" calcext:value-type="float">
            <text:p>0.05533</text:p>
          </table:table-cell>
          <table:table-cell office:value-type="float" office:value="0.0575346" calcext:value-type="float">
            <text:p>0.0575346</text:p>
          </table:table-cell>
          <table:table-cell office:value-type="float" office:value="0.0596447" calcext:value-type="float">
            <text:p>0.0596447</text:p>
          </table:table-cell>
          <table:table-cell office:value-type="float" office:value="0.0612434" calcext:value-type="float">
            <text:p>0.0612434</text:p>
          </table:table-cell>
          <table:table-cell office:value-type="float" office:value="0.0629144" calcext:value-type="float">
            <text:p>0.0629144</text:p>
          </table:table-cell>
          <table:table-cell office:value-type="float" office:value="0.0454204" calcext:value-type="float">
            <text:p>0.0454204</text:p>
          </table:table-cell>
          <table:table-cell office:value-type="float" office:value="0.0473273" calcext:value-type="float">
            <text:p>0.0473273</text:p>
          </table:table-cell>
          <table:table-cell office:value-type="float" office:value="0.0592225" calcext:value-type="float">
            <text:p>0.0592225</text:p>
          </table:table-cell>
          <table:table-cell office:value-type="float" office:value="0.050632" calcext:value-type="float">
            <text:p>0.050632</text:p>
          </table:table-cell>
          <table:table-cell office:value-type="float" office:value="0.0519485" calcext:value-type="float">
            <text:p>0.0519485</text:p>
          </table:table-cell>
          <table:table-cell office:value-type="float" office:value="0.0438234" calcext:value-type="float">
            <text:p>0.0438234</text:p>
          </table:table-cell>
          <table:table-cell office:value-type="float" office:value="0.0457891" calcext:value-type="float">
            <text:p>0.0457891</text:p>
          </table:table-cell>
          <table:table-cell office:value-type="float" office:value="0.0474999" calcext:value-type="float">
            <text:p>0.0474999</text:p>
          </table:table-cell>
          <table:table-cell office:value-type="float" office:value="0.059266" calcext:value-type="float">
            <text:p>0.059266</text:p>
          </table:table-cell>
          <table:table-cell office:value-type="float" office:value="0.0510111" calcext:value-type="float">
            <text:p>0.0510111</text:p>
          </table:table-cell>
          <table:table-cell office:value-type="float" office:value="0.0523156" calcext:value-type="float">
            <text:p>0.0523156</text:p>
          </table:table-cell>
          <table:table-cell office:value-type="float" office:value="0.0539197" calcext:value-type="float">
            <text:p>0.0539197</text:p>
          </table:table-cell>
          <table:table-cell office:value-type="float" office:value="0.0559036" calcext:value-type="float">
            <text:p>0.0559036</text:p>
          </table:table-cell>
          <table:table-cell office:value-type="float" office:value="0.058299" calcext:value-type="float">
            <text:p>0.058299</text:p>
          </table:table-cell>
          <table:table-cell office:value-type="float" office:value="0.0597451" calcext:value-type="float">
            <text:p>0.0597451</text:p>
          </table:table-cell>
          <table:table-cell office:value-type="float" office:value="0.0620427" calcext:value-type="float">
            <text:p>0.0620427</text:p>
          </table:table-cell>
          <table:table-cell office:value-type="float" office:value="0.0636089" calcext:value-type="float">
            <text:p>0.0636089</text:p>
          </table:table-cell>
          <table:table-cell office:value-type="float" office:value="0.0655439" calcext:value-type="float">
            <text:p>0.0655439</text:p>
          </table:table-cell>
        </table:table-row>
        <table:table-row table:style-name="ro1">
          <table:table-cell office:value-type="float" office:value="0.0672021" calcext:value-type="float">
            <text:p>0.0672021</text:p>
          </table:table-cell>
          <table:table-cell office:value-type="float" office:value="0.0691658" calcext:value-type="float">
            <text:p>0.0691658</text:p>
          </table:table-cell>
          <table:table-cell office:value-type="float" office:value="0.0604553" calcext:value-type="float">
            <text:p>0.0604553</text:p>
          </table:table-cell>
          <table:table-cell office:value-type="float" office:value="0.0622507" calcext:value-type="float">
            <text:p>0.0622507</text:p>
          </table:table-cell>
          <table:table-cell office:value-type="float" office:value="0.0437587" calcext:value-type="float">
            <text:p>0.0437587</text:p>
          </table:table-cell>
          <table:table-cell office:value-type="float" office:value="0.0657318" calcext:value-type="float">
            <text:p>0.0657318</text:p>
          </table:table-cell>
          <table:table-cell office:value-type="float" office:value="0.0382222" calcext:value-type="float">
            <text:p>0.0382222</text:p>
          </table:table-cell>
          <table:table-cell office:value-type="float" office:value="0.0411037" calcext:value-type="float">
            <text:p>0.0411037</text:p>
          </table:table-cell>
          <table:table-cell office:value-type="float" office:value="0.0426392" calcext:value-type="float">
            <text:p>0.0426392</text:p>
          </table:table-cell>
          <table:table-cell office:value-type="float" office:value="0.0449522" calcext:value-type="float">
            <text:p>0.0449522</text:p>
          </table:table-cell>
          <table:table-cell office:value-type="float" office:value="0.056792" calcext:value-type="float">
            <text:p>0.056792</text:p>
          </table:table-cell>
          <table:table-cell office:value-type="float" office:value="0.0588014" calcext:value-type="float">
            <text:p>0.0588014</text:p>
          </table:table-cell>
          <table:table-cell office:value-type="float" office:value="0.0601572" calcext:value-type="float">
            <text:p>0.0601572</text:p>
          </table:table-cell>
          <table:table-cell office:value-type="float" office:value="0.0726197" calcext:value-type="float">
            <text:p>0.0726197</text:p>
          </table:table-cell>
          <table:table-cell office:value-type="float" office:value="0.0511334" calcext:value-type="float">
            <text:p>0.0511334</text:p>
          </table:table-cell>
          <table:table-cell office:value-type="float" office:value="0.0501264" calcext:value-type="float">
            <text:p>0.0501264</text:p>
          </table:table-cell>
          <table:table-cell office:value-type="float" office:value="0.0538757" calcext:value-type="float">
            <text:p>0.0538757</text:p>
          </table:table-cell>
          <table:table-cell office:value-type="float" office:value="0.0452394" calcext:value-type="float">
            <text:p>0.0452394</text:p>
          </table:table-cell>
          <table:table-cell office:value-type="float" office:value="0.0568986" calcext:value-type="float">
            <text:p>0.0568986</text:p>
          </table:table-cell>
          <table:table-cell office:value-type="float" office:value="0.0589253" calcext:value-type="float">
            <text:p>0.0589253</text:p>
          </table:table-cell>
          <table:table-cell office:value-type="float" office:value="0.0422104" calcext:value-type="float">
            <text:p>0.0422104</text:p>
          </table:table-cell>
          <table:table-cell office:value-type="float" office:value="0.0436149" calcext:value-type="float">
            <text:p>0.0436149</text:p>
          </table:table-cell>
          <table:table-cell office:value-type="float" office:value="0.15762" calcext:value-type="float">
            <text:p>0.15762</text:p>
          </table:table-cell>
          <table:table-cell office:value-type="float" office:value="0.159555" calcext:value-type="float">
            <text:p>0.159555</text:p>
          </table:table-cell>
          <table:table-cell office:value-type="float" office:value="0.0520908" calcext:value-type="float">
            <text:p>0.0520908</text:p>
          </table:table-cell>
        </table:table-row>
        <table:table-row table:style-name="ro1">
          <table:table-cell office:value-type="float" office:value="0.053071" calcext:value-type="float">
            <text:p>0.053071</text:p>
          </table:table-cell>
          <table:table-cell office:value-type="float" office:value="0.0549871" calcext:value-type="float">
            <text:p>0.0549871</text:p>
          </table:table-cell>
          <table:table-cell office:value-type="float" office:value="0.0568947" calcext:value-type="float">
            <text:p>0.0568947</text:p>
          </table:table-cell>
          <table:table-cell office:value-type="float" office:value="0.0794689" calcext:value-type="float">
            <text:p>0.0794689</text:p>
          </table:table-cell>
          <table:table-cell office:value-type="float" office:value="0.070747" calcext:value-type="float">
            <text:p>0.070747</text:p>
          </table:table-cell>
          <table:table-cell office:value-type="float" office:value="0.0724816" calcext:value-type="float">
            <text:p>0.0724816</text:p>
          </table:table-cell>
          <table:table-cell office:value-type="float" office:value="0.0634325" calcext:value-type="float">
            <text:p>0.0634325</text:p>
          </table:table-cell>
          <table:table-cell office:value-type="float" office:value="0.0655668" calcext:value-type="float">
            <text:p>0.0655668</text:p>
          </table:table-cell>
          <table:table-cell office:value-type="float" office:value="0.179504" calcext:value-type="float">
            <text:p>0.179504</text:p>
          </table:table-cell>
          <table:table-cell office:value-type="float" office:value="0.170932" calcext:value-type="float">
            <text:p>0.170932</text:p>
          </table:table-cell>
          <table:table-cell office:value-type="float" office:value="0.172696" calcext:value-type="float">
            <text:p>0.172696</text:p>
          </table:table-cell>
          <table:table-cell office:value-type="float" office:value="0.0768623" calcext:value-type="float">
            <text:p>0.0768623</text:p>
          </table:table-cell>
          <table:table-cell office:value-type="float" office:value="0.0498613" calcext:value-type="float">
            <text:p>0.0498613</text:p>
          </table:table-cell>
          <table:table-cell office:value-type="float" office:value="0.051364" calcext:value-type="float">
            <text:p>0.051364</text:p>
          </table:table-cell>
          <table:table-cell office:value-type="float" office:value="0.053133" calcext:value-type="float">
            <text:p>0.053133</text:p>
          </table:table-cell>
          <table:table-cell office:value-type="float" office:value="0.0554066" calcext:value-type="float">
            <text:p>0.0554066</text:p>
          </table:table-cell>
          <table:table-cell office:value-type="float" office:value="0.0566376" calcext:value-type="float">
            <text:p>0.0566376</text:p>
          </table:table-cell>
          <table:table-cell office:value-type="float" office:value="0.0586658" calcext:value-type="float">
            <text:p>0.0586658</text:p>
          </table:table-cell>
          <table:table-cell office:value-type="float" office:value="0.0613491" calcext:value-type="float">
            <text:p>0.0613491</text:p>
          </table:table-cell>
          <table:table-cell office:value-type="float" office:value="0.154534" calcext:value-type="float">
            <text:p>0.154534</text:p>
          </table:table-cell>
          <table:table-cell office:value-type="float" office:value="0.167081" calcext:value-type="float">
            <text:p>0.167081</text:p>
          </table:table-cell>
          <table:table-cell office:value-type="float" office:value="0.168898" calcext:value-type="float">
            <text:p>0.168898</text:p>
          </table:table-cell>
          <table:table-cell office:value-type="float" office:value="0.0522206" calcext:value-type="float">
            <text:p>0.0522206</text:p>
          </table:table-cell>
          <table:table-cell office:value-type="float" office:value="0.0535771" calcext:value-type="float">
            <text:p>0.0535771</text:p>
          </table:table-cell>
          <table:table-cell office:value-type="float" office:value="0.0556514" calcext:value-type="float">
            <text:p>0.0556514</text:p>
          </table:table-cell>
        </table:table-row>
        <table:table-row table:style-name="ro1">
          <table:table-cell office:value-type="float" office:value="0.0571942" calcext:value-type="float">
            <text:p>0.0571942</text:p>
          </table:table-cell>
          <table:table-cell office:value-type="float" office:value="0.0586449" calcext:value-type="float">
            <text:p>0.0586449</text:p>
          </table:table-cell>
          <table:table-cell office:value-type="float" office:value="0.0604302" calcext:value-type="float">
            <text:p>0.0604302</text:p>
          </table:table-cell>
          <table:table-cell office:value-type="float" office:value="0.0519133" calcext:value-type="float">
            <text:p>0.0519133</text:p>
          </table:table-cell>
          <table:table-cell office:value-type="float" office:value="0.0422335" calcext:value-type="float">
            <text:p>0.0422335</text:p>
          </table:table-cell>
          <table:table-cell office:value-type="float" office:value="0.0439628" calcext:value-type="float">
            <text:p>0.0439628</text:p>
          </table:table-cell>
          <table:table-cell office:value-type="float" office:value="0.0560202" calcext:value-type="float">
            <text:p>0.0560202</text:p>
          </table:table-cell>
          <table:table-cell office:value-type="float" office:value="0.0579787" calcext:value-type="float">
            <text:p>0.0579787</text:p>
          </table:table-cell>
          <table:table-cell office:value-type="float" office:value="0.0596298" calcext:value-type="float">
            <text:p>0.0596298</text:p>
          </table:table-cell>
          <table:table-cell office:value-type="float" office:value="0.0418148" calcext:value-type="float">
            <text:p>0.0418148</text:p>
          </table:table-cell>
          <table:table-cell office:value-type="float" office:value="0.0533081" calcext:value-type="float">
            <text:p>0.0533081</text:p>
          </table:table-cell>
          <table:table-cell office:value-type="float" office:value="0.0555302" calcext:value-type="float">
            <text:p>0.0555302</text:p>
          </table:table-cell>
          <table:table-cell office:value-type="float" office:value="0.0576943" calcext:value-type="float">
            <text:p>0.0576943</text:p>
          </table:table-cell>
          <table:table-cell office:value-type="float" office:value="0.0598892" calcext:value-type="float">
            <text:p>0.0598892</text:p>
          </table:table-cell>
          <table:table-cell office:value-type="float" office:value="0.0615759" calcext:value-type="float">
            <text:p>0.0615759</text:p>
          </table:table-cell>
          <table:table-cell office:value-type="float" office:value="0.0635007" calcext:value-type="float">
            <text:p>0.0635007</text:p>
          </table:table-cell>
          <table:table-cell office:value-type="float" office:value="0.0651798" calcext:value-type="float">
            <text:p>0.0651798</text:p>
          </table:table-cell>
          <table:table-cell office:value-type="float" office:value="0.0671916" calcext:value-type="float">
            <text:p>0.0671916</text:p>
          </table:table-cell>
          <table:table-cell office:value-type="float" office:value="0.0685571" calcext:value-type="float">
            <text:p>0.0685571</text:p>
          </table:table-cell>
          <table:table-cell office:value-type="float" office:value="0.0504543" calcext:value-type="float">
            <text:p>0.0504543</text:p>
          </table:table-cell>
          <table:table-cell office:value-type="float" office:value="0.0520401" calcext:value-type="float">
            <text:p>0.0520401</text:p>
          </table:table-cell>
          <table:table-cell office:value-type="float" office:value="0.0536222" calcext:value-type="float">
            <text:p>0.0536222</text:p>
          </table:table-cell>
          <table:table-cell office:value-type="float" office:value="0.0551149" calcext:value-type="float">
            <text:p>0.0551149</text:p>
          </table:table-cell>
          <table:table-cell office:value-type="float" office:value="0.0564133" calcext:value-type="float">
            <text:p>0.0564133</text:p>
          </table:table-cell>
          <table:table-cell office:value-type="float" office:value="0.0585744" calcext:value-type="float">
            <text:p>0.0585744</text:p>
          </table:table-cell>
        </table:table-row>
        <table:table-row table:style-name="ro1">
          <table:table-cell office:value-type="float" office:value="0.0407439" calcext:value-type="float">
            <text:p>0.0407439</text:p>
          </table:table-cell>
          <table:table-cell office:value-type="float" office:value="0.0427284" calcext:value-type="float">
            <text:p>0.0427284</text:p>
          </table:table-cell>
          <table:table-cell office:value-type="float" office:value="0.0547793" calcext:value-type="float">
            <text:p>0.0547793</text:p>
          </table:table-cell>
          <table:table-cell office:value-type="float" office:value="0.056926" calcext:value-type="float">
            <text:p>0.056926</text:p>
          </table:table-cell>
          <table:table-cell office:value-type="float" office:value="0.0586767" calcext:value-type="float">
            <text:p>0.0586767</text:p>
          </table:table-cell>
          <table:table-cell office:value-type="float" office:value="0.0396347" calcext:value-type="float">
            <text:p>0.0396347</text:p>
          </table:table-cell>
          <table:table-cell office:value-type="float" office:value="0.0511904" calcext:value-type="float">
            <text:p>0.0511904</text:p>
          </table:table-cell>
          <table:table-cell office:value-type="float" office:value="0.0532405" calcext:value-type="float">
            <text:p>0.0532405</text:p>
          </table:table-cell>
          <table:table-cell office:value-type="float" office:value="0.0553249" calcext:value-type="float">
            <text:p>0.0553249</text:p>
          </table:table-cell>
          <table:table-cell office:value-type="float" office:value="0.0571458" calcext:value-type="float">
            <text:p>0.0571458</text:p>
          </table:table-cell>
          <table:table-cell office:value-type="float" office:value="0.0389644" calcext:value-type="float">
            <text:p>0.0389644</text:p>
          </table:table-cell>
          <table:table-cell office:value-type="float" office:value="0.0407514" calcext:value-type="float">
            <text:p>0.0407514</text:p>
          </table:table-cell>
          <table:table-cell office:value-type="float" office:value="0.0522908" calcext:value-type="float">
            <text:p>0.0522908</text:p>
          </table:table-cell>
          <table:table-cell office:value-type="float" office:value="0.0644761" calcext:value-type="float">
            <text:p>0.0644761</text:p>
          </table:table-cell>
          <table:table-cell office:value-type="float" office:value="0.0762925" calcext:value-type="float">
            <text:p>0.0762925</text:p>
          </table:table-cell>
          <table:table-cell office:value-type="float" office:value="0.0782204" calcext:value-type="float">
            <text:p>0.0782204</text:p>
          </table:table-cell>
          <table:table-cell office:value-type="float" office:value="0.0693757" calcext:value-type="float">
            <text:p>0.0693757</text:p>
          </table:table-cell>
          <table:table-cell office:value-type="float" office:value="0.0710149" calcext:value-type="float">
            <text:p>0.0710149</text:p>
          </table:table-cell>
          <table:table-cell office:value-type="float" office:value="0.0620629" calcext:value-type="float">
            <text:p>0.0620629</text:p>
          </table:table-cell>
          <table:table-cell office:value-type="float" office:value="0.0639369" calcext:value-type="float">
            <text:p>0.0639369</text:p>
          </table:table-cell>
          <table:table-cell office:value-type="float" office:value="0.0661751" calcext:value-type="float">
            <text:p>0.0661751</text:p>
          </table:table-cell>
          <table:table-cell office:value-type="float" office:value="0.0472823" calcext:value-type="float">
            <text:p>0.0472823</text:p>
          </table:table-cell>
          <table:table-cell office:value-type="float" office:value="0.0484897" calcext:value-type="float">
            <text:p>0.0484897</text:p>
          </table:table-cell>
          <table:table-cell office:value-type="float" office:value="0.0501339" calcext:value-type="float">
            <text:p>0.0501339</text:p>
          </table:table-cell>
          <table:table-cell office:value-type="float" office:value="0.0517156" calcext:value-type="float">
            <text:p>0.0517156</text:p>
          </table:table-cell>
        </table:table-row>
        <table:table-row table:style-name="ro1">
          <table:table-cell office:value-type="float" office:value="0.0533224" calcext:value-type="float">
            <text:p>0.0533224</text:p>
          </table:table-cell>
          <table:table-cell office:value-type="float" office:value="0.054992" calcext:value-type="float">
            <text:p>0.054992</text:p>
          </table:table-cell>
          <table:table-cell office:value-type="float" office:value="0.0571813" calcext:value-type="float">
            <text:p>0.0571813</text:p>
          </table:table-cell>
          <table:table-cell office:value-type="float" office:value="0.0587647" calcext:value-type="float">
            <text:p>0.0587647</text:p>
          </table:table-cell>
          <table:table-cell office:value-type="float" office:value="0.0604566" calcext:value-type="float">
            <text:p>0.0604566</text:p>
          </table:table-cell>
          <table:table-cell office:value-type="float" office:value="0.0517306" calcext:value-type="float">
            <text:p>0.0517306</text:p>
          </table:table-cell>
          <table:table-cell office:value-type="float" office:value="0.0533315" calcext:value-type="float">
            <text:p>0.0533315</text:p>
          </table:table-cell>
          <table:table-cell office:value-type="float" office:value="0.0549478" calcext:value-type="float">
            <text:p>0.0549478</text:p>
          </table:table-cell>
          <table:table-cell office:value-type="float" office:value="0.0571064" calcext:value-type="float">
            <text:p>0.0571064</text:p>
          </table:table-cell>
          <table:table-cell office:value-type="float" office:value="0.0585463" calcext:value-type="float">
            <text:p>0.0585463</text:p>
          </table:table-cell>
          <table:table-cell office:value-type="float" office:value="0.0599322" calcext:value-type="float">
            <text:p>0.0599322</text:p>
          </table:table-cell>
          <table:table-cell office:value-type="float" office:value="0.0614061" calcext:value-type="float">
            <text:p>0.0614061</text:p>
          </table:table-cell>
          <table:table-cell office:value-type="float" office:value="0.0629344" calcext:value-type="float">
            <text:p>0.0629344</text:p>
          </table:table-cell>
          <table:table-cell office:value-type="float" office:value="0.0423989" calcext:value-type="float">
            <text:p>0.0423989</text:p>
          </table:table-cell>
          <table:table-cell office:value-type="float" office:value="0.0457921" calcext:value-type="float">
            <text:p>0.0457921</text:p>
          </table:table-cell>
          <table:table-cell office:value-type="float" office:value="0.0506713" calcext:value-type="float">
            <text:p>0.0506713</text:p>
          </table:table-cell>
          <table:table-cell office:value-type="float" office:value="0.0552165" calcext:value-type="float">
            <text:p>0.0552165</text:p>
          </table:table-cell>
          <table:table-cell office:value-type="float" office:value="0.0457379" calcext:value-type="float">
            <text:p>0.0457379</text:p>
          </table:table-cell>
          <table:table-cell office:value-type="float" office:value="0.0578175" calcext:value-type="float">
            <text:p>0.0578175</text:p>
          </table:table-cell>
          <table:table-cell office:value-type="float" office:value="0.0582122" calcext:value-type="float">
            <text:p>0.0582122</text:p>
          </table:table-cell>
          <table:table-cell office:value-type="float" office:value="0.0631233" calcext:value-type="float">
            <text:p>0.0631233</text:p>
          </table:table-cell>
          <table:table-cell office:value-type="float" office:value="0.0430838" calcext:value-type="float">
            <text:p>0.0430838</text:p>
          </table:table-cell>
          <table:table-cell office:value-type="float" office:value="0.0450483" calcext:value-type="float">
            <text:p>0.0450483</text:p>
          </table:table-cell>
          <table:table-cell office:value-type="float" office:value="0.0546129" calcext:value-type="float">
            <text:p>0.0546129</text:p>
          </table:table-cell>
          <table:table-cell office:value-type="float" office:value="0.0570327" calcext:value-type="float">
            <text:p>0.0570327</text:p>
          </table:table-cell>
        </table:table-row>
        <table:table-row table:style-name="ro1">
          <table:table-cell office:value-type="float" office:value="0.0592025" calcext:value-type="float">
            <text:p>0.0592025</text:p>
          </table:table-cell>
          <table:table-cell office:value-type="float" office:value="0.0618608" calcext:value-type="float">
            <text:p>0.0618608</text:p>
          </table:table-cell>
          <table:table-cell office:value-type="float" office:value="0.0634947" calcext:value-type="float">
            <text:p>0.0634947</text:p>
          </table:table-cell>
          <table:table-cell office:value-type="float" office:value="0.0664436" calcext:value-type="float">
            <text:p>0.0664436</text:p>
          </table:table-cell>
          <table:table-cell office:value-type="float" office:value="0.0580988" calcext:value-type="float">
            <text:p>0.0580988</text:p>
          </table:table-cell>
          <table:table-cell office:value-type="float" office:value="0.0621401" calcext:value-type="float">
            <text:p>0.0621401</text:p>
          </table:table-cell>
          <table:table-cell office:value-type="float" office:value="0.0542685" calcext:value-type="float">
            <text:p>0.0542685</text:p>
          </table:table-cell>
          <table:table-cell office:value-type="float" office:value="0.0579582" calcext:value-type="float">
            <text:p>0.0579582</text:p>
          </table:table-cell>
          <table:table-cell office:value-type="float" office:value="0.0602052" calcext:value-type="float">
            <text:p>0.0602052</text:p>
          </table:table-cell>
          <table:table-cell office:value-type="float" office:value="0.062303" calcext:value-type="float">
            <text:p>0.062303</text:p>
          </table:table-cell>
          <table:table-cell office:value-type="float" office:value="0.0538852" calcext:value-type="float">
            <text:p>0.0538852</text:p>
          </table:table-cell>
          <table:table-cell office:value-type="float" office:value="0.0571758" calcext:value-type="float">
            <text:p>0.0571758</text:p>
          </table:table-cell>
          <table:table-cell office:value-type="float" office:value="0.0587157" calcext:value-type="float">
            <text:p>0.0587157</text:p>
          </table:table-cell>
          <table:table-cell office:value-type="float" office:value="0.060753" calcext:value-type="float">
            <text:p>0.060753</text:p>
          </table:table-cell>
          <table:table-cell office:value-type="float" office:value="0.0635259" calcext:value-type="float">
            <text:p>0.0635259</text:p>
          </table:table-cell>
          <table:table-cell office:value-type="float" office:value="0.0650052" calcext:value-type="float">
            <text:p>0.0650052</text:p>
          </table:table-cell>
          <table:table-cell office:value-type="float" office:value="0.0571217" calcext:value-type="float">
            <text:p>0.0571217</text:p>
          </table:table-cell>
          <table:table-cell office:value-type="float" office:value="0.0592104" calcext:value-type="float">
            <text:p>0.0592104</text:p>
          </table:table-cell>
          <table:table-cell office:value-type="float" office:value="0.0626857" calcext:value-type="float">
            <text:p>0.0626857</text:p>
          </table:table-cell>
          <table:table-cell office:value-type="float" office:value="0.0641831" calcext:value-type="float">
            <text:p>0.0641831</text:p>
          </table:table-cell>
          <table:table-cell office:value-type="float" office:value="0.0657199" calcext:value-type="float">
            <text:p>0.0657199</text:p>
          </table:table-cell>
          <table:table-cell office:value-type="float" office:value="0.0574262" calcext:value-type="float">
            <text:p>0.0574262</text:p>
          </table:table-cell>
          <table:table-cell office:value-type="float" office:value="0.0598686" calcext:value-type="float">
            <text:p>0.0598686</text:p>
          </table:table-cell>
          <table:table-cell office:value-type="float" office:value="0.061924" calcext:value-type="float">
            <text:p>0.061924</text:p>
          </table:table-cell>
          <table:table-cell office:value-type="float" office:value="0.0438466" calcext:value-type="float">
            <text:p>0.0438466</text:p>
          </table:table-cell>
        </table:table-row>
        <table:table-row table:style-name="ro1">
          <table:table-cell office:value-type="float" office:value="0.0469786" calcext:value-type="float">
            <text:p>0.0469786</text:p>
          </table:table-cell>
          <table:table-cell office:value-type="float" office:value="0.0482761" calcext:value-type="float">
            <text:p>0.0482761</text:p>
          </table:table-cell>
          <table:table-cell office:value-type="float" office:value="0.0606758" calcext:value-type="float">
            <text:p>0.0606758</text:p>
          </table:table-cell>
          <table:table-cell office:value-type="float" office:value="0.063025" calcext:value-type="float">
            <text:p>0.063025</text:p>
          </table:table-cell>
          <table:table-cell office:value-type="float" office:value="0.0711683" calcext:value-type="float">
            <text:p>0.0711683</text:p>
          </table:table-cell>
          <table:table-cell office:value-type="float" office:value="0.0731813" calcext:value-type="float">
            <text:p>0.0731813</text:p>
          </table:table-cell>
          <table:table-cell office:value-type="float" office:value="0.0670006" calcext:value-type="float">
            <text:p>0.0670006</text:p>
          </table:table-cell>
          <table:table-cell office:value-type="float" office:value="0.0693112" calcext:value-type="float">
            <text:p>0.0693112</text:p>
          </table:table-cell>
          <table:table-cell office:value-type="float" office:value="0.0617397" calcext:value-type="float">
            <text:p>0.0617397</text:p>
          </table:table-cell>
          <table:table-cell office:value-type="float" office:value="0.0636609" calcext:value-type="float">
            <text:p>0.0636609</text:p>
          </table:table-cell>
          <table:table-cell office:value-type="float" office:value="0.0660306" calcext:value-type="float">
            <text:p>0.0660306</text:p>
          </table:table-cell>
          <table:table-cell office:value-type="float" office:value="0.0590096" calcext:value-type="float">
            <text:p>0.0590096</text:p>
          </table:table-cell>
          <table:table-cell office:value-type="float" office:value="0.0505738" calcext:value-type="float">
            <text:p>0.0505738</text:p>
          </table:table-cell>
          <table:table-cell office:value-type="float" office:value="0.0628774" calcext:value-type="float">
            <text:p>0.0628774</text:p>
          </table:table-cell>
          <table:table-cell office:value-type="float" office:value="0.0658536" calcext:value-type="float">
            <text:p>0.0658536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689879" calcext:value-type="float">
            <text:p>0.0689879</text:p>
          </table:table-cell>
          <table:table-cell office:value-type="float" office:value="0.0729135" calcext:value-type="float">
            <text:p>0.0729135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0669565" calcext:value-type="float">
            <text:p>0.0669565</text:p>
          </table:table-cell>
          <table:table-cell office:value-type="float" office:value="0.0686618" calcext:value-type="float">
            <text:p>0.0686618</text:p>
          </table:table-cell>
          <table:table-cell office:value-type="float" office:value="0.0534485" calcext:value-type="float">
            <text:p>0.0534485</text:p>
          </table:table-cell>
          <table:table-cell office:value-type="float" office:value="0.0553048" calcext:value-type="float">
            <text:p>0.0553048</text:p>
          </table:table-cell>
          <table:table-cell office:value-type="float" office:value="0.0571093" calcext:value-type="float">
            <text:p>0.0571093</text:p>
          </table:table-cell>
          <table:table-cell office:value-type="float" office:value="0.141338" calcext:value-type="float">
            <text:p>0.141338</text:p>
          </table:table-cell>
        </table:table-row>
        <table:table-row table:style-name="ro1">
          <table:table-cell office:value-type="float" office:value="0.163659" calcext:value-type="float">
            <text:p>0.163659</text:p>
          </table:table-cell>
          <table:table-cell office:value-type="float" office:value="0.165985" calcext:value-type="float">
            <text:p>0.165985</text:p>
          </table:table-cell>
          <table:table-cell office:value-type="float" office:value="0.0754726" calcext:value-type="float">
            <text:p>0.0754726</text:p>
          </table:table-cell>
          <table:table-cell office:value-type="float" office:value="0.0630984" calcext:value-type="float">
            <text:p>0.0630984</text:p>
          </table:table-cell>
          <table:table-cell office:value-type="float" office:value="0.0685529" calcext:value-type="float">
            <text:p>0.0685529</text:p>
          </table:table-cell>
          <table:table-cell office:value-type="float" office:value="0.0673203" calcext:value-type="float">
            <text:p>0.0673203</text:p>
          </table:table-cell>
          <table:table-cell office:value-type="float" office:value="0.0725838" calcext:value-type="float">
            <text:p>0.0725838</text:p>
          </table:table-cell>
          <table:table-cell office:value-type="float" office:value="0.0750033" calcext:value-type="float">
            <text:p>0.0750033</text:p>
          </table:table-cell>
          <table:table-cell office:value-type="float" office:value="0.0773023" calcext:value-type="float">
            <text:p>0.0773023</text:p>
          </table:table-cell>
          <table:table-cell office:value-type="float" office:value="0.0688798" calcext:value-type="float">
            <text:p>0.0688798</text:p>
          </table:table-cell>
          <table:table-cell office:value-type="float" office:value="0.0708648" calcext:value-type="float">
            <text:p>0.0708648</text:p>
          </table:table-cell>
          <table:table-cell office:value-type="float" office:value="0.0738288" calcext:value-type="float">
            <text:p>0.0738288</text:p>
          </table:table-cell>
          <table:table-cell office:value-type="float" office:value="0.0655265" calcext:value-type="float">
            <text:p>0.0655265</text:p>
          </table:table-cell>
          <table:table-cell office:value-type="float" office:value="0.0676416" calcext:value-type="float">
            <text:p>0.0676416</text:p>
          </table:table-cell>
          <table:table-cell office:value-type="float" office:value="0.0696103" calcext:value-type="float">
            <text:p>0.0696103</text:p>
          </table:table-cell>
          <table:table-cell office:value-type="float" office:value="0.0723141" calcext:value-type="float">
            <text:p>0.0723141</text:p>
          </table:table-cell>
          <table:table-cell office:value-type="float" office:value="0.0737765" calcext:value-type="float">
            <text:p>0.0737765</text:p>
          </table:table-cell>
          <table:table-cell office:value-type="float" office:value="0.0760744" calcext:value-type="float">
            <text:p>0.0760744</text:p>
          </table:table-cell>
          <table:table-cell office:value-type="float" office:value="0.0676524" calcext:value-type="float">
            <text:p>0.0676524</text:p>
          </table:table-cell>
          <table:table-cell office:value-type="float" office:value="0.0698419" calcext:value-type="float">
            <text:p>0.0698419</text:p>
          </table:table-cell>
          <table:table-cell office:value-type="float" office:value="0.0721733" calcext:value-type="float">
            <text:p>0.0721733</text:p>
          </table:table-cell>
          <table:table-cell office:value-type="float" office:value="0.0739288" calcext:value-type="float">
            <text:p>0.0739288</text:p>
          </table:table-cell>
          <table:table-cell office:value-type="float" office:value="0.0657817" calcext:value-type="float">
            <text:p>0.0657817</text:p>
          </table:table-cell>
          <table:table-cell office:value-type="float" office:value="0.0677391" calcext:value-type="float">
            <text:p>0.0677391</text:p>
          </table:table-cell>
          <table:table-cell office:value-type="float" office:value="0.0713775" calcext:value-type="float">
            <text:p>0.0713775</text:p>
          </table:table-cell>
        </table:table-row>
        <table:table-row table:style-name="ro1">
          <table:table-cell office:value-type="float" office:value="0.0728533" calcext:value-type="float">
            <text:p>0.0728533</text:p>
          </table:table-cell>
          <table:table-cell office:value-type="float" office:value="0.0652042" calcext:value-type="float">
            <text:p>0.0652042</text:p>
          </table:table-cell>
          <table:table-cell office:value-type="float" office:value="0.0663622" calcext:value-type="float">
            <text:p>0.0663622</text:p>
          </table:table-cell>
          <table:table-cell office:value-type="float" office:value="0.069895" calcext:value-type="float">
            <text:p>0.069895</text:p>
          </table:table-cell>
          <table:table-cell office:value-type="float" office:value="0.0712836" calcext:value-type="float">
            <text:p>0.0712836</text:p>
          </table:table-cell>
          <table:table-cell office:value-type="float" office:value="0.0734513" calcext:value-type="float">
            <text:p>0.0734513</text:p>
          </table:table-cell>
          <table:table-cell office:value-type="float" office:value="0.0759667" calcext:value-type="float">
            <text:p>0.0759667</text:p>
          </table:table-cell>
          <table:table-cell office:value-type="float" office:value="0.0683023" calcext:value-type="float">
            <text:p>0.0683023</text:p>
          </table:table-cell>
          <table:table-cell office:value-type="float" office:value="0.0704077" calcext:value-type="float">
            <text:p>0.0704077</text:p>
          </table:table-cell>
          <table:table-cell office:value-type="float" office:value="0.0493689" calcext:value-type="float">
            <text:p>0.0493689</text:p>
          </table:table-cell>
          <table:table-cell office:value-type="float" office:value="0.0521376" calcext:value-type="float">
            <text:p>0.0521376</text:p>
          </table:table-cell>
          <table:table-cell office:value-type="float" office:value="0.0652807" calcext:value-type="float">
            <text:p>0.0652807</text:p>
          </table:table-cell>
          <table:table-cell office:value-type="float" office:value="0.0672515" calcext:value-type="float">
            <text:p>0.0672515</text:p>
          </table:table-cell>
          <table:table-cell office:value-type="float" office:value="0.0697443" calcext:value-type="float">
            <text:p>0.0697443</text:p>
          </table:table-cell>
          <table:table-cell office:value-type="float" office:value="0.0723241" calcext:value-type="float">
            <text:p>0.0723241</text:p>
          </table:table-cell>
          <table:table-cell office:value-type="float" office:value="0.0646475" calcext:value-type="float">
            <text:p>0.0646475</text:p>
          </table:table-cell>
          <table:table-cell office:value-type="float" office:value="0.066382" calcext:value-type="float">
            <text:p>0.066382</text:p>
          </table:table-cell>
          <table:table-cell office:value-type="float" office:value="0.0677793" calcext:value-type="float">
            <text:p>0.0677793</text:p>
          </table:table-cell>
          <table:table-cell office:value-type="float" office:value="0.070651" calcext:value-type="float">
            <text:p>0.070651</text:p>
          </table:table-cell>
          <table:table-cell office:value-type="float" office:value="0.0626161" calcext:value-type="float">
            <text:p>0.0626161</text:p>
          </table:table-cell>
          <table:table-cell office:value-type="float" office:value="0.0443243" calcext:value-type="float">
            <text:p>0.0443243</text:p>
          </table:table-cell>
          <table:table-cell office:value-type="float" office:value="0.0454985" calcext:value-type="float">
            <text:p>0.0454985</text:p>
          </table:table-cell>
          <table:table-cell office:value-type="float" office:value="0.0478464" calcext:value-type="float">
            <text:p>0.0478464</text:p>
          </table:table-cell>
          <table:table-cell office:value-type="float" office:value="0.0499736" calcext:value-type="float">
            <text:p>0.0499736</text:p>
          </table:table-cell>
          <table:table-cell office:value-type="float" office:value="0.0513011" calcext:value-type="float">
            <text:p>0.0513011</text:p>
          </table:table-cell>
        </table:table-row>
        <table:table-row table:style-name="ro1">
          <table:table-cell office:value-type="float" office:value="0.0423883" calcext:value-type="float">
            <text:p>0.0423883</text:p>
          </table:table-cell>
          <table:table-cell office:value-type="float" office:value="0.0550196" calcext:value-type="float">
            <text:p>0.0550196</text:p>
          </table:table-cell>
          <table:table-cell office:value-type="float" office:value="0.0579861" calcext:value-type="float">
            <text:p>0.0579861</text:p>
          </table:table-cell>
          <table:table-cell office:value-type="float" office:value="0.0597215" calcext:value-type="float">
            <text:p>0.0597215</text:p>
          </table:table-cell>
          <table:table-cell office:value-type="float" office:value="0.0406859" calcext:value-type="float">
            <text:p>0.0406859</text:p>
          </table:table-cell>
          <table:table-cell office:value-type="float" office:value="0.0530741" calcext:value-type="float">
            <text:p>0.0530741</text:p>
          </table:table-cell>
          <table:table-cell office:value-type="float" office:value="0.0670048" calcext:value-type="float">
            <text:p>0.0670048</text:p>
          </table:table-cell>
          <table:table-cell office:value-type="float" office:value="0.0691756" calcext:value-type="float">
            <text:p>0.0691756</text:p>
          </table:table-cell>
          <table:table-cell office:value-type="float" office:value="0.0511808" calcext:value-type="float">
            <text:p>0.0511808</text:p>
          </table:table-cell>
          <table:table-cell office:value-type="float" office:value="0.0534328" calcext:value-type="float">
            <text:p>0.0534328</text:p>
          </table:table-cell>
          <table:table-cell office:value-type="float" office:value="0.0552693" calcext:value-type="float">
            <text:p>0.0552693</text:p>
          </table:table-cell>
          <table:table-cell office:value-type="float" office:value="0.0584959" calcext:value-type="float">
            <text:p>0.0584959</text:p>
          </table:table-cell>
          <table:table-cell office:value-type="float" office:value="0.0617559" calcext:value-type="float">
            <text:p>0.0617559</text:p>
          </table:table-cell>
          <table:table-cell office:value-type="float" office:value="0.064213" calcext:value-type="float">
            <text:p>0.064213</text:p>
          </table:table-cell>
          <table:table-cell office:value-type="float" office:value="0.0668643" calcext:value-type="float">
            <text:p>0.0668643</text:p>
          </table:table-cell>
          <table:table-cell office:value-type="float" office:value="0.0597983" calcext:value-type="float">
            <text:p>0.0597983</text:p>
          </table:table-cell>
          <table:table-cell office:value-type="float" office:value="0.0619142" calcext:value-type="float">
            <text:p>0.0619142</text:p>
          </table:table-cell>
          <table:table-cell office:value-type="float" office:value="0.155714" calcext:value-type="float">
            <text:p>0.155714</text:p>
          </table:table-cell>
          <table:table-cell office:value-type="float" office:value="0.169105" calcext:value-type="float">
            <text:p>0.169105</text:p>
          </table:table-cell>
          <table:table-cell office:value-type="float" office:value="0.170615" calcext:value-type="float">
            <text:p>0.170615</text:p>
          </table:table-cell>
          <table:table-cell office:value-type="float" office:value="0.0410249" calcext:value-type="float">
            <text:p>0.0410249</text:p>
          </table:table-cell>
          <table:table-cell office:value-type="float" office:value="0.0429986" calcext:value-type="float">
            <text:p>0.0429986</text:p>
          </table:table-cell>
          <table:table-cell office:value-type="float" office:value="0.0453699" calcext:value-type="float">
            <text:p>0.0453699</text:p>
          </table:table-cell>
          <table:table-cell office:value-type="float" office:value="0.171138" calcext:value-type="float">
            <text:p>0.171138</text:p>
          </table:table-cell>
          <table:table-cell office:value-type="float" office:value="0.163449" calcext:value-type="float">
            <text:p>0.163449</text:p>
          </table:table-cell>
        </table:table-row>
        <table:table-row table:style-name="ro1">
          <table:table-cell office:value-type="float" office:value="0.0527358" calcext:value-type="float">
            <text:p>0.0527358</text:p>
          </table:table-cell>
          <table:table-cell office:value-type="float" office:value="0.0555356" calcext:value-type="float">
            <text:p>0.0555356</text:p>
          </table:table-cell>
          <table:table-cell office:value-type="float" office:value="0.0563742" calcext:value-type="float">
            <text:p>0.0563742</text:p>
          </table:table-cell>
          <table:table-cell office:value-type="float" office:value="0.059099" calcext:value-type="float">
            <text:p>0.059099</text:p>
          </table:table-cell>
          <table:table-cell office:value-type="float" office:value="0.0614227" calcext:value-type="float">
            <text:p>0.0614227</text:p>
          </table:table-cell>
          <table:table-cell office:value-type="float" office:value="0.0455421" calcext:value-type="float">
            <text:p>0.0455421</text:p>
          </table:table-cell>
          <table:table-cell office:value-type="float" office:value="0.0466796" calcext:value-type="float">
            <text:p>0.0466796</text:p>
          </table:table-cell>
          <table:table-cell office:value-type="float" office:value="0.050016" calcext:value-type="float">
            <text:p>0.050016</text:p>
          </table:table-cell>
          <table:table-cell office:value-type="float" office:value="0.0514779" calcext:value-type="float">
            <text:p>0.0514779</text:p>
          </table:table-cell>
          <table:table-cell office:value-type="float" office:value="0.0541311" calcext:value-type="float">
            <text:p>0.0541311</text:p>
          </table:table-cell>
          <table:table-cell office:value-type="float" office:value="0.0572891" calcext:value-type="float">
            <text:p>0.0572891</text:p>
          </table:table-cell>
          <table:table-cell office:value-type="float" office:value="0.0600803" calcext:value-type="float">
            <text:p>0.0600803</text:p>
          </table:table-cell>
          <table:table-cell office:value-type="float" office:value="0.0640593" calcext:value-type="float">
            <text:p>0.0640593</text:p>
          </table:table-cell>
          <table:table-cell office:value-type="float" office:value="0.0657556" calcext:value-type="float">
            <text:p>0.0657556</text:p>
          </table:table-cell>
          <table:table-cell office:value-type="float" office:value="0.0593217" calcext:value-type="float">
            <text:p>0.0593217</text:p>
          </table:table-cell>
          <table:table-cell office:value-type="float" office:value="0.0619432" calcext:value-type="float">
            <text:p>0.0619432</text:p>
          </table:table-cell>
          <table:table-cell office:value-type="float" office:value="0.0640675" calcext:value-type="float">
            <text:p>0.0640675</text:p>
          </table:table-cell>
          <table:table-cell office:value-type="float" office:value="0.0470025" calcext:value-type="float">
            <text:p>0.0470025</text:p>
          </table:table-cell>
          <table:table-cell office:value-type="float" office:value="0.0479711" calcext:value-type="float">
            <text:p>0.0479711</text:p>
          </table:table-cell>
          <table:table-cell office:value-type="float" office:value="0.0514642" calcext:value-type="float">
            <text:p>0.0514642</text:p>
          </table:table-cell>
          <table:table-cell office:value-type="float" office:value="0.053629" calcext:value-type="float">
            <text:p>0.053629</text:p>
          </table:table-cell>
          <table:table-cell office:value-type="float" office:value="0.0559156" calcext:value-type="float">
            <text:p>0.0559156</text:p>
          </table:table-cell>
          <table:table-cell office:value-type="float" office:value="0.0593707" calcext:value-type="float">
            <text:p>0.0593707</text:p>
          </table:table-cell>
          <table:table-cell office:value-type="float" office:value="0.0613174" calcext:value-type="float">
            <text:p>0.0613174</text:p>
          </table:table-cell>
          <table:table-cell office:value-type="float" office:value="0.0632865" calcext:value-type="float">
            <text:p>0.06328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25%-Quartil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75%-Quartil</text:p>
          </table:table-cell>
          <table:table-cell office:value-type="string" calcext:value-type="string">
            <text:p>&gt;100ms</text:p>
          </table:table-cell>
          <table:table-cell table:number-columns-repeated="17"/>
        </table:table-row>
        <table:table-row table:style-name="ro1">
          <table:table-cell table:formula="of:=MIN([.A1:.Y40])" office:value-type="float" office:value="0.0296208" calcext:value-type="float">
            <text:p>0.0296208</text:p>
          </table:table-cell>
          <table:table-cell table:formula="of:=AVERAGE([.A1:.Y40])" office:value-type="float" office:value="0.0631590509" calcext:value-type="float">
            <text:p>0.0631590509</text:p>
          </table:table-cell>
          <table:table-cell table:formula="of:=MAX([.A1:.Y40])" office:value-type="float" office:value="0.569672" calcext:value-type="float">
            <text:p>0.569672</text:p>
          </table:table-cell>
          <table:table-cell table:formula="of:=MEDIAN([.A1:.Y40])" office:value-type="float" office:value="0.05717285" calcext:value-type="float">
            <text:p>0.05717285</text:p>
          </table:table-cell>
          <table:table-cell table:formula="of:=QUARTILE([.$A$1:.$Y$40];1)" office:value-type="float" office:value="0.050951825" calcext:value-type="float">
            <text:p>0.050951825</text:p>
          </table:table-cell>
          <table:table-cell table:formula="of:=QUARTILE([.$A$1:.$Y$40];2)" office:value-type="float" office:value="0.05717285" calcext:value-type="float">
            <text:p>0.05717285</text:p>
          </table:table-cell>
          <table:table-cell table:formula="of:=QUARTILE([.$A$1:.$Y$40];3)" office:value-type="float" office:value="0.06350145" calcext:value-type="float">
            <text:p>0.06350145</text:p>
          </table:table-cell>
          <table:table-cell table:formula="of:=COUNTIF([.A1:.Y40];&quot;&gt;0.1&quot;)" office:value-type="float" office:value="49" calcext:value-type="float">
            <text:p>49</text:p>
          </table:table-cell>
          <table:table-cell table:number-columns-repeated="17"/>
        </table:table-row>
      </table:table>
      <table:table table:name="70" table:style-name="ta1">
        <table:table-column table:style-name="co1" table:number-columns-repeated="25" table:default-cell-style-name="Default"/>
        <table:table-row table:style-name="ro1">
          <table:table-cell office:value-type="float" office:value="0.0430935" calcext:value-type="float">
            <text:p>0.0430935</text:p>
          </table:table-cell>
          <table:table-cell office:value-type="float" office:value="0.0573917" calcext:value-type="float">
            <text:p>0.0573917</text:p>
          </table:table-cell>
          <table:table-cell office:value-type="float" office:value="0.061151" calcext:value-type="float">
            <text:p>0.061151</text:p>
          </table:table-cell>
          <table:table-cell office:value-type="float" office:value="0.0651696" calcext:value-type="float">
            <text:p>0.0651696</text:p>
          </table:table-cell>
          <table:table-cell office:value-type="float" office:value="0.0595875" calcext:value-type="float">
            <text:p>0.0595875</text:p>
          </table:table-cell>
          <table:table-cell office:value-type="float" office:value="0.0407317" calcext:value-type="float">
            <text:p>0.0407317</text:p>
          </table:table-cell>
          <table:table-cell office:value-type="float" office:value="0.0447234" calcext:value-type="float">
            <text:p>0.0447234</text:p>
          </table:table-cell>
          <table:table-cell office:value-type="float" office:value="0.0493421" calcext:value-type="float">
            <text:p>0.0493421</text:p>
          </table:table-cell>
          <table:table-cell office:value-type="float" office:value="0.155086" calcext:value-type="float">
            <text:p>0.155086</text:p>
          </table:table-cell>
          <table:table-cell office:value-type="float" office:value="0.169412" calcext:value-type="float">
            <text:p>0.169412</text:p>
          </table:table-cell>
          <table:table-cell office:value-type="float" office:value="0.173306" calcext:value-type="float">
            <text:p>0.173306</text:p>
          </table:table-cell>
          <table:table-cell office:value-type="float" office:value="0.052014" calcext:value-type="float">
            <text:p>0.052014</text:p>
          </table:table-cell>
          <table:table-cell office:value-type="float" office:value="0.055758" calcext:value-type="float">
            <text:p>0.055758</text:p>
          </table:table-cell>
          <table:table-cell office:value-type="float" office:value="0.0595525" calcext:value-type="float">
            <text:p>0.0595525</text:p>
          </table:table-cell>
          <table:table-cell office:value-type="float" office:value="0.0637464" calcext:value-type="float">
            <text:p>0.0637464</text:p>
          </table:table-cell>
          <table:table-cell office:value-type="float" office:value="0.0679993" calcext:value-type="float">
            <text:p>0.0679993</text:p>
          </table:table-cell>
          <table:table-cell office:value-type="float" office:value="0.0487123" calcext:value-type="float">
            <text:p>0.0487123</text:p>
          </table:table-cell>
          <table:table-cell office:value-type="float" office:value="0.0524661" calcext:value-type="float">
            <text:p>0.0524661</text:p>
          </table:table-cell>
          <table:table-cell office:value-type="float" office:value="0.0565549" calcext:value-type="float">
            <text:p>0.0565549</text:p>
          </table:table-cell>
          <table:table-cell office:value-type="float" office:value="0.070522" calcext:value-type="float">
            <text:p>0.070522</text:p>
          </table:table-cell>
          <table:table-cell office:value-type="float" office:value="0.0740995" calcext:value-type="float">
            <text:p>0.0740995</text:p>
          </table:table-cell>
          <table:table-cell office:value-type="float" office:value="0.0782552" calcext:value-type="float">
            <text:p>0.0782552</text:p>
          </table:table-cell>
          <table:table-cell office:value-type="float" office:value="0.0718294" calcext:value-type="float">
            <text:p>0.0718294</text:p>
          </table:table-cell>
          <table:table-cell office:value-type="float" office:value="0.0752354" calcext:value-type="float">
            <text:p>0.0752354</text:p>
          </table:table-cell>
          <table:table-cell office:value-type="float" office:value="0.0694919" calcext:value-type="float">
            <text:p>0.0694919</text:p>
          </table:table-cell>
        </table:table-row>
        <table:table-row table:style-name="ro1">
          <table:table-cell office:value-type="float" office:value="0.0731509" calcext:value-type="float">
            <text:p>0.0731509</text:p>
          </table:table-cell>
          <table:table-cell office:value-type="float" office:value="0.077073" calcext:value-type="float">
            <text:p>0.077073</text:p>
          </table:table-cell>
          <table:table-cell office:value-type="float" office:value="0.0707316" calcext:value-type="float">
            <text:p>0.0707316</text:p>
          </table:table-cell>
          <table:table-cell office:value-type="float" office:value="0.0746328" calcext:value-type="float">
            <text:p>0.0746328</text:p>
          </table:table-cell>
          <table:table-cell office:value-type="float" office:value="0.0785644" calcext:value-type="float">
            <text:p>0.0785644</text:p>
          </table:table-cell>
          <table:table-cell office:value-type="float" office:value="0.0592499" calcext:value-type="float">
            <text:p>0.0592499</text:p>
          </table:table-cell>
          <table:table-cell office:value-type="float" office:value="0.0629263" calcext:value-type="float">
            <text:p>0.0629263</text:p>
          </table:table-cell>
          <table:table-cell office:value-type="float" office:value="0.0666903" calcext:value-type="float">
            <text:p>0.0666903</text:p>
          </table:table-cell>
          <table:table-cell office:value-type="float" office:value="0.0706984" calcext:value-type="float">
            <text:p>0.0706984</text:p>
          </table:table-cell>
          <table:table-cell office:value-type="float" office:value="0.0745335" calcext:value-type="float">
            <text:p>0.0745335</text:p>
          </table:table-cell>
          <table:table-cell office:value-type="float" office:value="0.0684718" calcext:value-type="float">
            <text:p>0.0684718</text:p>
          </table:table-cell>
          <table:table-cell office:value-type="float" office:value="0.0722576" calcext:value-type="float">
            <text:p>0.0722576</text:p>
          </table:table-cell>
          <table:table-cell office:value-type="float" office:value="0.0764973" calcext:value-type="float">
            <text:p>0.0764973</text:p>
          </table:table-cell>
          <table:table-cell office:value-type="float" office:value="0.0811587" calcext:value-type="float">
            <text:p>0.0811587</text:p>
          </table:table-cell>
          <table:table-cell office:value-type="float" office:value="0.0744265" calcext:value-type="float">
            <text:p>0.0744265</text:p>
          </table:table-cell>
          <table:table-cell office:value-type="float" office:value="0.0783402" calcext:value-type="float">
            <text:p>0.0783402</text:p>
          </table:table-cell>
          <table:table-cell office:value-type="float" office:value="0.0822575" calcext:value-type="float">
            <text:p>0.0822575</text:p>
          </table:table-cell>
          <table:table-cell office:value-type="float" office:value="0.0758068" calcext:value-type="float">
            <text:p>0.0758068</text:p>
          </table:table-cell>
          <table:table-cell office:value-type="float" office:value="0.0799006" calcext:value-type="float">
            <text:p>0.0799006</text:p>
          </table:table-cell>
          <table:table-cell office:value-type="float" office:value="0.0941931" calcext:value-type="float">
            <text:p>0.0941931</text:p>
          </table:table-cell>
          <table:table-cell office:value-type="float" office:value="0.0979444" calcext:value-type="float">
            <text:p>0.0979444</text:p>
          </table:table-cell>
          <table:table-cell office:value-type="float" office:value="0.0919704" calcext:value-type="float">
            <text:p>0.0919704</text:p>
          </table:table-cell>
          <table:table-cell office:value-type="float" office:value="0.0956211" calcext:value-type="float">
            <text:p>0.0956211</text:p>
          </table:table-cell>
          <table:table-cell office:value-type="float" office:value="0.0893024" calcext:value-type="float">
            <text:p>0.0893024</text:p>
          </table:table-cell>
          <table:table-cell office:value-type="float" office:value="0.0833091" calcext:value-type="float">
            <text:p>0.0833091</text:p>
          </table:table-cell>
        </table:table-row>
        <table:table-row table:style-name="ro1">
          <table:table-cell office:value-type="float" office:value="0.0609128" calcext:value-type="float">
            <text:p>0.0609128</text:p>
          </table:table-cell>
          <table:table-cell office:value-type="float" office:value="0.0543321" calcext:value-type="float">
            <text:p>0.0543321</text:p>
          </table:table-cell>
          <table:table-cell office:value-type="float" office:value="0.0593973" calcext:value-type="float">
            <text:p>0.0593973</text:p>
          </table:table-cell>
          <table:table-cell office:value-type="float" office:value="0.0646502" calcext:value-type="float">
            <text:p>0.0646502</text:p>
          </table:table-cell>
          <table:table-cell office:value-type="float" office:value="0.0437212" calcext:value-type="float">
            <text:p>0.0437212</text:p>
          </table:table-cell>
          <table:table-cell office:value-type="float" office:value="0.047426" calcext:value-type="float">
            <text:p>0.047426</text:p>
          </table:table-cell>
          <table:table-cell office:value-type="float" office:value="0.174053" calcext:value-type="float">
            <text:p>0.174053</text:p>
          </table:table-cell>
          <table:table-cell office:value-type="float" office:value="0.192954" calcext:value-type="float">
            <text:p>0.192954</text:p>
          </table:table-cell>
          <table:table-cell office:value-type="float" office:value="0.192414" calcext:value-type="float">
            <text:p>0.192414</text:p>
          </table:table-cell>
          <table:table-cell office:value-type="float" office:value="0.196841" calcext:value-type="float">
            <text:p>0.196841</text:p>
          </table:table-cell>
          <table:table-cell office:value-type="float" office:value="0.190587" calcext:value-type="float">
            <text:p>0.190587</text:p>
          </table:table-cell>
          <table:table-cell office:value-type="float" office:value="0.0418539" calcext:value-type="float">
            <text:p>0.0418539</text:p>
          </table:table-cell>
          <table:table-cell office:value-type="float" office:value="0.0462101" calcext:value-type="float">
            <text:p>0.0462101</text:p>
          </table:table-cell>
          <table:table-cell office:value-type="float" office:value="0.0502867" calcext:value-type="float">
            <text:p>0.0502867</text:p>
          </table:table-cell>
          <table:table-cell office:value-type="float" office:value="0.177022" calcext:value-type="float">
            <text:p>0.177022</text:p>
          </table:table-cell>
          <table:table-cell office:value-type="float" office:value="0.181546" calcext:value-type="float">
            <text:p>0.181546</text:p>
          </table:table-cell>
          <table:table-cell office:value-type="float" office:value="0.0425525" calcext:value-type="float">
            <text:p>0.0425525</text:p>
          </table:table-cell>
          <table:table-cell office:value-type="float" office:value="0.118204" calcext:value-type="float">
            <text:p>0.118204</text:p>
          </table:table-cell>
          <table:table-cell office:value-type="float" office:value="0.377291" calcext:value-type="float">
            <text:p>0.377291</text:p>
          </table:table-cell>
          <table:table-cell office:value-type="float" office:value="0.380838" calcext:value-type="float">
            <text:p>0.380838</text:p>
          </table:table-cell>
          <table:table-cell office:value-type="float" office:value="0.307059" calcext:value-type="float">
            <text:p>0.307059</text:p>
          </table:table-cell>
          <table:table-cell office:value-type="float" office:value="0.0741001" calcext:value-type="float">
            <text:p>0.0741001</text:p>
          </table:table-cell>
          <table:table-cell office:value-type="float" office:value="0.0671152" calcext:value-type="float">
            <text:p>0.0671152</text:p>
          </table:table-cell>
          <table:table-cell office:value-type="float" office:value="0.0710054" calcext:value-type="float">
            <text:p>0.0710054</text:p>
          </table:table-cell>
          <table:table-cell office:value-type="float" office:value="0.728222" calcext:value-type="float">
            <text:p>0.728222</text:p>
          </table:table-cell>
        </table:table-row>
        <table:table-row table:style-name="ro1">
          <table:table-cell office:value-type="float" office:value="0.854538" calcext:value-type="float">
            <text:p>0.854538</text:p>
          </table:table-cell>
          <table:table-cell office:value-type="float" office:value="0.858458" calcext:value-type="float">
            <text:p>0.858458</text:p>
          </table:table-cell>
          <table:table-cell office:value-type="float" office:value="0.198728" calcext:value-type="float">
            <text:p>0.198728</text:p>
          </table:table-cell>
          <table:table-cell office:value-type="float" office:value="0.175543" calcext:value-type="float">
            <text:p>0.175543</text:p>
          </table:table-cell>
          <table:table-cell office:value-type="float" office:value="0.0563453" calcext:value-type="float">
            <text:p>0.0563453</text:p>
          </table:table-cell>
          <table:table-cell office:value-type="float" office:value="0.060176" calcext:value-type="float">
            <text:p>0.060176</text:p>
          </table:table-cell>
          <table:table-cell office:value-type="float" office:value="0.0535568" calcext:value-type="float">
            <text:p>0.0535568</text:p>
          </table:table-cell>
          <table:table-cell office:value-type="float" office:value="0.0577758" calcext:value-type="float">
            <text:p>0.0577758</text:p>
          </table:table-cell>
          <table:table-cell office:value-type="float" office:value="0.0618444" calcext:value-type="float">
            <text:p>0.0618444</text:p>
          </table:table-cell>
          <table:table-cell office:value-type="float" office:value="0.0437656" calcext:value-type="float">
            <text:p>0.0437656</text:p>
          </table:table-cell>
          <table:table-cell office:value-type="float" office:value="0.0473256" calcext:value-type="float">
            <text:p>0.0473256</text:p>
          </table:table-cell>
          <table:table-cell office:value-type="float" office:value="0.0520224" calcext:value-type="float">
            <text:p>0.0520224</text:p>
          </table:table-cell>
          <table:table-cell office:value-type="float" office:value="0.0558723" calcext:value-type="float">
            <text:p>0.0558723</text:p>
          </table:table-cell>
          <table:table-cell office:value-type="float" office:value="0.0595647" calcext:value-type="float">
            <text:p>0.0595647</text:p>
          </table:table-cell>
          <table:table-cell office:value-type="float" office:value="0.349049" calcext:value-type="float">
            <text:p>0.349049</text:p>
          </table:table-cell>
          <table:table-cell office:value-type="float" office:value="0.435099" calcext:value-type="float">
            <text:p>0.435099</text:p>
          </table:table-cell>
          <table:table-cell office:value-type="float" office:value="0.0723942" calcext:value-type="float">
            <text:p>0.0723942</text:p>
          </table:table-cell>
          <table:table-cell office:value-type="float" office:value="0.0532454" calcext:value-type="float">
            <text:p>0.0532454</text:p>
          </table:table-cell>
          <table:table-cell office:value-type="float" office:value="0.060069" calcext:value-type="float">
            <text:p>0.060069</text:p>
          </table:table-cell>
          <table:table-cell office:value-type="float" office:value="0.0579096" calcext:value-type="float">
            <text:p>0.0579096</text:p>
          </table:table-cell>
          <table:table-cell office:value-type="float" office:value="0.066806" calcext:value-type="float">
            <text:p>0.066806</text:p>
          </table:table-cell>
          <table:table-cell office:value-type="float" office:value="0.0712689" calcext:value-type="float">
            <text:p>0.0712689</text:p>
          </table:table-cell>
          <table:table-cell office:value-type="float" office:value="0.0752905" calcext:value-type="float">
            <text:p>0.0752905</text:p>
          </table:table-cell>
          <table:table-cell office:value-type="float" office:value="0.0890498" calcext:value-type="float">
            <text:p>0.0890498</text:p>
          </table:table-cell>
          <table:table-cell office:value-type="float" office:value="0.0931609" calcext:value-type="float">
            <text:p>0.0931609</text:p>
          </table:table-cell>
        </table:table-row>
        <table:table-row table:style-name="ro1">
          <table:table-cell office:value-type="float" office:value="0.0868562" calcext:value-type="float">
            <text:p>0.0868562</text:p>
          </table:table-cell>
          <table:table-cell office:value-type="float" office:value="0.0907362" calcext:value-type="float">
            <text:p>0.0907362</text:p>
          </table:table-cell>
          <table:table-cell office:value-type="float" office:value="0.0844501" calcext:value-type="float">
            <text:p>0.0844501</text:p>
          </table:table-cell>
          <table:table-cell office:value-type="float" office:value="0.0782831" calcext:value-type="float">
            <text:p>0.0782831</text:p>
          </table:table-cell>
          <table:table-cell office:value-type="float" office:value="0.082101" calcext:value-type="float">
            <text:p>0.082101</text:p>
          </table:table-cell>
          <table:table-cell office:value-type="float" office:value="0.0759572" calcext:value-type="float">
            <text:p>0.0759572</text:p>
          </table:table-cell>
          <table:table-cell office:value-type="float" office:value="0.079867" calcext:value-type="float">
            <text:p>0.079867</text:p>
          </table:table-cell>
          <table:table-cell office:value-type="float" office:value="0.0837232" calcext:value-type="float">
            <text:p>0.0837232</text:p>
          </table:table-cell>
          <table:table-cell office:value-type="float" office:value="0.0776848" calcext:value-type="float">
            <text:p>0.0776848</text:p>
          </table:table-cell>
          <table:table-cell office:value-type="float" office:value="0.0816943" calcext:value-type="float">
            <text:p>0.0816943</text:p>
          </table:table-cell>
          <table:table-cell office:value-type="float" office:value="0.0859001" calcext:value-type="float">
            <text:p>0.0859001</text:p>
          </table:table-cell>
          <table:table-cell office:value-type="float" office:value="0.0898794" calcext:value-type="float">
            <text:p>0.0898794</text:p>
          </table:table-cell>
          <table:table-cell office:value-type="float" office:value="0.0833842" calcext:value-type="float">
            <text:p>0.0833842</text:p>
          </table:table-cell>
          <table:table-cell office:value-type="float" office:value="0.0877497" calcext:value-type="float">
            <text:p>0.0877497</text:p>
          </table:table-cell>
          <table:table-cell office:value-type="float" office:value="0.0916393" calcext:value-type="float">
            <text:p>0.0916393</text:p>
          </table:table-cell>
          <table:table-cell office:value-type="float" office:value="0.0853132" calcext:value-type="float">
            <text:p>0.0853132</text:p>
          </table:table-cell>
          <table:table-cell office:value-type="float" office:value="0.0888179" calcext:value-type="float">
            <text:p>0.0888179</text:p>
          </table:table-cell>
          <table:table-cell office:value-type="float" office:value="0.082736" calcext:value-type="float">
            <text:p>0.082736</text:p>
          </table:table-cell>
          <table:table-cell office:value-type="float" office:value="0.0866303" calcext:value-type="float">
            <text:p>0.0866303</text:p>
          </table:table-cell>
          <table:table-cell office:value-type="float" office:value="0.0810656" calcext:value-type="float">
            <text:p>0.0810656</text:p>
          </table:table-cell>
          <table:table-cell office:value-type="float" office:value="0.0845156" calcext:value-type="float">
            <text:p>0.0845156</text:p>
          </table:table-cell>
          <table:table-cell office:value-type="float" office:value="0.0661947" calcext:value-type="float">
            <text:p>0.0661947</text:p>
          </table:table-cell>
          <table:table-cell office:value-type="float" office:value="0.0602724" calcext:value-type="float">
            <text:p>0.0602724</text:p>
          </table:table-cell>
          <table:table-cell office:value-type="float" office:value="0.0640456" calcext:value-type="float">
            <text:p>0.0640456</text:p>
          </table:table-cell>
          <table:table-cell office:value-type="float" office:value="0.0676917" calcext:value-type="float">
            <text:p>0.0676917</text:p>
          </table:table-cell>
        </table:table-row>
        <table:table-row table:style-name="ro1">
          <table:table-cell office:value-type="float" office:value="0.0919829" calcext:value-type="float">
            <text:p>0.0919829</text:p>
          </table:table-cell>
          <table:table-cell office:value-type="float" office:value="0.0864319" calcext:value-type="float">
            <text:p>0.0864319</text:p>
          </table:table-cell>
          <table:table-cell office:value-type="float" office:value="0.0898866" calcext:value-type="float">
            <text:p>0.0898866</text:p>
          </table:table-cell>
          <table:table-cell office:value-type="float" office:value="0.0618451" calcext:value-type="float">
            <text:p>0.0618451</text:p>
          </table:table-cell>
          <table:table-cell office:value-type="float" office:value="0.0657609" calcext:value-type="float">
            <text:p>0.0657609</text:p>
          </table:table-cell>
          <table:table-cell office:value-type="float" office:value="0.0598338" calcext:value-type="float">
            <text:p>0.0598338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0674429" calcext:value-type="float">
            <text:p>0.0674429</text:p>
          </table:table-cell>
          <table:table-cell office:value-type="float" office:value="0.0709496" calcext:value-type="float">
            <text:p>0.0709496</text:p>
          </table:table-cell>
          <table:table-cell office:value-type="float" office:value="0.0649548" calcext:value-type="float">
            <text:p>0.0649548</text:p>
          </table:table-cell>
          <table:table-cell office:value-type="float" office:value="0.0471748" calcext:value-type="float">
            <text:p>0.0471748</text:p>
          </table:table-cell>
          <table:table-cell office:value-type="float" office:value="0.061389" calcext:value-type="float">
            <text:p>0.061389</text:p>
          </table:table-cell>
          <table:table-cell office:value-type="float" office:value="0.0654689" calcext:value-type="float">
            <text:p>0.0654689</text:p>
          </table:table-cell>
          <table:table-cell office:value-type="float" office:value="0.0692487" calcext:value-type="float">
            <text:p>0.0692487</text:p>
          </table:table-cell>
          <table:table-cell office:value-type="float" office:value="0.0628678" calcext:value-type="float">
            <text:p>0.0628678</text:p>
          </table:table-cell>
          <table:table-cell office:value-type="float" office:value="0.0671454" calcext:value-type="float">
            <text:p>0.0671454</text:p>
          </table:table-cell>
          <table:table-cell office:value-type="float" office:value="0.0707662" calcext:value-type="float">
            <text:p>0.0707662</text:p>
          </table:table-cell>
          <table:table-cell office:value-type="float" office:value="0.0747327" calcext:value-type="float">
            <text:p>0.0747327</text:p>
          </table:table-cell>
          <table:table-cell office:value-type="float" office:value="0.0788524" calcext:value-type="float">
            <text:p>0.0788524</text:p>
          </table:table-cell>
          <table:table-cell office:value-type="float" office:value="0.072519" calcext:value-type="float">
            <text:p>0.072519</text:p>
          </table:table-cell>
          <table:table-cell office:value-type="float" office:value="0.0546138" calcext:value-type="float">
            <text:p>0.0546138</text:p>
          </table:table-cell>
          <table:table-cell office:value-type="float" office:value="0.0583813" calcext:value-type="float">
            <text:p>0.0583813</text:p>
          </table:table-cell>
          <table:table-cell office:value-type="float" office:value="0.0624597" calcext:value-type="float">
            <text:p>0.0624597</text:p>
          </table:table-cell>
          <table:table-cell office:value-type="float" office:value="0.056572" calcext:value-type="float">
            <text:p>0.056572</text:p>
          </table:table-cell>
          <table:table-cell office:value-type="float" office:value="0.0601927" calcext:value-type="float">
            <text:p>0.0601927</text:p>
          </table:table-cell>
        </table:table-row>
        <table:table-row table:style-name="ro1">
          <table:table-cell office:value-type="float" office:value="0.0642973" calcext:value-type="float">
            <text:p>0.0642973</text:p>
          </table:table-cell>
          <table:table-cell office:value-type="float" office:value="0.0685015" calcext:value-type="float">
            <text:p>0.0685015</text:p>
          </table:table-cell>
          <table:table-cell office:value-type="float" office:value="0.0724564" calcext:value-type="float">
            <text:p>0.0724564</text:p>
          </table:table-cell>
          <table:table-cell office:value-type="float" office:value="0.0662819" calcext:value-type="float">
            <text:p>0.0662819</text:p>
          </table:table-cell>
          <table:table-cell office:value-type="float" office:value="0.0702142" calcext:value-type="float">
            <text:p>0.0702142</text:p>
          </table:table-cell>
          <table:table-cell office:value-type="float" office:value="0.073946" calcext:value-type="float">
            <text:p>0.073946</text:p>
          </table:table-cell>
          <table:table-cell office:value-type="float" office:value="0.159328" calcext:value-type="float">
            <text:p>0.159328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0.188329" calcext:value-type="float">
            <text:p>0.188329</text:p>
          </table:table-cell>
          <table:table-cell office:value-type="float" office:value="0.181807" calcext:value-type="float">
            <text:p>0.181807</text:p>
          </table:table-cell>
          <table:table-cell office:value-type="float" office:value="0.0751417" calcext:value-type="float">
            <text:p>0.0751417</text:p>
          </table:table-cell>
          <table:table-cell office:value-type="float" office:value="0.0687208" calcext:value-type="float">
            <text:p>0.0687208</text:p>
          </table:table-cell>
          <table:table-cell office:value-type="float" office:value="0.0626518" calcext:value-type="float">
            <text:p>0.0626518</text:p>
          </table:table-cell>
          <table:table-cell office:value-type="float" office:value="0.0662509" calcext:value-type="float">
            <text:p>0.0662509</text:p>
          </table:table-cell>
          <table:table-cell office:value-type="float" office:value="0.0468903" calcext:value-type="float">
            <text:p>0.0468903</text:p>
          </table:table-cell>
          <table:table-cell office:value-type="float" office:value="0.0509028" calcext:value-type="float">
            <text:p>0.0509028</text:p>
          </table:table-cell>
          <table:table-cell office:value-type="float" office:value="0.0548108" calcext:value-type="float">
            <text:p>0.0548108</text:p>
          </table:table-cell>
          <table:table-cell office:value-type="float" office:value="0.0586549" calcext:value-type="float">
            <text:p>0.0586549</text:p>
          </table:table-cell>
          <table:table-cell office:value-type="float" office:value="0.0627679" calcext:value-type="float">
            <text:p>0.0627679</text:p>
          </table:table-cell>
          <table:table-cell office:value-type="float" office:value="0.0667514" calcext:value-type="float">
            <text:p>0.0667514</text:p>
          </table:table-cell>
          <table:table-cell office:value-type="float" office:value="0.0704261" calcext:value-type="float">
            <text:p>0.0704261</text:p>
          </table:table-cell>
          <table:table-cell office:value-type="float" office:value="0.0746285" calcext:value-type="float">
            <text:p>0.0746285</text:p>
          </table:table-cell>
          <table:table-cell office:value-type="float" office:value="0.0684918" calcext:value-type="float">
            <text:p>0.0684918</text:p>
          </table:table-cell>
          <table:table-cell office:value-type="float" office:value="0.072292" calcext:value-type="float">
            <text:p>0.072292</text:p>
          </table:table-cell>
          <table:table-cell office:value-type="float" office:value="0.0765011" calcext:value-type="float">
            <text:p>0.0765011</text:p>
          </table:table-cell>
        </table:table-row>
        <table:table-row table:style-name="ro1">
          <table:table-cell office:value-type="float" office:value="0.0702613" calcext:value-type="float">
            <text:p>0.0702613</text:p>
          </table:table-cell>
          <table:table-cell office:value-type="float" office:value="0.0743353" calcext:value-type="float">
            <text:p>0.0743353</text:p>
          </table:table-cell>
          <table:table-cell office:value-type="float" office:value="0.0784806" calcext:value-type="float">
            <text:p>0.0784806</text:p>
          </table:table-cell>
          <table:table-cell office:value-type="float" office:value="0.072258" calcext:value-type="float">
            <text:p>0.072258</text:p>
          </table:table-cell>
          <table:table-cell office:value-type="float" office:value="0.0759972" calcext:value-type="float">
            <text:p>0.0759972</text:p>
          </table:table-cell>
          <table:table-cell office:value-type="float" office:value="0.0800078" calcext:value-type="float">
            <text:p>0.0800078</text:p>
          </table:table-cell>
          <table:table-cell office:value-type="float" office:value="0.0841919" calcext:value-type="float">
            <text:p>0.0841919</text:p>
          </table:table-cell>
          <table:table-cell office:value-type="float" office:value="0.0981905" calcext:value-type="float">
            <text:p>0.0981905</text:p>
          </table:table-cell>
          <table:table-cell office:value-type="float" office:value="0.0781497" calcext:value-type="float">
            <text:p>0.0781497</text:p>
          </table:table-cell>
          <table:table-cell office:value-type="float" office:value="0.053084" calcext:value-type="float">
            <text:p>0.053084</text:p>
          </table:table-cell>
          <table:table-cell office:value-type="float" office:value="0.0570165" calcext:value-type="float">
            <text:p>0.0570165</text:p>
          </table:table-cell>
          <table:table-cell office:value-type="float" office:value="0.061487" calcext:value-type="float">
            <text:p>0.061487</text:p>
          </table:table-cell>
          <table:table-cell office:value-type="float" office:value="0.0656715" calcext:value-type="float">
            <text:p>0.0656715</text:p>
          </table:table-cell>
          <table:table-cell office:value-type="float" office:value="0.0698795" calcext:value-type="float">
            <text:p>0.0698795</text:p>
          </table:table-cell>
          <table:table-cell office:value-type="float" office:value="0.0635926" calcext:value-type="float">
            <text:p>0.0635926</text:p>
          </table:table-cell>
          <table:table-cell office:value-type="float" office:value="0.0677015" calcext:value-type="float">
            <text:p>0.0677015</text:p>
          </table:table-cell>
          <table:table-cell office:value-type="float" office:value="0.0717497" calcext:value-type="float">
            <text:p>0.0717497</text:p>
          </table:table-cell>
          <table:table-cell office:value-type="float" office:value="0.075702" calcext:value-type="float">
            <text:p>0.075702</text:p>
          </table:table-cell>
          <table:table-cell office:value-type="float" office:value="0.0795582" calcext:value-type="float">
            <text:p>0.0795582</text:p>
          </table:table-cell>
          <table:table-cell office:value-type="float" office:value="0.0732613" calcext:value-type="float">
            <text:p>0.0732613</text:p>
          </table:table-cell>
          <table:table-cell office:value-type="float" office:value="0.0774797" calcext:value-type="float">
            <text:p>0.0774797</text:p>
          </table:table-cell>
          <table:table-cell office:value-type="float" office:value="0.0914267" calcext:value-type="float">
            <text:p>0.0914267</text:p>
          </table:table-cell>
          <table:table-cell office:value-type="float" office:value="0.095478" calcext:value-type="float">
            <text:p>0.095478</text:p>
          </table:table-cell>
          <table:table-cell office:value-type="float" office:value="0.0893212" calcext:value-type="float">
            <text:p>0.0893212</text:p>
          </table:table-cell>
          <table:table-cell office:value-type="float" office:value="0.093583" calcext:value-type="float">
            <text:p>0.093583</text:p>
          </table:table-cell>
        </table:table-row>
        <table:table-row table:style-name="ro1">
          <table:table-cell office:value-type="float" office:value="0.0869886" calcext:value-type="float">
            <text:p>0.0869886</text:p>
          </table:table-cell>
          <table:table-cell office:value-type="float" office:value="0.0912698" calcext:value-type="float">
            <text:p>0.0912698</text:p>
          </table:table-cell>
          <table:table-cell office:value-type="float" office:value="0.0848999" calcext:value-type="float">
            <text:p>0.0848999</text:p>
          </table:table-cell>
          <table:table-cell office:value-type="float" office:value="0.0654255" calcext:value-type="float">
            <text:p>0.0654255</text:p>
          </table:table-cell>
          <table:table-cell office:value-type="float" office:value="0.0691106" calcext:value-type="float">
            <text:p>0.0691106</text:p>
          </table:table-cell>
          <table:table-cell office:value-type="float" office:value="0.0632534" calcext:value-type="float">
            <text:p>0.0632534</text:p>
          </table:table-cell>
          <table:table-cell office:value-type="float" office:value="0.0671362" calcext:value-type="float">
            <text:p>0.0671362</text:p>
          </table:table-cell>
          <table:table-cell office:value-type="float" office:value="0.0712078" calcext:value-type="float">
            <text:p>0.0712078</text:p>
          </table:table-cell>
          <table:table-cell office:value-type="float" office:value="0.0652397" calcext:value-type="float">
            <text:p>0.0652397</text:p>
          </table:table-cell>
          <table:table-cell office:value-type="float" office:value="0.0688158" calcext:value-type="float">
            <text:p>0.0688158</text:p>
          </table:table-cell>
          <table:table-cell office:value-type="float" office:value="0.0730471" calcext:value-type="float">
            <text:p>0.0730471</text:p>
          </table:table-cell>
          <table:table-cell office:value-type="float" office:value="0.076967" calcext:value-type="float">
            <text:p>0.076967</text:p>
          </table:table-cell>
          <table:table-cell office:value-type="float" office:value="0.0812992" calcext:value-type="float">
            <text:p>0.0812992</text:p>
          </table:table-cell>
          <table:table-cell office:value-type="float" office:value="0.0752927" calcext:value-type="float">
            <text:p>0.0752927</text:p>
          </table:table-cell>
          <table:table-cell office:value-type="float" office:value="0.079377" calcext:value-type="float">
            <text:p>0.079377</text:p>
          </table:table-cell>
          <table:table-cell office:value-type="float" office:value="0.0833438" calcext:value-type="float">
            <text:p>0.0833438</text:p>
          </table:table-cell>
          <table:table-cell office:value-type="float" office:value="0.0769665" calcext:value-type="float">
            <text:p>0.0769665</text:p>
          </table:table-cell>
          <table:table-cell office:value-type="float" office:value="0.0815699" calcext:value-type="float">
            <text:p>0.0815699</text:p>
          </table:table-cell>
          <table:table-cell office:value-type="float" office:value="0.0853727" calcext:value-type="float">
            <text:p>0.0853727</text:p>
          </table:table-cell>
          <table:table-cell office:value-type="float" office:value="0.0793144" calcext:value-type="float">
            <text:p>0.0793144</text:p>
          </table:table-cell>
          <table:table-cell office:value-type="float" office:value="0.0837308" calcext:value-type="float">
            <text:p>0.0837308</text:p>
          </table:table-cell>
          <table:table-cell office:value-type="float" office:value="0.0876247" calcext:value-type="float">
            <text:p>0.0876247</text:p>
          </table:table-cell>
          <table:table-cell office:value-type="float" office:value="0.0815998" calcext:value-type="float">
            <text:p>0.0815998</text:p>
          </table:table-cell>
          <table:table-cell office:value-type="float" office:value="0.0630565" calcext:value-type="float">
            <text:p>0.0630565</text:p>
          </table:table-cell>
          <table:table-cell office:value-type="float" office:value="0.0666311" calcext:value-type="float">
            <text:p>0.0666311</text:p>
          </table:table-cell>
        </table:table-row>
        <table:table-row table:style-name="ro1">
          <table:table-cell office:value-type="float" office:value="0.0808642" calcext:value-type="float">
            <text:p>0.0808642</text:p>
          </table:table-cell>
          <table:table-cell office:value-type="float" office:value="0.0850417" calcext:value-type="float">
            <text:p>0.0850417</text:p>
          </table:table-cell>
          <table:table-cell office:value-type="float" office:value="0.0794477" calcext:value-type="float">
            <text:p>0.0794477</text:p>
          </table:table-cell>
          <table:table-cell office:value-type="float" office:value="0.0626422" calcext:value-type="float">
            <text:p>0.0626422</text:p>
          </table:table-cell>
          <table:table-cell office:value-type="float" office:value="0.057091" calcext:value-type="float">
            <text:p>0.057091</text:p>
          </table:table-cell>
          <table:table-cell office:value-type="float" office:value="0.061409" calcext:value-type="float">
            <text:p>0.061409</text:p>
          </table:table-cell>
          <table:table-cell office:value-type="float" office:value="0.0651918" calcext:value-type="float">
            <text:p>0.0651918</text:p>
          </table:table-cell>
          <table:table-cell office:value-type="float" office:value="0.150925" calcext:value-type="float">
            <text:p>0.150925</text:p>
          </table:table-cell>
          <table:table-cell office:value-type="float" office:value="0.176072" calcext:value-type="float">
            <text:p>0.176072</text:p>
          </table:table-cell>
          <table:table-cell office:value-type="float" office:value="0.170272" calcext:value-type="float">
            <text:p>0.170272</text:p>
          </table:table-cell>
          <table:table-cell office:value-type="float" office:value="0.059959" calcext:value-type="float">
            <text:p>0.059959</text:p>
          </table:table-cell>
          <table:table-cell office:value-type="float" office:value="0.0632998" calcext:value-type="float">
            <text:p>0.0632998</text:p>
          </table:table-cell>
          <table:table-cell office:value-type="float" office:value="0.0672399" calcext:value-type="float">
            <text:p>0.0672399</text:p>
          </table:table-cell>
          <table:table-cell office:value-type="float" office:value="0.0613433" calcext:value-type="float">
            <text:p>0.0613433</text:p>
          </table:table-cell>
          <table:table-cell office:value-type="float" office:value="0.0658268" calcext:value-type="float">
            <text:p>0.0658268</text:p>
          </table:table-cell>
          <table:table-cell office:value-type="float" office:value="0.0692887" calcext:value-type="float">
            <text:p>0.0692887</text:p>
          </table:table-cell>
          <table:table-cell office:value-type="float" office:value="0.0733462" calcext:value-type="float">
            <text:p>0.0733462</text:p>
          </table:table-cell>
          <table:table-cell office:value-type="float" office:value="0.0772689" calcext:value-type="float">
            <text:p>0.0772689</text:p>
          </table:table-cell>
          <table:table-cell office:value-type="float" office:value="0.0719812" calcext:value-type="float">
            <text:p>0.0719812</text:p>
          </table:table-cell>
          <table:table-cell office:value-type="float" office:value="0.0752613" calcext:value-type="float">
            <text:p>0.0752613</text:p>
          </table:table-cell>
          <table:table-cell office:value-type="float" office:value="0.0690933" calcext:value-type="float">
            <text:p>0.0690933</text:p>
          </table:table-cell>
          <table:table-cell office:value-type="float" office:value="0.0726894" calcext:value-type="float">
            <text:p>0.0726894</text:p>
          </table:table-cell>
          <table:table-cell office:value-type="float" office:value="0.0771724" calcext:value-type="float">
            <text:p>0.0771724</text:p>
          </table:table-cell>
          <table:table-cell office:value-type="float" office:value="0.0710981" calcext:value-type="float">
            <text:p>0.0710981</text:p>
          </table:table-cell>
          <table:table-cell office:value-type="float" office:value="0.075054" calcext:value-type="float">
            <text:p>0.075054</text:p>
          </table:table-cell>
        </table:table-row>
        <table:table-row table:style-name="ro1">
          <table:table-cell office:value-type="float" office:value="0.0790637" calcext:value-type="float">
            <text:p>0.0790637</text:p>
          </table:table-cell>
          <table:table-cell office:value-type="float" office:value="0.072925" calcext:value-type="float">
            <text:p>0.072925</text:p>
          </table:table-cell>
          <table:table-cell office:value-type="float" office:value="0.0971717" calcext:value-type="float">
            <text:p>0.0971717</text:p>
          </table:table-cell>
          <table:table-cell office:value-type="float" office:value="0.0912258" calcext:value-type="float">
            <text:p>0.0912258</text:p>
          </table:table-cell>
          <table:table-cell office:value-type="float" office:value="0.0964624" calcext:value-type="float">
            <text:p>0.0964624</text:p>
          </table:table-cell>
          <table:table-cell office:value-type="float" office:value="0.0904448" calcext:value-type="float">
            <text:p>0.0904448</text:p>
          </table:table-cell>
          <table:table-cell office:value-type="float" office:value="0.0946602" calcext:value-type="float">
            <text:p>0.0946602</text:p>
          </table:table-cell>
          <table:table-cell office:value-type="float" office:value="0.0886189" calcext:value-type="float">
            <text:p>0.0886189</text:p>
          </table:table-cell>
          <table:table-cell office:value-type="float" office:value="0.0934022" calcext:value-type="float">
            <text:p>0.0934022</text:p>
          </table:table-cell>
          <table:table-cell office:value-type="float" office:value="0.0879596" calcext:value-type="float">
            <text:p>0.0879596</text:p>
          </table:table-cell>
          <table:table-cell office:value-type="float" office:value="0.0923484" calcext:value-type="float">
            <text:p>0.0923484</text:p>
          </table:table-cell>
          <table:table-cell office:value-type="float" office:value="0.0864732" calcext:value-type="float">
            <text:p>0.0864732</text:p>
          </table:table-cell>
          <table:table-cell office:value-type="float" office:value="0.0907298" calcext:value-type="float">
            <text:p>0.0907298</text:p>
          </table:table-cell>
          <table:table-cell office:value-type="float" office:value="0.0845046" calcext:value-type="float">
            <text:p>0.0845046</text:p>
          </table:table-cell>
          <table:table-cell office:value-type="float" office:value="0.0886495" calcext:value-type="float">
            <text:p>0.0886495</text:p>
          </table:table-cell>
          <table:table-cell office:value-type="float" office:value="0.103252" calcext:value-type="float">
            <text:p>0.103252</text:p>
          </table:table-cell>
          <table:table-cell office:value-type="float" office:value="0.10742" calcext:value-type="float">
            <text:p>0.10742</text:p>
          </table:table-cell>
          <table:table-cell office:value-type="float" office:value="0.10158" calcext:value-type="float">
            <text:p>0.10158</text:p>
          </table:table-cell>
          <table:table-cell office:value-type="float" office:value="0.106219" calcext:value-type="float">
            <text:p>0.106219</text:p>
          </table:table-cell>
          <table:table-cell office:value-type="float" office:value="0.0758282" calcext:value-type="float">
            <text:p>0.0758282</text:p>
          </table:table-cell>
          <table:table-cell office:value-type="float" office:value="0.0697841" calcext:value-type="float">
            <text:p>0.0697841</text:p>
          </table:table-cell>
          <table:table-cell office:value-type="float" office:value="0.0733695" calcext:value-type="float">
            <text:p>0.0733695</text:p>
          </table:table-cell>
          <table:table-cell office:value-type="float" office:value="0.067292" calcext:value-type="float">
            <text:p>0.067292</text:p>
          </table:table-cell>
          <table:table-cell office:value-type="float" office:value="0.0713339" calcext:value-type="float">
            <text:p>0.0713339</text:p>
          </table:table-cell>
          <table:table-cell office:value-type="float" office:value="0.0754656" calcext:value-type="float">
            <text:p>0.0754656</text:p>
          </table:table-cell>
        </table:table-row>
        <table:table-row table:style-name="ro1">
          <table:table-cell office:value-type="float" office:value="0.0694836" calcext:value-type="float">
            <text:p>0.0694836</text:p>
          </table:table-cell>
          <table:table-cell office:value-type="float" office:value="0.0739297" calcext:value-type="float">
            <text:p>0.0739297</text:p>
          </table:table-cell>
          <table:table-cell office:value-type="float" office:value="0.0562134" calcext:value-type="float">
            <text:p>0.0562134</text:p>
          </table:table-cell>
          <table:table-cell office:value-type="float" office:value="0.0602449" calcext:value-type="float">
            <text:p>0.0602449</text:p>
          </table:table-cell>
          <table:table-cell office:value-type="float" office:value="0.0647181" calcext:value-type="float">
            <text:p>0.0647181</text:p>
          </table:table-cell>
          <table:table-cell office:value-type="float" office:value="0.0478752" calcext:value-type="float">
            <text:p>0.0478752</text:p>
          </table:table-cell>
          <table:table-cell office:value-type="float" office:value="0.0519909" calcext:value-type="float">
            <text:p>0.0519909</text:p>
          </table:table-cell>
          <table:table-cell office:value-type="float" office:value="0.0563977" calcext:value-type="float">
            <text:p>0.0563977</text:p>
          </table:table-cell>
          <table:table-cell office:value-type="float" office:value="0.0603679" calcext:value-type="float">
            <text:p>0.0603679</text:p>
          </table:table-cell>
          <table:table-cell office:value-type="float" office:value="0.133784" calcext:value-type="float">
            <text:p>0.133784</text:p>
          </table:table-cell>
          <table:table-cell office:value-type="float" office:value="0.149015" calcext:value-type="float">
            <text:p>0.149015</text:p>
          </table:table-cell>
          <table:table-cell office:value-type="float" office:value="0.0676486" calcext:value-type="float">
            <text:p>0.0676486</text:p>
          </table:table-cell>
          <table:table-cell office:value-type="float" office:value="0.0529616" calcext:value-type="float">
            <text:p>0.0529616</text:p>
          </table:table-cell>
          <table:table-cell office:value-type="float" office:value="0.0653167" calcext:value-type="float">
            <text:p>0.0653167</text:p>
          </table:table-cell>
          <table:table-cell office:value-type="float" office:value="0.069663" calcext:value-type="float">
            <text:p>0.069663</text:p>
          </table:table-cell>
          <table:table-cell office:value-type="float" office:value="0.0635496" calcext:value-type="float">
            <text:p>0.0635496</text:p>
          </table:table-cell>
          <table:table-cell office:value-type="float" office:value="0.0676366" calcext:value-type="float">
            <text:p>0.0676366</text:p>
          </table:table-cell>
          <table:table-cell office:value-type="float" office:value="0.0718758" calcext:value-type="float">
            <text:p>0.0718758</text:p>
          </table:table-cell>
          <table:table-cell office:value-type="float" office:value="0.0862818" calcext:value-type="float">
            <text:p>0.0862818</text:p>
          </table:table-cell>
          <table:table-cell office:value-type="float" office:value="0.0904896" calcext:value-type="float">
            <text:p>0.0904896</text:p>
          </table:table-cell>
          <table:table-cell office:value-type="float" office:value="0.0849699" calcext:value-type="float">
            <text:p>0.0849699</text:p>
          </table:table-cell>
          <table:table-cell office:value-type="float" office:value="0.0887722" calcext:value-type="float">
            <text:p>0.0887722</text:p>
          </table:table-cell>
          <table:table-cell office:value-type="float" office:value="0.083061" calcext:value-type="float">
            <text:p>0.083061</text:p>
          </table:table-cell>
          <table:table-cell office:value-type="float" office:value="0.077361" calcext:value-type="float">
            <text:p>0.077361</text:p>
          </table:table-cell>
          <table:table-cell office:value-type="float" office:value="0.0818437" calcext:value-type="float">
            <text:p>0.0818437</text:p>
          </table:table-cell>
        </table:table-row>
        <table:table-row table:style-name="ro1">
          <table:table-cell office:value-type="float" office:value="0.0857477" calcext:value-type="float">
            <text:p>0.0857477</text:p>
          </table:table-cell>
          <table:table-cell office:value-type="float" office:value="0.0896241" calcext:value-type="float">
            <text:p>0.0896241</text:p>
          </table:table-cell>
          <table:table-cell office:value-type="float" office:value="0.0833879" calcext:value-type="float">
            <text:p>0.0833879</text:p>
          </table:table-cell>
          <table:table-cell office:value-type="float" office:value="0.0877834" calcext:value-type="float">
            <text:p>0.0877834</text:p>
          </table:table-cell>
          <table:table-cell office:value-type="float" office:value="0.0821503" calcext:value-type="float">
            <text:p>0.0821503</text:p>
          </table:table-cell>
          <table:table-cell office:value-type="float" office:value="0.033717" calcext:value-type="float">
            <text:p>0.033717</text:p>
          </table:table-cell>
          <table:table-cell office:value-type="float" office:value="0.0380121" calcext:value-type="float">
            <text:p>0.0380121</text:p>
          </table:table-cell>
          <table:table-cell office:value-type="float" office:value="0.0519527" calcext:value-type="float">
            <text:p>0.0519527</text:p>
          </table:table-cell>
          <table:table-cell office:value-type="float" office:value="0.0564496" calcext:value-type="float">
            <text:p>0.0564496</text:p>
          </table:table-cell>
          <table:table-cell office:value-type="float" office:value="0.0380155" calcext:value-type="float">
            <text:p>0.0380155</text:p>
          </table:table-cell>
          <table:table-cell office:value-type="float" office:value="0.0523395" calcext:value-type="float">
            <text:p>0.0523395</text:p>
          </table:table-cell>
          <table:table-cell office:value-type="float" office:value="0.0563662" calcext:value-type="float">
            <text:p>0.0563662</text:p>
          </table:table-cell>
          <table:table-cell office:value-type="float" office:value="0.0705458" calcext:value-type="float">
            <text:p>0.0705458</text:p>
          </table:table-cell>
          <table:table-cell office:value-type="float" office:value="0.0745998" calcext:value-type="float">
            <text:p>0.0745998</text:p>
          </table:table-cell>
          <table:table-cell office:value-type="float" office:value="0.0685736" calcext:value-type="float">
            <text:p>0.0685736</text:p>
          </table:table-cell>
          <table:table-cell office:value-type="float" office:value="0.0724723" calcext:value-type="float">
            <text:p>0.0724723</text:p>
          </table:table-cell>
          <table:table-cell office:value-type="float" office:value="0.0766434" calcext:value-type="float">
            <text:p>0.0766434</text:p>
          </table:table-cell>
          <table:table-cell office:value-type="float" office:value="0.0706467" calcext:value-type="float">
            <text:p>0.0706467</text:p>
          </table:table-cell>
          <table:table-cell office:value-type="float" office:value="0.0745486" calcext:value-type="float">
            <text:p>0.0745486</text:p>
          </table:table-cell>
          <table:table-cell office:value-type="float" office:value="0.0785236" calcext:value-type="float">
            <text:p>0.0785236</text:p>
          </table:table-cell>
          <table:table-cell office:value-type="float" office:value="0.0725154" calcext:value-type="float">
            <text:p>0.0725154</text:p>
          </table:table-cell>
          <table:table-cell office:value-type="float" office:value="0.0768025" calcext:value-type="float">
            <text:p>0.0768025</text:p>
          </table:table-cell>
          <table:table-cell office:value-type="float" office:value="0.0808752" calcext:value-type="float">
            <text:p>0.0808752</text:p>
          </table:table-cell>
          <table:table-cell office:value-type="float" office:value="0.0610415" calcext:value-type="float">
            <text:p>0.0610415</text:p>
          </table:table-cell>
          <table:table-cell office:value-type="float" office:value="0.0647819" calcext:value-type="float">
            <text:p>0.0647819</text:p>
          </table:table-cell>
        </table:table-row>
        <table:table-row table:style-name="ro1">
          <table:table-cell office:value-type="float" office:value="0.0688159" calcext:value-type="float">
            <text:p>0.0688159</text:p>
          </table:table-cell>
          <table:table-cell office:value-type="float" office:value="0.0629425" calcext:value-type="float">
            <text:p>0.0629425</text:p>
          </table:table-cell>
          <table:table-cell office:value-type="float" office:value="0.0669995" calcext:value-type="float">
            <text:p>0.0669995</text:p>
          </table:table-cell>
          <table:table-cell office:value-type="float" office:value="0.0715496" calcext:value-type="float">
            <text:p>0.0715496</text:p>
          </table:table-cell>
          <table:table-cell office:value-type="float" office:value="0.0750658" calcext:value-type="float">
            <text:p>0.0750658</text:p>
          </table:table-cell>
          <table:table-cell office:value-type="float" office:value="0.0691915" calcext:value-type="float">
            <text:p>0.0691915</text:p>
          </table:table-cell>
          <table:table-cell office:value-type="float" office:value="0.0732678" calcext:value-type="float">
            <text:p>0.0732678</text:p>
          </table:table-cell>
          <table:table-cell office:value-type="float" office:value="0.0772504" calcext:value-type="float">
            <text:p>0.0772504</text:p>
          </table:table-cell>
          <table:table-cell office:value-type="float" office:value="0.0712131" calcext:value-type="float">
            <text:p>0.0712131</text:p>
          </table:table-cell>
          <table:table-cell office:value-type="float" office:value="0.0756496" calcext:value-type="float">
            <text:p>0.0756496</text:p>
          </table:table-cell>
          <table:table-cell office:value-type="float" office:value="0.0804756" calcext:value-type="float">
            <text:p>0.0804756</text:p>
          </table:table-cell>
          <table:table-cell office:value-type="float" office:value="0.0842959" calcext:value-type="float">
            <text:p>0.0842959</text:p>
          </table:table-cell>
          <table:table-cell office:value-type="float" office:value="0.0887678" calcext:value-type="float">
            <text:p>0.0887678</text:p>
          </table:table-cell>
          <table:table-cell office:value-type="float" office:value="0.0929489" calcext:value-type="float">
            <text:p>0.0929489</text:p>
          </table:table-cell>
          <table:table-cell office:value-type="float" office:value="0.0968098" calcext:value-type="float">
            <text:p>0.0968098</text:p>
          </table:table-cell>
          <table:table-cell office:value-type="float" office:value="0.0909494" calcext:value-type="float">
            <text:p>0.0909494</text:p>
          </table:table-cell>
          <table:table-cell office:value-type="float" office:value="0.095806" calcext:value-type="float">
            <text:p>0.095806</text:p>
          </table:table-cell>
          <table:table-cell office:value-type="float" office:value="0.0997596" calcext:value-type="float">
            <text:p>0.0997596</text:p>
          </table:table-cell>
          <table:table-cell office:value-type="float" office:value="0.0941651" calcext:value-type="float">
            <text:p>0.0941651</text:p>
          </table:table-cell>
          <table:table-cell office:value-type="float" office:value="0.0980981" calcext:value-type="float">
            <text:p>0.0980981</text:p>
          </table:table-cell>
          <table:table-cell office:value-type="float" office:value="0.0917941" calcext:value-type="float">
            <text:p>0.0917941</text:p>
          </table:table-cell>
          <table:table-cell office:value-type="float" office:value="0.0964273" calcext:value-type="float">
            <text:p>0.0964273</text:p>
          </table:table-cell>
          <table:table-cell office:value-type="float" office:value="0.111267" calcext:value-type="float">
            <text:p>0.111267</text:p>
          </table:table-cell>
          <table:table-cell office:value-type="float" office:value="0.114874" calcext:value-type="float">
            <text:p>0.114874</text:p>
          </table:table-cell>
          <table:table-cell office:value-type="float" office:value="0.109062" calcext:value-type="float">
            <text:p>0.109062</text:p>
          </table:table-cell>
        </table:table-row>
        <table:table-row table:style-name="ro1">
          <table:table-cell office:value-type="float" office:value="0.0896677" calcext:value-type="float">
            <text:p>0.0896677</text:p>
          </table:table-cell>
          <table:table-cell office:value-type="float" office:value="0.0841799" calcext:value-type="float">
            <text:p>0.0841799</text:p>
          </table:table-cell>
          <table:table-cell office:value-type="float" office:value="0.0905019" calcext:value-type="float">
            <text:p>0.0905019</text:p>
          </table:table-cell>
          <table:table-cell office:value-type="float" office:value="0.084594" calcext:value-type="float">
            <text:p>0.084594</text:p>
          </table:table-cell>
          <table:table-cell office:value-type="float" office:value="0.0690077" calcext:value-type="float">
            <text:p>0.0690077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79667" calcext:value-type="float">
            <text:p>0.0679667</text:p>
          </table:table-cell>
          <table:table-cell office:value-type="float" office:value="0.0723708" calcext:value-type="float">
            <text:p>0.0723708</text:p>
          </table:table-cell>
          <table:table-cell office:value-type="float" office:value="0.0784203" calcext:value-type="float">
            <text:p>0.0784203</text:p>
          </table:table-cell>
          <table:table-cell office:value-type="float" office:value="0.0828714" calcext:value-type="float">
            <text:p>0.0828714</text:p>
          </table:table-cell>
          <table:table-cell office:value-type="float" office:value="0.0474656" calcext:value-type="float">
            <text:p>0.0474656</text:p>
          </table:table-cell>
          <table:table-cell office:value-type="float" office:value="0.0513696" calcext:value-type="float">
            <text:p>0.0513696</text:p>
          </table:table-cell>
          <table:table-cell office:value-type="float" office:value="0.0560644" calcext:value-type="float">
            <text:p>0.0560644</text:p>
          </table:table-cell>
          <table:table-cell office:value-type="float" office:value="0.059686" calcext:value-type="float">
            <text:p>0.059686</text:p>
          </table:table-cell>
          <table:table-cell office:value-type="float" office:value="0.0475207" calcext:value-type="float">
            <text:p>0.0475207</text:p>
          </table:table-cell>
          <table:table-cell office:value-type="float" office:value="0.0516027" calcext:value-type="float">
            <text:p>0.0516027</text:p>
          </table:table-cell>
          <table:table-cell office:value-type="float" office:value="0.0557563" calcext:value-type="float">
            <text:p>0.0557563</text:p>
          </table:table-cell>
          <table:table-cell office:value-type="float" office:value="0.0599586" calcext:value-type="float">
            <text:p>0.0599586</text:p>
          </table:table-cell>
          <table:table-cell office:value-type="float" office:value="0.0644459" calcext:value-type="float">
            <text:p>0.0644459</text:p>
          </table:table-cell>
          <table:table-cell office:value-type="float" office:value="0.0686826" calcext:value-type="float">
            <text:p>0.0686826</text:p>
          </table:table-cell>
          <table:table-cell office:value-type="float" office:value="0.0631057" calcext:value-type="float">
            <text:p>0.0631057</text:p>
          </table:table-cell>
          <table:table-cell office:value-type="float" office:value="0.0670668" calcext:value-type="float">
            <text:p>0.0670668</text:p>
          </table:table-cell>
          <table:table-cell office:value-type="float" office:value="0.0710812" calcext:value-type="float">
            <text:p>0.0710812</text:p>
          </table:table-cell>
          <table:table-cell office:value-type="float" office:value="0.0751598" calcext:value-type="float">
            <text:p>0.0751598</text:p>
          </table:table-cell>
          <table:table-cell office:value-type="float" office:value="0.07923" calcext:value-type="float">
            <text:p>0.07923</text:p>
          </table:table-cell>
        </table:table-row>
        <table:table-row table:style-name="ro1">
          <table:table-cell office:value-type="float" office:value="0.0729776" calcext:value-type="float">
            <text:p>0.0729776</text:p>
          </table:table-cell>
          <table:table-cell office:value-type="float" office:value="0.0879552" calcext:value-type="float">
            <text:p>0.0879552</text:p>
          </table:table-cell>
          <table:table-cell office:value-type="float" office:value="0.0680222" calcext:value-type="float">
            <text:p>0.0680222</text:p>
          </table:table-cell>
          <table:table-cell office:value-type="float" office:value="0.0622102" calcext:value-type="float">
            <text:p>0.0622102</text:p>
          </table:table-cell>
          <table:table-cell office:value-type="float" office:value="0.0658913" calcext:value-type="float">
            <text:p>0.0658913</text:p>
          </table:table-cell>
          <table:table-cell office:value-type="float" office:value="0.0702745" calcext:value-type="float">
            <text:p>0.0702745</text:p>
          </table:table-cell>
          <table:table-cell office:value-type="float" office:value="0.0741915" calcext:value-type="float">
            <text:p>0.0741915</text:p>
          </table:table-cell>
          <table:table-cell office:value-type="float" office:value="0.0682357" calcext:value-type="float">
            <text:p>0.0682357</text:p>
          </table:table-cell>
          <table:table-cell office:value-type="float" office:value="0.0512739" calcext:value-type="float">
            <text:p>0.0512739</text:p>
          </table:table-cell>
          <table:table-cell office:value-type="float" office:value="0.0552973" calcext:value-type="float">
            <text:p>0.0552973</text:p>
          </table:table-cell>
          <table:table-cell office:value-type="float" office:value="0.0356609" calcext:value-type="float">
            <text:p>0.0356609</text:p>
          </table:table-cell>
          <table:table-cell office:value-type="float" office:value="0.0394657" calcext:value-type="float">
            <text:p>0.0394657</text:p>
          </table:table-cell>
          <table:table-cell office:value-type="float" office:value="0.0536652" calcext:value-type="float">
            <text:p>0.0536652</text:p>
          </table:table-cell>
          <table:table-cell office:value-type="float" office:value="0.057965" calcext:value-type="float">
            <text:p>0.057965</text:p>
          </table:table-cell>
          <table:table-cell office:value-type="float" office:value="0.0618994" calcext:value-type="float">
            <text:p>0.0618994</text:p>
          </table:table-cell>
          <table:table-cell office:value-type="float" office:value="0.0660821" calcext:value-type="float">
            <text:p>0.0660821</text:p>
          </table:table-cell>
          <table:table-cell office:value-type="float" office:value="0.0700282" calcext:value-type="float">
            <text:p>0.0700282</text:p>
          </table:table-cell>
          <table:table-cell office:value-type="float" office:value="0.0640163" calcext:value-type="float">
            <text:p>0.0640163</text:p>
          </table:table-cell>
          <table:table-cell office:value-type="float" office:value="0.0683403" calcext:value-type="float">
            <text:p>0.0683403</text:p>
          </table:table-cell>
          <table:table-cell office:value-type="float" office:value="0.0725113" calcext:value-type="float">
            <text:p>0.0725113</text:p>
          </table:table-cell>
          <table:table-cell office:value-type="float" office:value="0.0768015" calcext:value-type="float">
            <text:p>0.0768015</text:p>
          </table:table-cell>
          <table:table-cell office:value-type="float" office:value="0.0815524" calcext:value-type="float">
            <text:p>0.0815524</text:p>
          </table:table-cell>
          <table:table-cell office:value-type="float" office:value="0.0756663" calcext:value-type="float">
            <text:p>0.0756663</text:p>
          </table:table-cell>
          <table:table-cell office:value-type="float" office:value="0.080174" calcext:value-type="float">
            <text:p>0.080174</text:p>
          </table:table-cell>
          <table:table-cell office:value-type="float" office:value="0.0844533" calcext:value-type="float">
            <text:p>0.0844533</text:p>
          </table:table-cell>
        </table:table-row>
        <table:table-row table:style-name="ro1">
          <table:table-cell office:value-type="float" office:value="0.0785963" calcext:value-type="float">
            <text:p>0.0785963</text:p>
          </table:table-cell>
          <table:table-cell office:value-type="float" office:value="0.0826892" calcext:value-type="float">
            <text:p>0.0826892</text:p>
          </table:table-cell>
          <table:table-cell office:value-type="float" office:value="0.0869559" calcext:value-type="float">
            <text:p>0.0869559</text:p>
          </table:table-cell>
          <table:table-cell office:value-type="float" office:value="0.0807955" calcext:value-type="float">
            <text:p>0.0807955</text:p>
          </table:table-cell>
          <table:table-cell office:value-type="float" office:value="0.0850025" calcext:value-type="float">
            <text:p>0.0850025</text:p>
          </table:table-cell>
          <table:table-cell office:value-type="float" office:value="0.0676167" calcext:value-type="float">
            <text:p>0.0676167</text:p>
          </table:table-cell>
          <table:table-cell office:value-type="float" office:value="0.0717399" calcext:value-type="float">
            <text:p>0.0717399</text:p>
          </table:table-cell>
          <table:table-cell office:value-type="float" office:value="0.0661167" calcext:value-type="float">
            <text:p>0.0661167</text:p>
          </table:table-cell>
          <table:table-cell office:value-type="float" office:value="0.0700535" calcext:value-type="float">
            <text:p>0.0700535</text:p>
          </table:table-cell>
          <table:table-cell office:value-type="float" office:value="0.0744007" calcext:value-type="float">
            <text:p>0.0744007</text:p>
          </table:table-cell>
          <table:table-cell office:value-type="float" office:value="0.0787029" calcext:value-type="float">
            <text:p>0.0787029</text:p>
          </table:table-cell>
          <table:table-cell office:value-type="float" office:value="0.0830166" calcext:value-type="float">
            <text:p>0.0830166</text:p>
          </table:table-cell>
          <table:table-cell office:value-type="float" office:value="0.0768636" calcext:value-type="float">
            <text:p>0.0768636</text:p>
          </table:table-cell>
          <table:table-cell office:value-type="float" office:value="0.0815867" calcext:value-type="float">
            <text:p>0.0815867</text:p>
          </table:table-cell>
          <table:table-cell office:value-type="float" office:value="0.0861833" calcext:value-type="float">
            <text:p>0.0861833</text:p>
          </table:table-cell>
          <table:table-cell office:value-type="float" office:value="0.0805186" calcext:value-type="float">
            <text:p>0.0805186</text:p>
          </table:table-cell>
          <table:table-cell office:value-type="float" office:value="0.0847873" calcext:value-type="float">
            <text:p>0.0847873</text:p>
          </table:table-cell>
          <table:table-cell office:value-type="float" office:value="0.0886421" calcext:value-type="float">
            <text:p>0.0886421</text:p>
          </table:table-cell>
          <table:table-cell office:value-type="float" office:value="0.0826059" calcext:value-type="float">
            <text:p>0.0826059</text:p>
          </table:table-cell>
          <table:table-cell office:value-type="float" office:value="0.0866047" calcext:value-type="float">
            <text:p>0.0866047</text:p>
          </table:table-cell>
          <table:table-cell office:value-type="float" office:value="0.0907718" calcext:value-type="float">
            <text:p>0.0907718</text:p>
          </table:table-cell>
          <table:table-cell office:value-type="float" office:value="0.0951335" calcext:value-type="float">
            <text:p>0.0951335</text:p>
          </table:table-cell>
          <table:table-cell office:value-type="float" office:value="0.088591" calcext:value-type="float">
            <text:p>0.088591</text:p>
          </table:table-cell>
          <table:table-cell office:value-type="float" office:value="0.0932047" calcext:value-type="float">
            <text:p>0.0932047</text:p>
          </table:table-cell>
          <table:table-cell office:value-type="float" office:value="0.0873667" calcext:value-type="float">
            <text:p>0.0873667</text:p>
          </table:table-cell>
        </table:table-row>
        <table:table-row table:style-name="ro1">
          <table:table-cell office:value-type="float" office:value="0.091647" calcext:value-type="float">
            <text:p>0.091647</text:p>
          </table:table-cell>
          <table:table-cell office:value-type="float" office:value="0.0856126" calcext:value-type="float">
            <text:p>0.0856126</text:p>
          </table:table-cell>
          <table:table-cell office:value-type="float" office:value="0.0897706" calcext:value-type="float">
            <text:p>0.0897706</text:p>
          </table:table-cell>
          <table:table-cell office:value-type="float" office:value="0.0937787" calcext:value-type="float">
            <text:p>0.0937787</text:p>
          </table:table-cell>
          <table:table-cell office:value-type="float" office:value="0.0882209" calcext:value-type="float">
            <text:p>0.0882209</text:p>
          </table:table-cell>
          <table:table-cell office:value-type="float" office:value="0.0922846" calcext:value-type="float">
            <text:p>0.0922846</text:p>
          </table:table-cell>
          <table:table-cell office:value-type="float" office:value="0.0865122" calcext:value-type="float">
            <text:p>0.0865122</text:p>
          </table:table-cell>
          <table:table-cell office:value-type="float" office:value="0.0915171" calcext:value-type="float">
            <text:p>0.0915171</text:p>
          </table:table-cell>
          <table:table-cell office:value-type="float" office:value="0.0855523" calcext:value-type="float">
            <text:p>0.0855523</text:p>
          </table:table-cell>
          <table:table-cell office:value-type="float" office:value="0.0897593" calcext:value-type="float">
            <text:p>0.0897593</text:p>
          </table:table-cell>
          <table:table-cell office:value-type="float" office:value="0.0837913" calcext:value-type="float">
            <text:p>0.0837913</text:p>
          </table:table-cell>
          <table:table-cell office:value-type="float" office:value="0.063936" calcext:value-type="float">
            <text:p>0.063936</text:p>
          </table:table-cell>
          <table:table-cell office:value-type="float" office:value="0.0677818" calcext:value-type="float">
            <text:p>0.0677818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0.0758261" calcext:value-type="float">
            <text:p>0.0758261</text:p>
          </table:table-cell>
          <table:table-cell office:value-type="float" office:value="0.0699926" calcext:value-type="float">
            <text:p>0.0699926</text:p>
          </table:table-cell>
          <table:table-cell office:value-type="float" office:value="0.0740949" calcext:value-type="float">
            <text:p>0.0740949</text:p>
          </table:table-cell>
          <table:table-cell office:value-type="float" office:value="0.0779723" calcext:value-type="float">
            <text:p>0.0779723</text:p>
          </table:table-cell>
          <table:table-cell office:value-type="float" office:value="0.0724073" calcext:value-type="float">
            <text:p>0.0724073</text:p>
          </table:table-cell>
          <table:table-cell office:value-type="float" office:value="0.0768916" calcext:value-type="float">
            <text:p>0.0768916</text:p>
          </table:table-cell>
          <table:table-cell office:value-type="float" office:value="0.0810703" calcext:value-type="float">
            <text:p>0.0810703</text:p>
          </table:table-cell>
          <table:table-cell office:value-type="float" office:value="0.0753141" calcext:value-type="float">
            <text:p>0.0753141</text:p>
          </table:table-cell>
          <table:table-cell office:value-type="float" office:value="0.0575871" calcext:value-type="float">
            <text:p>0.0575871</text:p>
          </table:table-cell>
          <table:table-cell office:value-type="float" office:value="0.0613486" calcext:value-type="float">
            <text:p>0.0613486</text:p>
          </table:table-cell>
          <table:table-cell office:value-type="float" office:value="0.0658108" calcext:value-type="float">
            <text:p>0.0658108</text:p>
          </table:table-cell>
        </table:table-row>
        <table:table-row table:style-name="ro1">
          <table:table-cell office:value-type="float" office:value="0.0697294" calcext:value-type="float">
            <text:p>0.0697294</text:p>
          </table:table-cell>
          <table:table-cell office:value-type="float" office:value="0.0737077" calcext:value-type="float">
            <text:p>0.0737077</text:p>
          </table:table-cell>
          <table:table-cell office:value-type="float" office:value="0.0776152" calcext:value-type="float">
            <text:p>0.0776152</text:p>
          </table:table-cell>
          <table:table-cell office:value-type="float" office:value="0.0714865" calcext:value-type="float">
            <text:p>0.0714865</text:p>
          </table:table-cell>
          <table:table-cell office:value-type="float" office:value="0.17234" calcext:value-type="float">
            <text:p>0.17234</text:p>
          </table:table-cell>
          <table:table-cell office:value-type="float" office:value="0.0411562" calcext:value-type="float">
            <text:p>0.0411562</text:p>
          </table:table-cell>
          <table:table-cell office:value-type="float" office:value="0.124705" calcext:value-type="float">
            <text:p>0.124705</text:p>
          </table:table-cell>
          <table:table-cell office:value-type="float" office:value="0.0438708" calcext:value-type="float">
            <text:p>0.0438708</text:p>
          </table:table-cell>
          <table:table-cell office:value-type="float" office:value="0.0482577" calcext:value-type="float">
            <text:p>0.0482577</text:p>
          </table:table-cell>
          <table:table-cell office:value-type="float" office:value="0.052148" calcext:value-type="float">
            <text:p>0.052148</text:p>
          </table:table-cell>
          <table:table-cell office:value-type="float" office:value="0.0562846" calcext:value-type="float">
            <text:p>0.0562846</text:p>
          </table:table-cell>
          <table:table-cell office:value-type="float" office:value="0.0604643" calcext:value-type="float">
            <text:p>0.0604643</text:p>
          </table:table-cell>
          <table:table-cell office:value-type="float" office:value="0.0650731" calcext:value-type="float">
            <text:p>0.0650731</text:p>
          </table:table-cell>
          <table:table-cell office:value-type="float" office:value="0.0686238" calcext:value-type="float">
            <text:p>0.0686238</text:p>
          </table:table-cell>
          <table:table-cell office:value-type="float" office:value="0.0726004" calcext:value-type="float">
            <text:p>0.0726004</text:p>
          </table:table-cell>
          <table:table-cell office:value-type="float" office:value="0.0666768" calcext:value-type="float">
            <text:p>0.0666768</text:p>
          </table:table-cell>
          <table:table-cell office:value-type="float" office:value="0.0710708" calcext:value-type="float">
            <text:p>0.0710708</text:p>
          </table:table-cell>
          <table:table-cell office:value-type="float" office:value="0.0754629" calcext:value-type="float">
            <text:p>0.0754629</text:p>
          </table:table-cell>
          <table:table-cell office:value-type="float" office:value="0.0788499" calcext:value-type="float">
            <text:p>0.0788499</text:p>
          </table:table-cell>
          <table:table-cell office:value-type="float" office:value="0.073564" calcext:value-type="float">
            <text:p>0.073564</text:p>
          </table:table-cell>
          <table:table-cell office:value-type="float" office:value="0.0777885" calcext:value-type="float">
            <text:p>0.0777885</text:p>
          </table:table-cell>
          <table:table-cell office:value-type="float" office:value="0.08167" calcext:value-type="float">
            <text:p>0.08167</text:p>
          </table:table-cell>
          <table:table-cell office:value-type="float" office:value="0.0757591" calcext:value-type="float">
            <text:p>0.0757591</text:p>
          </table:table-cell>
          <table:table-cell office:value-type="float" office:value="0.0800378" calcext:value-type="float">
            <text:p>0.0800378</text:p>
          </table:table-cell>
          <table:table-cell office:value-type="float" office:value="0.114618" calcext:value-type="float">
            <text:p>0.114618</text:p>
          </table:table-cell>
        </table:table-row>
        <table:table-row table:style-name="ro1">
          <table:table-cell office:value-type="float" office:value="0.0959436" calcext:value-type="float">
            <text:p>0.0959436</text:p>
          </table:table-cell>
          <table:table-cell office:value-type="float" office:value="0.0784124" calcext:value-type="float">
            <text:p>0.0784124</text:p>
          </table:table-cell>
          <table:table-cell office:value-type="float" office:value="0.0825479" calcext:value-type="float">
            <text:p>0.0825479</text:p>
          </table:table-cell>
          <table:table-cell office:value-type="float" office:value="0.0764789" calcext:value-type="float">
            <text:p>0.0764789</text:p>
          </table:table-cell>
          <table:table-cell office:value-type="float" office:value="0.0689972" calcext:value-type="float">
            <text:p>0.0689972</text:p>
          </table:table-cell>
          <table:table-cell office:value-type="float" office:value="0.0729073" calcext:value-type="float">
            <text:p>0.0729073</text:p>
          </table:table-cell>
          <table:table-cell office:value-type="float" office:value="0.0666817" calcext:value-type="float">
            <text:p>0.0666817</text:p>
          </table:table-cell>
          <table:table-cell office:value-type="float" office:value="0.0731958" calcext:value-type="float">
            <text:p>0.0731958</text:p>
          </table:table-cell>
          <table:table-cell office:value-type="float" office:value="0.0673107" calcext:value-type="float">
            <text:p>0.0673107</text:p>
          </table:table-cell>
          <table:table-cell office:value-type="float" office:value="0.0714617" calcext:value-type="float">
            <text:p>0.0714617</text:p>
          </table:table-cell>
          <table:table-cell office:value-type="float" office:value="0.0758684" calcext:value-type="float">
            <text:p>0.0758684</text:p>
          </table:table-cell>
          <table:table-cell office:value-type="float" office:value="0.0554609" calcext:value-type="float">
            <text:p>0.0554609</text:p>
          </table:table-cell>
          <table:table-cell office:value-type="float" office:value="0.0591691" calcext:value-type="float">
            <text:p>0.0591691</text:p>
          </table:table-cell>
          <table:table-cell office:value-type="float" office:value="0.0636048" calcext:value-type="float">
            <text:p>0.0636048</text:p>
          </table:table-cell>
          <table:table-cell office:value-type="float" office:value="0.0676957" calcext:value-type="float">
            <text:p>0.0676957</text:p>
          </table:table-cell>
          <table:table-cell office:value-type="float" office:value="0.0615308" calcext:value-type="float">
            <text:p>0.0615308</text:p>
          </table:table-cell>
          <table:table-cell office:value-type="float" office:value="0.168376" calcext:value-type="float">
            <text:p>0.168376</text:p>
          </table:table-cell>
          <table:table-cell office:value-type="float" office:value="0.172627" calcext:value-type="float">
            <text:p>0.172627</text:p>
          </table:table-cell>
          <table:table-cell office:value-type="float" office:value="0.166752" calcext:value-type="float">
            <text:p>0.166752</text:p>
          </table:table-cell>
          <table:table-cell office:value-type="float" office:value="0.0577308" calcext:value-type="float">
            <text:p>0.0577308</text:p>
          </table:table-cell>
          <table:table-cell office:value-type="float" office:value="0.0390332" calcext:value-type="float">
            <text:p>0.0390332</text:p>
          </table:table-cell>
          <table:table-cell office:value-type="float" office:value="0.0428468" calcext:value-type="float">
            <text:p>0.0428468</text:p>
          </table:table-cell>
          <table:table-cell office:value-type="float" office:value="0.139532" calcext:value-type="float">
            <text:p>0.139532</text:p>
          </table:table-cell>
          <table:table-cell office:value-type="float" office:value="0.154603" calcext:value-type="float">
            <text:p>0.154603</text:p>
          </table:table-cell>
          <table:table-cell office:value-type="float" office:value="0.0517083" calcext:value-type="float">
            <text:p>0.0517083</text:p>
          </table:table-cell>
        </table:table-row>
        <table:table-row table:style-name="ro1">
          <table:table-cell office:value-type="float" office:value="0.0470723" calcext:value-type="float">
            <text:p>0.0470723</text:p>
          </table:table-cell>
          <table:table-cell office:value-type="float" office:value="0.0588671" calcext:value-type="float">
            <text:p>0.0588671</text:p>
          </table:table-cell>
          <table:table-cell office:value-type="float" office:value="0.0652742" calcext:value-type="float">
            <text:p>0.0652742</text:p>
          </table:table-cell>
          <table:table-cell office:value-type="float" office:value="0.0463978" calcext:value-type="float">
            <text:p>0.0463978</text:p>
          </table:table-cell>
          <table:table-cell office:value-type="float" office:value="0.0609249" calcext:value-type="float">
            <text:p>0.0609249</text:p>
          </table:table-cell>
          <table:table-cell office:value-type="float" office:value="0.0647601" calcext:value-type="float">
            <text:p>0.0647601</text:p>
          </table:table-cell>
          <table:table-cell office:value-type="float" office:value="0.0690692" calcext:value-type="float">
            <text:p>0.0690692</text:p>
          </table:table-cell>
          <table:table-cell office:value-type="float" office:value="0.0473307" calcext:value-type="float">
            <text:p>0.0473307</text:p>
          </table:table-cell>
          <table:table-cell office:value-type="float" office:value="0.0517274" calcext:value-type="float">
            <text:p>0.0517274</text:p>
          </table:table-cell>
          <table:table-cell office:value-type="float" office:value="0.0558209" calcext:value-type="float">
            <text:p>0.0558209</text:p>
          </table:table-cell>
          <table:table-cell office:value-type="float" office:value="0.0598895" calcext:value-type="float">
            <text:p>0.0598895</text:p>
          </table:table-cell>
          <table:table-cell office:value-type="float" office:value="0.064462" calcext:value-type="float">
            <text:p>0.064462</text:p>
          </table:table-cell>
          <table:table-cell office:value-type="float" office:value="0.0690652" calcext:value-type="float">
            <text:p>0.0690652</text:p>
          </table:table-cell>
          <table:table-cell office:value-type="float" office:value="0.0634902" calcext:value-type="float">
            <text:p>0.0634902</text:p>
          </table:table-cell>
          <table:table-cell office:value-type="float" office:value="0.0678576" calcext:value-type="float">
            <text:p>0.0678576</text:p>
          </table:table-cell>
          <table:table-cell office:value-type="float" office:value="0.0719609" calcext:value-type="float">
            <text:p>0.0719609</text:p>
          </table:table-cell>
          <table:table-cell office:value-type="float" office:value="0.0759859" calcext:value-type="float">
            <text:p>0.0759859</text:p>
          </table:table-cell>
          <table:table-cell office:value-type="float" office:value="0.0801682" calcext:value-type="float">
            <text:p>0.0801682</text:p>
          </table:table-cell>
          <table:table-cell office:value-type="float" office:value="0.0744178" calcext:value-type="float">
            <text:p>0.0744178</text:p>
          </table:table-cell>
          <table:table-cell office:value-type="float" office:value="0.0781488" calcext:value-type="float">
            <text:p>0.0781488</text:p>
          </table:table-cell>
          <table:table-cell office:value-type="float" office:value="0.0826857" calcext:value-type="float">
            <text:p>0.0826857</text:p>
          </table:table-cell>
          <table:table-cell office:value-type="float" office:value="0.0656494" calcext:value-type="float">
            <text:p>0.0656494</text:p>
          </table:table-cell>
          <table:table-cell office:value-type="float" office:value="0.0593999" calcext:value-type="float">
            <text:p>0.0593999</text:p>
          </table:table-cell>
          <table:table-cell office:value-type="float" office:value="0.0641398" calcext:value-type="float">
            <text:p>0.0641398</text:p>
          </table:table-cell>
          <table:table-cell office:value-type="float" office:value="0.068929" calcext:value-type="float">
            <text:p>0.068929</text:p>
          </table:table-cell>
        </table:table-row>
        <table:table-row table:style-name="ro1">
          <table:table-cell office:value-type="float" office:value="0.0729603" calcext:value-type="float">
            <text:p>0.0729603</text:p>
          </table:table-cell>
          <table:table-cell office:value-type="float" office:value="0.0769729" calcext:value-type="float">
            <text:p>0.0769729</text:p>
          </table:table-cell>
          <table:table-cell office:value-type="float" office:value="0.0714375" calcext:value-type="float">
            <text:p>0.0714375</text:p>
          </table:table-cell>
          <table:table-cell office:value-type="float" office:value="0.0751202" calcext:value-type="float">
            <text:p>0.0751202</text:p>
          </table:table-cell>
          <table:table-cell office:value-type="float" office:value="0.0791054" calcext:value-type="float">
            <text:p>0.0791054</text:p>
          </table:table-cell>
          <table:table-cell office:value-type="float" office:value="0.0729399" calcext:value-type="float">
            <text:p>0.0729399</text:p>
          </table:table-cell>
          <table:table-cell office:value-type="float" office:value="0.0771467" calcext:value-type="float">
            <text:p>0.0771467</text:p>
          </table:table-cell>
          <table:table-cell office:value-type="float" office:value="0.0817653" calcext:value-type="float">
            <text:p>0.0817653</text:p>
          </table:table-cell>
          <table:table-cell office:value-type="float" office:value="0.0761114" calcext:value-type="float">
            <text:p>0.0761114</text:p>
          </table:table-cell>
          <table:table-cell office:value-type="float" office:value="0.0586766" calcext:value-type="float">
            <text:p>0.0586766</text:p>
          </table:table-cell>
          <table:table-cell office:value-type="float" office:value="0.0626493" calcext:value-type="float">
            <text:p>0.0626493</text:p>
          </table:table-cell>
          <table:table-cell office:value-type="float" office:value="0.0668802" calcext:value-type="float">
            <text:p>0.0668802</text:p>
          </table:table-cell>
          <table:table-cell office:value-type="float" office:value="0.0610142" calcext:value-type="float">
            <text:p>0.0610142</text:p>
          </table:table-cell>
          <table:table-cell office:value-type="float" office:value="0.0651842" calcext:value-type="float">
            <text:p>0.0651842</text:p>
          </table:table-cell>
          <table:table-cell office:value-type="float" office:value="0.0696295" calcext:value-type="float">
            <text:p>0.0696295</text:p>
          </table:table-cell>
          <table:table-cell office:value-type="float" office:value="0.0639651" calcext:value-type="float">
            <text:p>0.0639651</text:p>
          </table:table-cell>
          <table:table-cell office:value-type="float" office:value="0.0681725" calcext:value-type="float">
            <text:p>0.0681725</text:p>
          </table:table-cell>
          <table:table-cell office:value-type="float" office:value="0.0725935" calcext:value-type="float">
            <text:p>0.0725935</text:p>
          </table:table-cell>
          <table:table-cell office:value-type="float" office:value="0.0667796" calcext:value-type="float">
            <text:p>0.0667796</text:p>
          </table:table-cell>
          <table:table-cell office:value-type="float" office:value="0.0715208" calcext:value-type="float">
            <text:p>0.0715208</text:p>
          </table:table-cell>
          <table:table-cell office:value-type="float" office:value="0.0757021" calcext:value-type="float">
            <text:p>0.0757021</text:p>
          </table:table-cell>
          <table:table-cell office:value-type="float" office:value="0.0698119" calcext:value-type="float">
            <text:p>0.0698119</text:p>
          </table:table-cell>
          <table:table-cell office:value-type="float" office:value="0.0735742" calcext:value-type="float">
            <text:p>0.0735742</text:p>
          </table:table-cell>
          <table:table-cell office:value-type="float" office:value="0.0782341" calcext:value-type="float">
            <text:p>0.0782341</text:p>
          </table:table-cell>
          <table:table-cell office:value-type="float" office:value="0.0819916" calcext:value-type="float">
            <text:p>0.0819916</text:p>
          </table:table-cell>
        </table:table-row>
        <table:table-row table:style-name="ro1">
          <table:table-cell office:value-type="float" office:value="0.0861081" calcext:value-type="float">
            <text:p>0.0861081</text:p>
          </table:table-cell>
          <table:table-cell office:value-type="float" office:value="0.0802865" calcext:value-type="float">
            <text:p>0.0802865</text:p>
          </table:table-cell>
          <table:table-cell office:value-type="float" office:value="0.0850472" calcext:value-type="float">
            <text:p>0.0850472</text:p>
          </table:table-cell>
          <table:table-cell office:value-type="float" office:value="0.0892533" calcext:value-type="float">
            <text:p>0.0892533</text:p>
          </table:table-cell>
          <table:table-cell office:value-type="float" office:value="0.0932702" calcext:value-type="float">
            <text:p>0.0932702</text:p>
          </table:table-cell>
          <table:table-cell office:value-type="float" office:value="0.0875348" calcext:value-type="float">
            <text:p>0.0875348</text:p>
          </table:table-cell>
          <table:table-cell office:value-type="float" office:value="0.0919783" calcext:value-type="float">
            <text:p>0.0919783</text:p>
          </table:table-cell>
          <table:table-cell office:value-type="float" office:value="0.0957705" calcext:value-type="float">
            <text:p>0.0957705</text:p>
          </table:table-cell>
          <table:table-cell office:value-type="float" office:value="0.0901203" calcext:value-type="float">
            <text:p>0.0901203</text:p>
          </table:table-cell>
          <table:table-cell office:value-type="float" office:value="0.0942938" calcext:value-type="float">
            <text:p>0.0942938</text:p>
          </table:table-cell>
          <table:table-cell office:value-type="float" office:value="0.0886277" calcext:value-type="float">
            <text:p>0.0886277</text:p>
          </table:table-cell>
          <table:table-cell office:value-type="float" office:value="0.0924159" calcext:value-type="float">
            <text:p>0.0924159</text:p>
          </table:table-cell>
          <table:table-cell office:value-type="float" office:value="0.0867935" calcext:value-type="float">
            <text:p>0.0867935</text:p>
          </table:table-cell>
          <table:table-cell office:value-type="float" office:value="0.0910164" calcext:value-type="float">
            <text:p>0.0910164</text:p>
          </table:table-cell>
          <table:table-cell office:value-type="float" office:value="0.09601" calcext:value-type="float">
            <text:p>0.09601</text:p>
          </table:table-cell>
          <table:table-cell office:value-type="float" office:value="0.100799" calcext:value-type="float">
            <text:p>0.100799</text:p>
          </table:table-cell>
          <table:table-cell office:value-type="float" office:value="0.0951415" calcext:value-type="float">
            <text:p>0.0951415</text:p>
          </table:table-cell>
          <table:table-cell office:value-type="float" office:value="0.0999731" calcext:value-type="float">
            <text:p>0.0999731</text:p>
          </table:table-cell>
          <table:table-cell office:value-type="float" office:value="0.0827641" calcext:value-type="float">
            <text:p>0.0827641</text:p>
          </table:table-cell>
          <table:table-cell office:value-type="float" office:value="0.0763195" calcext:value-type="float">
            <text:p>0.0763195</text:p>
          </table:table-cell>
          <table:table-cell office:value-type="float" office:value="0.0810039" calcext:value-type="float">
            <text:p>0.0810039</text:p>
          </table:table-cell>
          <table:table-cell office:value-type="float" office:value="0.0631565" calcext:value-type="float">
            <text:p>0.0631565</text:p>
          </table:table-cell>
          <table:table-cell office:value-type="float" office:value="0.044886" calcext:value-type="float">
            <text:p>0.044886</text:p>
          </table:table-cell>
          <table:table-cell office:value-type="float" office:value="0.0486172" calcext:value-type="float">
            <text:p>0.0486172</text:p>
          </table:table-cell>
          <table:table-cell office:value-type="float" office:value="0.0535468" calcext:value-type="float">
            <text:p>0.0535468</text:p>
          </table:table-cell>
        </table:table-row>
        <table:table-row table:style-name="ro1">
          <table:table-cell office:value-type="float" office:value="0.0586933" calcext:value-type="float">
            <text:p>0.0586933</text:p>
          </table:table-cell>
          <table:table-cell office:value-type="float" office:value="0.0635933" calcext:value-type="float">
            <text:p>0.0635933</text:p>
          </table:table-cell>
          <table:table-cell office:value-type="float" office:value="0.0681203" calcext:value-type="float">
            <text:p>0.0681203</text:p>
          </table:table-cell>
          <table:table-cell office:value-type="float" office:value="0.0724794" calcext:value-type="float">
            <text:p>0.0724794</text:p>
          </table:table-cell>
          <table:table-cell office:value-type="float" office:value="0.0769297" calcext:value-type="float">
            <text:p>0.0769297</text:p>
          </table:table-cell>
          <table:table-cell office:value-type="float" office:value="0.0709476" calcext:value-type="float">
            <text:p>0.0709476</text:p>
          </table:table-cell>
          <table:table-cell office:value-type="float" office:value="0.0760576" calcext:value-type="float">
            <text:p>0.0760576</text:p>
          </table:table-cell>
          <table:table-cell office:value-type="float" office:value="0.080322" calcext:value-type="float">
            <text:p>0.080322</text:p>
          </table:table-cell>
          <table:table-cell office:value-type="float" office:value="0.0626004" calcext:value-type="float">
            <text:p>0.0626004</text:p>
          </table:table-cell>
          <table:table-cell office:value-type="float" office:value="0.0671686" calcext:value-type="float">
            <text:p>0.0671686</text:p>
          </table:table-cell>
          <table:table-cell office:value-type="float" office:value="0.0715232" calcext:value-type="float">
            <text:p>0.0715232</text:p>
          </table:table-cell>
          <table:table-cell office:value-type="float" office:value="0.0857881" calcext:value-type="float">
            <text:p>0.0857881</text:p>
          </table:table-cell>
          <table:table-cell office:value-type="float" office:value="0.0903585" calcext:value-type="float">
            <text:p>0.0903585</text:p>
          </table:table-cell>
          <table:table-cell office:value-type="float" office:value="0.0843465" calcext:value-type="float">
            <text:p>0.0843465</text:p>
          </table:table-cell>
          <table:table-cell office:value-type="float" office:value="0.0784563" calcext:value-type="float">
            <text:p>0.0784563</text:p>
          </table:table-cell>
          <table:table-cell office:value-type="float" office:value="0.0827517" calcext:value-type="float">
            <text:p>0.0827517</text:p>
          </table:table-cell>
          <table:table-cell office:value-type="float" office:value="0.064731" calcext:value-type="float">
            <text:p>0.064731</text:p>
          </table:table-cell>
          <table:table-cell office:value-type="float" office:value="0.058732" calcext:value-type="float">
            <text:p>0.058732</text:p>
          </table:table-cell>
          <table:table-cell office:value-type="float" office:value="0.0630694" calcext:value-type="float">
            <text:p>0.0630694</text:p>
          </table:table-cell>
          <table:table-cell office:value-type="float" office:value="0.0446466" calcext:value-type="float">
            <text:p>0.0446466</text:p>
          </table:table-cell>
          <table:table-cell office:value-type="float" office:value="0.0492264" calcext:value-type="float">
            <text:p>0.0492264</text:p>
          </table:table-cell>
          <table:table-cell office:value-type="float" office:value="0.0532894" calcext:value-type="float">
            <text:p>0.0532894</text:p>
          </table:table-cell>
          <table:table-cell office:value-type="float" office:value="0.0578808" calcext:value-type="float">
            <text:p>0.0578808</text:p>
          </table:table-cell>
          <table:table-cell office:value-type="float" office:value="0.0623083" calcext:value-type="float">
            <text:p>0.0623083</text:p>
          </table:table-cell>
          <table:table-cell office:value-type="float" office:value="0.066746" calcext:value-type="float">
            <text:p>0.066746</text:p>
          </table:table-cell>
        </table:table-row>
        <table:table-row table:style-name="ro1">
          <table:table-cell office:value-type="float" office:value="0.0711071" calcext:value-type="float">
            <text:p>0.0711071</text:p>
          </table:table-cell>
          <table:table-cell office:value-type="float" office:value="0.074652" calcext:value-type="float">
            <text:p>0.074652</text:p>
          </table:table-cell>
          <table:table-cell office:value-type="float" office:value="0.0690964" calcext:value-type="float">
            <text:p>0.0690964</text:p>
          </table:table-cell>
          <table:table-cell office:value-type="float" office:value="0.073407" calcext:value-type="float">
            <text:p>0.073407</text:p>
          </table:table-cell>
          <table:table-cell office:value-type="float" office:value="0.078064" calcext:value-type="float">
            <text:p>0.078064</text:p>
          </table:table-cell>
          <table:table-cell office:value-type="float" office:value="0.0824739" calcext:value-type="float">
            <text:p>0.0824739</text:p>
          </table:table-cell>
          <table:table-cell office:value-type="float" office:value="0.0869486" calcext:value-type="float">
            <text:p>0.0869486</text:p>
          </table:table-cell>
          <table:table-cell office:value-type="float" office:value="0.0789611" calcext:value-type="float">
            <text:p>0.0789611</text:p>
          </table:table-cell>
          <table:table-cell office:value-type="float" office:value="0.0855048" calcext:value-type="float">
            <text:p>0.0855048</text:p>
          </table:table-cell>
          <table:table-cell office:value-type="float" office:value="0.0898228" calcext:value-type="float">
            <text:p>0.0898228</text:p>
          </table:table-cell>
          <table:table-cell office:value-type="float" office:value="0.0838928" calcext:value-type="float">
            <text:p>0.0838928</text:p>
          </table:table-cell>
          <table:table-cell office:value-type="float" office:value="0.08839" calcext:value-type="float">
            <text:p>0.08839</text:p>
          </table:table-cell>
          <table:table-cell office:value-type="float" office:value="0.08217" calcext:value-type="float">
            <text:p>0.08217</text:p>
          </table:table-cell>
          <table:table-cell office:value-type="float" office:value="0.0869112" calcext:value-type="float">
            <text:p>0.0869112</text:p>
          </table:table-cell>
          <table:table-cell office:value-type="float" office:value="0.0595573" calcext:value-type="float">
            <text:p>0.0595573</text:p>
          </table:table-cell>
          <table:table-cell office:value-type="float" office:value="0.0635755" calcext:value-type="float">
            <text:p>0.0635755</text:p>
          </table:table-cell>
          <table:table-cell office:value-type="float" office:value="0.0682255" calcext:value-type="float">
            <text:p>0.0682255</text:p>
          </table:table-cell>
          <table:table-cell office:value-type="float" office:value="0.0724519" calcext:value-type="float">
            <text:p>0.0724519</text:p>
          </table:table-cell>
          <table:table-cell office:value-type="float" office:value="0.07672" calcext:value-type="float">
            <text:p>0.07672</text:p>
          </table:table-cell>
          <table:table-cell office:value-type="float" office:value="0.070924" calcext:value-type="float">
            <text:p>0.070924</text:p>
          </table:table-cell>
          <table:table-cell office:value-type="float" office:value="0.0751973" calcext:value-type="float">
            <text:p>0.0751973</text:p>
          </table:table-cell>
          <table:table-cell office:value-type="float" office:value="0.0797996" calcext:value-type="float">
            <text:p>0.0797996</text:p>
          </table:table-cell>
          <table:table-cell office:value-type="float" office:value="0.0743677" calcext:value-type="float">
            <text:p>0.0743677</text:p>
          </table:table-cell>
          <table:table-cell office:value-type="float" office:value="0.0784296" calcext:value-type="float">
            <text:p>0.0784296</text:p>
          </table:table-cell>
          <table:table-cell office:value-type="float" office:value="0.0831552" calcext:value-type="float">
            <text:p>0.0831552</text:p>
          </table:table-cell>
        </table:table-row>
        <table:table-row table:style-name="ro1">
          <table:table-cell office:value-type="float" office:value="0.0771069" calcext:value-type="float">
            <text:p>0.0771069</text:p>
          </table:table-cell>
          <table:table-cell office:value-type="float" office:value="0.0820561" calcext:value-type="float">
            <text:p>0.0820561</text:p>
          </table:table-cell>
          <table:table-cell office:value-type="float" office:value="0.0859562" calcext:value-type="float">
            <text:p>0.0859562</text:p>
          </table:table-cell>
          <table:table-cell office:value-type="float" office:value="0.0806353" calcext:value-type="float">
            <text:p>0.0806353</text:p>
          </table:table-cell>
          <table:table-cell office:value-type="float" office:value="0.0851987" calcext:value-type="float">
            <text:p>0.0851987</text:p>
          </table:table-cell>
          <table:table-cell office:value-type="float" office:value="0.0898032" calcext:value-type="float">
            <text:p>0.0898032</text:p>
          </table:table-cell>
          <table:table-cell office:value-type="float" office:value="0.0843794" calcext:value-type="float">
            <text:p>0.0843794</text:p>
          </table:table-cell>
          <table:table-cell office:value-type="float" office:value="0.0889996" calcext:value-type="float">
            <text:p>0.0889996</text:p>
          </table:table-cell>
          <table:table-cell office:value-type="float" office:value="0.0934451" calcext:value-type="float">
            <text:p>0.0934451</text:p>
          </table:table-cell>
          <table:table-cell office:value-type="float" office:value="0.0642752" calcext:value-type="float">
            <text:p>0.0642752</text:p>
          </table:table-cell>
          <table:table-cell office:value-type="float" office:value="0.0682345" calcext:value-type="float">
            <text:p>0.0682345</text:p>
          </table:table-cell>
          <table:table-cell office:value-type="float" office:value="0.0731127" calcext:value-type="float">
            <text:p>0.0731127</text:p>
          </table:table-cell>
          <table:table-cell office:value-type="float" office:value="0.0772938" calcext:value-type="float">
            <text:p>0.0772938</text:p>
          </table:table-cell>
          <table:table-cell office:value-type="float" office:value="0.0813259" calcext:value-type="float">
            <text:p>0.0813259</text:p>
          </table:table-cell>
          <table:table-cell office:value-type="float" office:value="0.197962" calcext:value-type="float">
            <text:p>0.197962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173032" calcext:value-type="float">
            <text:p>0.173032</text:p>
          </table:table-cell>
          <table:table-cell office:value-type="float" office:value="0.0797072" calcext:value-type="float">
            <text:p>0.0797072</text:p>
          </table:table-cell>
          <table:table-cell office:value-type="float" office:value="0.0719564" calcext:value-type="float">
            <text:p>0.0719564</text:p>
          </table:table-cell>
          <table:table-cell office:value-type="float" office:value="0.0783641" calcext:value-type="float">
            <text:p>0.0783641</text:p>
          </table:table-cell>
          <table:table-cell office:value-type="float" office:value="0.0726571" calcext:value-type="float">
            <text:p>0.0726571</text:p>
          </table:table-cell>
          <table:table-cell office:value-type="float" office:value="0.160356" calcext:value-type="float">
            <text:p>0.160356</text:p>
          </table:table-cell>
          <table:table-cell office:value-type="float" office:value="0.164769" calcext:value-type="float">
            <text:p>0.164769</text:p>
          </table:table-cell>
          <table:table-cell office:value-type="float" office:value="0.169211" calcext:value-type="float">
            <text:p>0.169211</text:p>
          </table:table-cell>
          <table:table-cell office:value-type="float" office:value="0.184503" calcext:value-type="float">
            <text:p>0.184503</text:p>
          </table:table-cell>
        </table:table-row>
        <table:table-row table:style-name="ro1">
          <table:table-cell office:value-type="float" office:value="0.104771" calcext:value-type="float">
            <text:p>0.104771</text:p>
          </table:table-cell>
          <table:table-cell office:value-type="float" office:value="0.0856107" calcext:value-type="float">
            <text:p>0.0856107</text:p>
          </table:table-cell>
          <table:table-cell office:value-type="float" office:value="0.064151" calcext:value-type="float">
            <text:p>0.064151</text:p>
          </table:table-cell>
          <table:table-cell office:value-type="float" office:value="0.0585534" calcext:value-type="float">
            <text:p>0.0585534</text:p>
          </table:table-cell>
          <table:table-cell office:value-type="float" office:value="0.0630316" calcext:value-type="float">
            <text:p>0.0630316</text:p>
          </table:table-cell>
          <table:table-cell office:value-type="float" office:value="0.0681424" calcext:value-type="float">
            <text:p>0.0681424</text:p>
          </table:table-cell>
          <table:table-cell office:value-type="float" office:value="0.0726208" calcext:value-type="float">
            <text:p>0.0726208</text:p>
          </table:table-cell>
          <table:table-cell office:value-type="float" office:value="0.0670783" calcext:value-type="float">
            <text:p>0.0670783</text:p>
          </table:table-cell>
          <table:table-cell office:value-type="float" office:value="0.0718496" calcext:value-type="float">
            <text:p>0.0718496</text:p>
          </table:table-cell>
          <table:table-cell office:value-type="float" office:value="0.0765395" calcext:value-type="float">
            <text:p>0.0765395</text:p>
          </table:table-cell>
          <table:table-cell office:value-type="float" office:value="0.0818612" calcext:value-type="float">
            <text:p>0.0818612</text:p>
          </table:table-cell>
          <table:table-cell office:value-type="float" office:value="0.086804" calcext:value-type="float">
            <text:p>0.086804</text:p>
          </table:table-cell>
          <table:table-cell office:value-type="float" office:value="0.0817178" calcext:value-type="float">
            <text:p>0.0817178</text:p>
          </table:table-cell>
          <table:table-cell office:value-type="float" office:value="0.0862137" calcext:value-type="float">
            <text:p>0.0862137</text:p>
          </table:table-cell>
          <table:table-cell office:value-type="float" office:value="0.0907943" calcext:value-type="float">
            <text:p>0.0907943</text:p>
          </table:table-cell>
          <table:table-cell office:value-type="float" office:value="0.0857317" calcext:value-type="float">
            <text:p>0.0857317</text:p>
          </table:table-cell>
          <table:table-cell office:value-type="float" office:value="0.0904405" calcext:value-type="float">
            <text:p>0.0904405</text:p>
          </table:table-cell>
          <table:table-cell office:value-type="float" office:value="0.0850371" calcext:value-type="float">
            <text:p>0.0850371</text:p>
          </table:table-cell>
          <table:table-cell office:value-type="float" office:value="0.089419" calcext:value-type="float">
            <text:p>0.089419</text:p>
          </table:table-cell>
          <table:table-cell office:value-type="float" office:value="0.083503" calcext:value-type="float">
            <text:p>0.083503</text:p>
          </table:table-cell>
          <table:table-cell office:value-type="float" office:value="0.088162" calcext:value-type="float">
            <text:p>0.088162</text:p>
          </table:table-cell>
          <table:table-cell office:value-type="float" office:value="0.0924126" calcext:value-type="float">
            <text:p>0.0924126</text:p>
          </table:table-cell>
          <table:table-cell office:value-type="float" office:value="0.086941" calcext:value-type="float">
            <text:p>0.086941</text:p>
          </table:table-cell>
          <table:table-cell office:value-type="float" office:value="0.0915038" calcext:value-type="float">
            <text:p>0.0915038</text:p>
          </table:table-cell>
          <table:table-cell office:value-type="float" office:value="0.0859691" calcext:value-type="float">
            <text:p>0.0859691</text:p>
          </table:table-cell>
        </table:table-row>
        <table:table-row table:style-name="ro1">
          <table:table-cell office:value-type="float" office:value="0.0683618" calcext:value-type="float">
            <text:p>0.0683618</text:p>
          </table:table-cell>
          <table:table-cell office:value-type="float" office:value="0.073197" calcext:value-type="float">
            <text:p>0.073197</text:p>
          </table:table-cell>
          <table:table-cell office:value-type="float" office:value="0.0777607" calcext:value-type="float">
            <text:p>0.0777607</text:p>
          </table:table-cell>
          <table:table-cell office:value-type="float" office:value="0.0718806" calcext:value-type="float">
            <text:p>0.0718806</text:p>
          </table:table-cell>
          <table:table-cell office:value-type="float" office:value="0.0539167" calcext:value-type="float">
            <text:p>0.0539167</text:p>
          </table:table-cell>
          <table:table-cell office:value-type="float" office:value="0.0579995" calcext:value-type="float">
            <text:p>0.0579995</text:p>
          </table:table-cell>
          <table:table-cell office:value-type="float" office:value="0.0620564" calcext:value-type="float">
            <text:p>0.0620564</text:p>
          </table:table-cell>
          <table:table-cell office:value-type="float" office:value="0.0870887" calcext:value-type="float">
            <text:p>0.0870887</text:p>
          </table:table-cell>
          <table:table-cell office:value-type="float" office:value="0.0913392" calcext:value-type="float">
            <text:p>0.0913392</text:p>
          </table:table-cell>
          <table:table-cell office:value-type="float" office:value="0.0851075" calcext:value-type="float">
            <text:p>0.0851075</text:p>
          </table:table-cell>
          <table:table-cell office:value-type="float" office:value="0.0470393" calcext:value-type="float">
            <text:p>0.0470393</text:p>
          </table:table-cell>
          <table:table-cell office:value-type="float" office:value="0.0724484" calcext:value-type="float">
            <text:p>0.0724484</text:p>
          </table:table-cell>
          <table:table-cell office:value-type="float" office:value="0.077226" calcext:value-type="float">
            <text:p>0.077226</text:p>
          </table:table-cell>
          <table:table-cell office:value-type="float" office:value="0.0715785" calcext:value-type="float">
            <text:p>0.0715785</text:p>
          </table:table-cell>
          <table:table-cell office:value-type="float" office:value="0.0615434" calcext:value-type="float">
            <text:p>0.0615434</text:p>
          </table:table-cell>
          <table:table-cell office:value-type="float" office:value="0.0659629" calcext:value-type="float">
            <text:p>0.0659629</text:p>
          </table:table-cell>
          <table:table-cell office:value-type="float" office:value="0.0600777" calcext:value-type="float">
            <text:p>0.0600777</text:p>
          </table:table-cell>
          <table:table-cell office:value-type="float" office:value="0.064219" calcext:value-type="float">
            <text:p>0.064219</text:p>
          </table:table-cell>
          <table:table-cell office:value-type="float" office:value="0.0690174" calcext:value-type="float">
            <text:p>0.0690174</text:p>
          </table:table-cell>
          <table:table-cell office:value-type="float" office:value="0.0734287" calcext:value-type="float">
            <text:p>0.073428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2145" calcext:value-type="float">
            <text:p>0.072145</text:p>
          </table:table-cell>
          <table:table-cell office:value-type="float" office:value="0.0766776" calcext:value-type="float">
            <text:p>0.0766776</text:p>
          </table:table-cell>
          <table:table-cell office:value-type="float" office:value="0.0816995" calcext:value-type="float">
            <text:p>0.0816995</text:p>
          </table:table-cell>
          <table:table-cell office:value-type="float" office:value="0.0755407" calcext:value-type="float">
            <text:p>0.0755407</text:p>
          </table:table-cell>
        </table:table-row>
        <table:table-row table:style-name="ro1">
          <table:table-cell office:value-type="float" office:value="0.183009" calcext:value-type="float">
            <text:p>0.183009</text:p>
          </table:table-cell>
          <table:table-cell office:value-type="float" office:value="0.175286" calcext:value-type="float">
            <text:p>0.175286</text:p>
          </table:table-cell>
          <table:table-cell office:value-type="float" office:value="0.179778" calcext:value-type="float">
            <text:p>0.179778</text:p>
          </table:table-cell>
          <table:table-cell office:value-type="float" office:value="0.0540235" calcext:value-type="float">
            <text:p>0.0540235</text:p>
          </table:table-cell>
          <table:table-cell office:value-type="float" office:value="0.0444458" calcext:value-type="float">
            <text:p>0.0444458</text:p>
          </table:table-cell>
          <table:table-cell office:value-type="float" office:value="0.0489622" calcext:value-type="float">
            <text:p>0.0489622</text:p>
          </table:table-cell>
          <table:table-cell office:value-type="float" office:value="0.0533843" calcext:value-type="float">
            <text:p>0.0533843</text:p>
          </table:table-cell>
          <table:table-cell office:value-type="float" office:value="0.0682502" calcext:value-type="float">
            <text:p>0.0682502</text:p>
          </table:table-cell>
          <table:table-cell office:value-type="float" office:value="0.0721615" calcext:value-type="float">
            <text:p>0.0721615</text:p>
          </table:table-cell>
          <table:table-cell office:value-type="float" office:value="0.0764888" calcext:value-type="float">
            <text:p>0.0764888</text:p>
          </table:table-cell>
          <table:table-cell office:value-type="float" office:value="0.0708011" calcext:value-type="float">
            <text:p>0.0708011</text:p>
          </table:table-cell>
          <table:table-cell office:value-type="float" office:value="0.15623" calcext:value-type="float">
            <text:p>0.15623</text:p>
          </table:table-cell>
          <table:table-cell office:value-type="float" office:value="0.160451" calcext:value-type="float">
            <text:p>0.160451</text:p>
          </table:table-cell>
          <table:table-cell office:value-type="float" office:value="0.164805" calcext:value-type="float">
            <text:p>0.164805</text:p>
          </table:table-cell>
          <table:table-cell office:value-type="float" office:value="0.0416952" calcext:value-type="float">
            <text:p>0.0416952</text:p>
          </table:table-cell>
          <table:table-cell office:value-type="float" office:value="0.0454763" calcext:value-type="float">
            <text:p>0.0454763</text:p>
          </table:table-cell>
          <table:table-cell office:value-type="float" office:value="0.0501008" calcext:value-type="float">
            <text:p>0.0501008</text:p>
          </table:table-cell>
          <table:table-cell office:value-type="float" office:value="0.0549439" calcext:value-type="float">
            <text:p>0.0549439</text:p>
          </table:table-cell>
          <table:table-cell office:value-type="float" office:value="0.0589831" calcext:value-type="float">
            <text:p>0.0589831</text:p>
          </table:table-cell>
          <table:table-cell office:value-type="float" office:value="0.0638503" calcext:value-type="float">
            <text:p>0.0638503</text:p>
          </table:table-cell>
          <table:table-cell office:value-type="float" office:value="0.0682348" calcext:value-type="float">
            <text:p>0.0682348</text:p>
          </table:table-cell>
          <table:table-cell office:value-type="float" office:value="0.0722732" calcext:value-type="float">
            <text:p>0.0722732</text:p>
          </table:table-cell>
          <table:table-cell office:value-type="float" office:value="0.0770184" calcext:value-type="float">
            <text:p>0.0770184</text:p>
          </table:table-cell>
          <table:table-cell office:value-type="float" office:value="0.070898" calcext:value-type="float">
            <text:p>0.070898</text:p>
          </table:table-cell>
          <table:table-cell office:value-type="float" office:value="0.0753016" calcext:value-type="float">
            <text:p>0.0753016</text:p>
          </table:table-cell>
        </table:table-row>
        <table:table-row table:style-name="ro1">
          <table:table-cell office:value-type="float" office:value="0.0794529" calcext:value-type="float">
            <text:p>0.0794529</text:p>
          </table:table-cell>
          <table:table-cell office:value-type="float" office:value="0.0734433" calcext:value-type="float">
            <text:p>0.0734433</text:p>
          </table:table-cell>
          <table:table-cell office:value-type="float" office:value="0.077882" calcext:value-type="float">
            <text:p>0.077882</text:p>
          </table:table-cell>
          <table:table-cell office:value-type="float" office:value="0.0824514" calcext:value-type="float">
            <text:p>0.0824514</text:p>
          </table:table-cell>
          <table:table-cell office:value-type="float" office:value="0.0763865" calcext:value-type="float">
            <text:p>0.0763865</text:p>
          </table:table-cell>
          <table:table-cell office:value-type="float" office:value="0.0585616" calcext:value-type="float">
            <text:p>0.0585616</text:p>
          </table:table-cell>
          <table:table-cell office:value-type="float" office:value="0.0630443" calcext:value-type="float">
            <text:p>0.0630443</text:p>
          </table:table-cell>
          <table:table-cell office:value-type="float" office:value="0.0671975" calcext:value-type="float">
            <text:p>0.0671975</text:p>
          </table:table-cell>
          <table:table-cell office:value-type="float" office:value="0.0716898" calcext:value-type="float">
            <text:p>0.0716898</text:p>
          </table:table-cell>
          <table:table-cell office:value-type="float" office:value="0.0758199" calcext:value-type="float">
            <text:p>0.0758199</text:p>
          </table:table-cell>
          <table:table-cell office:value-type="float" office:value="0.0703817" calcext:value-type="float">
            <text:p>0.0703817</text:p>
          </table:table-cell>
          <table:table-cell office:value-type="float" office:value="0.0742296" calcext:value-type="float">
            <text:p>0.0742296</text:p>
          </table:table-cell>
          <table:table-cell office:value-type="float" office:value="0.074782" calcext:value-type="float">
            <text:p>0.074782</text:p>
          </table:table-cell>
          <table:table-cell office:value-type="float" office:value="0.0724843" calcext:value-type="float">
            <text:p>0.0724843</text:p>
          </table:table-cell>
          <table:table-cell office:value-type="float" office:value="0.0770167" calcext:value-type="float">
            <text:p>0.0770167</text:p>
          </table:table-cell>
          <table:table-cell office:value-type="float" office:value="0.102098" calcext:value-type="float">
            <text:p>0.102098</text:p>
          </table:table-cell>
          <table:table-cell office:value-type="float" office:value="0.106187" calcext:value-type="float">
            <text:p>0.106187</text:p>
          </table:table-cell>
          <table:table-cell office:value-type="float" office:value="0.100748" calcext:value-type="float">
            <text:p>0.100748</text:p>
          </table:table-cell>
          <table:table-cell office:value-type="float" office:value="0.104768" calcext:value-type="float">
            <text:p>0.104768</text:p>
          </table:table-cell>
          <table:table-cell office:value-type="float" office:value="0.0714592" calcext:value-type="float">
            <text:p>0.0714592</text:p>
          </table:table-cell>
          <table:table-cell office:value-type="float" office:value="0.0653926" calcext:value-type="float">
            <text:p>0.0653926</text:p>
          </table:table-cell>
          <table:table-cell office:value-type="float" office:value="0.0694036" calcext:value-type="float">
            <text:p>0.0694036</text:p>
          </table:table-cell>
          <table:table-cell office:value-type="float" office:value="0.0637918" calcext:value-type="float">
            <text:p>0.0637918</text:p>
          </table:table-cell>
          <table:table-cell office:value-type="float" office:value="0.045114" calcext:value-type="float">
            <text:p>0.045114</text:p>
          </table:table-cell>
          <table:table-cell office:value-type="float" office:value="0.0495965" calcext:value-type="float">
            <text:p>0.0495965</text:p>
          </table:table-cell>
        </table:table-row>
        <table:table-row table:style-name="ro1">
          <table:table-cell office:value-type="float" office:value="0.0542799" calcext:value-type="float">
            <text:p>0.0542799</text:p>
          </table:table-cell>
          <table:table-cell office:value-type="float" office:value="0.0592495" calcext:value-type="float">
            <text:p>0.0592495</text:p>
          </table:table-cell>
          <table:table-cell office:value-type="float" office:value="0.0636799" calcext:value-type="float">
            <text:p>0.0636799</text:p>
          </table:table-cell>
          <table:table-cell office:value-type="float" office:value="0.0681018" calcext:value-type="float">
            <text:p>0.0681018</text:p>
          </table:table-cell>
          <table:table-cell office:value-type="float" office:value="0.0724632" calcext:value-type="float">
            <text:p>0.0724632</text:p>
          </table:table-cell>
          <table:table-cell office:value-type="float" office:value="0.0976096" calcext:value-type="float">
            <text:p>0.0976096</text:p>
          </table:table-cell>
          <table:table-cell office:value-type="float" office:value="0.101733" calcext:value-type="float">
            <text:p>0.101733</text:p>
          </table:table-cell>
          <table:table-cell office:value-type="float" office:value="0.106148" calcext:value-type="float">
            <text:p>0.106148</text:p>
          </table:table-cell>
          <table:table-cell office:value-type="float" office:value="0.0792219" calcext:value-type="float">
            <text:p>0.0792219</text:p>
          </table:table-cell>
          <table:table-cell office:value-type="float" office:value="0.0836193" calcext:value-type="float">
            <text:p>0.0836193</text:p>
          </table:table-cell>
          <table:table-cell office:value-type="float" office:value="0.077788" calcext:value-type="float">
            <text:p>0.077788</text:p>
          </table:table-cell>
          <table:table-cell office:value-type="float" office:value="0.0722449" calcext:value-type="float">
            <text:p>0.0722449</text:p>
          </table:table-cell>
          <table:table-cell office:value-type="float" office:value="0.0765573" calcext:value-type="float">
            <text:p>0.0765573</text:p>
          </table:table-cell>
          <table:table-cell office:value-type="float" office:value="0.0708822" calcext:value-type="float">
            <text:p>0.0708822</text:p>
          </table:table-cell>
          <table:table-cell office:value-type="float" office:value="0.0746157" calcext:value-type="float">
            <text:p>0.0746157</text:p>
          </table:table-cell>
          <table:table-cell office:value-type="float" office:value="0.0690189" calcext:value-type="float">
            <text:p>0.0690189</text:p>
          </table:table-cell>
          <table:table-cell office:value-type="float" office:value="0.0734963" calcext:value-type="float">
            <text:p>0.0734963</text:p>
          </table:table-cell>
          <table:table-cell office:value-type="float" office:value="0.0776941" calcext:value-type="float">
            <text:p>0.0776941</text:p>
          </table:table-cell>
          <table:table-cell office:value-type="float" office:value="0.0717692" calcext:value-type="float">
            <text:p>0.0717692</text:p>
          </table:table-cell>
          <table:table-cell office:value-type="float" office:value="0.158609" calcext:value-type="float">
            <text:p>0.158609</text:p>
          </table:table-cell>
          <table:table-cell office:value-type="float" office:value="0.163168" calcext:value-type="float">
            <text:p>0.163168</text:p>
          </table:table-cell>
          <table:table-cell office:value-type="float" office:value="0.167733" calcext:value-type="float">
            <text:p>0.167733</text:p>
          </table:table-cell>
          <table:table-cell office:value-type="float" office:value="0.0483233" calcext:value-type="float">
            <text:p>0.0483233</text:p>
          </table:table-cell>
          <table:table-cell office:value-type="float" office:value="0.053095" calcext:value-type="float">
            <text:p>0.053095</text:p>
          </table:table-cell>
          <table:table-cell office:value-type="float" office:value="0.0575987" calcext:value-type="float">
            <text:p>0.0575987</text:p>
          </table:table-cell>
        </table:table-row>
        <table:table-row table:style-name="ro1">
          <table:table-cell office:value-type="float" office:value="0.0625355" calcext:value-type="float">
            <text:p>0.0625355</text:p>
          </table:table-cell>
          <table:table-cell office:value-type="float" office:value="0.067122" calcext:value-type="float">
            <text:p>0.067122</text:p>
          </table:table-cell>
          <table:table-cell office:value-type="float" office:value="0.0717793" calcext:value-type="float">
            <text:p>0.0717793</text:p>
          </table:table-cell>
          <table:table-cell office:value-type="float" office:value="0.0661996" calcext:value-type="float">
            <text:p>0.0661996</text:p>
          </table:table-cell>
          <table:table-cell office:value-type="float" office:value="0.457587" calcext:value-type="float">
            <text:p>0.457587</text:p>
          </table:table-cell>
          <table:table-cell office:value-type="float" office:value="0.615359" calcext:value-type="float">
            <text:p>0.615359</text:p>
          </table:table-cell>
          <table:table-cell office:value-type="float" office:value="0.620122" calcext:value-type="float">
            <text:p>0.620122</text:p>
          </table:table-cell>
          <table:table-cell office:value-type="float" office:value="0.0592702" calcext:value-type="float">
            <text:p>0.0592702</text:p>
          </table:table-cell>
          <table:table-cell office:value-type="float" office:value="0.0605211" calcext:value-type="float">
            <text:p>0.0605211</text:p>
          </table:table-cell>
          <table:table-cell office:value-type="float" office:value="0.0687433" calcext:value-type="float">
            <text:p>0.0687433</text:p>
          </table:table-cell>
          <table:table-cell office:value-type="float" office:value="0.0838137" calcext:value-type="float">
            <text:p>0.0838137</text:p>
          </table:table-cell>
          <table:table-cell office:value-type="float" office:value="0.0885727" calcext:value-type="float">
            <text:p>0.0885727</text:p>
          </table:table-cell>
          <table:table-cell office:value-type="float" office:value="0.0826873" calcext:value-type="float">
            <text:p>0.0826873</text:p>
          </table:table-cell>
          <table:table-cell office:value-type="float" office:value="0.0870145" calcext:value-type="float">
            <text:p>0.0870145</text:p>
          </table:table-cell>
          <table:table-cell office:value-type="float" office:value="0.0815561" calcext:value-type="float">
            <text:p>0.0815561</text:p>
          </table:table-cell>
          <table:table-cell office:value-type="float" office:value="0.0863486" calcext:value-type="float">
            <text:p>0.0863486</text:p>
          </table:table-cell>
          <table:table-cell office:value-type="float" office:value="0.0817799" calcext:value-type="float">
            <text:p>0.0817799</text:p>
          </table:table-cell>
          <table:table-cell office:value-type="float" office:value="0.0866001" calcext:value-type="float">
            <text:p>0.0866001</text:p>
          </table:table-cell>
          <table:table-cell office:value-type="float" office:value="0.0809752" calcext:value-type="float">
            <text:p>0.0809752</text:p>
          </table:table-cell>
          <table:table-cell office:value-type="float" office:value="0.0860242" calcext:value-type="float">
            <text:p>0.0860242</text:p>
          </table:table-cell>
          <table:table-cell office:value-type="float" office:value="0.0906043" calcext:value-type="float">
            <text:p>0.0906043</text:p>
          </table:table-cell>
          <table:table-cell office:value-type="float" office:value="0.0850131" calcext:value-type="float">
            <text:p>0.0850131</text:p>
          </table:table-cell>
          <table:table-cell office:value-type="float" office:value="0.0899951" calcext:value-type="float">
            <text:p>0.0899951</text:p>
          </table:table-cell>
          <table:table-cell office:value-type="float" office:value="0.0946588" calcext:value-type="float">
            <text:p>0.0946588</text:p>
          </table:table-cell>
          <table:table-cell office:value-type="float" office:value="0.0886084" calcext:value-type="float">
            <text:p>0.0886084</text:p>
          </table:table-cell>
        </table:table-row>
        <table:table-row table:style-name="ro1">
          <table:table-cell office:value-type="float" office:value="0.0928675" calcext:value-type="float">
            <text:p>0.0928675</text:p>
          </table:table-cell>
          <table:table-cell office:value-type="float" office:value="0.10794" calcext:value-type="float">
            <text:p>0.10794</text:p>
          </table:table-cell>
          <table:table-cell office:value-type="float" office:value="0.112298" calcext:value-type="float">
            <text:p>0.112298</text:p>
          </table:table-cell>
          <table:table-cell office:value-type="float" office:value="0.0328579" calcext:value-type="float">
            <text:p>0.0328579</text:p>
          </table:table-cell>
          <table:table-cell office:value-type="float" office:value="0.0475812" calcext:value-type="float">
            <text:p>0.0475812</text:p>
          </table:table-cell>
          <table:table-cell office:value-type="float" office:value="0.0530692" calcext:value-type="float">
            <text:p>0.0530692</text:p>
          </table:table-cell>
          <table:table-cell office:value-type="float" office:value="0.0572271" calcext:value-type="float">
            <text:p>0.0572271</text:p>
          </table:table-cell>
          <table:table-cell office:value-type="float" office:value="0.0621756" calcext:value-type="float">
            <text:p>0.0621756</text:p>
          </table:table-cell>
          <table:table-cell office:value-type="float" office:value="0.0670696" calcext:value-type="float">
            <text:p>0.0670696</text:p>
          </table:table-cell>
          <table:table-cell office:value-type="float" office:value="0.0714818" calcext:value-type="float">
            <text:p>0.0714818</text:p>
          </table:table-cell>
          <table:table-cell office:value-type="float" office:value="0.0658106" calcext:value-type="float">
            <text:p>0.0658106</text:p>
          </table:table-cell>
          <table:table-cell office:value-type="float" office:value="0.0697046" calcext:value-type="float">
            <text:p>0.0697046</text:p>
          </table:table-cell>
          <table:table-cell office:value-type="float" office:value="0.187189" calcext:value-type="float">
            <text:p>0.187189</text:p>
          </table:table-cell>
          <table:table-cell office:value-type="float" office:value="0.191454" calcext:value-type="float">
            <text:p>0.191454</text:p>
          </table:table-cell>
          <table:table-cell office:value-type="float" office:value="0.185569" calcext:value-type="float">
            <text:p>0.185569</text:p>
          </table:table-cell>
          <table:table-cell office:value-type="float" office:value="0.189743" calcext:value-type="float">
            <text:p>0.189743</text:p>
          </table:table-cell>
          <table:table-cell office:value-type="float" office:value="0.0723645" calcext:value-type="float">
            <text:p>0.0723645</text:p>
          </table:table-cell>
          <table:table-cell office:value-type="float" office:value="0.0764142" calcext:value-type="float">
            <text:p>0.0764142</text:p>
          </table:table-cell>
          <table:table-cell office:value-type="float" office:value="0.069728" calcext:value-type="float">
            <text:p>0.069728</text:p>
          </table:table-cell>
          <table:table-cell office:value-type="float" office:value="0.0750894" calcext:value-type="float">
            <text:p>0.0750894</text:p>
          </table:table-cell>
          <table:table-cell office:value-type="float" office:value="0.0689371" calcext:value-type="float">
            <text:p>0.0689371</text:p>
          </table:table-cell>
          <table:table-cell office:value-type="float" office:value="0.0734622" calcext:value-type="float">
            <text:p>0.0734622</text:p>
          </table:table-cell>
          <table:table-cell office:value-type="float" office:value="0.067523" calcext:value-type="float">
            <text:p>0.067523</text:p>
          </table:table-cell>
          <table:table-cell office:value-type="float" office:value="0.0719744" calcext:value-type="float">
            <text:p>0.0719744</text:p>
          </table:table-cell>
          <table:table-cell office:value-type="float" office:value="0.0766726" calcext:value-type="float">
            <text:p>0.0766726</text:p>
          </table:table-cell>
        </table:table-row>
        <table:table-row table:style-name="ro1">
          <table:table-cell office:value-type="float" office:value="0.0586538" calcext:value-type="float">
            <text:p>0.0586538</text:p>
          </table:table-cell>
          <table:table-cell office:value-type="float" office:value="0.063244" calcext:value-type="float">
            <text:p>0.063244</text:p>
          </table:table-cell>
          <table:table-cell office:value-type="float" office:value="0.0676535" calcext:value-type="float">
            <text:p>0.0676535</text:p>
          </table:table-cell>
          <table:table-cell office:value-type="float" office:value="0.0719995" calcext:value-type="float">
            <text:p>0.0719995</text:p>
          </table:table-cell>
          <table:table-cell office:value-type="float" office:value="0.0764473" calcext:value-type="float">
            <text:p>0.0764473</text:p>
          </table:table-cell>
          <table:table-cell office:value-type="float" office:value="0.0707439" calcext:value-type="float">
            <text:p>0.0707439</text:p>
          </table:table-cell>
          <table:table-cell office:value-type="float" office:value="0.0755194" calcext:value-type="float">
            <text:p>0.0755194</text:p>
          </table:table-cell>
          <table:table-cell office:value-type="float" office:value="0.0800483" calcext:value-type="float">
            <text:p>0.0800483</text:p>
          </table:table-cell>
          <table:table-cell office:value-type="float" office:value="0.0741347" calcext:value-type="float">
            <text:p>0.0741347</text:p>
          </table:table-cell>
          <table:table-cell office:value-type="float" office:value="0.0788705" calcext:value-type="float">
            <text:p>0.0788705</text:p>
          </table:table-cell>
          <table:table-cell office:value-type="float" office:value="0.0838279" calcext:value-type="float">
            <text:p>0.0838279</text:p>
          </table:table-cell>
          <table:table-cell office:value-type="float" office:value="0.0880935" calcext:value-type="float">
            <text:p>0.0880935</text:p>
          </table:table-cell>
          <table:table-cell office:value-type="float" office:value="0.0820335" calcext:value-type="float">
            <text:p>0.0820335</text:p>
          </table:table-cell>
          <table:table-cell office:value-type="float" office:value="0.175457" calcext:value-type="float">
            <text:p>0.175457</text:p>
          </table:table-cell>
          <table:table-cell office:value-type="float" office:value="0.179641" calcext:value-type="float">
            <text:p>0.179641</text:p>
          </table:table-cell>
          <table:table-cell office:value-type="float" office:value="0.183908" calcext:value-type="float">
            <text:p>0.183908</text:p>
          </table:table-cell>
          <table:table-cell office:value-type="float" office:value="0.0686384" calcext:value-type="float">
            <text:p>0.0686384</text:p>
          </table:table-cell>
          <table:table-cell office:value-type="float" office:value="0.0729321" calcext:value-type="float">
            <text:p>0.0729321</text:p>
          </table:table-cell>
          <table:table-cell office:value-type="float" office:value="0.0669591" calcext:value-type="float">
            <text:p>0.0669591</text:p>
          </table:table-cell>
          <table:table-cell office:value-type="float" office:value="0.0712638" calcext:value-type="float">
            <text:p>0.0712638</text:p>
          </table:table-cell>
          <table:table-cell office:value-type="float" office:value="0.0759093" calcext:value-type="float">
            <text:p>0.0759093</text:p>
          </table:table-cell>
          <table:table-cell office:value-type="float" office:value="0.0810299" calcext:value-type="float">
            <text:p>0.0810299</text:p>
          </table:table-cell>
          <table:table-cell office:value-type="float" office:value="0.0742904" calcext:value-type="float">
            <text:p>0.0742904</text:p>
          </table:table-cell>
          <table:table-cell office:value-type="float" office:value="0.0787678" calcext:value-type="float">
            <text:p>0.0787678</text:p>
          </table:table-cell>
          <table:table-cell office:value-type="float" office:value="0.0729418" calcext:value-type="float">
            <text:p>0.0729418</text:p>
          </table:table-cell>
        </table:table-row>
        <table:table-row table:style-name="ro1">
          <table:table-cell office:value-type="float" office:value="0.0544877" calcext:value-type="float">
            <text:p>0.0544877</text:p>
          </table:table-cell>
          <table:table-cell office:value-type="float" office:value="0.0589238" calcext:value-type="float">
            <text:p>0.0589238</text:p>
          </table:table-cell>
          <table:table-cell office:value-type="float" office:value="0.0640611" calcext:value-type="float">
            <text:p>0.0640611</text:p>
          </table:table-cell>
          <table:table-cell office:value-type="float" office:value="0.0693944" calcext:value-type="float">
            <text:p>0.0693944</text:p>
          </table:table-cell>
          <table:table-cell office:value-type="float" office:value="0.0741538" calcext:value-type="float">
            <text:p>0.0741538</text:p>
          </table:table-cell>
          <table:table-cell office:value-type="float" office:value="0.0688835" calcext:value-type="float">
            <text:p>0.0688835</text:p>
          </table:table-cell>
          <table:table-cell office:value-type="float" office:value="0.0746244" calcext:value-type="float">
            <text:p>0.0746244</text:p>
          </table:table-cell>
          <table:table-cell office:value-type="float" office:value="0.0801212" calcext:value-type="float">
            <text:p>0.0801212</text:p>
          </table:table-cell>
          <table:table-cell office:value-type="float" office:value="0.0757354" calcext:value-type="float">
            <text:p>0.0757354</text:p>
          </table:table-cell>
          <table:table-cell office:value-type="float" office:value="0.0814723" calcext:value-type="float">
            <text:p>0.0814723</text:p>
          </table:table-cell>
          <table:table-cell office:value-type="float" office:value="0.0770184" calcext:value-type="float">
            <text:p>0.0770184</text:p>
          </table:table-cell>
          <table:table-cell office:value-type="float" office:value="0.0837872" calcext:value-type="float">
            <text:p>0.0837872</text:p>
          </table:table-cell>
          <table:table-cell office:value-type="float" office:value="0.0889378" calcext:value-type="float">
            <text:p>0.0889378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0898596" calcext:value-type="float">
            <text:p>0.0898596</text:p>
          </table:table-cell>
          <table:table-cell office:value-type="float" office:value="0.0842941" calcext:value-type="float">
            <text:p>0.0842941</text:p>
          </table:table-cell>
          <table:table-cell office:value-type="float" office:value="0.0887569" calcext:value-type="float">
            <text:p>0.0887569</text:p>
          </table:table-cell>
          <table:table-cell office:value-type="float" office:value="0.0837123" calcext:value-type="float">
            <text:p>0.0837123</text:p>
          </table:table-cell>
          <table:table-cell office:value-type="float" office:value="0.0884405" calcext:value-type="float">
            <text:p>0.0884405</text:p>
          </table:table-cell>
          <table:table-cell office:value-type="float" office:value="0.093367" calcext:value-type="float">
            <text:p>0.093367</text:p>
          </table:table-cell>
          <table:table-cell office:value-type="float" office:value="0.0881243" calcext:value-type="float">
            <text:p>0.0881243</text:p>
          </table:table-cell>
          <table:table-cell office:value-type="float" office:value="0.0925787" calcext:value-type="float">
            <text:p>0.0925787</text:p>
          </table:table-cell>
          <table:table-cell office:value-type="float" office:value="0.0869924" calcext:value-type="float">
            <text:p>0.0869924</text:p>
          </table:table-cell>
          <table:table-cell office:value-type="float" office:value="0.0920211" calcext:value-type="float">
            <text:p>0.0920211</text:p>
          </table:table-cell>
          <table:table-cell office:value-type="float" office:value="0.096981" calcext:value-type="float">
            <text:p>0.096981</text:p>
          </table:table-cell>
        </table:table-row>
        <table:table-row table:style-name="ro1">
          <table:table-cell office:value-type="float" office:value="0.0910742" calcext:value-type="float">
            <text:p>0.0910742</text:p>
          </table:table-cell>
          <table:table-cell office:value-type="float" office:value="0.0959661" calcext:value-type="float">
            <text:p>0.0959661</text:p>
          </table:table-cell>
          <table:table-cell office:value-type="float" office:value="0.0617671" calcext:value-type="float">
            <text:p>0.0617671</text:p>
          </table:table-cell>
          <table:table-cell office:value-type="float" office:value="0.0662976" calcext:value-type="float">
            <text:p>0.0662976</text:p>
          </table:table-cell>
          <table:table-cell office:value-type="float" office:value="0.0605662" calcext:value-type="float">
            <text:p>0.0605662</text:p>
          </table:table-cell>
          <table:table-cell office:value-type="float" office:value="0.0649428" calcext:value-type="float">
            <text:p>0.0649428</text:p>
          </table:table-cell>
          <table:table-cell office:value-type="float" office:value="0.0699119" calcext:value-type="float">
            <text:p>0.0699119</text:p>
          </table:table-cell>
          <table:table-cell office:value-type="float" office:value="0.155461" calcext:value-type="float">
            <text:p>0.155461</text:p>
          </table:table-cell>
          <table:table-cell office:value-type="float" office:value="0.181043" calcext:value-type="float">
            <text:p>0.181043</text:p>
          </table:table-cell>
          <table:table-cell office:value-type="float" office:value="0.185474" calcext:value-type="float">
            <text:p>0.185474</text:p>
          </table:table-cell>
          <table:table-cell office:value-type="float" office:value="0.179863" calcext:value-type="float">
            <text:p>0.179863</text:p>
          </table:table-cell>
          <table:table-cell office:value-type="float" office:value="0.0723616" calcext:value-type="float">
            <text:p>0.0723616</text:p>
          </table:table-cell>
          <table:table-cell office:value-type="float" office:value="0.0643093" calcext:value-type="float">
            <text:p>0.0643093</text:p>
          </table:table-cell>
          <table:table-cell office:value-type="float" office:value="0.0705131" calcext:value-type="float">
            <text:p>0.0705131</text:p>
          </table:table-cell>
          <table:table-cell office:value-type="float" office:value="0.0645949" calcext:value-type="float">
            <text:p>0.0645949</text:p>
          </table:table-cell>
          <table:table-cell office:value-type="float" office:value="0.069175" calcext:value-type="float">
            <text:p>0.069175</text:p>
          </table:table-cell>
          <table:table-cell office:value-type="float" office:value="0.0735571" calcext:value-type="float">
            <text:p>0.0735571</text:p>
          </table:table-cell>
          <table:table-cell office:value-type="float" office:value="0.0681908" calcext:value-type="float">
            <text:p>0.0681908</text:p>
          </table:table-cell>
          <table:table-cell office:value-type="float" office:value="0.0498489" calcext:value-type="float">
            <text:p>0.0498489</text:p>
          </table:table-cell>
          <table:table-cell office:value-type="float" office:value="0.0539318" calcext:value-type="float">
            <text:p>0.0539318</text:p>
          </table:table-cell>
          <table:table-cell office:value-type="float" office:value="0.058378" calcext:value-type="float">
            <text:p>0.058378</text:p>
          </table:table-cell>
          <table:table-cell office:value-type="float" office:value="0.0401801" calcext:value-type="float">
            <text:p>0.0401801</text:p>
          </table:table-cell>
          <table:table-cell office:value-type="float" office:value="0.0412338" calcext:value-type="float">
            <text:p>0.0412338</text:p>
          </table:table-cell>
          <table:table-cell office:value-type="float" office:value="0.0560488" calcext:value-type="float">
            <text:p>0.0560488</text:p>
          </table:table-cell>
          <table:table-cell office:value-type="float" office:value="0.163565" calcext:value-type="float">
            <text:p>0.163565</text:p>
          </table:table-cell>
        </table:table-row>
        <table:table-row table:style-name="ro1">
          <table:table-cell office:value-type="float" office:value="0.167715" calcext:value-type="float">
            <text:p>0.167715</text:p>
          </table:table-cell>
          <table:table-cell office:value-type="float" office:value="0.150797" calcext:value-type="float">
            <text:p>0.150797</text:p>
          </table:table-cell>
          <table:table-cell office:value-type="float" office:value="0.0752053" calcext:value-type="float">
            <text:p>0.0752053</text:p>
          </table:table-cell>
          <table:table-cell office:value-type="float" office:value="0.0767669" calcext:value-type="float">
            <text:p>0.0767669</text:p>
          </table:table-cell>
          <table:table-cell office:value-type="float" office:value="0.0738261" calcext:value-type="float">
            <text:p>0.0738261</text:p>
          </table:table-cell>
          <table:table-cell office:value-type="float" office:value="0.0780674" calcext:value-type="float">
            <text:p>0.0780674</text:p>
          </table:table-cell>
          <table:table-cell office:value-type="float" office:value="0.072359" calcext:value-type="float">
            <text:p>0.072359</text:p>
          </table:table-cell>
          <table:table-cell office:value-type="float" office:value="0.0766952" calcext:value-type="float">
            <text:p>0.0766952</text:p>
          </table:table-cell>
          <table:table-cell office:value-type="float" office:value="0.0814847" calcext:value-type="float">
            <text:p>0.0814847</text:p>
          </table:table-cell>
          <table:table-cell office:value-type="float" office:value="0.0753331" calcext:value-type="float">
            <text:p>0.0753331</text:p>
          </table:table-cell>
          <table:table-cell office:value-type="float" office:value="0.0796066" calcext:value-type="float">
            <text:p>0.0796066</text:p>
          </table:table-cell>
          <table:table-cell office:value-type="float" office:value="0.0743534" calcext:value-type="float">
            <text:p>0.0743534</text:p>
          </table:table-cell>
          <table:table-cell office:value-type="float" office:value="0.0785774" calcext:value-type="float">
            <text:p>0.0785774</text:p>
          </table:table-cell>
          <table:table-cell office:value-type="float" office:value="0.0935133" calcext:value-type="float">
            <text:p>0.0935133</text:p>
          </table:table-cell>
          <table:table-cell office:value-type="float" office:value="0.0758091" calcext:value-type="float">
            <text:p>0.0758091</text:p>
          </table:table-cell>
          <table:table-cell office:value-type="float" office:value="0.070063" calcext:value-type="float">
            <text:p>0.070063</text:p>
          </table:table-cell>
          <table:table-cell office:value-type="float" office:value="0.0741767" calcext:value-type="float">
            <text:p>0.0741767</text:p>
          </table:table-cell>
          <table:table-cell office:value-type="float" office:value="0.0685387" calcext:value-type="float">
            <text:p>0.0685387</text:p>
          </table:table-cell>
          <table:table-cell office:value-type="float" office:value="0.0731982" calcext:value-type="float">
            <text:p>0.0731982</text:p>
          </table:table-cell>
          <table:table-cell office:value-type="float" office:value="0.0675988" calcext:value-type="float">
            <text:p>0.0675988</text:p>
          </table:table-cell>
          <table:table-cell office:value-type="float" office:value="0.0725291" calcext:value-type="float">
            <text:p>0.0725291</text:p>
          </table:table-cell>
          <table:table-cell office:value-type="float" office:value="0.0769058" calcext:value-type="float">
            <text:p>0.0769058</text:p>
          </table:table-cell>
          <table:table-cell office:value-type="float" office:value="0.0715467" calcext:value-type="float">
            <text:p>0.0715467</text:p>
          </table:table-cell>
          <table:table-cell office:value-type="float" office:value="0.0758438" calcext:value-type="float">
            <text:p>0.0758438</text:p>
          </table:table-cell>
          <table:table-cell office:value-type="float" office:value="0.0811906" calcext:value-type="float">
            <text:p>0.0811906</text:p>
          </table:table-cell>
        </table:table-row>
        <table:table-row table:style-name="ro1">
          <table:table-cell office:value-type="float" office:value="0.0757589" calcext:value-type="float">
            <text:p>0.0757589</text:p>
          </table:table-cell>
          <table:table-cell office:value-type="float" office:value="0.0806996" calcext:value-type="float">
            <text:p>0.0806996</text:p>
          </table:table-cell>
          <table:table-cell office:value-type="float" office:value="0.0849794" calcext:value-type="float">
            <text:p>0.0849794</text:p>
          </table:table-cell>
          <table:table-cell office:value-type="float" office:value="0.0792799" calcext:value-type="float">
            <text:p>0.0792799</text:p>
          </table:table-cell>
          <table:table-cell office:value-type="float" office:value="0.0837071" calcext:value-type="float">
            <text:p>0.0837071</text:p>
          </table:table-cell>
          <table:table-cell office:value-type="float" office:value="0.088142" calcext:value-type="float">
            <text:p>0.088142</text:p>
          </table:table-cell>
          <table:table-cell office:value-type="float" office:value="0.0825272" calcext:value-type="float">
            <text:p>0.0825272</text:p>
          </table:table-cell>
          <table:table-cell office:value-type="float" office:value="0.0878167" calcext:value-type="float">
            <text:p>0.0878167</text:p>
          </table:table-cell>
          <table:table-cell office:value-type="float" office:value="0.0914106" calcext:value-type="float">
            <text:p>0.0914106</text:p>
          </table:table-cell>
          <table:table-cell office:value-type="float" office:value="0.0854131" calcext:value-type="float">
            <text:p>0.0854131</text:p>
          </table:table-cell>
          <table:table-cell office:value-type="float" office:value="0.0898698" calcext:value-type="float">
            <text:p>0.0898698</text:p>
          </table:table-cell>
          <table:table-cell office:value-type="float" office:value="0.0942169" calcext:value-type="float">
            <text:p>0.0942169</text:p>
          </table:table-cell>
          <table:table-cell office:value-type="float" office:value="0.0885388" calcext:value-type="float">
            <text:p>0.0885388</text:p>
          </table:table-cell>
          <table:table-cell office:value-type="float" office:value="0.094133" calcext:value-type="float">
            <text:p>0.094133</text:p>
          </table:table-cell>
          <table:table-cell office:value-type="float" office:value="0.0883813" calcext:value-type="float">
            <text:p>0.0883813</text:p>
          </table:table-cell>
          <table:table-cell office:value-type="float" office:value="0.0927828" calcext:value-type="float">
            <text:p>0.0927828</text:p>
          </table:table-cell>
          <table:table-cell office:value-type="float" office:value="0.107217" calcext:value-type="float">
            <text:p>0.107217</text:p>
          </table:table-cell>
          <table:table-cell office:value-type="float" office:value="0.0906882" calcext:value-type="float">
            <text:p>0.0906882</text:p>
          </table:table-cell>
          <table:table-cell office:value-type="float" office:value="0.0854236" calcext:value-type="float">
            <text:p>0.0854236</text:p>
          </table:table-cell>
          <table:table-cell office:value-type="float" office:value="0.0671851" calcext:value-type="float">
            <text:p>0.0671851</text:p>
          </table:table-cell>
          <table:table-cell office:value-type="float" office:value="0.061211" calcext:value-type="float">
            <text:p>0.061211</text:p>
          </table:table-cell>
          <table:table-cell office:value-type="float" office:value="0.0658116" calcext:value-type="float">
            <text:p>0.0658116</text:p>
          </table:table-cell>
          <table:table-cell office:value-type="float" office:value="0.059693" calcext:value-type="float">
            <text:p>0.059693</text:p>
          </table:table-cell>
          <table:table-cell office:value-type="float" office:value="0.0649679" calcext:value-type="float">
            <text:p>0.0649679</text:p>
          </table:table-cell>
          <table:table-cell office:value-type="float" office:value="0.0695918" calcext:value-type="float">
            <text:p>0.0695918</text:p>
          </table:table-cell>
        </table:table-row>
        <table:table-row table:style-name="ro1">
          <table:table-cell office:value-type="float" office:value="0.049742" calcext:value-type="float">
            <text:p>0.049742</text:p>
          </table:table-cell>
          <table:table-cell office:value-type="float" office:value="0.0541139" calcext:value-type="float">
            <text:p>0.0541139</text:p>
          </table:table-cell>
          <table:table-cell office:value-type="float" office:value="0.0584068" calcext:value-type="float">
            <text:p>0.0584068</text:p>
          </table:table-cell>
          <table:table-cell office:value-type="float" office:value="0.0636997" calcext:value-type="float">
            <text:p>0.0636997</text:p>
          </table:table-cell>
          <table:table-cell office:value-type="float" office:value="0.0574777" calcext:value-type="float">
            <text:p>0.0574777</text:p>
          </table:table-cell>
          <table:table-cell office:value-type="float" office:value="0.0622618" calcext:value-type="float">
            <text:p>0.0622618</text:p>
          </table:table-cell>
          <table:table-cell office:value-type="float" office:value="0.0668539" calcext:value-type="float">
            <text:p>0.0668539</text:p>
          </table:table-cell>
          <table:table-cell office:value-type="float" office:value="0.0713562" calcext:value-type="float">
            <text:p>0.0713562</text:p>
          </table:table-cell>
          <table:table-cell office:value-type="float" office:value="0.0755389" calcext:value-type="float">
            <text:p>0.0755389</text:p>
          </table:table-cell>
          <table:table-cell office:value-type="float" office:value="0.0700123" calcext:value-type="float">
            <text:p>0.0700123</text:p>
          </table:table-cell>
          <table:table-cell office:value-type="float" office:value="0.0849071" calcext:value-type="float">
            <text:p>0.0849071</text:p>
          </table:table-cell>
          <table:table-cell office:value-type="float" office:value="0.0900595" calcext:value-type="float">
            <text:p>0.0900595</text:p>
          </table:table-cell>
          <table:table-cell office:value-type="float" office:value="0.0844302" calcext:value-type="float">
            <text:p>0.0844302</text:p>
          </table:table-cell>
          <table:table-cell office:value-type="float" office:value="0.066507" calcext:value-type="float">
            <text:p>0.066507</text:p>
          </table:table-cell>
          <table:table-cell office:value-type="float" office:value="0.0706097" calcext:value-type="float">
            <text:p>0.0706097</text:p>
          </table:table-cell>
          <table:table-cell office:value-type="float" office:value="0.0655152" calcext:value-type="float">
            <text:p>0.0655152</text:p>
          </table:table-cell>
          <table:table-cell office:value-type="float" office:value="0.0699458" calcext:value-type="float">
            <text:p>0.0699458</text:p>
          </table:table-cell>
          <table:table-cell office:value-type="float" office:value="0.0647835" calcext:value-type="float">
            <text:p>0.0647835</text:p>
          </table:table-cell>
          <table:table-cell office:value-type="float" office:value="0.068873" calcext:value-type="float">
            <text:p>0.068873</text:p>
          </table:table-cell>
          <table:table-cell office:value-type="float" office:value="0.0736163" calcext:value-type="float">
            <text:p>0.0736163</text:p>
          </table:table-cell>
          <table:table-cell office:value-type="float" office:value="0.0679634" calcext:value-type="float">
            <text:p>0.0679634</text:p>
          </table:table-cell>
          <table:table-cell office:value-type="float" office:value="0.0721554" calcext:value-type="float">
            <text:p>0.0721554</text:p>
          </table:table-cell>
          <table:table-cell office:value-type="float" office:value="0.0769853" calcext:value-type="float">
            <text:p>0.0769853</text:p>
          </table:table-cell>
          <table:table-cell office:value-type="float" office:value="0.0601233" calcext:value-type="float">
            <text:p>0.0601233</text:p>
          </table:table-cell>
          <table:table-cell office:value-type="float" office:value="0.0419592" calcext:value-type="float">
            <text:p>0.0419592</text:p>
          </table:table-cell>
        </table:table-row>
        <table:table-row table:style-name="ro1">
          <table:table-cell office:value-type="float" office:value="0.0467358" calcext:value-type="float">
            <text:p>0.0467358</text:p>
          </table:table-cell>
          <table:table-cell office:value-type="float" office:value="0.0603813" calcext:value-type="float">
            <text:p>0.0603813</text:p>
          </table:table-cell>
          <table:table-cell office:value-type="float" office:value="0.064996" calcext:value-type="float">
            <text:p>0.064996</text:p>
          </table:table-cell>
          <table:table-cell office:value-type="float" office:value="0.0700757" calcext:value-type="float">
            <text:p>0.0700757</text:p>
          </table:table-cell>
          <table:table-cell office:value-type="float" office:value="0.0644506" calcext:value-type="float">
            <text:p>0.0644506</text:p>
          </table:table-cell>
          <table:table-cell office:value-type="float" office:value="0.0659284" calcext:value-type="float">
            <text:p>0.0659284</text:p>
          </table:table-cell>
          <table:table-cell office:value-type="float" office:value="0.0739781" calcext:value-type="float">
            <text:p>0.0739781</text:p>
          </table:table-cell>
          <table:table-cell office:value-type="float" office:value="0.0685352" calcext:value-type="float">
            <text:p>0.0685352</text:p>
          </table:table-cell>
          <table:table-cell office:value-type="float" office:value="0.0727669" calcext:value-type="float">
            <text:p>0.0727669</text:p>
          </table:table-cell>
          <table:table-cell office:value-type="float" office:value="0.0773098" calcext:value-type="float">
            <text:p>0.0773098</text:p>
          </table:table-cell>
          <table:table-cell office:value-type="float" office:value="0.0715486" calcext:value-type="float">
            <text:p>0.0715486</text:p>
          </table:table-cell>
          <table:table-cell office:value-type="float" office:value="0.0762105" calcext:value-type="float">
            <text:p>0.0762105</text:p>
          </table:table-cell>
          <table:table-cell office:value-type="float" office:value="0.0805986" calcext:value-type="float">
            <text:p>0.0805986</text:p>
          </table:table-cell>
          <table:table-cell office:value-type="float" office:value="0.0747625" calcext:value-type="float">
            <text:p>0.0747625</text:p>
          </table:table-cell>
          <table:table-cell office:value-type="float" office:value="0.079775" calcext:value-type="float">
            <text:p>0.079775</text:p>
          </table:table-cell>
          <table:table-cell office:value-type="float" office:value="0.0840344" calcext:value-type="float">
            <text:p>0.0840344</text:p>
          </table:table-cell>
          <table:table-cell office:value-type="float" office:value="0.0782564" calcext:value-type="float">
            <text:p>0.0782564</text:p>
          </table:table-cell>
          <table:table-cell office:value-type="float" office:value="0.0832871" calcext:value-type="float">
            <text:p>0.0832871</text:p>
          </table:table-cell>
          <table:table-cell office:value-type="float" office:value="0.0872545" calcext:value-type="float">
            <text:p>0.0872545</text:p>
          </table:table-cell>
          <table:table-cell office:value-type="float" office:value="0.0816416" calcext:value-type="float">
            <text:p>0.0816416</text:p>
          </table:table-cell>
          <table:table-cell office:value-type="float" office:value="0.0965457" calcext:value-type="float">
            <text:p>0.0965457</text:p>
          </table:table-cell>
          <table:table-cell office:value-type="float" office:value="0.100396" calcext:value-type="float">
            <text:p>0.100396</text:p>
          </table:table-cell>
          <table:table-cell office:value-type="float" office:value="0.0948392" calcext:value-type="float">
            <text:p>0.0948392</text:p>
          </table:table-cell>
          <table:table-cell office:value-type="float" office:value="0.0994364" calcext:value-type="float">
            <text:p>0.0994364</text:p>
          </table:table-cell>
          <table:table-cell office:value-type="float" office:value="0.0500456" calcext:value-type="float">
            <text:p>0.05004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25%-Quartil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75%-Quartil</text:p>
          </table:table-cell>
          <table:table-cell office:value-type="string" calcext:value-type="string">
            <text:p>&gt;100ms</text:p>
          </table:table-cell>
          <table:table-cell table:number-columns-repeated="17"/>
        </table:table-row>
        <table:table-row table:style-name="ro1">
          <table:table-cell table:formula="of:=MIN([.A1:.Y40])" office:value-type="float" office:value="0.0328579" calcext:value-type="float">
            <text:p>0.0328579</text:p>
          </table:table-cell>
          <table:table-cell table:formula="of:=AVERAGE([.A1:.Y40])" office:value-type="float" office:value="0.0842772789" calcext:value-type="float">
            <text:p>0.0842772789</text:p>
          </table:table-cell>
          <table:table-cell table:formula="of:=MAX([.A1:.Y40])" office:value-type="float" office:value="0.858458" calcext:value-type="float">
            <text:p>0.858458</text:p>
          </table:table-cell>
          <table:table-cell table:formula="of:=MEDIAN([.A1:.Y40])" office:value-type="float" office:value="0.07440925" calcext:value-type="float">
            <text:p>0.07440925</text:p>
          </table:table-cell>
          <table:table-cell table:formula="of:=QUARTILE([.$A$1:.$Y$40];1)" office:value-type="float" office:value="0.06581075" calcext:value-type="float">
            <text:p>0.06581075</text:p>
          </table:table-cell>
          <table:table-cell table:formula="of:=QUARTILE([.$A$1:.$Y$40];2)" office:value-type="float" office:value="0.07440925" calcext:value-type="float">
            <text:p>0.07440925</text:p>
          </table:table-cell>
          <table:table-cell table:formula="of:=QUARTILE([.$A$1:.$Y$40];3)" office:value-type="float" office:value="0.085328075" calcext:value-type="float">
            <text:p>0.085328075</text:p>
          </table:table-cell>
          <table:table-cell table:formula="of:=COUNTIF([.A1:.Y40];&quot;&gt;0.1&quot;)" office:value-type="float" office:value="90" calcext:value-type="float">
            <text:p>90</text:p>
          </table:table-cell>
          <table:table-cell table:number-columns-repeated="17"/>
        </table:table-row>
      </table:table>
      <table:table table:name="Sheet6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ate [Hz]</text:p>
          </table:table-cell>
          <table:table-cell table:formula="of:=['30'.A41]" office:value-type="string" office:string-value="Min" calcext:value-type="string">
            <text:p>Min</text:p>
          </table:table-cell>
          <table:table-cell table:formula="of:=['30'.B41]" office:value-type="string" office:string-value="Avg" calcext:value-type="string">
            <text:p>Avg</text:p>
          </table:table-cell>
          <table:table-cell table:formula="of:=['30'.C41]" office:value-type="string" office:string-value="Max" calcext:value-type="string">
            <text:p>Max</text:p>
          </table:table-cell>
          <table:table-cell table:formula="of:=['30'.E41]" office:value-type="string" office:string-value="25%-Quartil" calcext:value-type="string">
            <text:p>25%-Quartil</text:p>
          </table:table-cell>
          <table:table-cell table:formula="of:=['30'.F41]" office:value-type="string" office:string-value="Median" calcext:value-type="string">
            <text:p>Median</text:p>
          </table:table-cell>
          <table:table-cell table:formula="of:=['30'.G41]" office:value-type="string" office:string-value="75%-Quartil" calcext:value-type="string">
            <text:p>75%-Quartil</text:p>
          </table:table-cell>
          <table:table-cell table:formula="of:=['30'.H41]" office:value-type="string" office:string-value="&gt;100ms" calcext:value-type="string">
            <text:p>&gt;100m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30'.A42]" office:value-type="float" office:value="0.0285354" calcext:value-type="float">
            <text:p>0.0285354</text:p>
          </table:table-cell>
          <table:table-cell table:formula="of:=['30'.B42]" office:value-type="float" office:value="0.0490137709" calcext:value-type="float">
            <text:p>0.0490137709</text:p>
          </table:table-cell>
          <table:table-cell table:formula="of:=['30'.C42]" office:value-type="float" office:value="0.552569" calcext:value-type="float">
            <text:p>0.552569</text:p>
          </table:table-cell>
          <table:table-cell table:formula="of:=['30'.E42]" office:value-type="float" office:value="0.036637025" calcext:value-type="float">
            <text:p>0.036637025</text:p>
          </table:table-cell>
          <table:table-cell table:formula="of:=['30'.F42]" office:value-type="float" office:value="0.04009115" calcext:value-type="float">
            <text:p>0.04009115</text:p>
          </table:table-cell>
          <table:table-cell table:formula="of:=['30'.G42]" office:value-type="float" office:value="0.044196625" calcext:value-type="float">
            <text:p>0.044196625</text:p>
          </table:table-cell>
          <table:table-cell table:formula="of:=['30'.H4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'40'.A42]" office:value-type="float" office:value="0.0280734" calcext:value-type="float">
            <text:p>0.0280734</text:p>
          </table:table-cell>
          <table:table-cell table:formula="of:=['40'.B42]" office:value-type="float" office:value="0.0472058493" calcext:value-type="float">
            <text:p>0.0472058493</text:p>
          </table:table-cell>
          <table:table-cell table:formula="of:=['40'.C42]" office:value-type="float" office:value="0.78657" calcext:value-type="float">
            <text:p>0.78657</text:p>
          </table:table-cell>
          <table:table-cell table:formula="of:=['40'.E42]" office:value-type="float" office:value="0.037115925" calcext:value-type="float">
            <text:p>0.037115925</text:p>
          </table:table-cell>
          <table:table-cell table:formula="of:=['40'.F42]" office:value-type="float" office:value="0.04104275" calcext:value-type="float">
            <text:p>0.04104275</text:p>
          </table:table-cell>
          <table:table-cell table:formula="of:=['40'.G42]" office:value-type="float" office:value="0.0461993" calcext:value-type="float">
            <text:p>0.0461993</text:p>
          </table:table-cell>
          <table:table-cell table:formula="of:=['40'.H4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'50'.A42]" office:value-type="float" office:value="0.0278764" calcext:value-type="float">
            <text:p>0.0278764</text:p>
          </table:table-cell>
          <table:table-cell table:formula="of:=['50'.B42]" office:value-type="float" office:value="0.0513531294" calcext:value-type="float">
            <text:p>0.0513531294</text:p>
          </table:table-cell>
          <table:table-cell table:formula="of:=['50'.C42]" office:value-type="float" office:value="0.186548" calcext:value-type="float">
            <text:p>0.186548</text:p>
          </table:table-cell>
          <table:table-cell table:formula="of:=['50'.E42]" office:value-type="float" office:value="0.043158475" calcext:value-type="float">
            <text:p>0.043158475</text:p>
          </table:table-cell>
          <table:table-cell table:formula="of:=['50'.F42]" office:value-type="float" office:value="0.0474027" calcext:value-type="float">
            <text:p>0.0474027</text:p>
          </table:table-cell>
          <table:table-cell table:formula="of:=['50'.G42]" office:value-type="float" office:value="0.05170085" calcext:value-type="float">
            <text:p>0.05170085</text:p>
          </table:table-cell>
          <table:table-cell table:formula="of:=['50'.H4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'60'.A42]" office:value-type="float" office:value="0.0296208" calcext:value-type="float">
            <text:p>0.0296208</text:p>
          </table:table-cell>
          <table:table-cell table:formula="of:=['60'.B42]" office:value-type="float" office:value="0.0631590509" calcext:value-type="float">
            <text:p>0.0631590509</text:p>
          </table:table-cell>
          <table:table-cell table:formula="of:=['60'.C42]" office:value-type="float" office:value="0.569672" calcext:value-type="float">
            <text:p>0.569672</text:p>
          </table:table-cell>
          <table:table-cell table:formula="of:=['60'.E42]" office:value-type="float" office:value="0.050951825" calcext:value-type="float">
            <text:p>0.050951825</text:p>
          </table:table-cell>
          <table:table-cell table:formula="of:=['60'.F42]" office:value-type="float" office:value="0.05717285" calcext:value-type="float">
            <text:p>0.05717285</text:p>
          </table:table-cell>
          <table:table-cell table:formula="of:=['60'.G42]" office:value-type="float" office:value="0.06350145" calcext:value-type="float">
            <text:p>0.06350145</text:p>
          </table:table-cell>
          <table:table-cell table:formula="of:=['60'.H4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'70'.A42]" office:value-type="float" office:value="0.0328579" calcext:value-type="float">
            <text:p>0.0328579</text:p>
          </table:table-cell>
          <table:table-cell table:formula="of:=['70'.B42]" office:value-type="float" office:value="0.0842772789" calcext:value-type="float">
            <text:p>0.0842772789</text:p>
          </table:table-cell>
          <table:table-cell table:formula="of:=['70'.C42]" office:value-type="float" office:value="0.858458" calcext:value-type="float">
            <text:p>0.858458</text:p>
          </table:table-cell>
          <table:table-cell table:formula="of:=['70'.E42]" office:value-type="float" office:value="0.06581075" calcext:value-type="float">
            <text:p>0.06581075</text:p>
          </table:table-cell>
          <table:table-cell table:formula="of:=['70'.F42]" office:value-type="float" office:value="0.07440925" calcext:value-type="float">
            <text:p>0.07440925</text:p>
          </table:table-cell>
          <table:table-cell table:formula="of:=['70'.G42]" office:value-type="float" office:value="0.085328075" calcext:value-type="float">
            <text:p>0.085328075</text:p>
          </table:table-cell>
          <table:table-cell table:formula="of:=['70'.H42]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1]" office:value-type="string" office:string-value="Rate [Hz]" calcext:value-type="string">
            <text:p>Rate [Hz]</text:p>
          </table:table-cell>
          <table:table-cell table:formula="of:=[.B1]" office:value-type="string" office:string-value="Min" calcext:value-type="string">
            <text:p>Min</text:p>
          </table:table-cell>
          <table:table-cell table:formula="of:=[.C1]" office:value-type="string" office:string-value="Avg" calcext:value-type="string">
            <text:p>Avg</text:p>
          </table:table-cell>
          <table:table-cell table:formula="of:=[.D1]" office:value-type="string" office:string-value="Max" calcext:value-type="string">
            <text:p>Max</text:p>
          </table:table-cell>
          <table:table-cell table:formula="of:=[.E1]" office:value-type="string" office:string-value="25%-Quartil" calcext:value-type="string">
            <text:p>25%-Quartil</text:p>
          </table:table-cell>
          <table:table-cell table:formula="of:=[.F1]" office:value-type="string" office:string-value="Median" calcext:value-type="string">
            <text:p>Median</text:p>
          </table:table-cell>
          <table:table-cell table:formula="of:=[.G1]" office:value-type="string" office:string-value="75%-Quartil" calcext:value-type="string">
            <text:p>75%-Quartil</text:p>
          </table:table-cell>
          <table:table-cell table:formula="of:=[.H1]" office:value-type="string" office:string-value="&gt;100ms" calcext:value-type="string">
            <text:p>&gt;100ms</text:p>
          </table:table-cell>
        </table:table-row>
        <table:table-row table:style-name="ro1">
          <table:table-cell table:formula="of:=[.A2]" office:value-type="float" office:value="30" calcext:value-type="float">
            <text:p>30</text:p>
          </table:table-cell>
          <table:table-cell table:style-name="ce1" table:formula="of:=[.B2]*1000" office:value-type="float" office:value="28.5354" calcext:value-type="float">
            <text:p>28.5</text:p>
          </table:table-cell>
          <table:table-cell table:style-name="ce1" table:formula="of:=[.C2]*1000" office:value-type="float" office:value="49.0137709" calcext:value-type="float">
            <text:p>49.0</text:p>
          </table:table-cell>
          <table:table-cell table:style-name="ce1" table:formula="of:=[.D2]*1000" office:value-type="float" office:value="552.569" calcext:value-type="float">
            <text:p>552.6</text:p>
          </table:table-cell>
          <table:table-cell table:style-name="ce1" table:formula="of:=[.E2]*1000" office:value-type="float" office:value="36.637025" calcext:value-type="float">
            <text:p>36.6</text:p>
          </table:table-cell>
          <table:table-cell table:style-name="ce1" table:formula="of:=[.F2]*1000" office:value-type="float" office:value="40.09115" calcext:value-type="float">
            <text:p>40.1</text:p>
          </table:table-cell>
          <table:table-cell table:style-name="ce1" table:formula="of:=[.G2]*1000" office:value-type="float" office:value="44.196625" calcext:value-type="float">
            <text:p>44.2</text:p>
          </table:table-cell>
          <table:table-cell table:style-name="ce2" table:formula="of:=[.H2]/1000" office:value-type="percentage" office:value="0.061" calcext:value-type="percentage">
            <text:p>6.10%</text:p>
          </table:table-cell>
        </table:table-row>
        <table:table-row table:style-name="ro1">
          <table:table-cell table:formula="of:=[.A3]" office:value-type="float" office:value="40" calcext:value-type="float">
            <text:p>40</text:p>
          </table:table-cell>
          <table:table-cell table:style-name="ce1" table:formula="of:=[.B3]*1000" office:value-type="float" office:value="28.0734" calcext:value-type="float">
            <text:p>28.1</text:p>
          </table:table-cell>
          <table:table-cell table:style-name="ce1" table:formula="of:=[.C3]*1000" office:value-type="float" office:value="47.2058493" calcext:value-type="float">
            <text:p>47.2</text:p>
          </table:table-cell>
          <table:table-cell table:style-name="ce1" table:formula="of:=[.D3]*1000" office:value-type="float" office:value="786.57" calcext:value-type="float">
            <text:p>786.6</text:p>
          </table:table-cell>
          <table:table-cell table:style-name="ce1" table:formula="of:=[.E3]*1000" office:value-type="float" office:value="37.115925" calcext:value-type="float">
            <text:p>37.1</text:p>
          </table:table-cell>
          <table:table-cell table:style-name="ce1" table:formula="of:=[.F3]*1000" office:value-type="float" office:value="41.04275" calcext:value-type="float">
            <text:p>41.0</text:p>
          </table:table-cell>
          <table:table-cell table:style-name="ce1" table:formula="of:=[.G3]*1000" office:value-type="float" office:value="46.1993" calcext:value-type="float">
            <text:p>46.2</text:p>
          </table:table-cell>
          <table:table-cell table:style-name="ce2" table:formula="of:=[.H3]/1000" office:value-type="percentage" office:value="0.039" calcext:value-type="percentage">
            <text:p>3.90%</text:p>
          </table:table-cell>
        </table:table-row>
        <table:table-row table:style-name="ro1">
          <table:table-cell table:formula="of:=[.A4]" office:value-type="float" office:value="50" calcext:value-type="float">
            <text:p>50</text:p>
          </table:table-cell>
          <table:table-cell table:style-name="ce1" table:formula="of:=[.B4]*1000" office:value-type="float" office:value="27.8764" calcext:value-type="float">
            <text:p>27.9</text:p>
          </table:table-cell>
          <table:table-cell table:style-name="ce1" table:formula="of:=[.C4]*1000" office:value-type="float" office:value="51.3531294" calcext:value-type="float">
            <text:p>51.4</text:p>
          </table:table-cell>
          <table:table-cell table:style-name="ce1" table:formula="of:=[.D4]*1000" office:value-type="float" office:value="186.548" calcext:value-type="float">
            <text:p>186.5</text:p>
          </table:table-cell>
          <table:table-cell table:style-name="ce1" table:formula="of:=[.E4]*1000" office:value-type="float" office:value="43.158475" calcext:value-type="float">
            <text:p>43.2</text:p>
          </table:table-cell>
          <table:table-cell table:style-name="ce1" table:formula="of:=[.F4]*1000" office:value-type="float" office:value="47.4027" calcext:value-type="float">
            <text:p>47.4</text:p>
          </table:table-cell>
          <table:table-cell table:style-name="ce1" table:formula="of:=[.G4]*1000" office:value-type="float" office:value="51.70085" calcext:value-type="float">
            <text:p>51.7</text:p>
          </table:table-cell>
          <table:table-cell table:style-name="ce2" table:formula="of:=[.H4]/1000" office:value-type="percentage" office:value="0.038" calcext:value-type="percentage">
            <text:p>3.80%</text:p>
          </table:table-cell>
        </table:table-row>
        <table:table-row table:style-name="ro1">
          <table:table-cell table:formula="of:=[.A5]" office:value-type="float" office:value="60" calcext:value-type="float">
            <text:p>60</text:p>
          </table:table-cell>
          <table:table-cell table:style-name="ce1" table:formula="of:=[.B5]*1000" office:value-type="float" office:value="29.6208" calcext:value-type="float">
            <text:p>29.6</text:p>
          </table:table-cell>
          <table:table-cell table:style-name="ce1" table:formula="of:=[.C5]*1000" office:value-type="float" office:value="63.1590509" calcext:value-type="float">
            <text:p>63.2</text:p>
          </table:table-cell>
          <table:table-cell table:style-name="ce1" table:formula="of:=[.D5]*1000" office:value-type="float" office:value="569.672" calcext:value-type="float">
            <text:p>569.7</text:p>
          </table:table-cell>
          <table:table-cell table:style-name="ce1" table:formula="of:=[.E5]*1000" office:value-type="float" office:value="50.951825" calcext:value-type="float">
            <text:p>51.0</text:p>
          </table:table-cell>
          <table:table-cell table:style-name="ce1" table:formula="of:=[.F5]*1000" office:value-type="float" office:value="57.17285" calcext:value-type="float">
            <text:p>57.2</text:p>
          </table:table-cell>
          <table:table-cell table:style-name="ce1" table:formula="of:=[.G5]*1000" office:value-type="float" office:value="63.50145" calcext:value-type="float">
            <text:p>63.5</text:p>
          </table:table-cell>
          <table:table-cell table:style-name="ce2" table:formula="of:=[.H5]/1000" office:value-type="percentage" office:value="0.049" calcext:value-type="percentage">
            <text:p>4.90%</text:p>
          </table:table-cell>
        </table:table-row>
        <table:table-row table:style-name="ro1">
          <table:table-cell table:formula="of:=[.A6]" office:value-type="float" office:value="70" calcext:value-type="float">
            <text:p>70</text:p>
          </table:table-cell>
          <table:table-cell table:style-name="ce1" table:formula="of:=[.B6]*1000" office:value-type="float" office:value="32.8579" calcext:value-type="float">
            <text:p>32.9</text:p>
          </table:table-cell>
          <table:table-cell table:style-name="ce1" table:formula="of:=[.C6]*1000" office:value-type="float" office:value="84.2772789" calcext:value-type="float">
            <text:p>84.3</text:p>
          </table:table-cell>
          <table:table-cell table:style-name="ce1" table:formula="of:=[.D6]*1000" office:value-type="float" office:value="858.458" calcext:value-type="float">
            <text:p>858.5</text:p>
          </table:table-cell>
          <table:table-cell table:style-name="ce1" table:formula="of:=[.E6]*1000" office:value-type="float" office:value="65.81075" calcext:value-type="float">
            <text:p>65.8</text:p>
          </table:table-cell>
          <table:table-cell table:style-name="ce1" table:formula="of:=[.F6]*1000" office:value-type="float" office:value="74.40925" calcext:value-type="float">
            <text:p>74.4</text:p>
          </table:table-cell>
          <table:table-cell table:style-name="ce1" table:formula="of:=[.G6]*1000" office:value-type="float" office:value="85.328075" calcext:value-type="float">
            <text:p>85.3</text:p>
          </table:table-cell>
          <table:table-cell table:style-name="ce2" table:formula="of:=[.H6]/1000" office:value-type="percentage" office:value="0.09" calcext:value-type="percentage">
            <text:p>9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18:06:40.114750966</dc:date>
    <meta:generator>LibreOffice/4.2.8.2$Linux_X86_64 LibreOffice_project/420m0$Build-2</meta:generator>
    <meta:editing-duration>P0D</meta:editing-duration>
    <meta:editing-cycles>1</meta:editing-cycles>
    <meta:document-statistic meta:table-count="6" meta:cell-count="5176" meta:object-count="0"/>
  </office:meta>
</office:document-meta>
</file>